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1.046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59.545cm"/>
    </style:style>
    <style:style style:name="co6" style:family="table-column">
      <style:table-column-properties fo:break-before="auto" style:column-width="0.908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52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parent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table:style-name="Default" office:value-type="string">
            <text:p>part</text:p>
          </table:table-cell>
          <table:table-cell office:value-type="string">
            <text:p>v_total</text:p>
          </table:table-cell>
          <table:table-cell office:value-type="string">
            <text:p>v_eu</text:p>
          </table:table-cell>
          <table:table-cell office:value-type="string">
            <text:p>v_nation</text:p>
          </table:table-cell>
          <table:table-cell office:value-type="string">
            <text:p>v_proc_eu</text:p>
          </table:table-cell>
          <table:table-cell office:value-type="string">
            <text:p>v_proc_nation</text:p>
          </table:table-cell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office:value-type="string">
            <text:p>a</text:p>
          </table:table-cell>
          <table:table-cell office:value-type="string">
            <text:p>SUMA</text:p>
          </table:table-cell>
          <table:table-cell office:value-type="string">
            <text:p>Ogółem</text:p>
          </table:table-cell>
          <table:table-cell table:style-name="Default"/>
          <table:table-cell office:value-type="float" office:value="397504708">
            <text:p>397504708</text:p>
          </table:table-cell>
          <table:table-cell office:value-type="float" office:value="84004046">
            <text:p>84004046</text:p>
          </table:table-cell>
          <table:table-cell office:value-type="float" office:value="313500662">
            <text:p>313500662</text:p>
          </table:table-cell>
          <table:table-cell office:value-type="string">
            <text:p>21.13</text:p>
          </table:table-cell>
          <table:table-cell office:value-type="string">
            <text:p>78.87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</text:p>
          </table:table-cell>
          <table:table-cell office:value-type="string">
            <text:p>ZARZĄDZANIE PAŃSTWEM</text:p>
          </table:table-cell>
          <table:table-cell table:style-name="Default"/>
          <table:table-cell office:value-type="float" office:value="1561521">
            <text:p>1561521</text:p>
          </table:table-cell>
          <table:table-cell office:value-type="float" office:value="25140">
            <text:p>25140</text:p>
          </table:table-cell>
          <table:table-cell office:value-type="float" office:value="1536381">
            <text:p>1536381</text:p>
          </table:table-cell>
          <table:table-cell table:style-name="ce1" office:value-type="string">
            <text:p>1.61</text:p>
          </table:table-cell>
          <table:table-cell office:value-type="string">
            <text:p>98.39</text:p>
          </table:table-cell>
        </table:table-row>
        <table:table-row table:style-name="ro1">
          <table:table-cell table:style-name="ce1"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1</text:p>
          </table:table-cell>
          <table:table-cell office:value-type="string">
            <text:p>Obsługa merytoryczna i kancelaryjno-biurowa Prezydenta Rzeczypospolitej Polskiej</text:p>
          </table:table-cell>
          <table:table-cell table:style-name="Default"/>
          <table:table-cell office:value-type="float" office:value="151833">
            <text:p>151833</text:p>
          </table:table-cell>
          <table:table-cell office:value-type="float" office:value="0">
            <text:p>0</text:p>
          </table:table-cell>
          <table:table-cell office:value-type="float" office:value="151833">
            <text:p>1518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1-1</text:p>
          </table:table-cell>
          <table:table-cell office:value-type="string">
            <text:p>1-1</text:p>
          </table:table-cell>
          <table:table-cell office:value-type="string">
            <text:p>d</text:p>
          </table:table-cell>
          <table:table-cell office:value-type="string">
            <text:p>Podzadanie 1.1.1</text:p>
          </table:table-cell>
          <table:table-cell office:value-type="string">
            <text:p>Obsługa i koordynacja urzędu Prezydenta RP</text:p>
          </table:table-cell>
          <table:table-cell table:style-name="Default"/>
          <table:table-cell office:value-type="float" office:value="130148">
            <text:p>130148</text:p>
          </table:table-cell>
          <table:table-cell office:value-type="float" office:value="0">
            <text:p>0</text:p>
          </table:table-cell>
          <table:table-cell office:value-type="float" office:value="130148">
            <text:p>1301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1-1-1</text:p>
          </table:table-cell>
          <table:table-cell office:value-type="string">
            <text:p>1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ydenta RP</text:p>
          </table:table-cell>
          <table:table-cell office:value-type="string">
            <text:p>01</text:p>
          </table:table-cell>
          <table:table-cell office:value-type="float" office:value="130148">
            <text:p>130148</text:p>
          </table:table-cell>
          <table:table-cell office:value-type="float" office:value="0">
            <text:p>0</text:p>
          </table:table-cell>
          <table:table-cell office:value-type="float" office:value="130148">
            <text:p>1301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1-2</text:p>
          </table:table-cell>
          <table:table-cell office:value-type="string">
            <text:p>1-1</text:p>
          </table:table-cell>
          <table:table-cell office:value-type="string">
            <text:p>d</text:p>
          </table:table-cell>
          <table:table-cell office:value-type="string">
            <text:p>Podzadanie 1.1.2</text:p>
          </table:table-cell>
          <table:table-cell office:value-type="string">
            <text:p>Obsługa prawna urzędu Prezydenta RP</text:p>
          </table:table-cell>
          <table:table-cell table:style-name="Default"/>
          <table:table-cell office:value-type="float" office:value="4960">
            <text:p>4960</text:p>
          </table:table-cell>
          <table:table-cell office:value-type="float" office:value="0">
            <text:p>0</text:p>
          </table:table-cell>
          <table:table-cell office:value-type="float" office:value="4960">
            <text:p>49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1-2-1</text:p>
          </table:table-cell>
          <table:table-cell office:value-type="string">
            <text:p>1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ydenta RP</text:p>
          </table:table-cell>
          <table:table-cell office:value-type="string">
            <text:p>01</text:p>
          </table:table-cell>
          <table:table-cell office:value-type="float" office:value="4960">
            <text:p>4960</text:p>
          </table:table-cell>
          <table:table-cell office:value-type="float" office:value="0">
            <text:p>0</text:p>
          </table:table-cell>
          <table:table-cell office:value-type="float" office:value="4960">
            <text:p>49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1-3</text:p>
          </table:table-cell>
          <table:table-cell office:value-type="string">
            <text:p>1-1</text:p>
          </table:table-cell>
          <table:table-cell office:value-type="string">
            <text:p>d</text:p>
          </table:table-cell>
          <table:table-cell office:value-type="string">
            <text:p>Podzadanie 1.1.3</text:p>
          </table:table-cell>
          <table:table-cell office:value-type="string">
            <text:p>Obsługa merytoryczna Biura Bezpieczeństwa Narodowego</text:p>
          </table:table-cell>
          <table:table-cell table:style-name="Default"/>
          <table:table-cell office:value-type="float" office:value="16725">
            <text:p>16725</text:p>
          </table:table-cell>
          <table:table-cell office:value-type="float" office:value="0">
            <text:p>0</text:p>
          </table:table-cell>
          <table:table-cell office:value-type="float" office:value="16725">
            <text:p>167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1-3-1</text:p>
          </table:table-cell>
          <table:table-cell office:value-type="string">
            <text:p>1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ydenta RP</text:p>
          </table:table-cell>
          <table:table-cell office:value-type="string">
            <text:p>01</text:p>
          </table:table-cell>
          <table:table-cell office:value-type="float" office:value="16725">
            <text:p>16725</text:p>
          </table:table-cell>
          <table:table-cell office:value-type="float" office:value="0">
            <text:p>0</text:p>
          </table:table-cell>
          <table:table-cell office:value-type="float" office:value="16725">
            <text:p>167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2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2</text:p>
          </table:table-cell>
          <table:table-cell office:value-type="string">
            <text:p>Obsługa Parlamentu i jego organów w zakresie merytorycznym i organizacyjnym</text:p>
          </table:table-cell>
          <table:table-cell table:style-name="Default"/>
          <table:table-cell office:value-type="float" office:value="445085">
            <text:p>445085</text:p>
          </table:table-cell>
          <table:table-cell office:value-type="float" office:value="0">
            <text:p>0</text:p>
          </table:table-cell>
          <table:table-cell office:value-type="float" office:value="445085">
            <text:p>4450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2-1</text:p>
          </table:table-cell>
          <table:table-cell office:value-type="string">
            <text:p>1-2</text:p>
          </table:table-cell>
          <table:table-cell office:value-type="string">
            <text:p>d</text:p>
          </table:table-cell>
          <table:table-cell office:value-type="string">
            <text:p>Podzadanie 1.2.1</text:p>
          </table:table-cell>
          <table:table-cell office:value-type="string">
            <text:p>Wsparcie merytoryczne parlamentarzystów</text:p>
          </table:table-cell>
          <table:table-cell table:style-name="Default"/>
          <table:table-cell office:value-type="float" office:value="62815">
            <text:p>62815</text:p>
          </table:table-cell>
          <table:table-cell office:value-type="float" office:value="0">
            <text:p>0</text:p>
          </table:table-cell>
          <table:table-cell office:value-type="float" office:value="62815">
            <text:p>628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2-1-1</text:p>
          </table:table-cell>
          <table:table-cell office:value-type="string">
            <text:p>1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jmu</text:p>
          </table:table-cell>
          <table:table-cell office:value-type="string">
            <text:p>02</text:p>
          </table:table-cell>
          <table:table-cell office:value-type="float" office:value="50426">
            <text:p>50426</text:p>
          </table:table-cell>
          <table:table-cell office:value-type="float" office:value="0">
            <text:p>0</text:p>
          </table:table-cell>
          <table:table-cell office:value-type="float" office:value="50426">
            <text:p>504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2-1-2</text:p>
          </table:table-cell>
          <table:table-cell office:value-type="string">
            <text:p>1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12389">
            <text:p>12389</text:p>
          </table:table-cell>
          <table:table-cell office:value-type="float" office:value="0">
            <text:p>0</text:p>
          </table:table-cell>
          <table:table-cell office:value-type="float" office:value="12389">
            <text:p>123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2-2</text:p>
          </table:table-cell>
          <table:table-cell office:value-type="string">
            <text:p>1-2</text:p>
          </table:table-cell>
          <table:table-cell office:value-type="string">
            <text:p>d</text:p>
          </table:table-cell>
          <table:table-cell office:value-type="string">
            <text:p>Podzadanie 1.2.2</text:p>
          </table:table-cell>
          <table:table-cell office:value-type="string">
            <text:p>Zapewnianie warunków wykonywania mandatu posła i senatora</text:p>
          </table:table-cell>
          <table:table-cell table:style-name="Default"/>
          <table:table-cell office:value-type="float" office:value="382270">
            <text:p>382270</text:p>
          </table:table-cell>
          <table:table-cell office:value-type="float" office:value="0">
            <text:p>0</text:p>
          </table:table-cell>
          <table:table-cell office:value-type="float" office:value="382270">
            <text:p>3822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2-2-1</text:p>
          </table:table-cell>
          <table:table-cell office:value-type="string">
            <text:p>1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jmu</text:p>
          </table:table-cell>
          <table:table-cell office:value-type="string">
            <text:p>02</text:p>
          </table:table-cell>
          <table:table-cell office:value-type="float" office:value="329750">
            <text:p>329750</text:p>
          </table:table-cell>
          <table:table-cell office:value-type="float" office:value="0">
            <text:p>0</text:p>
          </table:table-cell>
          <table:table-cell office:value-type="float" office:value="329750">
            <text:p>3297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2-2-2</text:p>
          </table:table-cell>
          <table:table-cell office:value-type="string">
            <text:p>1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52520">
            <text:p>52520</text:p>
          </table:table-cell>
          <table:table-cell office:value-type="float" office:value="0">
            <text:p>0</text:p>
          </table:table-cell>
          <table:table-cell office:value-type="float" office:value="52520">
            <text:p>525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3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3</text:p>
          </table:table-cell>
          <table:table-cell office:value-type="string">
            <text:p>Obsługa merytoryczna i kancelaryjno-biurowa Prezesa Rady Ministrów i Rady Ministrów</text:p>
          </table:table-cell>
          <table:table-cell table:style-name="Default"/>
          <table:table-cell office:value-type="float" office:value="128922">
            <text:p>128922</text:p>
          </table:table-cell>
          <table:table-cell office:value-type="float" office:value="24186">
            <text:p>24186</text:p>
          </table:table-cell>
          <table:table-cell office:value-type="float" office:value="104736">
            <text:p>104736</text:p>
          </table:table-cell>
          <table:table-cell office:value-type="string">
            <text:p>18.76</text:p>
          </table:table-cell>
          <table:table-cell office:value-type="string">
            <text:p>81.24</text:p>
          </table:table-cell>
        </table:table-row>
        <table:table-row table:style-name="ro1">
          <table:table-cell table:style-name="ce1" office:value-type="string">
            <text:p>1-3-1</text:p>
          </table:table-cell>
          <table:table-cell office:value-type="string">
            <text:p>1-3</text:p>
          </table:table-cell>
          <table:table-cell office:value-type="string">
            <text:p>d</text:p>
          </table:table-cell>
          <table:table-cell office:value-type="string">
            <text:p>Podzadanie 1.3.1</text:p>
          </table:table-cell>
          <table:table-cell office:value-type="string">
            <text:p>Obsługa i koordynacja prac rządu</text:p>
          </table:table-cell>
          <table:table-cell table:style-name="Default"/>
          <table:table-cell office:value-type="float" office:value="63232">
            <text:p>63232</text:p>
          </table:table-cell>
          <table:table-cell office:value-type="float" office:value="0">
            <text:p>0</text:p>
          </table:table-cell>
          <table:table-cell office:value-type="float" office:value="63232">
            <text:p>632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3-1-1</text:p>
          </table:table-cell>
          <table:table-cell office:value-type="string">
            <text:p>1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63232">
            <text:p>63232</text:p>
          </table:table-cell>
          <table:table-cell office:value-type="float" office:value="0">
            <text:p>0</text:p>
          </table:table-cell>
          <table:table-cell office:value-type="float" office:value="63232">
            <text:p>632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3-2</text:p>
          </table:table-cell>
          <table:table-cell office:value-type="string">
            <text:p>1-3</text:p>
          </table:table-cell>
          <table:table-cell office:value-type="string">
            <text:p>d</text:p>
          </table:table-cell>
          <table:table-cell office:value-type="string">
            <text:p>Podzadanie 1.3.2</text:p>
          </table:table-cell>
          <table:table-cell office:value-type="string">
            <text:p>Obsługa prawna Rady Ministrów</text:p>
          </table:table-cell>
          <table:table-cell table:style-name="Default"/>
          <table:table-cell office:value-type="float" office:value="20108">
            <text:p>20108</text:p>
          </table:table-cell>
          <table:table-cell office:value-type="float" office:value="296">
            <text:p>296</text:p>
          </table:table-cell>
          <table:table-cell office:value-type="float" office:value="19812">
            <text:p>19812</text:p>
          </table:table-cell>
          <table:table-cell table:style-name="ce1" office:value-type="string">
            <text:p>1.47</text:p>
          </table:table-cell>
          <table:table-cell office:value-type="string">
            <text:p>98.53</text:p>
          </table:table-cell>
        </table:table-row>
        <table:table-row table:style-name="ro1">
          <table:table-cell office:value-type="string">
            <text:p>1-3-2-1</text:p>
          </table:table-cell>
          <table:table-cell office:value-type="string">
            <text:p>1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ądowe Centrum Legislacji</text:p>
          </table:table-cell>
          <table:table-cell office:value-type="string">
            <text:p>75</text:p>
          </table:table-cell>
          <table:table-cell office:value-type="float" office:value="20108">
            <text:p>20108</text:p>
          </table:table-cell>
          <table:table-cell office:value-type="float" office:value="296">
            <text:p>296</text:p>
          </table:table-cell>
          <table:table-cell office:value-type="float" office:value="19812">
            <text:p>19812</text:p>
          </table:table-cell>
          <table:table-cell table:style-name="ce1" office:value-type="string">
            <text:p>1.47</text:p>
          </table:table-cell>
          <table:table-cell office:value-type="string">
            <text:p>98.53</text:p>
          </table:table-cell>
        </table:table-row>
        <table:table-row table:style-name="ro1">
          <table:table-cell table:style-name="ce1" office:value-type="string">
            <text:p>1-3-3</text:p>
          </table:table-cell>
          <table:table-cell office:value-type="string">
            <text:p>1-3</text:p>
          </table:table-cell>
          <table:table-cell office:value-type="string">
            <text:p>d</text:p>
          </table:table-cell>
          <table:table-cell office:value-type="string">
            <text:p>Podzadanie 1.3.3</text:p>
          </table:table-cell>
          <table:table-cell office:value-type="string">
            <text:p>Zarządzanie korpusem służby cywilnej oraz podnoszenie jakości pracy w urzędach administracji rządowej</text:p>
          </table:table-cell>
          <table:table-cell table:style-name="Default"/>
          <table:table-cell office:value-type="float" office:value="40592">
            <text:p>40592</text:p>
          </table:table-cell>
          <table:table-cell office:value-type="float" office:value="23832">
            <text:p>23832</text:p>
          </table:table-cell>
          <table:table-cell office:value-type="float" office:value="16760">
            <text:p>16760</text:p>
          </table:table-cell>
          <table:table-cell office:value-type="string">
            <text:p>58.71</text:p>
          </table:table-cell>
          <table:table-cell office:value-type="string">
            <text:p>41.29</text:p>
          </table:table-cell>
        </table:table-row>
        <table:table-row table:style-name="ro1">
          <table:table-cell office:value-type="string">
            <text:p>1-3-3-1</text:p>
          </table:table-cell>
          <table:table-cell office:value-type="string">
            <text:p>1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40592">
            <text:p>40592</text:p>
          </table:table-cell>
          <table:table-cell office:value-type="float" office:value="23832">
            <text:p>23832</text:p>
          </table:table-cell>
          <table:table-cell office:value-type="float" office:value="16760">
            <text:p>16760</text:p>
          </table:table-cell>
          <table:table-cell office:value-type="string">
            <text:p>58.71</text:p>
          </table:table-cell>
          <table:table-cell office:value-type="string">
            <text:p>41.29</text:p>
          </table:table-cell>
        </table:table-row>
        <table:table-row table:style-name="ro1">
          <table:table-cell table:style-name="ce1" office:value-type="string">
            <text:p>1-3-4</text:p>
          </table:table-cell>
          <table:table-cell office:value-type="string">
            <text:p>1-3</text:p>
          </table:table-cell>
          <table:table-cell office:value-type="string">
            <text:p>d</text:p>
          </table:table-cell>
          <table:table-cell office:value-type="string">
            <text:p>Podzadanie 1.3.4</text:p>
          </table:table-cell>
          <table:table-cell office:value-type="string">
            <text:p>Redagowanie i udostępnianie Dziennika Ustaw Rzeczypospolitej Polskiej oraz Dziennika Urzędowego Rzeczypospolitej Polskiej ``Monitor Polski``</text:p>
          </table:table-cell>
          <table:table-cell table:style-name="Default"/>
          <table:table-cell office:value-type="float" office:value="4990">
            <text:p>4990</text:p>
          </table:table-cell>
          <table:table-cell office:value-type="float" office:value="58">
            <text:p>58</text:p>
          </table:table-cell>
          <table:table-cell office:value-type="float" office:value="4932">
            <text:p>4932</text:p>
          </table:table-cell>
          <table:table-cell table:style-name="ce1" office:value-type="string">
            <text:p>1.16</text:p>
          </table:table-cell>
          <table:table-cell office:value-type="string">
            <text:p>98.84</text:p>
          </table:table-cell>
        </table:table-row>
        <table:table-row table:style-name="ro1">
          <table:table-cell office:value-type="string">
            <text:p>1-3-4-1</text:p>
          </table:table-cell>
          <table:table-cell office:value-type="string">
            <text:p>1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ądowe Centrum Legislacji</text:p>
          </table:table-cell>
          <table:table-cell office:value-type="string">
            <text:p>75</text:p>
          </table:table-cell>
          <table:table-cell office:value-type="float" office:value="4990">
            <text:p>4990</text:p>
          </table:table-cell>
          <table:table-cell office:value-type="float" office:value="58">
            <text:p>58</text:p>
          </table:table-cell>
          <table:table-cell office:value-type="float" office:value="4932">
            <text:p>4932</text:p>
          </table:table-cell>
          <table:table-cell table:style-name="ce1" office:value-type="string">
            <text:p>1.16</text:p>
          </table:table-cell>
          <table:table-cell office:value-type="string">
            <text:p>98.84</text:p>
          </table:table-cell>
        </table:table-row>
        <table:table-row table:style-name="ro1">
          <table:table-cell table:style-name="ce1" office:value-type="string">
            <text:p>1-4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4</text:p>
          </table:table-cell>
          <table:table-cell office:value-type="string">
            <text:p>Obsługa Trybunału Konstytucyjnego w zakresie merytorycznym i organizacyjnym</text:p>
          </table:table-cell>
          <table:table-cell table:style-name="Default"/>
          <table:table-cell office:value-type="float" office:value="22598">
            <text:p>22598</text:p>
          </table:table-cell>
          <table:table-cell office:value-type="float" office:value="0">
            <text:p>0</text:p>
          </table:table-cell>
          <table:table-cell office:value-type="float" office:value="22598">
            <text:p>225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4-1</text:p>
          </table:table-cell>
          <table:table-cell office:value-type="string">
            <text:p>1-4</text:p>
          </table:table-cell>
          <table:table-cell office:value-type="string">
            <text:p>d</text:p>
          </table:table-cell>
          <table:table-cell office:value-type="string">
            <text:p>Podzadanie 1.4.1</text:p>
          </table:table-cell>
          <table:table-cell office:value-type="string">
            <text:p>Działalność orzecznicza Trybunału Konstytucyjnego</text:p>
          </table:table-cell>
          <table:table-cell table:style-name="Default"/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4-1-1</text:p>
          </table:table-cell>
          <table:table-cell office:value-type="string">
            <text:p>1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Trybunał Konstytucyjny</text:p>
          </table:table-cell>
          <table:table-cell office:value-type="string">
            <text:p>06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4-2</text:p>
          </table:table-cell>
          <table:table-cell office:value-type="string">
            <text:p>1-4</text:p>
          </table:table-cell>
          <table:table-cell office:value-type="string">
            <text:p>d</text:p>
          </table:table-cell>
          <table:table-cell office:value-type="string">
            <text:p>Podzadanie 1.4.2</text:p>
          </table:table-cell>
          <table:table-cell office:value-type="string">
            <text:p>Obsługa i koordynacja prac Trybunału Konstytucyjnego</text:p>
          </table:table-cell>
          <table:table-cell table:style-name="Default"/>
          <table:table-cell office:value-type="float" office:value="14968">
            <text:p>14968</text:p>
          </table:table-cell>
          <table:table-cell office:value-type="float" office:value="0">
            <text:p>0</text:p>
          </table:table-cell>
          <table:table-cell office:value-type="float" office:value="14968">
            <text:p>149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4-2-1</text:p>
          </table:table-cell>
          <table:table-cell office:value-type="string">
            <text:p>1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Trybunał Konstytucyjny</text:p>
          </table:table-cell>
          <table:table-cell office:value-type="string">
            <text:p>06</text:p>
          </table:table-cell>
          <table:table-cell office:value-type="float" office:value="14968">
            <text:p>14968</text:p>
          </table:table-cell>
          <table:table-cell office:value-type="float" office:value="0">
            <text:p>0</text:p>
          </table:table-cell>
          <table:table-cell office:value-type="float" office:value="14968">
            <text:p>149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5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5</text:p>
          </table:table-cell>
          <table:table-cell office:value-type="string">
            <text:p>Organizacja i przeprowadzanie wyborów</text:p>
          </table:table-cell>
          <table:table-cell table:style-name="Default"/>
          <table:table-cell office:value-type="float" office:value="228333">
            <text:p>228333</text:p>
          </table:table-cell>
          <table:table-cell office:value-type="float" office:value="0">
            <text:p>0</text:p>
          </table:table-cell>
          <table:table-cell office:value-type="float" office:value="228333">
            <text:p>2283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5-1</text:p>
          </table:table-cell>
          <table:table-cell office:value-type="string">
            <text:p>1-5</text:p>
          </table:table-cell>
          <table:table-cell office:value-type="string">
            <text:p>d</text:p>
          </table:table-cell>
          <table:table-cell office:value-type="string">
            <text:p>Podzadanie 1.5.1</text:p>
          </table:table-cell>
          <table:table-cell office:value-type="string">
            <text:p>Wybory Prezydenta Rzeczpospolitej Polskiej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-5-1-1</text:p>
          </table:table-cell>
          <table:table-cell office:value-type="string">
            <text:p>1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-5-2</text:p>
          </table:table-cell>
          <table:table-cell office:value-type="string">
            <text:p>1-5</text:p>
          </table:table-cell>
          <table:table-cell office:value-type="string">
            <text:p>d</text:p>
          </table:table-cell>
          <table:table-cell office:value-type="string">
            <text:p>Podzadanie 1.5.2</text:p>
          </table:table-cell>
          <table:table-cell office:value-type="string">
            <text:p>Wybory do Sejmu i Senatu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-5-2-1</text:p>
          </table:table-cell>
          <table:table-cell office:value-type="string">
            <text:p>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-5-4</text:p>
          </table:table-cell>
          <table:table-cell office:value-type="string">
            <text:p>1-5</text:p>
          </table:table-cell>
          <table:table-cell office:value-type="string">
            <text:p>d</text:p>
          </table:table-cell>
          <table:table-cell office:value-type="string">
            <text:p>Podzadanie 1.5.4</text:p>
          </table:table-cell>
          <table:table-cell office:value-type="string">
            <text:p>Wybory do rad gmin, rad powiatów i sejmików województw, wybory wójtów, burmistrzów i prezydentów miast oraz referenda gminne, powiatowe i wojewódzkie</text:p>
          </table:table-cell>
          <table:table-cell table:style-name="Default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5-4-1</text:p>
          </table:table-cell>
          <table:table-cell office:value-type="string">
            <text:p>1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-5-4-2</text:p>
          </table:table-cell>
          <table:table-cell office:value-type="string">
            <text:p>1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5-5</text:p>
          </table:table-cell>
          <table:table-cell office:value-type="string">
            <text:p>1-5</text:p>
          </table:table-cell>
          <table:table-cell office:value-type="string">
            <text:p>d</text:p>
          </table:table-cell>
          <table:table-cell office:value-type="string">
            <text:p>Podzadanie 1.5.5</text:p>
          </table:table-cell>
          <table:table-cell office:value-type="string">
            <text:p>Referenda ogólnokrajowe i konstytucyjne w tym obsługa pod względem merytorycznym, finansowym, technicznym i organizacyjnym PKW i Komisarzy wyborczych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-5-5-1</text:p>
          </table:table-cell>
          <table:table-cell office:value-type="string">
            <text:p>1-5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-5-6</text:p>
          </table:table-cell>
          <table:table-cell office:value-type="string">
            <text:p>1-5</text:p>
          </table:table-cell>
          <table:table-cell office:value-type="string">
            <text:p>d</text:p>
          </table:table-cell>
          <table:table-cell office:value-type="string">
            <text:p>Podzadanie 1.5.6</text:p>
          </table:table-cell>
          <table:table-cell office:value-type="string">
            <text:p>Finansowanie partii politycznych</text:p>
          </table:table-cell>
          <table:table-cell table:style-name="Default"/>
          <table:table-cell office:value-type="float" office:value="228212">
            <text:p>228212</text:p>
          </table:table-cell>
          <table:table-cell office:value-type="float" office:value="0">
            <text:p>0</text:p>
          </table:table-cell>
          <table:table-cell office:value-type="float" office:value="228212">
            <text:p>2282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5-6-1</text:p>
          </table:table-cell>
          <table:table-cell office:value-type="string">
            <text:p>1-5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28212">
            <text:p>228212</text:p>
          </table:table-cell>
          <table:table-cell office:value-type="float" office:value="0">
            <text:p>0</text:p>
          </table:table-cell>
          <table:table-cell office:value-type="float" office:value="228212">
            <text:p>2282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6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6</text:p>
          </table:table-cell>
          <table:table-cell office:value-type="string">
            <text:p>Nadzór nad systemem zamówień publicznych</text:p>
          </table:table-cell>
          <table:table-cell table:style-name="Default"/>
          <table:table-cell office:value-type="float" office:value="12903">
            <text:p>12903</text:p>
          </table:table-cell>
          <table:table-cell office:value-type="float" office:value="454">
            <text:p>454</text:p>
          </table:table-cell>
          <table:table-cell office:value-type="float" office:value="12449">
            <text:p>12449</text:p>
          </table:table-cell>
          <table:table-cell table:style-name="ce1" office:value-type="string">
            <text:p>3.52</text:p>
          </table:table-cell>
          <table:table-cell office:value-type="string">
            <text:p>96.48</text:p>
          </table:table-cell>
        </table:table-row>
        <table:table-row table:style-name="ro1">
          <table:table-cell table:style-name="ce1" office:value-type="string">
            <text:p>1-6-1</text:p>
          </table:table-cell>
          <table:table-cell office:value-type="string">
            <text:p>1-6</text:p>
          </table:table-cell>
          <table:table-cell office:value-type="string">
            <text:p>d</text:p>
          </table:table-cell>
          <table:table-cell office:value-type="string">
            <text:p>Podzadanie 1.6.1</text:p>
          </table:table-cell>
          <table:table-cell office:value-type="string">
            <text:p>Nadzór nad przestrzeganiem zasad systemu zamówień w szczególności dokonywanie kontroli procesu udzielania zamówień w zakresie przewidzianym ustawą</text:p>
          </table:table-cell>
          <table:table-cell table:style-name="Default"/>
          <table:table-cell office:value-type="float" office:value="6844">
            <text:p>6844</text:p>
          </table:table-cell>
          <table:table-cell office:value-type="float" office:value="454">
            <text:p>454</text:p>
          </table:table-cell>
          <table:table-cell office:value-type="float" office:value="6390">
            <text:p>6390</text:p>
          </table:table-cell>
          <table:table-cell table:style-name="ce1" office:value-type="string">
            <text:p>6.63</text:p>
          </table:table-cell>
          <table:table-cell office:value-type="string">
            <text:p>93.37</text:p>
          </table:table-cell>
        </table:table-row>
        <table:table-row table:style-name="ro1">
          <table:table-cell office:value-type="string">
            <text:p>1-6-1-1</text:p>
          </table:table-cell>
          <table:table-cell office:value-type="string">
            <text:p>1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6844">
            <text:p>6844</text:p>
          </table:table-cell>
          <table:table-cell office:value-type="float" office:value="454">
            <text:p>454</text:p>
          </table:table-cell>
          <table:table-cell office:value-type="float" office:value="6390">
            <text:p>6390</text:p>
          </table:table-cell>
          <table:table-cell table:style-name="ce1" office:value-type="string">
            <text:p>6.63</text:p>
          </table:table-cell>
          <table:table-cell office:value-type="string">
            <text:p>93.37</text:p>
          </table:table-cell>
        </table:table-row>
        <table:table-row table:style-name="ro1">
          <table:table-cell table:style-name="ce1" office:value-type="string">
            <text:p>1-6-2</text:p>
          </table:table-cell>
          <table:table-cell office:value-type="string">
            <text:p>1-6</text:p>
          </table:table-cell>
          <table:table-cell office:value-type="string">
            <text:p>d</text:p>
          </table:table-cell>
          <table:table-cell office:value-type="string">
            <text:p>Podzadanie 1.6.2</text:p>
          </table:table-cell>
          <table:table-cell office:value-type="string">
            <text:p>System odwołań</text:p>
          </table:table-cell>
          <table:table-cell table:style-name="Default"/>
          <table:table-cell office:value-type="float" office:value="6059">
            <text:p>6059</text:p>
          </table:table-cell>
          <table:table-cell office:value-type="float" office:value="0">
            <text:p>0</text:p>
          </table:table-cell>
          <table:table-cell office:value-type="float" office:value="6059">
            <text:p>60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6-2-1</text:p>
          </table:table-cell>
          <table:table-cell office:value-type="string">
            <text:p>1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6059">
            <text:p>6059</text:p>
          </table:table-cell>
          <table:table-cell office:value-type="float" office:value="0">
            <text:p>0</text:p>
          </table:table-cell>
          <table:table-cell office:value-type="float" office:value="6059">
            <text:p>60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7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7</text:p>
          </table:table-cell>
          <table:table-cell office:value-type="string">
            <text:p>Ocena działalności organów administracji publicznej, Narodowego Banku Polskiego oraz jednostek organizacyjnych wydatkujących środki publiczne z punktu widzenia ustawowych kryteriów NIK</text:p>
          </table:table-cell>
          <table:table-cell table:style-name="Default"/>
          <table:table-cell office:value-type="float" office:value="275124">
            <text:p>275124</text:p>
          </table:table-cell>
          <table:table-cell office:value-type="float" office:value="0">
            <text:p>0</text:p>
          </table:table-cell>
          <table:table-cell office:value-type="float" office:value="275124">
            <text:p>2751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7-1</text:p>
          </table:table-cell>
          <table:table-cell office:value-type="string">
            <text:p>1-7</text:p>
          </table:table-cell>
          <table:table-cell office:value-type="string">
            <text:p>d</text:p>
          </table:table-cell>
          <table:table-cell office:value-type="string">
            <text:p>Podzadanie 1.7.1</text:p>
          </table:table-cell>
          <table:table-cell office:value-type="string">
            <text:p>Przygotowanie i wykonanie kontroli oraz upublicznienie ich wyników</text:p>
          </table:table-cell>
          <table:table-cell table:style-name="Default"/>
          <table:table-cell office:value-type="float" office:value="232860">
            <text:p>232860</text:p>
          </table:table-cell>
          <table:table-cell office:value-type="float" office:value="0">
            <text:p>0</text:p>
          </table:table-cell>
          <table:table-cell office:value-type="float" office:value="232860">
            <text:p>2328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7-1-1</text:p>
          </table:table-cell>
          <table:table-cell office:value-type="string">
            <text:p>1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jwyższa Izba Kontroli</text:p>
          </table:table-cell>
          <table:table-cell office:value-type="string">
            <text:p>07</text:p>
          </table:table-cell>
          <table:table-cell office:value-type="float" office:value="232860">
            <text:p>232860</text:p>
          </table:table-cell>
          <table:table-cell office:value-type="float" office:value="0">
            <text:p>0</text:p>
          </table:table-cell>
          <table:table-cell office:value-type="float" office:value="232860">
            <text:p>2328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7-2</text:p>
          </table:table-cell>
          <table:table-cell office:value-type="string">
            <text:p>1-7</text:p>
          </table:table-cell>
          <table:table-cell office:value-type="string">
            <text:p>d</text:p>
          </table:table-cell>
          <table:table-cell office:value-type="string">
            <text:p>Podzadanie 1.7.2</text:p>
          </table:table-cell>
          <table:table-cell office:value-type="string">
            <text:p>Przygotowanie analizy wykonania budżetu państwa i założeń polityki pieniężnej oraz innych opracowań sektorowych</text:p>
          </table:table-cell>
          <table:table-cell table:style-name="Default"/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 office:value-type="float" office:value="3013">
            <text:p>30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7-2-1</text:p>
          </table:table-cell>
          <table:table-cell office:value-type="string">
            <text:p>1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jwyższa Izba Kontroli</text:p>
          </table:table-cell>
          <table:table-cell office:value-type="string">
            <text:p>07</text:p>
          </table:table-cell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 office:value-type="float" office:value="3013">
            <text:p>30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7-3</text:p>
          </table:table-cell>
          <table:table-cell office:value-type="string">
            <text:p>1-7</text:p>
          </table:table-cell>
          <table:table-cell office:value-type="string">
            <text:p>d</text:p>
          </table:table-cell>
          <table:table-cell office:value-type="string">
            <text:p>Podzadanie 1.7.3</text:p>
          </table:table-cell>
          <table:table-cell office:value-type="string">
            <text:p>Wykonywanie nie kontrolnych funkcji naczelnego organu kontroli państwowej</text:p>
          </table:table-cell>
          <table:table-cell table:style-name="Default"/>
          <table:table-cell office:value-type="float" office:value="17587">
            <text:p>17587</text:p>
          </table:table-cell>
          <table:table-cell office:value-type="float" office:value="0">
            <text:p>0</text:p>
          </table:table-cell>
          <table:table-cell office:value-type="float" office:value="17587">
            <text:p>175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7-3-1</text:p>
          </table:table-cell>
          <table:table-cell office:value-type="string">
            <text:p>1-7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jwyższa Izba Kontroli</text:p>
          </table:table-cell>
          <table:table-cell office:value-type="string">
            <text:p>07</text:p>
          </table:table-cell>
          <table:table-cell office:value-type="float" office:value="17587">
            <text:p>17587</text:p>
          </table:table-cell>
          <table:table-cell office:value-type="float" office:value="0">
            <text:p>0</text:p>
          </table:table-cell>
          <table:table-cell office:value-type="float" office:value="17587">
            <text:p>175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7-4</text:p>
          </table:table-cell>
          <table:table-cell office:value-type="string">
            <text:p>1-7</text:p>
          </table:table-cell>
          <table:table-cell office:value-type="string">
            <text:p>d</text:p>
          </table:table-cell>
          <table:table-cell office:value-type="string">
            <text:p>Podzadanie 1.7.4</text:p>
          </table:table-cell>
          <table:table-cell office:value-type="string">
            <text:p>Zarządzanie kapitałem ludzkim</text:p>
          </table:table-cell>
          <table:table-cell table:style-name="Default"/>
          <table:table-cell office:value-type="float" office:value="21664">
            <text:p>21664</text:p>
          </table:table-cell>
          <table:table-cell office:value-type="float" office:value="0">
            <text:p>0</text:p>
          </table:table-cell>
          <table:table-cell office:value-type="float" office:value="21664">
            <text:p>216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7-4-1</text:p>
          </table:table-cell>
          <table:table-cell office:value-type="string">
            <text:p>1-7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jwyższa Izba Kontroli</text:p>
          </table:table-cell>
          <table:table-cell office:value-type="string">
            <text:p>07</text:p>
          </table:table-cell>
          <table:table-cell office:value-type="float" office:value="21664">
            <text:p>21664</text:p>
          </table:table-cell>
          <table:table-cell office:value-type="float" office:value="0">
            <text:p>0</text:p>
          </table:table-cell>
          <table:table-cell office:value-type="float" office:value="21664">
            <text:p>216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8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8</text:p>
          </table:table-cell>
          <table:table-cell office:value-type="string">
            <text:p>Ochrona wolności słowa, prawo do informacji oraz interes publiczny w radiofonii i telewizji</text:p>
          </table:table-cell>
          <table:table-cell table:style-name="Default"/>
          <table:table-cell office:value-type="float" office:value="9993">
            <text:p>9993</text:p>
          </table:table-cell>
          <table:table-cell office:value-type="float" office:value="0">
            <text:p>0</text:p>
          </table:table-cell>
          <table:table-cell office:value-type="float" office:value="9993">
            <text:p>99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8-1</text:p>
          </table:table-cell>
          <table:table-cell office:value-type="string">
            <text:p>1-8</text:p>
          </table:table-cell>
          <table:table-cell office:value-type="string">
            <text:p>d</text:p>
          </table:table-cell>
          <table:table-cell office:value-type="string">
            <text:p>Podzadanie 1.8.1</text:p>
          </table:table-cell>
          <table:table-cell office:value-type="string">
            <text:p>Koncesje na rozpowszechnianie programów radiowych i telewizyjnych oraz rejestrowanie programów rozprowadzanych w sieciach kablowych</text:p>
          </table:table-cell>
          <table:table-cell table:style-name="Default"/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8-1-1</text:p>
          </table:table-cell>
          <table:table-cell office:value-type="string">
            <text:p>1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a Rada Radiofonii i Telewizji</text:p>
          </table:table-cell>
          <table:table-cell office:value-type="string">
            <text:p>09</text:p>
          </table:table-cell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8-2</text:p>
          </table:table-cell>
          <table:table-cell office:value-type="string">
            <text:p>1-8</text:p>
          </table:table-cell>
          <table:table-cell office:value-type="string">
            <text:p>d</text:p>
          </table:table-cell>
          <table:table-cell office:value-type="string">
            <text:p>Podzadanie 1.8.2</text:p>
          </table:table-cell>
          <table:table-cell office:value-type="string">
            <text:p>Kontrola programów radiowych i telewizyjnych oraz organizowanie badań treści i odbioru tych programów</text:p>
          </table:table-cell>
          <table:table-cell table:style-name="Default"/>
          <table:table-cell office:value-type="float" office:value="4660">
            <text:p>4660</text:p>
          </table:table-cell>
          <table:table-cell office:value-type="float" office:value="0">
            <text:p>0</text:p>
          </table:table-cell>
          <table:table-cell office:value-type="float" office:value="4660">
            <text:p>46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8-2-1</text:p>
          </table:table-cell>
          <table:table-cell office:value-type="string">
            <text:p>1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a Rada Radiofonii i Telewizji</text:p>
          </table:table-cell>
          <table:table-cell office:value-type="string">
            <text:p>09</text:p>
          </table:table-cell>
          <table:table-cell office:value-type="float" office:value="4660">
            <text:p>4660</text:p>
          </table:table-cell>
          <table:table-cell office:value-type="float" office:value="0">
            <text:p>0</text:p>
          </table:table-cell>
          <table:table-cell office:value-type="float" office:value="4660">
            <text:p>46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8-3</text:p>
          </table:table-cell>
          <table:table-cell office:value-type="string">
            <text:p>1-8</text:p>
          </table:table-cell>
          <table:table-cell office:value-type="string">
            <text:p>d</text:p>
          </table:table-cell>
          <table:table-cell office:value-type="string">
            <text:p>Podzadanie 1.8.3</text:p>
          </table:table-cell>
          <table:table-cell office:value-type="string">
            <text:p>Działalność KRRiT w zakresie środków abonamentowych</text:p>
          </table:table-cell>
          <table:table-cell table:style-name="Default"/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8-3-1</text:p>
          </table:table-cell>
          <table:table-cell office:value-type="string">
            <text:p>1-8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a Rada Radiofonii i Telewizji</text:p>
          </table:table-cell>
          <table:table-cell office:value-type="string">
            <text:p>09</text:p>
          </table:table-cell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2043">
            <text:p>20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9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9</text:p>
          </table:table-cell>
          <table:table-cell office:value-type="string">
            <text:p>Gromadzenie i zarządzanie dokumentami organów bezpieczeństwa państwa oraz organów bezpieczeństwa III Rzeszy Niemieckiej i Związku Socjalistycznych Republik Radzieckich sporządzonymi od 1 września 1939 r. do 31 lipca 1990 r., prowadzenie śledztw w sprawie zbrodni nazistowskich, komunistycznych, zbrodni przeciwko ludzkości i innych, działalność lustracyjna</text:p>
          </table:table-cell>
          <table:table-cell table:style-name="Default"/>
          <table:table-cell office:value-type="float" office:value="182556">
            <text:p>182556</text:p>
          </table:table-cell>
          <table:table-cell office:value-type="float" office:value="0">
            <text:p>0</text:p>
          </table:table-cell>
          <table:table-cell office:value-type="float" office:value="182556">
            <text:p>1825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9-1</text:p>
          </table:table-cell>
          <table:table-cell office:value-type="string">
            <text:p>1-9</text:p>
          </table:table-cell>
          <table:table-cell office:value-type="string">
            <text:p>d</text:p>
          </table:table-cell>
          <table:table-cell office:value-type="string">
            <text:p>Podzadanie 1.9.1</text:p>
          </table:table-cell>
          <table:table-cell office:value-type="string">
            <text:p>Udostępnianie dokumentów i informacji o zbiorach zgromadzonych w archiwach IPN</text:p>
          </table:table-cell>
          <table:table-cell table:style-name="Default"/>
          <table:table-cell office:value-type="float" office:value="124046">
            <text:p>124046</text:p>
          </table:table-cell>
          <table:table-cell office:value-type="float" office:value="0">
            <text:p>0</text:p>
          </table:table-cell>
          <table:table-cell office:value-type="float" office:value="124046">
            <text:p>1240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9-1-1</text:p>
          </table:table-cell>
          <table:table-cell office:value-type="string">
            <text:p>1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Instytut Pamięci Narodowej - Komisja Ścigania Zbrodni przeciwko Narodowi Polskiemu</text:p>
          </table:table-cell>
          <table:table-cell office:value-type="string">
            <text:p>13</text:p>
          </table:table-cell>
          <table:table-cell office:value-type="float" office:value="124046">
            <text:p>124046</text:p>
          </table:table-cell>
          <table:table-cell office:value-type="float" office:value="0">
            <text:p>0</text:p>
          </table:table-cell>
          <table:table-cell office:value-type="float" office:value="124046">
            <text:p>1240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9-2</text:p>
          </table:table-cell>
          <table:table-cell office:value-type="string">
            <text:p>1-9</text:p>
          </table:table-cell>
          <table:table-cell office:value-type="string">
            <text:p>d</text:p>
          </table:table-cell>
          <table:table-cell office:value-type="string">
            <text:p>Podzadanie 1.9.2</text:p>
          </table:table-cell>
          <table:table-cell office:value-type="string">
            <text:p>Prowadzenie śledztw w sprawie zbrodni nazistowskich, komunistycznych oraz przeciwko ludzkości i innych</text:p>
          </table:table-cell>
          <table:table-cell table:style-name="Default"/>
          <table:table-cell office:value-type="float" office:value="30621">
            <text:p>30621</text:p>
          </table:table-cell>
          <table:table-cell office:value-type="float" office:value="0">
            <text:p>0</text:p>
          </table:table-cell>
          <table:table-cell office:value-type="float" office:value="30621">
            <text:p>306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9-2-1</text:p>
          </table:table-cell>
          <table:table-cell office:value-type="string">
            <text:p>1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Instytut Pamięci Narodowej - Komisja Ścigania Zbrodni przeciwko Narodowi Polskiemu</text:p>
          </table:table-cell>
          <table:table-cell office:value-type="string">
            <text:p>13</text:p>
          </table:table-cell>
          <table:table-cell office:value-type="float" office:value="30621">
            <text:p>30621</text:p>
          </table:table-cell>
          <table:table-cell office:value-type="float" office:value="0">
            <text:p>0</text:p>
          </table:table-cell>
          <table:table-cell office:value-type="float" office:value="30621">
            <text:p>306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9-3</text:p>
          </table:table-cell>
          <table:table-cell office:value-type="string">
            <text:p>1-9</text:p>
          </table:table-cell>
          <table:table-cell office:value-type="string">
            <text:p>d</text:p>
          </table:table-cell>
          <table:table-cell office:value-type="string">
            <text:p>Podzadanie 1.9.3</text:p>
          </table:table-cell>
          <table:table-cell office:value-type="string">
            <text:p>Przygotowywanie i publikowanie informacji dotyczących funkcjonariuszy organów bezpieczeństwa państwa, osób rozpracowywanych, funkcjonariuszy państwowych i partyjnych w latach 1944-1990 oraz osób publicznych wg art. 22 tzw. ustawy lustracyjnej z 2006 roku, prowadzenie rejestru oświadczeń lustracyjnych i jego analiza, przygotowanie postępowań lustracyjnych</text:p>
          </table:table-cell>
          <table:table-cell table:style-name="Default"/>
          <table:table-cell office:value-type="float" office:value="27889">
            <text:p>27889</text:p>
          </table:table-cell>
          <table:table-cell office:value-type="float" office:value="0">
            <text:p>0</text:p>
          </table:table-cell>
          <table:table-cell office:value-type="float" office:value="27889">
            <text:p>278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9-3-1</text:p>
          </table:table-cell>
          <table:table-cell office:value-type="string">
            <text:p>1-9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Instytut Pamięci Narodowej - Komisja Ścigania Zbrodni przeciwko Narodowi Polskiemu</text:p>
          </table:table-cell>
          <table:table-cell office:value-type="string">
            <text:p>13</text:p>
          </table:table-cell>
          <table:table-cell office:value-type="float" office:value="27889">
            <text:p>27889</text:p>
          </table:table-cell>
          <table:table-cell office:value-type="float" office:value="0">
            <text:p>0</text:p>
          </table:table-cell>
          <table:table-cell office:value-type="float" office:value="27889">
            <text:p>278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1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10</text:p>
          </table:table-cell>
          <table:table-cell office:value-type="string">
            <text:p>Ocena gospodarki finansowej jednostek samorządu terytorialnego z punktu widzenia kryteriów ustawowych</text:p>
          </table:table-cell>
          <table:table-cell table:style-name="Default"/>
          <table:table-cell office:value-type="float" office:value="103251">
            <text:p>103251</text:p>
          </table:table-cell>
          <table:table-cell office:value-type="float" office:value="500">
            <text:p>500</text:p>
          </table:table-cell>
          <table:table-cell office:value-type="float" office:value="102751">
            <text:p>102751</text:p>
          </table:table-cell>
          <table:table-cell office:value-type="string">
            <text:p>0.48</text:p>
          </table:table-cell>
          <table:table-cell office:value-type="string">
            <text:p>99.52</text:p>
          </table:table-cell>
        </table:table-row>
        <table:table-row table:style-name="ro1">
          <table:table-cell table:style-name="ce1" office:value-type="string">
            <text:p>1-10-1</text:p>
          </table:table-cell>
          <table:table-cell office:value-type="string">
            <text:p>1-10</text:p>
          </table:table-cell>
          <table:table-cell office:value-type="string">
            <text:p>d</text:p>
          </table:table-cell>
          <table:table-cell office:value-type="string">
            <text:p>Podzadanie 1.10.1</text:p>
          </table:table-cell>
          <table:table-cell office:value-type="string">
            <text:p>Przygotowanie i wykonanie kontroli oraz upublicznienie ich wyników</text:p>
          </table:table-cell>
          <table:table-cell table:style-name="Default"/>
          <table:table-cell office:value-type="float" office:value="46359">
            <text:p>46359</text:p>
          </table:table-cell>
          <table:table-cell office:value-type="float" office:value="205">
            <text:p>205</text:p>
          </table:table-cell>
          <table:table-cell office:value-type="float" office:value="46154">
            <text:p>46154</text:p>
          </table:table-cell>
          <table:table-cell office:value-type="string">
            <text:p>0.44</text:p>
          </table:table-cell>
          <table:table-cell office:value-type="string">
            <text:p>99.56</text:p>
          </table:table-cell>
        </table:table-row>
        <table:table-row table:style-name="ro1">
          <table:table-cell office:value-type="string">
            <text:p>1-10-1-1</text:p>
          </table:table-cell>
          <table:table-cell office:value-type="string">
            <text:p>1-10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80</text:p>
          </table:table-cell>
          <table:table-cell office:value-type="float" office:value="46359">
            <text:p>46359</text:p>
          </table:table-cell>
          <table:table-cell office:value-type="float" office:value="205">
            <text:p>205</text:p>
          </table:table-cell>
          <table:table-cell office:value-type="float" office:value="46154">
            <text:p>46154</text:p>
          </table:table-cell>
          <table:table-cell office:value-type="string">
            <text:p>0.44</text:p>
          </table:table-cell>
          <table:table-cell office:value-type="string">
            <text:p>99.56</text:p>
          </table:table-cell>
        </table:table-row>
        <table:table-row table:style-name="ro1">
          <table:table-cell table:style-name="ce1" office:value-type="string">
            <text:p>1-10-2</text:p>
          </table:table-cell>
          <table:table-cell office:value-type="string">
            <text:p>1-10</text:p>
          </table:table-cell>
          <table:table-cell office:value-type="string">
            <text:p>d</text:p>
          </table:table-cell>
          <table:table-cell office:value-type="string">
            <text:p>Podzadanie 1.10.2</text:p>
          </table:table-cell>
          <table:table-cell office:value-type="string">
            <text:p>Sprawowanie nadzoru nad jednostkami samorządu terytorialnego oraz działalność opiniodawcza</text:p>
          </table:table-cell>
          <table:table-cell table:style-name="Default"/>
          <table:table-cell office:value-type="float" office:value="56892">
            <text:p>56892</text:p>
          </table:table-cell>
          <table:table-cell office:value-type="float" office:value="295">
            <text:p>295</text:p>
          </table:table-cell>
          <table:table-cell office:value-type="float" office:value="56597">
            <text:p>56597</text:p>
          </table:table-cell>
          <table:table-cell office:value-type="string">
            <text:p>0.52</text:p>
          </table:table-cell>
          <table:table-cell office:value-type="string">
            <text:p>99.48</text:p>
          </table:table-cell>
        </table:table-row>
        <table:table-row table:style-name="ro1">
          <table:table-cell office:value-type="string">
            <text:p>1-10-2-1</text:p>
          </table:table-cell>
          <table:table-cell office:value-type="string">
            <text:p>1-10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80</text:p>
          </table:table-cell>
          <table:table-cell office:value-type="float" office:value="56892">
            <text:p>56892</text:p>
          </table:table-cell>
          <table:table-cell office:value-type="float" office:value="295">
            <text:p>295</text:p>
          </table:table-cell>
          <table:table-cell office:value-type="float" office:value="56597">
            <text:p>56597</text:p>
          </table:table-cell>
          <table:table-cell office:value-type="string">
            <text:p>0.52</text:p>
          </table:table-cell>
          <table:table-cell office:value-type="string">
            <text:p>99.48</text:p>
          </table:table-cell>
        </table:table-row>
        <table:table-row table:style-name="ro1">
          <table:table-cell table:style-name="ce1" office:value-type="string">
            <text:p>1-11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Zadanie 1.11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-11-1</text:p>
          </table:table-cell>
          <table:table-cell office:value-type="string">
            <text:p>1-11</text:p>
          </table:table-cell>
          <table:table-cell office:value-type="string">
            <text:p>d</text:p>
          </table:table-cell>
          <table:table-cell office:value-type="string">
            <text:p>Podzadanie 1.11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-11-1-1</text:p>
          </table:table-cell>
          <table:table-cell office:value-type="string">
            <text:p>1-1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2</text:p>
          </table:table-cell>
          <table:table-cell office:value-type="string">
            <text:p>BEZPIECZEŃSTWO WEWNĘTRZNE I PORZĄDEK PUBLICZNY</text:p>
          </table:table-cell>
          <table:table-cell table:style-name="Default"/>
          <table:table-cell office:value-type="float" office:value="14170616">
            <text:p>14170616</text:p>
          </table:table-cell>
          <table:table-cell office:value-type="float" office:value="58779">
            <text:p>58779</text:p>
          </table:table-cell>
          <table:table-cell office:value-type="float" office:value="14111837">
            <text:p>14111837</text:p>
          </table:table-cell>
          <table:table-cell office:value-type="string">
            <text:p>0.41</text:p>
          </table:table-cell>
          <table:table-cell office:value-type="string">
            <text:p>99.59</text:p>
          </table:table-cell>
        </table:table-row>
        <table:table-row table:style-name="ro1">
          <table:table-cell table:style-name="ce1" office:value-type="string">
            <text:p>2-1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1</text:p>
          </table:table-cell>
          <table:table-cell office:value-type="string">
            <text:p>Ochrona obywateli i utrzymanie porządku publicznego</text:p>
          </table:table-cell>
          <table:table-cell table:style-name="Default"/>
          <table:table-cell office:value-type="float" office:value="5795284">
            <text:p>5795284</text:p>
          </table:table-cell>
          <table:table-cell office:value-type="float" office:value="37059">
            <text:p>37059</text:p>
          </table:table-cell>
          <table:table-cell office:value-type="float" office:value="5758225">
            <text:p>5758225</text:p>
          </table:table-cell>
          <table:table-cell office:value-type="string">
            <text:p>0.64</text:p>
          </table:table-cell>
          <table:table-cell office:value-type="string">
            <text:p>99.36</text:p>
          </table:table-cell>
        </table:table-row>
        <table:table-row table:style-name="ro1">
          <table:table-cell table:style-name="ce1" office:value-type="string">
            <text:p>2-1-1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1</text:p>
          </table:table-cell>
          <table:table-cell office:value-type="string">
            <text:p>Zapewnienie bezpieczeństwa wewnętrznego państwa</text:p>
          </table:table-cell>
          <table:table-cell table:style-name="Default"/>
          <table:table-cell office:value-type="float" office:value="529669">
            <text:p>529669</text:p>
          </table:table-cell>
          <table:table-cell office:value-type="float" office:value="0">
            <text:p>0</text:p>
          </table:table-cell>
          <table:table-cell office:value-type="float" office:value="529669">
            <text:p>5296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1-1</text:p>
          </table:table-cell>
          <table:table-cell office:value-type="string">
            <text:p>2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31975">
            <text:p>31975</text:p>
          </table:table-cell>
          <table:table-cell office:value-type="float" office:value="0">
            <text:p>0</text:p>
          </table:table-cell>
          <table:table-cell office:value-type="float" office:value="31975">
            <text:p>319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1-2</text:p>
          </table:table-cell>
          <table:table-cell office:value-type="string">
            <text:p>2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Agencja Bezpieczeństwa Wewnętrznego</text:p>
          </table:table-cell>
          <table:table-cell office:value-type="string">
            <text:p>57</text:p>
          </table:table-cell>
          <table:table-cell office:value-type="float" office:value="497682">
            <text:p>497682</text:p>
          </table:table-cell>
          <table:table-cell office:value-type="float" office:value="0">
            <text:p>0</text:p>
          </table:table-cell>
          <table:table-cell office:value-type="float" office:value="497682">
            <text:p>4976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1-3</text:p>
          </table:table-cell>
          <table:table-cell office:value-type="string">
            <text:p>2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1-2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2</text:p>
          </table:table-cell>
          <table:table-cell office:value-type="string">
            <text:p>Zapewnienie bezpieczeństwa najważniejszym osobom, obiektom i urządzeniom w państwie</text:p>
          </table:table-cell>
          <table:table-cell table:style-name="Default"/>
          <table:table-cell office:value-type="float" office:value="177382">
            <text:p>177382</text:p>
          </table:table-cell>
          <table:table-cell office:value-type="float" office:value="0">
            <text:p>0</text:p>
          </table:table-cell>
          <table:table-cell office:value-type="float" office:value="177382">
            <text:p>1773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2-1</text:p>
          </table:table-cell>
          <table:table-cell office:value-type="string">
            <text:p>2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77382">
            <text:p>177382</text:p>
          </table:table-cell>
          <table:table-cell office:value-type="float" office:value="0">
            <text:p>0</text:p>
          </table:table-cell>
          <table:table-cell office:value-type="float" office:value="177382">
            <text:p>1773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1-3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3</text:p>
          </table:table-cell>
          <table:table-cell office:value-type="string">
            <text:p>Zapewnienie działania służby prewencyjnej</text:p>
          </table:table-cell>
          <table:table-cell table:style-name="Default"/>
          <table:table-cell office:value-type="float" office:value="4309904">
            <text:p>4309904</text:p>
          </table:table-cell>
          <table:table-cell office:value-type="float" office:value="31751">
            <text:p>31751</text:p>
          </table:table-cell>
          <table:table-cell office:value-type="float" office:value="4278153">
            <text:p>4278153</text:p>
          </table:table-cell>
          <table:table-cell office:value-type="string">
            <text:p>0.74</text:p>
          </table:table-cell>
          <table:table-cell office:value-type="string">
            <text:p>99.26</text:p>
          </table:table-cell>
        </table:table-row>
        <table:table-row table:style-name="ro1">
          <table:table-cell office:value-type="string">
            <text:p>2-1-3-1</text:p>
          </table:table-cell>
          <table:table-cell office:value-type="string">
            <text:p>2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4309904">
            <text:p>4309904</text:p>
          </table:table-cell>
          <table:table-cell office:value-type="float" office:value="31751">
            <text:p>31751</text:p>
          </table:table-cell>
          <table:table-cell office:value-type="float" office:value="4278153">
            <text:p>4278153</text:p>
          </table:table-cell>
          <table:table-cell office:value-type="string">
            <text:p>0.74</text:p>
          </table:table-cell>
          <table:table-cell office:value-type="string">
            <text:p>99.26</text:p>
          </table:table-cell>
        </table:table-row>
        <table:table-row table:style-name="ro1">
          <table:table-cell table:style-name="ce1" office:value-type="string">
            <text:p>2-1-4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4</text:p>
          </table:table-cell>
          <table:table-cell office:value-type="string">
            <text:p>Zapewnienie działania służby ruchu drogowego</text:p>
          </table:table-cell>
          <table:table-cell table:style-name="Default"/>
          <table:table-cell office:value-type="float" office:value="723296">
            <text:p>723296</text:p>
          </table:table-cell>
          <table:table-cell office:value-type="float" office:value="5308">
            <text:p>5308</text:p>
          </table:table-cell>
          <table:table-cell office:value-type="float" office:value="717988">
            <text:p>717988</text:p>
          </table:table-cell>
          <table:table-cell office:value-type="string">
            <text:p>0.73</text:p>
          </table:table-cell>
          <table:table-cell office:value-type="string">
            <text:p>99.27</text:p>
          </table:table-cell>
        </table:table-row>
        <table:table-row table:style-name="ro1">
          <table:table-cell office:value-type="string">
            <text:p>2-1-4-1</text:p>
          </table:table-cell>
          <table:table-cell office:value-type="string">
            <text:p>2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723296">
            <text:p>723296</text:p>
          </table:table-cell>
          <table:table-cell office:value-type="float" office:value="5308">
            <text:p>5308</text:p>
          </table:table-cell>
          <table:table-cell office:value-type="float" office:value="717988">
            <text:p>717988</text:p>
          </table:table-cell>
          <table:table-cell office:value-type="string">
            <text:p>0.73</text:p>
          </table:table-cell>
          <table:table-cell office:value-type="string">
            <text:p>99.27</text:p>
          </table:table-cell>
        </table:table-row>
        <table:table-row table:style-name="ro1">
          <table:table-cell table:style-name="ce1" office:value-type="string">
            <text:p>2-1-5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5</text:p>
          </table:table-cell>
          <table:table-cell office:value-type="string">
            <text:p>Wydawanie zezwoleń, koncesji, wpisu do rejestru działalności regulowanej oraz kontrola własna działalności koncesjonowanej, regulowanej i legalności nabycia nieruchomości, akcji i udziałów przez cudzoziemców</text:p>
          </table:table-cell>
          <table:table-cell table:style-name="Default"/>
          <table:table-cell office:value-type="float" office:value="3705">
            <text:p>3705</text:p>
          </table:table-cell>
          <table:table-cell office:value-type="float" office:value="0">
            <text:p>0</text:p>
          </table:table-cell>
          <table:table-cell office:value-type="float" office:value="3705">
            <text:p>37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5-1</text:p>
          </table:table-cell>
          <table:table-cell office:value-type="string">
            <text:p>2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3705">
            <text:p>3705</text:p>
          </table:table-cell>
          <table:table-cell office:value-type="float" office:value="0">
            <text:p>0</text:p>
          </table:table-cell>
          <table:table-cell office:value-type="float" office:value="3705">
            <text:p>37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1-6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6</text:p>
          </table:table-cell>
          <table:table-cell office:value-type="string">
            <text:p>Wykonywanie zadań z zakresu postępowania mandatowego w sprawach o wykroczenia</text:p>
          </table:table-cell>
          <table:table-cell table:style-name="Default"/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6-1</text:p>
          </table:table-cell>
          <table:table-cell office:value-type="string">
            <text:p>2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1-7</text:p>
          </table:table-cell>
          <table:table-cell office:value-type="string">
            <text:p>2-1</text:p>
          </table:table-cell>
          <table:table-cell office:value-type="string">
            <text:p>d</text:p>
          </table:table-cell>
          <table:table-cell office:value-type="string">
            <text:p>Podzadanie 2.1.7</text:p>
          </table:table-cell>
          <table:table-cell office:value-type="string">
            <text:p>Program wieloletni ``Program modernizacji Policji, Straży Granicznej, Państwowej Straży Pożarnej i Biura Ochrony Rządu w latach 2007-2011``</text:p>
          </table:table-cell>
          <table:table-cell table:style-name="Default"/>
          <table:table-cell office:value-type="float" office:value="50536">
            <text:p>50536</text:p>
          </table:table-cell>
          <table:table-cell office:value-type="float" office:value="0">
            <text:p>0</text:p>
          </table:table-cell>
          <table:table-cell office:value-type="float" office:value="50536">
            <text:p>505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1-7-1</text:p>
          </table:table-cell>
          <table:table-cell office:value-type="string">
            <text:p>2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50536">
            <text:p>50536</text:p>
          </table:table-cell>
          <table:table-cell office:value-type="float" office:value="0">
            <text:p>0</text:p>
          </table:table-cell>
          <table:table-cell office:value-type="float" office:value="50536">
            <text:p>505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2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2</text:p>
          </table:table-cell>
          <table:table-cell office:value-type="string">
            <text:p>Redukowanie przestępczości i działania na rzecz poprawy społecznego poczucia bezpieczeństwa</text:p>
          </table:table-cell>
          <table:table-cell table:style-name="Default"/>
          <table:table-cell office:value-type="float" office:value="3084993">
            <text:p>3084993</text:p>
          </table:table-cell>
          <table:table-cell office:value-type="float" office:value="21650">
            <text:p>21650</text:p>
          </table:table-cell>
          <table:table-cell office:value-type="float" office:value="3063343">
            <text:p>3063343</text:p>
          </table:table-cell>
          <table:table-cell office:value-type="string">
            <text:p>0.7</text:p>
          </table:table-cell>
          <table:table-cell office:value-type="string">
            <text:p>99.3</text:p>
          </table:table-cell>
        </table:table-row>
        <table:table-row table:style-name="ro1">
          <table:table-cell table:style-name="ce1" office:value-type="string">
            <text:p>2-2-1</text:p>
          </table:table-cell>
          <table:table-cell office:value-type="string">
            <text:p>2-2</text:p>
          </table:table-cell>
          <table:table-cell office:value-type="string">
            <text:p>d</text:p>
          </table:table-cell>
          <table:table-cell office:value-type="string">
            <text:p>Podzadanie 2.2.1</text:p>
          </table:table-cell>
          <table:table-cell office:value-type="string">
            <text:p>Zapewnienie działania służby śledczej i kryminalnej</text:p>
          </table:table-cell>
          <table:table-cell table:style-name="Default"/>
          <table:table-cell office:value-type="float" office:value="2946403">
            <text:p>2946403</text:p>
          </table:table-cell>
          <table:table-cell office:value-type="float" office:value="21650">
            <text:p>21650</text:p>
          </table:table-cell>
          <table:table-cell office:value-type="float" office:value="2924753">
            <text:p>2924753</text:p>
          </table:table-cell>
          <table:table-cell office:value-type="string">
            <text:p>0.73</text:p>
          </table:table-cell>
          <table:table-cell office:value-type="string">
            <text:p>99.27</text:p>
          </table:table-cell>
        </table:table-row>
        <table:table-row table:style-name="ro1">
          <table:table-cell office:value-type="string">
            <text:p>2-2-1-1</text:p>
          </table:table-cell>
          <table:table-cell office:value-type="string">
            <text:p>2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946403">
            <text:p>2946403</text:p>
          </table:table-cell>
          <table:table-cell office:value-type="float" office:value="21650">
            <text:p>21650</text:p>
          </table:table-cell>
          <table:table-cell office:value-type="float" office:value="2924753">
            <text:p>2924753</text:p>
          </table:table-cell>
          <table:table-cell office:value-type="string">
            <text:p>0.73</text:p>
          </table:table-cell>
          <table:table-cell office:value-type="string">
            <text:p>99.27</text:p>
          </table:table-cell>
        </table:table-row>
        <table:table-row table:style-name="ro1">
          <table:table-cell table:style-name="ce1" office:value-type="string">
            <text:p>2-2-2</text:p>
          </table:table-cell>
          <table:table-cell office:value-type="string">
            <text:p>2-2</text:p>
          </table:table-cell>
          <table:table-cell office:value-type="string">
            <text:p>d</text:p>
          </table:table-cell>
          <table:table-cell office:value-type="string">
            <text:p>Podzadanie 2.2.2</text:p>
          </table:table-cell>
          <table:table-cell office:value-type="string">
            <text:p>Zwalczanie korupcji</text:p>
          </table:table-cell>
          <table:table-cell table:style-name="Default"/>
          <table:table-cell office:value-type="float" office:value="106971">
            <text:p>106971</text:p>
          </table:table-cell>
          <table:table-cell office:value-type="float" office:value="0">
            <text:p>0</text:p>
          </table:table-cell>
          <table:table-cell office:value-type="float" office:value="106971">
            <text:p>1069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2-2-1</text:p>
          </table:table-cell>
          <table:table-cell office:value-type="string">
            <text:p>2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Centralne Biuro Antykorupcyjne</text:p>
          </table:table-cell>
          <table:table-cell office:value-type="string">
            <text:p>56</text:p>
          </table:table-cell>
          <table:table-cell office:value-type="float" office:value="106971">
            <text:p>106971</text:p>
          </table:table-cell>
          <table:table-cell office:value-type="float" office:value="0">
            <text:p>0</text:p>
          </table:table-cell>
          <table:table-cell office:value-type="float" office:value="106971">
            <text:p>1069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2-3</text:p>
          </table:table-cell>
          <table:table-cell office:value-type="string">
            <text:p>2-2</text:p>
          </table:table-cell>
          <table:table-cell office:value-type="string">
            <text:p>d</text:p>
          </table:table-cell>
          <table:table-cell office:value-type="string">
            <text:p>Podzadanie 2.2.3</text:p>
          </table:table-cell>
          <table:table-cell office:value-type="string">
            <text:p>Zapobieganie przestępczości i aspołecznym zachowaniom oraz przeciwdziałanie przemocy i patologiom społecznym</text:p>
          </table:table-cell>
          <table:table-cell table:style-name="Default"/>
          <table:table-cell office:value-type="float" office:value="4033">
            <text:p>4033</text:p>
          </table:table-cell>
          <table:table-cell office:value-type="float" office:value="0">
            <text:p>0</text:p>
          </table:table-cell>
          <table:table-cell office:value-type="float" office:value="4033">
            <text:p>40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2-3-1</text:p>
          </table:table-cell>
          <table:table-cell office:value-type="string">
            <text:p>2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2-3-2</text:p>
          </table:table-cell>
          <table:table-cell office:value-type="string">
            <text:p>2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61">
            <text:p>961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2-4</text:p>
          </table:table-cell>
          <table:table-cell office:value-type="string">
            <text:p>2-2</text:p>
          </table:table-cell>
          <table:table-cell office:value-type="string">
            <text:p>d</text:p>
          </table:table-cell>
          <table:table-cell office:value-type="string">
            <text:p>Podzadanie 2.2.4</text:p>
          </table:table-cell>
          <table:table-cell office:value-type="string">
            <text:p>Wsparcie i ochrona ofiar handlu ludźmi</text:p>
          </table:table-cell>
          <table:table-cell table:style-name="Default"/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2-4-1</text:p>
          </table:table-cell>
          <table:table-cell office:value-type="string">
            <text:p>2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2-6</text:p>
          </table:table-cell>
          <table:table-cell office:value-type="string">
            <text:p>2-2</text:p>
          </table:table-cell>
          <table:table-cell office:value-type="string">
            <text:p>d</text:p>
          </table:table-cell>
          <table:table-cell office:value-type="string">
            <text:p>Podzadanie 2.2.6</text:p>
          </table:table-cell>
          <table:table-cell office:value-type="string">
            <text:p>Program wieloletni ``Program modernizacji Policji, Straży Granicznej, Państwowej Straży Pożarnej i Biura Ochrony Rządu w latach 2007-2011``</text:p>
          </table:table-cell>
          <table:table-cell table:style-name="Default"/>
          <table:table-cell office:value-type="float" office:value="26326">
            <text:p>26326</text:p>
          </table:table-cell>
          <table:table-cell office:value-type="float" office:value="0">
            <text:p>0</text:p>
          </table:table-cell>
          <table:table-cell office:value-type="float" office:value="26326">
            <text:p>263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2-6-1</text:p>
          </table:table-cell>
          <table:table-cell office:value-type="string">
            <text:p>2-2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6326">
            <text:p>26326</text:p>
          </table:table-cell>
          <table:table-cell office:value-type="float" office:value="0">
            <text:p>0</text:p>
          </table:table-cell>
          <table:table-cell office:value-type="float" office:value="26326">
            <text:p>263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3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3</text:p>
          </table:table-cell>
          <table:table-cell office:value-type="string">
            <text:p>Strzeżenie praworządności i czuwanie nad ściganiem przestępstw przez prokuraturę</text:p>
          </table:table-cell>
          <table:table-cell table:style-name="Default"/>
          <table:table-cell office:value-type="float" office:value="1585535">
            <text:p>1585535</text:p>
          </table:table-cell>
          <table:table-cell office:value-type="float" office:value="0">
            <text:p>0</text:p>
          </table:table-cell>
          <table:table-cell office:value-type="float" office:value="1585535">
            <text:p>15855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3-1</text:p>
          </table:table-cell>
          <table:table-cell office:value-type="string">
            <text:p>2-3</text:p>
          </table:table-cell>
          <table:table-cell office:value-type="string">
            <text:p>d</text:p>
          </table:table-cell>
          <table:table-cell office:value-type="string">
            <text:p>Podzadanie 2.3.1</text:p>
          </table:table-cell>
          <table:table-cell office:value-type="string">
            <text:p>Przygotowanie postępowania przygotowawczego i procesowego</text:p>
          </table:table-cell>
          <table:table-cell table:style-name="Default"/>
          <table:table-cell office:value-type="float" office:value="1468483">
            <text:p>1468483</text:p>
          </table:table-cell>
          <table:table-cell office:value-type="float" office:value="0">
            <text:p>0</text:p>
          </table:table-cell>
          <table:table-cell office:value-type="float" office:value="1468483">
            <text:p>14684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3-1-1</text:p>
          </table:table-cell>
          <table:table-cell office:value-type="string">
            <text:p>2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39276">
            <text:p>39276</text:p>
          </table:table-cell>
          <table:table-cell office:value-type="float" office:value="0">
            <text:p>0</text:p>
          </table:table-cell>
          <table:table-cell office:value-type="float" office:value="39276">
            <text:p>392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3-1-2</text:p>
          </table:table-cell>
          <table:table-cell office:value-type="string">
            <text:p>2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2-3-1-3</text:p>
          </table:table-cell>
          <table:table-cell office:value-type="string">
            <text:p>2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rokuratura Generalna</text:p>
          </table:table-cell>
          <table:table-cell office:value-type="string">
            <text:p>88</text:p>
          </table:table-cell>
          <table:table-cell office:value-type="float" office:value="1429207">
            <text:p>1429207</text:p>
          </table:table-cell>
          <table:table-cell office:value-type="float" office:value="0">
            <text:p>0</text:p>
          </table:table-cell>
          <table:table-cell office:value-type="float" office:value="1429207">
            <text:p>14292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3-2</text:p>
          </table:table-cell>
          <table:table-cell office:value-type="string">
            <text:p>2-3</text:p>
          </table:table-cell>
          <table:table-cell office:value-type="string">
            <text:p>d</text:p>
          </table:table-cell>
          <table:table-cell office:value-type="string">
            <text:p>Podzadanie 2.3.2</text:p>
          </table:table-cell>
          <table:table-cell office:value-type="string">
            <text:p>Zwalczanie przestępczości zorganizowanej</text:p>
          </table:table-cell>
          <table:table-cell table:style-name="Default"/>
          <table:table-cell office:value-type="float" office:value="39380">
            <text:p>39380</text:p>
          </table:table-cell>
          <table:table-cell office:value-type="float" office:value="0">
            <text:p>0</text:p>
          </table:table-cell>
          <table:table-cell office:value-type="float" office:value="39380">
            <text:p>39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3-2-1</text:p>
          </table:table-cell>
          <table:table-cell office:value-type="string">
            <text:p>2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rokuratura Generalna</text:p>
          </table:table-cell>
          <table:table-cell office:value-type="string">
            <text:p>88</text:p>
          </table:table-cell>
          <table:table-cell office:value-type="float" office:value="39380">
            <text:p>39380</text:p>
          </table:table-cell>
          <table:table-cell office:value-type="float" office:value="0">
            <text:p>0</text:p>
          </table:table-cell>
          <table:table-cell office:value-type="float" office:value="39380">
            <text:p>39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3-3</text:p>
          </table:table-cell>
          <table:table-cell office:value-type="string">
            <text:p>2-3</text:p>
          </table:table-cell>
          <table:table-cell office:value-type="string">
            <text:p>d</text:p>
          </table:table-cell>
          <table:table-cell office:value-type="string">
            <text:p>Podzadanie 2.3.3</text:p>
          </table:table-cell>
          <table:table-cell office:value-type="string">
            <text:p>Realizacja zadań Prokuratora Generalnego w postępowaniach przed SN, TK, NSA oraz innych przewidzianych w ustawach</text:p>
          </table:table-cell>
          <table:table-cell table:style-name="Default"/>
          <table:table-cell office:value-type="float" office:value="77672">
            <text:p>77672</text:p>
          </table:table-cell>
          <table:table-cell office:value-type="float" office:value="0">
            <text:p>0</text:p>
          </table:table-cell>
          <table:table-cell office:value-type="float" office:value="77672">
            <text:p>776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3-3-1</text:p>
          </table:table-cell>
          <table:table-cell office:value-type="string">
            <text:p>2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2-3-3-2</text:p>
          </table:table-cell>
          <table:table-cell office:value-type="string">
            <text:p>2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rokuratura Generalna</text:p>
          </table:table-cell>
          <table:table-cell office:value-type="string">
            <text:p>88</text:p>
          </table:table-cell>
          <table:table-cell office:value-type="float" office:value="77672">
            <text:p>77672</text:p>
          </table:table-cell>
          <table:table-cell office:value-type="float" office:value="0">
            <text:p>0</text:p>
          </table:table-cell>
          <table:table-cell office:value-type="float" office:value="77672">
            <text:p>776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4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4</text:p>
          </table:table-cell>
          <table:table-cell office:value-type="string">
            <text:p>Ochrona przeciwpożarowa, działalność ratowniczo-gaśnicza oraz zapobiegawcza</text:p>
          </table:table-cell>
          <table:table-cell table:style-name="Default"/>
          <table:table-cell office:value-type="float" office:value="2168901">
            <text:p>2168901</text:p>
          </table:table-cell>
          <table:table-cell office:value-type="float" office:value="70">
            <text:p>70</text:p>
          </table:table-cell>
          <table:table-cell office:value-type="float" office:value="2168831">
            <text:p>21688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4-1</text:p>
          </table:table-cell>
          <table:table-cell office:value-type="string">
            <text:p>2-4</text:p>
          </table:table-cell>
          <table:table-cell office:value-type="string">
            <text:p>d</text:p>
          </table:table-cell>
          <table:table-cell office:value-type="string">
            <text:p>Podzadanie 2.4.1</text:p>
          </table:table-cell>
          <table:table-cell office:value-type="string">
            <text:p>Działalność ratowniczo-gaśnicza</text:p>
          </table:table-cell>
          <table:table-cell table:style-name="Default"/>
          <table:table-cell office:value-type="float" office:value="2090993">
            <text:p>2090993</text:p>
          </table:table-cell>
          <table:table-cell office:value-type="float" office:value="0">
            <text:p>0</text:p>
          </table:table-cell>
          <table:table-cell office:value-type="float" office:value="2090993">
            <text:p>20909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4-1-1</text:p>
          </table:table-cell>
          <table:table-cell office:value-type="string">
            <text:p>2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43111">
            <text:p>143111</text:p>
          </table:table-cell>
          <table:table-cell office:value-type="float" office:value="0">
            <text:p>0</text:p>
          </table:table-cell>
          <table:table-cell office:value-type="float" office:value="143111">
            <text:p>1431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4-1-2</text:p>
          </table:table-cell>
          <table:table-cell office:value-type="string">
            <text:p>2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947882">
            <text:p>1947882</text:p>
          </table:table-cell>
          <table:table-cell office:value-type="float" office:value="0">
            <text:p>0</text:p>
          </table:table-cell>
          <table:table-cell office:value-type="float" office:value="1947882">
            <text:p>19478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4-2</text:p>
          </table:table-cell>
          <table:table-cell office:value-type="string">
            <text:p>2-4</text:p>
          </table:table-cell>
          <table:table-cell office:value-type="string">
            <text:p>d</text:p>
          </table:table-cell>
          <table:table-cell office:value-type="string">
            <text:p>Podzadanie 2.4.2</text:p>
          </table:table-cell>
          <table:table-cell office:value-type="string">
            <text:p>Działalność ratownictwa górskiego i wodnego</text:p>
          </table:table-cell>
          <table:table-cell table:style-name="Default"/>
          <table:table-cell office:value-type="float" office:value="12454">
            <text:p>12454</text:p>
          </table:table-cell>
          <table:table-cell office:value-type="float" office:value="0">
            <text:p>0</text:p>
          </table:table-cell>
          <table:table-cell office:value-type="float" office:value="12454">
            <text:p>124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4-2-1</text:p>
          </table:table-cell>
          <table:table-cell office:value-type="string">
            <text:p>2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454">
            <text:p>12454</text:p>
          </table:table-cell>
          <table:table-cell office:value-type="float" office:value="0">
            <text:p>0</text:p>
          </table:table-cell>
          <table:table-cell office:value-type="float" office:value="12454">
            <text:p>124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4-3</text:p>
          </table:table-cell>
          <table:table-cell office:value-type="string">
            <text:p>2-4</text:p>
          </table:table-cell>
          <table:table-cell office:value-type="string">
            <text:p>d</text:p>
          </table:table-cell>
          <table:table-cell office:value-type="string">
            <text:p>Podzadanie 2.4.3</text:p>
          </table:table-cell>
          <table:table-cell office:value-type="string">
            <text:p>Rozpoznawanie zagrożeń</text:p>
          </table:table-cell>
          <table:table-cell table:style-name="Default"/>
          <table:table-cell office:value-type="float" office:value="65310">
            <text:p>65310</text:p>
          </table:table-cell>
          <table:table-cell office:value-type="float" office:value="70">
            <text:p>70</text:p>
          </table:table-cell>
          <table:table-cell office:value-type="float" office:value="65240">
            <text:p>65240</text:p>
          </table:table-cell>
          <table:table-cell office:value-type="string">
            <text:p>0.11</text:p>
          </table:table-cell>
          <table:table-cell office:value-type="string">
            <text:p>99.89</text:p>
          </table:table-cell>
        </table:table-row>
        <table:table-row table:style-name="ro1">
          <table:table-cell office:value-type="string">
            <text:p>2-4-3-1</text:p>
          </table:table-cell>
          <table:table-cell office:value-type="string">
            <text:p>2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71">
            <text:p>1271</text:p>
          </table:table-cell>
          <table:table-cell office:value-type="float" office:value="70">
            <text:p>70</text:p>
          </table:table-cell>
          <table:table-cell office:value-type="float" office:value="1201">
            <text:p>1201</text:p>
          </table:table-cell>
          <table:table-cell table:style-name="ce1" office:value-type="string">
            <text:p>5.51</text:p>
          </table:table-cell>
          <table:table-cell office:value-type="string">
            <text:p>94.49</text:p>
          </table:table-cell>
        </table:table-row>
        <table:table-row table:style-name="ro1">
          <table:table-cell office:value-type="string">
            <text:p>2-4-3-2</text:p>
          </table:table-cell>
          <table:table-cell office:value-type="string">
            <text:p>2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4039">
            <text:p>64039</text:p>
          </table:table-cell>
          <table:table-cell office:value-type="float" office:value="0">
            <text:p>0</text:p>
          </table:table-cell>
          <table:table-cell office:value-type="float" office:value="64039">
            <text:p>640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4-4</text:p>
          </table:table-cell>
          <table:table-cell office:value-type="string">
            <text:p>2-4</text:p>
          </table:table-cell>
          <table:table-cell office:value-type="string">
            <text:p>d</text:p>
          </table:table-cell>
          <table:table-cell office:value-type="string">
            <text:p>Podzadanie 2.4.4</text:p>
          </table:table-cell>
          <table:table-cell office:value-type="string">
            <text:p>Program wieloletni ``Program modernizacji Policji, Straży Granicznej, Państwowej Straży Pożarnej i Biura Ochrony Rządu w latach 2007-2011``</text:p>
          </table:table-cell>
          <table:table-cell table:style-name="Default"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4-4-1</text:p>
          </table:table-cell>
          <table:table-cell office:value-type="string">
            <text:p>2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4-4-2</text:p>
          </table:table-cell>
          <table:table-cell office:value-type="string">
            <text:p>2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5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5</text:p>
          </table:table-cell>
          <table:table-cell office:value-type="string">
            <text:p>Zarządzanie kryzysowe i obrona cywilna</text:p>
          </table:table-cell>
          <table:table-cell table:style-name="Default"/>
          <table:table-cell office:value-type="float" office:value="45541">
            <text:p>45541</text:p>
          </table:table-cell>
          <table:table-cell office:value-type="float" office:value="0">
            <text:p>0</text:p>
          </table:table-cell>
          <table:table-cell office:value-type="float" office:value="45541">
            <text:p>455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5-1</text:p>
          </table:table-cell>
          <table:table-cell office:value-type="string">
            <text:p>2-5</text:p>
          </table:table-cell>
          <table:table-cell office:value-type="string">
            <text:p>d</text:p>
          </table:table-cell>
          <table:table-cell office:value-type="string">
            <text:p>Podzadanie 2.5.1</text:p>
          </table:table-cell>
          <table:table-cell office:value-type="string">
            <text:p>Koordynacja przedsięwzięć z zakresu zarządzania kryzysowego</text:p>
          </table:table-cell>
          <table:table-cell table:style-name="Default"/>
          <table:table-cell office:value-type="float" office:value="25237">
            <text:p>25237</text:p>
          </table:table-cell>
          <table:table-cell office:value-type="float" office:value="0">
            <text:p>0</text:p>
          </table:table-cell>
          <table:table-cell office:value-type="float" office:value="25237">
            <text:p>252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1-1</text:p>
          </table:table-cell>
          <table:table-cell office:value-type="string">
            <text:p>2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1-2</text:p>
          </table:table-cell>
          <table:table-cell office:value-type="string">
            <text:p>2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7052">
            <text:p>7052</text:p>
          </table:table-cell>
          <table:table-cell office:value-type="float" office:value="0">
            <text:p>0</text:p>
          </table:table-cell>
          <table:table-cell office:value-type="float" office:value="7052">
            <text:p>70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1-3</text:p>
          </table:table-cell>
          <table:table-cell office:value-type="string">
            <text:p>2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8143">
            <text:p>18143</text:p>
          </table:table-cell>
          <table:table-cell office:value-type="float" office:value="0">
            <text:p>0</text:p>
          </table:table-cell>
          <table:table-cell office:value-type="float" office:value="18143">
            <text:p>181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5-2</text:p>
          </table:table-cell>
          <table:table-cell office:value-type="string">
            <text:p>2-5</text:p>
          </table:table-cell>
          <table:table-cell office:value-type="string">
            <text:p>d</text:p>
          </table:table-cell>
          <table:table-cell office:value-type="string">
            <text:p>Podzadanie 2.5.2</text:p>
          </table:table-cell>
          <table:table-cell office:value-type="string">
            <text:p>Przeciwdziałanie i usuwanie skutków klęsk żywiołowych</text:p>
          </table:table-cell>
          <table:table-cell table:style-name="Default"/>
          <table:table-cell office:value-type="float" office:value="1457">
            <text:p>1457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2-1</text:p>
          </table:table-cell>
          <table:table-cell office:value-type="string">
            <text:p>2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457">
            <text:p>1457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2-2</text:p>
          </table:table-cell>
          <table:table-cell office:value-type="string">
            <text:p>2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-5-3</text:p>
          </table:table-cell>
          <table:table-cell office:value-type="string">
            <text:p>2-5</text:p>
          </table:table-cell>
          <table:table-cell office:value-type="string">
            <text:p>d</text:p>
          </table:table-cell>
          <table:table-cell office:value-type="string">
            <text:p>Podzadanie 2.5.3</text:p>
          </table:table-cell>
          <table:table-cell office:value-type="string">
            <text:p>Obrona cywilna</text:p>
          </table:table-cell>
          <table:table-cell table:style-name="Default"/>
          <table:table-cell office:value-type="float" office:value="18847">
            <text:p>18847</text:p>
          </table:table-cell>
          <table:table-cell office:value-type="float" office:value="0">
            <text:p>0</text:p>
          </table:table-cell>
          <table:table-cell office:value-type="float" office:value="18847">
            <text:p>188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3-1</text:p>
          </table:table-cell>
          <table:table-cell office:value-type="string">
            <text:p>2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3-2</text:p>
          </table:table-cell>
          <table:table-cell office:value-type="string">
            <text:p>2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3-3</text:p>
          </table:table-cell>
          <table:table-cell office:value-type="string">
            <text:p>2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5-3-4</text:p>
          </table:table-cell>
          <table:table-cell office:value-type="string">
            <text:p>2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6593">
            <text:p>16593</text:p>
          </table:table-cell>
          <table:table-cell office:value-type="float" office:value="0">
            <text:p>0</text:p>
          </table:table-cell>
          <table:table-cell office:value-type="float" office:value="16593">
            <text:p>165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6</text:p>
          </table:table-cell>
          <table:table-cell office:value-type="string">
            <text:p>Ochrona granicy państwowej i kontrola ruchu granicznego</text:p>
          </table:table-cell>
          <table:table-cell table:style-name="Default"/>
          <table:table-cell office:value-type="float" office:value="1427373">
            <text:p>1427373</text:p>
          </table:table-cell>
          <table:table-cell office:value-type="float" office:value="0">
            <text:p>0</text:p>
          </table:table-cell>
          <table:table-cell office:value-type="float" office:value="1427373">
            <text:p>14273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-1</text:p>
          </table:table-cell>
          <table:table-cell office:value-type="string">
            <text:p>2-6</text:p>
          </table:table-cell>
          <table:table-cell office:value-type="string">
            <text:p>d</text:p>
          </table:table-cell>
          <table:table-cell office:value-type="string">
            <text:p>Podzadanie 2.6.1</text:p>
          </table:table-cell>
          <table:table-cell office:value-type="string">
            <text:p>Ochrona granicy państwowej</text:p>
          </table:table-cell>
          <table:table-cell table:style-name="Default"/>
          <table:table-cell office:value-type="float" office:value="502964">
            <text:p>502964</text:p>
          </table:table-cell>
          <table:table-cell office:value-type="float" office:value="0">
            <text:p>0</text:p>
          </table:table-cell>
          <table:table-cell office:value-type="float" office:value="502964">
            <text:p>5029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1-1</text:p>
          </table:table-cell>
          <table:table-cell office:value-type="string">
            <text:p>2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502964">
            <text:p>502964</text:p>
          </table:table-cell>
          <table:table-cell office:value-type="float" office:value="0">
            <text:p>0</text:p>
          </table:table-cell>
          <table:table-cell office:value-type="float" office:value="502964">
            <text:p>5029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-2</text:p>
          </table:table-cell>
          <table:table-cell office:value-type="string">
            <text:p>2-6</text:p>
          </table:table-cell>
          <table:table-cell office:value-type="string">
            <text:p>d</text:p>
          </table:table-cell>
          <table:table-cell office:value-type="string">
            <text:p>Podzadanie 2.6.2</text:p>
          </table:table-cell>
          <table:table-cell office:value-type="string">
            <text:p>Kontrola ruchu granicznego</text:p>
          </table:table-cell>
          <table:table-cell table:style-name="Default"/>
          <table:table-cell office:value-type="float" office:value="330499">
            <text:p>330499</text:p>
          </table:table-cell>
          <table:table-cell office:value-type="float" office:value="0">
            <text:p>0</text:p>
          </table:table-cell>
          <table:table-cell office:value-type="float" office:value="330499">
            <text:p>3304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2-1</text:p>
          </table:table-cell>
          <table:table-cell office:value-type="string">
            <text:p>2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330499">
            <text:p>330499</text:p>
          </table:table-cell>
          <table:table-cell office:value-type="float" office:value="0">
            <text:p>0</text:p>
          </table:table-cell>
          <table:table-cell office:value-type="float" office:value="330499">
            <text:p>3304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-3</text:p>
          </table:table-cell>
          <table:table-cell office:value-type="string">
            <text:p>2-6</text:p>
          </table:table-cell>
          <table:table-cell office:value-type="string">
            <text:p>d</text:p>
          </table:table-cell>
          <table:table-cell office:value-type="string">
            <text:p>Podzadanie 2.6.3</text:p>
          </table:table-cell>
          <table:table-cell office:value-type="string">
            <text:p>Zapobieganie nielegalnej migracji</text:p>
          </table:table-cell>
          <table:table-cell table:style-name="Default"/>
          <table:table-cell office:value-type="float" office:value="293973">
            <text:p>293973</text:p>
          </table:table-cell>
          <table:table-cell office:value-type="float" office:value="0">
            <text:p>0</text:p>
          </table:table-cell>
          <table:table-cell office:value-type="float" office:value="293973">
            <text:p>2939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3-1</text:p>
          </table:table-cell>
          <table:table-cell office:value-type="string">
            <text:p>2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93973">
            <text:p>293973</text:p>
          </table:table-cell>
          <table:table-cell office:value-type="float" office:value="0">
            <text:p>0</text:p>
          </table:table-cell>
          <table:table-cell office:value-type="float" office:value="293973">
            <text:p>2939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-4</text:p>
          </table:table-cell>
          <table:table-cell office:value-type="string">
            <text:p>2-6</text:p>
          </table:table-cell>
          <table:table-cell office:value-type="string">
            <text:p>d</text:p>
          </table:table-cell>
          <table:table-cell office:value-type="string">
            <text:p>Podzadanie 2.6.4</text:p>
          </table:table-cell>
          <table:table-cell office:value-type="string">
            <text:p>Budowa i utrzymanie przejść granicznych</text:p>
          </table:table-cell>
          <table:table-cell table:style-name="Default"/>
          <table:table-cell office:value-type="float" office:value="188418">
            <text:p>188418</text:p>
          </table:table-cell>
          <table:table-cell office:value-type="float" office:value="0">
            <text:p>0</text:p>
          </table:table-cell>
          <table:table-cell office:value-type="float" office:value="188418">
            <text:p>1884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4-1</text:p>
          </table:table-cell>
          <table:table-cell office:value-type="string">
            <text:p>2-6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4-2</text:p>
          </table:table-cell>
          <table:table-cell office:value-type="string">
            <text:p>2-6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88119">
            <text:p>188119</text:p>
          </table:table-cell>
          <table:table-cell office:value-type="float" office:value="0">
            <text:p>0</text:p>
          </table:table-cell>
          <table:table-cell office:value-type="float" office:value="188119">
            <text:p>1881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-5</text:p>
          </table:table-cell>
          <table:table-cell office:value-type="string">
            <text:p>2-6</text:p>
          </table:table-cell>
          <table:table-cell office:value-type="string">
            <text:p>d</text:p>
          </table:table-cell>
          <table:table-cell office:value-type="string">
            <text:p>Podzadanie 2.6.5</text:p>
          </table:table-cell>
          <table:table-cell office:value-type="string">
            <text:p>Rozpoznawanie, zapobieganie i wykrywanie przestępstw oraz ściganie ich sprawców, w zakresie właściwości SG</text:p>
          </table:table-cell>
          <table:table-cell table:style-name="Default"/>
          <table:table-cell office:value-type="float" office:value="98548">
            <text:p>98548</text:p>
          </table:table-cell>
          <table:table-cell office:value-type="float" office:value="0">
            <text:p>0</text:p>
          </table:table-cell>
          <table:table-cell office:value-type="float" office:value="98548">
            <text:p>985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5-1</text:p>
          </table:table-cell>
          <table:table-cell office:value-type="string">
            <text:p>2-6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98548">
            <text:p>98548</text:p>
          </table:table-cell>
          <table:table-cell office:value-type="float" office:value="0">
            <text:p>0</text:p>
          </table:table-cell>
          <table:table-cell office:value-type="float" office:value="98548">
            <text:p>985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6-6</text:p>
          </table:table-cell>
          <table:table-cell office:value-type="string">
            <text:p>2-6</text:p>
          </table:table-cell>
          <table:table-cell office:value-type="string">
            <text:p>d</text:p>
          </table:table-cell>
          <table:table-cell office:value-type="string">
            <text:p>Podzadanie 2.6.6</text:p>
          </table:table-cell>
          <table:table-cell office:value-type="string">
            <text:p>Program wieloletni ``Program modernizacji Policji, Straży Granicznej, Państwowej Straży Pożarnej i Biura Ochrony Rządu w latach 2007-2011``</text:p>
          </table:table-cell>
          <table:table-cell table:style-name="Default"/>
          <table:table-cell office:value-type="float" office:value="12971">
            <text:p>12971</text:p>
          </table:table-cell>
          <table:table-cell office:value-type="float" office:value="0">
            <text:p>0</text:p>
          </table:table-cell>
          <table:table-cell office:value-type="float" office:value="12971">
            <text:p>129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6-6-1</text:p>
          </table:table-cell>
          <table:table-cell office:value-type="string">
            <text:p>2-6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971">
            <text:p>12971</text:p>
          </table:table-cell>
          <table:table-cell office:value-type="float" office:value="0">
            <text:p>0</text:p>
          </table:table-cell>
          <table:table-cell office:value-type="float" office:value="12971">
            <text:p>129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7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Zadanie 2.7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62989">
            <text:p>62989</text:p>
          </table:table-cell>
          <table:table-cell office:value-type="float" office:value="0">
            <text:p>0</text:p>
          </table:table-cell>
          <table:table-cell office:value-type="float" office:value="62989">
            <text:p>629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7-1</text:p>
          </table:table-cell>
          <table:table-cell office:value-type="string">
            <text:p>2-7</text:p>
          </table:table-cell>
          <table:table-cell office:value-type="string">
            <text:p>d</text:p>
          </table:table-cell>
          <table:table-cell office:value-type="string">
            <text:p>Podzadanie 2.7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61198">
            <text:p>61198</text:p>
          </table:table-cell>
          <table:table-cell office:value-type="float" office:value="0">
            <text:p>0</text:p>
          </table:table-cell>
          <table:table-cell office:value-type="float" office:value="61198">
            <text:p>611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7-1-1</text:p>
          </table:table-cell>
          <table:table-cell office:value-type="string">
            <text:p>2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61198">
            <text:p>61198</text:p>
          </table:table-cell>
          <table:table-cell office:value-type="float" office:value="0">
            <text:p>0</text:p>
          </table:table-cell>
          <table:table-cell office:value-type="float" office:value="61198">
            <text:p>611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-7-2</text:p>
          </table:table-cell>
          <table:table-cell office:value-type="string">
            <text:p>2-7</text:p>
          </table:table-cell>
          <table:table-cell office:value-type="string">
            <text:p>d</text:p>
          </table:table-cell>
          <table:table-cell office:value-type="string">
            <text:p>Podzadanie 2.7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-7-2-1</text:p>
          </table:table-cell>
          <table:table-cell office:value-type="string">
            <text:p>2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91">
            <text:p>17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3</text:p>
          </table:table-cell>
          <table:table-cell office:value-type="string">
            <text:p>EDUKACJA, WYCHOWANIE I OPIEKA</text:p>
          </table:table-cell>
          <table:table-cell table:style-name="Default"/>
          <table:table-cell office:value-type="float" office:value="14379196">
            <text:p>14379196</text:p>
          </table:table-cell>
          <table:table-cell office:value-type="float" office:value="1016384">
            <text:p>1016384</text:p>
          </table:table-cell>
          <table:table-cell office:value-type="float" office:value="13362812">
            <text:p>13362812</text:p>
          </table:table-cell>
          <table:table-cell table:style-name="ce1" office:value-type="string">
            <text:p>7.07</text:p>
          </table:table-cell>
          <table:table-cell office:value-type="string">
            <text:p>92.93</text:p>
          </table:table-cell>
        </table:table-row>
        <table:table-row table:style-name="ro1">
          <table:table-cell table:style-name="ce1" office:value-type="string">
            <text:p>3-1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Zadanie 3.1</text:p>
          </table:table-cell>
          <table:table-cell office:value-type="string">
            <text:p>Edukacja i wychowanie</text:p>
          </table:table-cell>
          <table:table-cell table:style-name="Default"/>
          <table:table-cell office:value-type="float" office:value="1929627">
            <text:p>1929627</text:p>
          </table:table-cell>
          <table:table-cell office:value-type="float" office:value="395308">
            <text:p>395308</text:p>
          </table:table-cell>
          <table:table-cell office:value-type="float" office:value="1534319">
            <text:p>1534319</text:p>
          </table:table-cell>
          <table:table-cell office:value-type="string">
            <text:p>20.49</text:p>
          </table:table-cell>
          <table:table-cell office:value-type="string">
            <text:p>79.51</text:p>
          </table:table-cell>
        </table:table-row>
        <table:table-row table:style-name="ro1">
          <table:table-cell table:style-name="ce1" office:value-type="string">
            <text:p>3-1-1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1</text:p>
          </table:table-cell>
          <table:table-cell office:value-type="string">
            <text:p>Zarządzanie i nadzór nad systemem edukacji i wychowania</text:p>
          </table:table-cell>
          <table:table-cell table:style-name="Default"/>
          <table:table-cell office:value-type="float" office:value="145435">
            <text:p>145435</text:p>
          </table:table-cell>
          <table:table-cell office:value-type="float" office:value="52454">
            <text:p>52454</text:p>
          </table:table-cell>
          <table:table-cell office:value-type="float" office:value="92981">
            <text:p>92981</text:p>
          </table:table-cell>
          <table:table-cell office:value-type="string">
            <text:p>36.07</text:p>
          </table:table-cell>
          <table:table-cell office:value-type="string">
            <text:p>63.93</text:p>
          </table:table-cell>
        </table:table-row>
        <table:table-row table:style-name="ro1">
          <table:table-cell office:value-type="string">
            <text:p>3-1-1-1</text:p>
          </table:table-cell>
          <table:table-cell office:value-type="string">
            <text:p>3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134">
            <text:p>9134</text:p>
          </table:table-cell>
          <table:table-cell office:value-type="float" office:value="0">
            <text:p>0</text:p>
          </table:table-cell>
          <table:table-cell office:value-type="float" office:value="9134">
            <text:p>91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1-2</text:p>
          </table:table-cell>
          <table:table-cell office:value-type="string">
            <text:p>3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36301">
            <text:p>136301</text:p>
          </table:table-cell>
          <table:table-cell office:value-type="float" office:value="52454">
            <text:p>52454</text:p>
          </table:table-cell>
          <table:table-cell office:value-type="float" office:value="83847">
            <text:p>83847</text:p>
          </table:table-cell>
          <table:table-cell office:value-type="string">
            <text:p>38.48</text:p>
          </table:table-cell>
          <table:table-cell office:value-type="string">
            <text:p>61.52</text:p>
          </table:table-cell>
        </table:table-row>
        <table:table-row table:style-name="ro1">
          <table:table-cell table:style-name="ce1" office:value-type="string">
            <text:p>3-1-2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2</text:p>
          </table:table-cell>
          <table:table-cell office:value-type="string">
            <text:p>Kształcenie ogólne, zawodowe i ustawiczne</text:p>
          </table:table-cell>
          <table:table-cell table:style-name="Default"/>
          <table:table-cell office:value-type="float" office:value="1045109">
            <text:p>1045109</text:p>
          </table:table-cell>
          <table:table-cell office:value-type="float" office:value="66980">
            <text:p>66980</text:p>
          </table:table-cell>
          <table:table-cell office:value-type="float" office:value="978129">
            <text:p>978129</text:p>
          </table:table-cell>
          <table:table-cell table:style-name="ce1" office:value-type="string">
            <text:p>6.41</text:p>
          </table:table-cell>
          <table:table-cell office:value-type="string">
            <text:p>93.59</text:p>
          </table:table-cell>
        </table:table-row>
        <table:table-row table:style-name="ro1">
          <table:table-cell office:value-type="string">
            <text:p>3-1-2-1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7374">
            <text:p>27374</text:p>
          </table:table-cell>
          <table:table-cell office:value-type="float" office:value="0">
            <text:p>0</text:p>
          </table:table-cell>
          <table:table-cell office:value-type="float" office:value="27374">
            <text:p>273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2-2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41745">
            <text:p>41745</text:p>
          </table:table-cell>
          <table:table-cell office:value-type="float" office:value="34386">
            <text:p>34386</text:p>
          </table:table-cell>
          <table:table-cell office:value-type="float" office:value="7359">
            <text:p>7359</text:p>
          </table:table-cell>
          <table:table-cell office:value-type="string">
            <text:p>82.37</text:p>
          </table:table-cell>
          <table:table-cell office:value-type="string">
            <text:p>17.63</text:p>
          </table:table-cell>
        </table:table-row>
        <table:table-row table:style-name="ro1">
          <table:table-cell office:value-type="string">
            <text:p>3-1-2-3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369">
            <text:p>7369</text:p>
          </table:table-cell>
          <table:table-cell office:value-type="float" office:value="0">
            <text:p>0</text:p>
          </table:table-cell>
          <table:table-cell office:value-type="float" office:value="7369">
            <text:p>73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2-4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605793">
            <text:p>605793</text:p>
          </table:table-cell>
          <table:table-cell office:value-type="float" office:value="0">
            <text:p>0</text:p>
          </table:table-cell>
          <table:table-cell office:value-type="float" office:value="605793">
            <text:p>6057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2-5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6938">
            <text:p>16938</text:p>
          </table:table-cell>
          <table:table-cell office:value-type="float" office:value="12877">
            <text:p>12877</text:p>
          </table:table-cell>
          <table:table-cell office:value-type="float" office:value="4061">
            <text:p>4061</text:p>
          </table:table-cell>
          <table:table-cell office:value-type="string">
            <text:p>76.02</text:p>
          </table:table-cell>
          <table:table-cell office:value-type="string">
            <text:p>23.98</text:p>
          </table:table-cell>
        </table:table-row>
        <table:table-row table:style-name="ro1">
          <table:table-cell office:value-type="string">
            <text:p>3-1-2-6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88067">
            <text:p>88067</text:p>
          </table:table-cell>
          <table:table-cell office:value-type="float" office:value="0">
            <text:p>0</text:p>
          </table:table-cell>
          <table:table-cell office:value-type="float" office:value="88067">
            <text:p>880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2-7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76120">
            <text:p>176120</text:p>
          </table:table-cell>
          <table:table-cell office:value-type="float" office:value="16853">
            <text:p>16853</text:p>
          </table:table-cell>
          <table:table-cell office:value-type="float" office:value="159267">
            <text:p>159267</text:p>
          </table:table-cell>
          <table:table-cell table:style-name="ce1" office:value-type="string">
            <text:p>9.57</text:p>
          </table:table-cell>
          <table:table-cell office:value-type="string">
            <text:p>90.43</text:p>
          </table:table-cell>
        </table:table-row>
        <table:table-row table:style-name="ro1">
          <table:table-cell office:value-type="string">
            <text:p>3-1-2-8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3201">
            <text:p>3201</text:p>
          </table:table-cell>
          <table:table-cell office:value-type="float" office:value="2864">
            <text:p>2864</text:p>
          </table:table-cell>
          <table:table-cell office:value-type="float" office:value="337">
            <text:p>337</text:p>
          </table:table-cell>
          <table:table-cell office:value-type="string">
            <text:p>89.47</text:p>
          </table:table-cell>
          <table:table-cell table:style-name="ce1" office:value-type="string">
            <text:p>10.53</text:p>
          </table:table-cell>
        </table:table-row>
        <table:table-row table:style-name="ro1">
          <table:table-cell office:value-type="string">
            <text:p>3-1-2-9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40310">
            <text:p>40310</text:p>
          </table:table-cell>
          <table:table-cell office:value-type="float" office:value="0">
            <text:p>0</text:p>
          </table:table-cell>
          <table:table-cell office:value-type="float" office:value="40310">
            <text:p>403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2-10</text:p>
          </table:table-cell>
          <table:table-cell office:value-type="string">
            <text:p>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8192">
            <text:p>38192</text:p>
          </table:table-cell>
          <table:table-cell office:value-type="float" office:value="0">
            <text:p>0</text:p>
          </table:table-cell>
          <table:table-cell office:value-type="float" office:value="38192">
            <text:p>381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1-3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3</text:p>
          </table:table-cell>
          <table:table-cell office:value-type="string">
            <text:p>Kształcenie i doskonalenie nauczycieli oraz kształtowanie ich pragmatyki zawodowej</text:p>
          </table:table-cell>
          <table:table-cell table:style-name="Default"/>
          <table:table-cell office:value-type="float" office:value="174668">
            <text:p>174668</text:p>
          </table:table-cell>
          <table:table-cell office:value-type="float" office:value="106433">
            <text:p>106433</text:p>
          </table:table-cell>
          <table:table-cell office:value-type="float" office:value="68235">
            <text:p>68235</text:p>
          </table:table-cell>
          <table:table-cell office:value-type="string">
            <text:p>60.93</text:p>
          </table:table-cell>
          <table:table-cell office:value-type="string">
            <text:p>39.07</text:p>
          </table:table-cell>
        </table:table-row>
        <table:table-row table:style-name="ro1">
          <table:table-cell office:value-type="string">
            <text:p>3-1-3-1</text:p>
          </table:table-cell>
          <table:table-cell office:value-type="string">
            <text:p>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316">
            <text:p>15316</text:p>
          </table:table-cell>
          <table:table-cell office:value-type="float" office:value="0">
            <text:p>0</text:p>
          </table:table-cell>
          <table:table-cell office:value-type="float" office:value="15316">
            <text:p>153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3-2</text:p>
          </table:table-cell>
          <table:table-cell office:value-type="string">
            <text:p>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5785">
            <text:p>5785</text:p>
          </table:table-cell>
          <table:table-cell office:value-type="float" office:value="0">
            <text:p>0</text:p>
          </table:table-cell>
          <table:table-cell office:value-type="float" office:value="5785">
            <text:p>57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3-3</text:p>
          </table:table-cell>
          <table:table-cell office:value-type="string">
            <text:p>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51666">
            <text:p>151666</text:p>
          </table:table-cell>
          <table:table-cell office:value-type="float" office:value="106433">
            <text:p>106433</text:p>
          </table:table-cell>
          <table:table-cell office:value-type="float" office:value="45233">
            <text:p>45233</text:p>
          </table:table-cell>
          <table:table-cell office:value-type="string">
            <text:p>70.18</text:p>
          </table:table-cell>
          <table:table-cell office:value-type="string">
            <text:p>29.82</text:p>
          </table:table-cell>
        </table:table-row>
        <table:table-row table:style-name="ro1">
          <table:table-cell office:value-type="string">
            <text:p>3-1-3-4</text:p>
          </table:table-cell>
          <table:table-cell office:value-type="string">
            <text:p>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3-5</text:p>
          </table:table-cell>
          <table:table-cell office:value-type="string">
            <text:p>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3-6</text:p>
          </table:table-cell>
          <table:table-cell office:value-type="string">
            <text:p>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1-4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4</text:p>
          </table:table-cell>
          <table:table-cell office:value-type="string">
            <text:p>Egzaminy zewnętrzne</text:p>
          </table:table-cell>
          <table:table-cell table:style-name="Default"/>
          <table:table-cell office:value-type="float" office:value="241776">
            <text:p>241776</text:p>
          </table:table-cell>
          <table:table-cell office:value-type="float" office:value="40135">
            <text:p>40135</text:p>
          </table:table-cell>
          <table:table-cell office:value-type="float" office:value="201641">
            <text:p>201641</text:p>
          </table:table-cell>
          <table:table-cell table:style-name="ce1" office:value-type="string">
            <text:p>16.6</text:p>
          </table:table-cell>
          <table:table-cell office:value-type="string">
            <text:p>83.4</text:p>
          </table:table-cell>
        </table:table-row>
        <table:table-row table:style-name="ro1">
          <table:table-cell office:value-type="string">
            <text:p>3-1-4-1</text:p>
          </table:table-cell>
          <table:table-cell office:value-type="string">
            <text:p>3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4530">
            <text:p>453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4-2</text:p>
          </table:table-cell>
          <table:table-cell office:value-type="string">
            <text:p>3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  <table:table-cell office:value-type="float" office:value="1748">
            <text:p>17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4-3</text:p>
          </table:table-cell>
          <table:table-cell office:value-type="string">
            <text:p>3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235498">
            <text:p>235498</text:p>
          </table:table-cell>
          <table:table-cell office:value-type="float" office:value="40135">
            <text:p>40135</text:p>
          </table:table-cell>
          <table:table-cell office:value-type="float" office:value="195363">
            <text:p>195363</text:p>
          </table:table-cell>
          <table:table-cell table:style-name="ce1" office:value-type="string">
            <text:p>17.04</text:p>
          </table:table-cell>
          <table:table-cell office:value-type="string">
            <text:p>82.96</text:p>
          </table:table-cell>
        </table:table-row>
        <table:table-row table:style-name="ro1">
          <table:table-cell table:style-name="ce1" office:value-type="string">
            <text:p>3-1-5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5</text:p>
          </table:table-cell>
          <table:table-cell office:value-type="string">
            <text:p>Wspieranie uczniów zdolnych oraz dzieci i młodzieży ze specjalnymi potrzebami edukacyjnymi</text:p>
          </table:table-cell>
          <table:table-cell table:style-name="Default"/>
          <table:table-cell office:value-type="float" office:value="60442">
            <text:p>60442</text:p>
          </table:table-cell>
          <table:table-cell office:value-type="float" office:value="42100">
            <text:p>42100</text:p>
          </table:table-cell>
          <table:table-cell office:value-type="float" office:value="18342">
            <text:p>18342</text:p>
          </table:table-cell>
          <table:table-cell office:value-type="string">
            <text:p>69.65</text:p>
          </table:table-cell>
          <table:table-cell office:value-type="string">
            <text:p>30.35</text:p>
          </table:table-cell>
        </table:table-row>
        <table:table-row table:style-name="ro1">
          <table:table-cell office:value-type="string">
            <text:p>3-1-5-1</text:p>
          </table:table-cell>
          <table:table-cell office:value-type="string">
            <text:p>3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782">
            <text:p>7782</text:p>
          </table:table-cell>
          <table:table-cell office:value-type="float" office:value="0">
            <text:p>0</text:p>
          </table:table-cell>
          <table:table-cell office:value-type="float" office:value="7782">
            <text:p>77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5-2</text:p>
          </table:table-cell>
          <table:table-cell office:value-type="string">
            <text:p>3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52660">
            <text:p>52660</text:p>
          </table:table-cell>
          <table:table-cell office:value-type="float" office:value="42100">
            <text:p>42100</text:p>
          </table:table-cell>
          <table:table-cell office:value-type="float" office:value="10560">
            <text:p>10560</text:p>
          </table:table-cell>
          <table:table-cell office:value-type="string">
            <text:p>79.95</text:p>
          </table:table-cell>
          <table:table-cell table:style-name="ce1" office:value-type="string">
            <text:p>20.05</text:p>
          </table:table-cell>
        </table:table-row>
        <table:table-row table:style-name="ro1">
          <table:table-cell table:style-name="ce1" office:value-type="string">
            <text:p>3-1-6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6</text:p>
          </table:table-cell>
          <table:table-cell office:value-type="string">
            <text:p>Edukacja pozalekcyjna i pozaszkolna</text:p>
          </table:table-cell>
          <table:table-cell table:style-name="Default"/>
          <table:table-cell office:value-type="float" office:value="117859">
            <text:p>117859</text:p>
          </table:table-cell>
          <table:table-cell office:value-type="float" office:value="87206">
            <text:p>87206</text:p>
          </table:table-cell>
          <table:table-cell office:value-type="float" office:value="30653">
            <text:p>30653</text:p>
          </table:table-cell>
          <table:table-cell office:value-type="string">
            <text:p>73.99</text:p>
          </table:table-cell>
          <table:table-cell table:style-name="ce1" office:value-type="string">
            <text:p>26.01</text:p>
          </table:table-cell>
        </table:table-row>
        <table:table-row table:style-name="ro1">
          <table:table-cell office:value-type="string">
            <text:p>3-1-6-1</text:p>
          </table:table-cell>
          <table:table-cell office:value-type="string">
            <text:p>3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451">
            <text:p>15451</text:p>
          </table:table-cell>
          <table:table-cell office:value-type="float" office:value="0">
            <text:p>0</text:p>
          </table:table-cell>
          <table:table-cell office:value-type="float" office:value="15451">
            <text:p>154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6-2</text:p>
          </table:table-cell>
          <table:table-cell office:value-type="string">
            <text:p>3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01788">
            <text:p>101788</text:p>
          </table:table-cell>
          <table:table-cell office:value-type="float" office:value="87206">
            <text:p>87206</text:p>
          </table:table-cell>
          <table:table-cell office:value-type="float" office:value="14582">
            <text:p>14582</text:p>
          </table:table-cell>
          <table:table-cell office:value-type="string">
            <text:p>85.67</text:p>
          </table:table-cell>
          <table:table-cell office:value-type="string">
            <text:p>14.33</text:p>
          </table:table-cell>
        </table:table-row>
        <table:table-row table:style-name="ro1">
          <table:table-cell office:value-type="string">
            <text:p>3-1-6-3</text:p>
          </table:table-cell>
          <table:table-cell office:value-type="string">
            <text:p>3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1-7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7</text:p>
          </table:table-cell>
          <table:table-cell office:value-type="string">
            <text:p>Wspieranie dostępu do podręczników</text:p>
          </table:table-cell>
          <table:table-cell table:style-name="Default"/>
          <table:table-cell office:value-type="float" office:value="5366">
            <text:p>5366</text:p>
          </table:table-cell>
          <table:table-cell office:value-type="float" office:value="0">
            <text:p>0</text:p>
          </table:table-cell>
          <table:table-cell office:value-type="float" office:value="5366">
            <text:p>53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7-1</text:p>
          </table:table-cell>
          <table:table-cell office:value-type="string">
            <text:p>3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7-2</text:p>
          </table:table-cell>
          <table:table-cell office:value-type="string">
            <text:p>3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5228">
            <text:p>5228</text:p>
          </table:table-cell>
          <table:table-cell office:value-type="float" office:value="0">
            <text:p>0</text:p>
          </table:table-cell>
          <table:table-cell office:value-type="float" office:value="5228">
            <text:p>52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1-8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8</text:p>
          </table:table-cell>
          <table:table-cell office:value-type="string">
            <text:p>Wsparcie działalności edukacyjno-wychowawczej</text:p>
          </table:table-cell>
          <table:table-cell table:style-name="Default"/>
          <table:table-cell office:value-type="float" office:value="65774">
            <text:p>65774</text:p>
          </table:table-cell>
          <table:table-cell office:value-type="float" office:value="0">
            <text:p>0</text:p>
          </table:table-cell>
          <table:table-cell office:value-type="float" office:value="65774">
            <text:p>657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8-1</text:p>
          </table:table-cell>
          <table:table-cell office:value-type="string">
            <text:p>3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271">
            <text:p>22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8-2</text:p>
          </table:table-cell>
          <table:table-cell office:value-type="string">
            <text:p>3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5183">
            <text:p>25183</text:p>
          </table:table-cell>
          <table:table-cell office:value-type="float" office:value="0">
            <text:p>0</text:p>
          </table:table-cell>
          <table:table-cell office:value-type="float" office:value="25183">
            <text:p>251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8-3</text:p>
          </table:table-cell>
          <table:table-cell office:value-type="string">
            <text:p>3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8-4</text:p>
          </table:table-cell>
          <table:table-cell office:value-type="string">
            <text:p>3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37743">
            <text:p>37743</text:p>
          </table:table-cell>
          <table:table-cell office:value-type="float" office:value="0">
            <text:p>0</text:p>
          </table:table-cell>
          <table:table-cell office:value-type="float" office:value="37743">
            <text:p>377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1-9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9</text:p>
          </table:table-cell>
          <table:table-cell office:value-type="string">
            <text:p>Prowadzenie działalności edukacyjnej, badawczej i popularyzatorskiej przez IPN</text:p>
          </table:table-cell>
          <table:table-cell table:style-name="Default"/>
          <table:table-cell office:value-type="float" office:value="55198">
            <text:p>55198</text:p>
          </table:table-cell>
          <table:table-cell office:value-type="float" office:value="0">
            <text:p>0</text:p>
          </table:table-cell>
          <table:table-cell office:value-type="float" office:value="55198">
            <text:p>551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9-1</text:p>
          </table:table-cell>
          <table:table-cell office:value-type="string">
            <text:p>3-1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Instytut Pamięci Narodowej - Komisja Ścigania Zbrodni przeciwko Narodowi Polskiemu</text:p>
          </table:table-cell>
          <table:table-cell office:value-type="string">
            <text:p>13</text:p>
          </table:table-cell>
          <table:table-cell office:value-type="float" office:value="55198">
            <text:p>55198</text:p>
          </table:table-cell>
          <table:table-cell office:value-type="float" office:value="0">
            <text:p>0</text:p>
          </table:table-cell>
          <table:table-cell office:value-type="float" office:value="55198">
            <text:p>551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1-10</text:p>
          </table:table-cell>
          <table:table-cell office:value-type="string">
            <text:p>3-1</text:p>
          </table:table-cell>
          <table:table-cell office:value-type="string">
            <text:p>d</text:p>
          </table:table-cell>
          <table:table-cell office:value-type="string">
            <text:p>Podzadanie 3.1.10</text:p>
          </table:table-cell>
          <table:table-cell office:value-type="string">
            <text:p>Infrastruktura edukacji</text:p>
          </table:table-cell>
          <table:table-cell table:style-name="Default"/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10-1</text:p>
          </table:table-cell>
          <table:table-cell office:value-type="string">
            <text:p>3-1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10-2</text:p>
          </table:table-cell>
          <table:table-cell office:value-type="string">
            <text:p>3-1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1740">
            <text:p>11740</text:p>
          </table:table-cell>
          <table:table-cell office:value-type="float" office:value="0">
            <text:p>0</text:p>
          </table:table-cell>
          <table:table-cell office:value-type="float" office:value="11740">
            <text:p>117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1-10-3</text:p>
          </table:table-cell>
          <table:table-cell office:value-type="string">
            <text:p>3-1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340">
            <text:p>53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Zadanie 3.2</text:p>
          </table:table-cell>
          <table:table-cell office:value-type="string">
            <text:p>Szkolnictwo wyższe</text:p>
          </table:table-cell>
          <table:table-cell table:style-name="Default"/>
          <table:table-cell office:value-type="float" office:value="12442732">
            <text:p>12442732</text:p>
          </table:table-cell>
          <table:table-cell office:value-type="float" office:value="619691">
            <text:p>619691</text:p>
          </table:table-cell>
          <table:table-cell office:value-type="float" office:value="11823041">
            <text:p>11823041</text:p>
          </table:table-cell>
          <table:table-cell table:style-name="ce1" office:value-type="string">
            <text:p>4.98</text:p>
          </table:table-cell>
          <table:table-cell office:value-type="string">
            <text:p>95.02</text:p>
          </table:table-cell>
        </table:table-row>
        <table:table-row table:style-name="ro1">
          <table:table-cell table:style-name="ce1" office:value-type="string">
            <text:p>3-2-1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1</text:p>
          </table:table-cell>
          <table:table-cell office:value-type="string">
            <text:p>Zarządzanie systemem szkolnictwa wyższego</text:p>
          </table:table-cell>
          <table:table-cell table:style-name="Default"/>
          <table:table-cell office:value-type="float" office:value="28892">
            <text:p>28892</text:p>
          </table:table-cell>
          <table:table-cell office:value-type="float" office:value="0">
            <text:p>0</text:p>
          </table:table-cell>
          <table:table-cell office:value-type="float" office:value="28892">
            <text:p>288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1-1</text:p>
          </table:table-cell>
          <table:table-cell office:value-type="string">
            <text:p>3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28892">
            <text:p>28892</text:p>
          </table:table-cell>
          <table:table-cell office:value-type="float" office:value="0">
            <text:p>0</text:p>
          </table:table-cell>
          <table:table-cell office:value-type="float" office:value="28892">
            <text:p>288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-2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2</text:p>
          </table:table-cell>
          <table:table-cell office:value-type="string">
            <text:p>Kształcenie w szkolnictwie wyższym akademickim</text:p>
          </table:table-cell>
          <table:table-cell table:style-name="Default"/>
          <table:table-cell office:value-type="float" office:value="9848166">
            <text:p>9848166</text:p>
          </table:table-cell>
          <table:table-cell office:value-type="float" office:value="355685">
            <text:p>355685</text:p>
          </table:table-cell>
          <table:table-cell office:value-type="float" office:value="9492481">
            <text:p>9492481</text:p>
          </table:table-cell>
          <table:table-cell table:style-name="ce1" office:value-type="string">
            <text:p>3.61</text:p>
          </table:table-cell>
          <table:table-cell office:value-type="string">
            <text:p>96.39</text:p>
          </table:table-cell>
        </table:table-row>
        <table:table-row table:style-name="ro1">
          <table:table-cell office:value-type="string">
            <text:p>3-2-2-1</text:p>
          </table:table-cell>
          <table:table-cell office:value-type="string">
            <text:p>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81296">
            <text:p>81296</text:p>
          </table:table-cell>
          <table:table-cell office:value-type="float" office:value="0">
            <text:p>0</text:p>
          </table:table-cell>
          <table:table-cell office:value-type="float" office:value="81296">
            <text:p>812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2-2</text:p>
          </table:table-cell>
          <table:table-cell office:value-type="string">
            <text:p>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443982">
            <text:p>443982</text:p>
          </table:table-cell>
          <table:table-cell office:value-type="float" office:value="0">
            <text:p>0</text:p>
          </table:table-cell>
          <table:table-cell office:value-type="float" office:value="443982">
            <text:p>4439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2-3</text:p>
          </table:table-cell>
          <table:table-cell office:value-type="string">
            <text:p>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72694">
            <text:p>272694</text:p>
          </table:table-cell>
          <table:table-cell office:value-type="float" office:value="0">
            <text:p>0</text:p>
          </table:table-cell>
          <table:table-cell office:value-type="float" office:value="272694">
            <text:p>2726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2-4</text:p>
          </table:table-cell>
          <table:table-cell office:value-type="string">
            <text:p>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7818650">
            <text:p>7818650</text:p>
          </table:table-cell>
          <table:table-cell office:value-type="float" office:value="355685">
            <text:p>355685</text:p>
          </table:table-cell>
          <table:table-cell office:value-type="float" office:value="7462965">
            <text:p>7462965</text:p>
          </table:table-cell>
          <table:table-cell table:style-name="ce1" office:value-type="string">
            <text:p>4.55</text:p>
          </table:table-cell>
          <table:table-cell office:value-type="string">
            <text:p>95.45</text:p>
          </table:table-cell>
        </table:table-row>
        <table:table-row table:style-name="ro1">
          <table:table-cell office:value-type="string">
            <text:p>3-2-2-5</text:p>
          </table:table-cell>
          <table:table-cell office:value-type="string">
            <text:p>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5473">
            <text:p>5473</text:p>
          </table:table-cell>
          <table:table-cell office:value-type="float" office:value="0">
            <text:p>0</text:p>
          </table:table-cell>
          <table:table-cell office:value-type="float" office:value="5473">
            <text:p>54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2-6</text:p>
          </table:table-cell>
          <table:table-cell office:value-type="string">
            <text:p>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226071">
            <text:p>1226071</text:p>
          </table:table-cell>
          <table:table-cell office:value-type="float" office:value="0">
            <text:p>0</text:p>
          </table:table-cell>
          <table:table-cell office:value-type="float" office:value="1226071">
            <text:p>12260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-3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3</text:p>
          </table:table-cell>
          <table:table-cell office:value-type="string">
            <text:p>Kształcenie w szkolnictwie wyższym zawodowym</text:p>
          </table:table-cell>
          <table:table-cell table:style-name="Default"/>
          <table:table-cell office:value-type="float" office:value="59317">
            <text:p>59317</text:p>
          </table:table-cell>
          <table:table-cell office:value-type="float" office:value="0">
            <text:p>0</text:p>
          </table:table-cell>
          <table:table-cell office:value-type="float" office:value="59317">
            <text:p>593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3-1</text:p>
          </table:table-cell>
          <table:table-cell office:value-type="string">
            <text:p>3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59317">
            <text:p>59317</text:p>
          </table:table-cell>
          <table:table-cell office:value-type="float" office:value="0">
            <text:p>0</text:p>
          </table:table-cell>
          <table:table-cell office:value-type="float" office:value="59317">
            <text:p>593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-4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4</text:p>
          </table:table-cell>
          <table:table-cell office:value-type="string">
            <text:p>Wsparcie procesu studiowania</text:p>
          </table:table-cell>
          <table:table-cell table:style-name="Default"/>
          <table:table-cell office:value-type="float" office:value="1688942">
            <text:p>1688942</text:p>
          </table:table-cell>
          <table:table-cell office:value-type="float" office:value="0">
            <text:p>0</text:p>
          </table:table-cell>
          <table:table-cell office:value-type="float" office:value="1688942">
            <text:p>16889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4-1</text:p>
          </table:table-cell>
          <table:table-cell office:value-type="string">
            <text:p>3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6855">
            <text:p>26855</text:p>
          </table:table-cell>
          <table:table-cell office:value-type="float" office:value="0">
            <text:p>0</text:p>
          </table:table-cell>
          <table:table-cell office:value-type="float" office:value="26855">
            <text:p>268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4-2</text:p>
          </table:table-cell>
          <table:table-cell office:value-type="string">
            <text:p>3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1565599">
            <text:p>1565599</text:p>
          </table:table-cell>
          <table:table-cell office:value-type="float" office:value="0">
            <text:p>0</text:p>
          </table:table-cell>
          <table:table-cell office:value-type="float" office:value="1565599">
            <text:p>15655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4-3</text:p>
          </table:table-cell>
          <table:table-cell office:value-type="string">
            <text:p>3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4-4</text:p>
          </table:table-cell>
          <table:table-cell office:value-type="string">
            <text:p>3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95196">
            <text:p>95196</text:p>
          </table:table-cell>
          <table:table-cell office:value-type="float" office:value="0">
            <text:p>0</text:p>
          </table:table-cell>
          <table:table-cell office:value-type="float" office:value="95196">
            <text:p>951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-5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5</text:p>
          </table:table-cell>
          <table:table-cell office:value-type="string">
            <text:p>Infrastruktura szkolnictwa wyższego</text:p>
          </table:table-cell>
          <table:table-cell table:style-name="Default"/>
          <table:table-cell office:value-type="float" office:value="678461">
            <text:p>678461</text:p>
          </table:table-cell>
          <table:table-cell office:value-type="float" office:value="264006">
            <text:p>264006</text:p>
          </table:table-cell>
          <table:table-cell office:value-type="float" office:value="414455">
            <text:p>414455</text:p>
          </table:table-cell>
          <table:table-cell office:value-type="string">
            <text:p>38.91</text:p>
          </table:table-cell>
          <table:table-cell office:value-type="string">
            <text:p>61.09</text:p>
          </table:table-cell>
        </table:table-row>
        <table:table-row table:style-name="ro1">
          <table:table-cell office:value-type="string">
            <text:p>3-2-5-1</text:p>
          </table:table-cell>
          <table:table-cell office:value-type="string">
            <text:p>3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25365">
            <text:p>25365</text:p>
          </table:table-cell>
          <table:table-cell office:value-type="float" office:value="0">
            <text:p>0</text:p>
          </table:table-cell>
          <table:table-cell office:value-type="float" office:value="25365">
            <text:p>253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5-2</text:p>
          </table:table-cell>
          <table:table-cell office:value-type="string">
            <text:p>3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12600">
            <text:p>126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5-3</text:p>
          </table:table-cell>
          <table:table-cell office:value-type="string">
            <text:p>3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1740">
            <text:p>21740</text:p>
          </table:table-cell>
          <table:table-cell office:value-type="float" office:value="0">
            <text:p>0</text:p>
          </table:table-cell>
          <table:table-cell office:value-type="float" office:value="21740">
            <text:p>217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5-4</text:p>
          </table:table-cell>
          <table:table-cell office:value-type="string">
            <text:p>3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574395">
            <text:p>574395</text:p>
          </table:table-cell>
          <table:table-cell office:value-type="float" office:value="264006">
            <text:p>264006</text:p>
          </table:table-cell>
          <table:table-cell office:value-type="float" office:value="310389">
            <text:p>310389</text:p>
          </table:table-cell>
          <table:table-cell office:value-type="string">
            <text:p>45.96</text:p>
          </table:table-cell>
          <table:table-cell office:value-type="string">
            <text:p>54.04</text:p>
          </table:table-cell>
        </table:table-row>
        <table:table-row table:style-name="ro1">
          <table:table-cell office:value-type="string">
            <text:p>3-2-5-5</text:p>
          </table:table-cell>
          <table:table-cell office:value-type="string">
            <text:p>3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44361">
            <text:p>44361</text:p>
          </table:table-cell>
          <table:table-cell office:value-type="float" office:value="0">
            <text:p>0</text:p>
          </table:table-cell>
          <table:table-cell office:value-type="float" office:value="44361">
            <text:p>443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-6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6</text:p>
          </table:table-cell>
          <table:table-cell office:value-type="string">
            <text:p>Program wieloletni ``Budowa kampusu 600-lecia Odnowienia Uniwersytetu Jagiellońskiego``</text:p>
          </table:table-cell>
          <table:table-cell table:style-name="Default"/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6-1</text:p>
          </table:table-cell>
          <table:table-cell office:value-type="string">
            <text:p>3-2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2-7</text:p>
          </table:table-cell>
          <table:table-cell office:value-type="string">
            <text:p>3-2</text:p>
          </table:table-cell>
          <table:table-cell office:value-type="string">
            <text:p>d</text:p>
          </table:table-cell>
          <table:table-cell office:value-type="string">
            <text:p>Podzadanie 3.2.7</text:p>
          </table:table-cell>
          <table:table-cell office:value-type="string">
            <text:p>Program wieloletni ``Uniwersytet im. Adama Mickiewicza w Poznaniu 2004-2015``</text:p>
          </table:table-cell>
          <table:table-cell table:style-name="Default"/>
          <table:table-cell office:value-type="float" office:value="83954">
            <text:p>83954</text:p>
          </table:table-cell>
          <table:table-cell office:value-type="float" office:value="0">
            <text:p>0</text:p>
          </table:table-cell>
          <table:table-cell office:value-type="float" office:value="83954">
            <text:p>839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2-7-1</text:p>
          </table:table-cell>
          <table:table-cell office:value-type="string">
            <text:p>3-2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83954">
            <text:p>83954</text:p>
          </table:table-cell>
          <table:table-cell office:value-type="float" office:value="0">
            <text:p>0</text:p>
          </table:table-cell>
          <table:table-cell office:value-type="float" office:value="83954">
            <text:p>839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3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Zadanie 3.3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6837">
            <text:p>6837</text:p>
          </table:table-cell>
          <table:table-cell office:value-type="float" office:value="1385">
            <text:p>1385</text:p>
          </table:table-cell>
          <table:table-cell office:value-type="float" office:value="5452">
            <text:p>5452</text:p>
          </table:table-cell>
          <table:table-cell office:value-type="string">
            <text:p>20.26</text:p>
          </table:table-cell>
          <table:table-cell office:value-type="string">
            <text:p>79.74</text:p>
          </table:table-cell>
        </table:table-row>
        <table:table-row table:style-name="ro1">
          <table:table-cell table:style-name="ce1" office:value-type="string">
            <text:p>3-3-1</text:p>
          </table:table-cell>
          <table:table-cell office:value-type="string">
            <text:p>3-3</text:p>
          </table:table-cell>
          <table:table-cell office:value-type="string">
            <text:p>d</text:p>
          </table:table-cell>
          <table:table-cell office:value-type="string">
            <text:p>Podzadanie 3.3.1</text:p>
          </table:table-cell>
          <table:table-cell office:value-type="string">
            <text:p>Utrzymanie i rozwój systemów informatycznych</text:p>
          </table:table-cell>
          <table:table-cell table:style-name="Default"/>
          <table:table-cell office:value-type="float" office:value="4924">
            <text:p>492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3-1-1</text:p>
          </table:table-cell>
          <table:table-cell office:value-type="string">
            <text:p>3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4372">
            <text:p>4372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3-3-1-2</text:p>
          </table:table-cell>
          <table:table-cell office:value-type="string">
            <text:p>3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3-3-2</text:p>
          </table:table-cell>
          <table:table-cell office:value-type="string">
            <text:p>3-3</text:p>
          </table:table-cell>
          <table:table-cell office:value-type="string">
            <text:p>d</text:p>
          </table:table-cell>
          <table:table-cell office:value-type="string">
            <text:p>Podzadanie 3.3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913">
            <text:p>1913</text:p>
          </table:table-cell>
          <table:table-cell office:value-type="float" office:value="1385">
            <text:p>1385</text:p>
          </table:table-cell>
          <table:table-cell office:value-type="float" office:value="528">
            <text:p>528</text:p>
          </table:table-cell>
          <table:table-cell office:value-type="string">
            <text:p>72.4</text:p>
          </table:table-cell>
          <table:table-cell table:style-name="ce1" office:value-type="string">
            <text:p>27.6</text:p>
          </table:table-cell>
        </table:table-row>
        <table:table-row table:style-name="ro1">
          <table:table-cell office:value-type="string">
            <text:p>3-3-2-1</text:p>
          </table:table-cell>
          <table:table-cell office:value-type="string">
            <text:p>3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913">
            <text:p>1913</text:p>
          </table:table-cell>
          <table:table-cell office:value-type="float" office:value="1385">
            <text:p>1385</text:p>
          </table:table-cell>
          <table:table-cell office:value-type="float" office:value="528">
            <text:p>528</text:p>
          </table:table-cell>
          <table:table-cell office:value-type="string">
            <text:p>72.4</text:p>
          </table:table-cell>
          <table:table-cell table:style-name="ce1" office:value-type="string">
            <text:p>27.6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4</text:p>
          </table:table-cell>
          <table:table-cell office:value-type="string">
            <text:p>ZARZĄDZANIE FINANSAMI PAŃSTWA</text:p>
          </table:table-cell>
          <table:table-cell table:style-name="Default"/>
          <table:table-cell office:value-type="float" office:value="162662835">
            <text:p>162662835</text:p>
          </table:table-cell>
          <table:table-cell office:value-type="float" office:value="36781689">
            <text:p>36781689</text:p>
          </table:table-cell>
          <table:table-cell office:value-type="float" office:value="125881146">
            <text:p>125881146</text:p>
          </table:table-cell>
          <table:table-cell office:value-type="string">
            <text:p>22.61</text:p>
          </table:table-cell>
          <table:table-cell office:value-type="string">
            <text:p>77.39</text:p>
          </table:table-cell>
        </table:table-row>
        <table:table-row table:style-name="ro1">
          <table:table-cell table:style-name="ce1" office:value-type="string">
            <text:p>4-1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1</text:p>
          </table:table-cell>
          <table:table-cell office:value-type="string">
            <text:p>Opracowywanie i wykonywanie budżetu państwa</text:p>
          </table:table-cell>
          <table:table-cell table:style-name="Default"/>
          <table:table-cell office:value-type="float" office:value="54798946">
            <text:p>54798946</text:p>
          </table:table-cell>
          <table:table-cell office:value-type="float" office:value="36720695">
            <text:p>36720695</text:p>
          </table:table-cell>
          <table:table-cell office:value-type="float" office:value="18078251">
            <text:p>18078251</text:p>
          </table:table-cell>
          <table:table-cell office:value-type="string">
            <text:p>67.01</text:p>
          </table:table-cell>
          <table:table-cell office:value-type="string">
            <text:p>32.99</text:p>
          </table:table-cell>
        </table:table-row>
        <table:table-row table:style-name="ro1">
          <table:table-cell table:style-name="ce1" office:value-type="string">
            <text:p>4-1-1</text:p>
          </table:table-cell>
          <table:table-cell office:value-type="string">
            <text:p>4-1</text:p>
          </table:table-cell>
          <table:table-cell office:value-type="string">
            <text:p>d</text:p>
          </table:table-cell>
          <table:table-cell office:value-type="string">
            <text:p>Podzadanie 4.1.1</text:p>
          </table:table-cell>
          <table:table-cell office:value-type="string">
            <text:p>Opracowanie metodologii i planowanie budżetowe</text:p>
          </table:table-cell>
          <table:table-cell table:style-name="Default"/>
          <table:table-cell office:value-type="float" office:value="131612">
            <text:p>131612</text:p>
          </table:table-cell>
          <table:table-cell office:value-type="float" office:value="16701">
            <text:p>16701</text:p>
          </table:table-cell>
          <table:table-cell office:value-type="float" office:value="114911">
            <text:p>114911</text:p>
          </table:table-cell>
          <table:table-cell table:style-name="ce1" office:value-type="string">
            <text:p>12.69</text:p>
          </table:table-cell>
          <table:table-cell office:value-type="string">
            <text:p>87.31</text:p>
          </table:table-cell>
        </table:table-row>
        <table:table-row table:style-name="ro1">
          <table:table-cell office:value-type="string">
            <text:p>4-1-1-1</text:p>
          </table:table-cell>
          <table:table-cell office:value-type="string">
            <text:p>4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5697">
            <text:p>35697</text:p>
          </table:table-cell>
          <table:table-cell office:value-type="float" office:value="16701">
            <text:p>16701</text:p>
          </table:table-cell>
          <table:table-cell office:value-type="float" office:value="18996">
            <text:p>18996</text:p>
          </table:table-cell>
          <table:table-cell office:value-type="string">
            <text:p>46.79</text:p>
          </table:table-cell>
          <table:table-cell office:value-type="string">
            <text:p>53.21</text:p>
          </table:table-cell>
        </table:table-row>
        <table:table-row table:style-name="ro1">
          <table:table-cell office:value-type="string">
            <text:p>4-1-1-2</text:p>
          </table:table-cell>
          <table:table-cell office:value-type="string">
            <text:p>4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81</text:p>
          </table:table-cell>
          <table:table-cell office:value-type="float" office:value="95000">
            <text:p>95000</text:p>
          </table:table-cell>
          <table:table-cell office:value-type="float" office:value="0">
            <text:p>0</text:p>
          </table:table-cell>
          <table:table-cell office:value-type="float" office:value="95000">
            <text:p>95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1-1-3</text:p>
          </table:table-cell>
          <table:table-cell office:value-type="string">
            <text:p>4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1-2</text:p>
          </table:table-cell>
          <table:table-cell office:value-type="string">
            <text:p>4-1</text:p>
          </table:table-cell>
          <table:table-cell office:value-type="string">
            <text:p>d</text:p>
          </table:table-cell>
          <table:table-cell office:value-type="string">
            <text:p>Podzadanie 4.1.2</text:p>
          </table:table-cell>
          <table:table-cell office:value-type="string">
            <text:p>Realizacja budżetu państwa</text:p>
          </table:table-cell>
          <table:table-cell table:style-name="Default"/>
          <table:table-cell office:value-type="float" office:value="54667334">
            <text:p>54667334</text:p>
          </table:table-cell>
          <table:table-cell office:value-type="float" office:value="36703994">
            <text:p>36703994</text:p>
          </table:table-cell>
          <table:table-cell office:value-type="float" office:value="17963340">
            <text:p>17963340</text:p>
          </table:table-cell>
          <table:table-cell office:value-type="string">
            <text:p>67.14</text:p>
          </table:table-cell>
          <table:table-cell office:value-type="string">
            <text:p>32.86</text:p>
          </table:table-cell>
        </table:table-row>
        <table:table-row table:style-name="ro1">
          <table:table-cell office:value-type="string">
            <text:p>4-1-2-1</text:p>
          </table:table-cell>
          <table:table-cell office:value-type="string">
            <text:p>4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3276">
            <text:p>23276</text:p>
          </table:table-cell>
          <table:table-cell office:value-type="float" office:value="0">
            <text:p>0</text:p>
          </table:table-cell>
          <table:table-cell office:value-type="float" office:value="23276">
            <text:p>232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1-2-2</text:p>
          </table:table-cell>
          <table:table-cell office:value-type="string">
            <text:p>4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83</text:p>
          </table:table-cell>
          <table:table-cell office:value-type="float" office:value="54644058">
            <text:p>54644058</text:p>
          </table:table-cell>
          <table:table-cell office:value-type="float" office:value="36703994">
            <text:p>36703994</text:p>
          </table:table-cell>
          <table:table-cell office:value-type="float" office:value="17940064">
            <text:p>17940064</text:p>
          </table:table-cell>
          <table:table-cell office:value-type="string">
            <text:p>67.17</text:p>
          </table:table-cell>
          <table:table-cell office:value-type="string">
            <text:p>32.83</text:p>
          </table:table-cell>
        </table:table-row>
        <table:table-row table:style-name="ro1">
          <table:table-cell table:style-name="ce1" office:value-type="string">
            <text:p>4-2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2</text:p>
          </table:table-cell>
          <table:table-cell office:value-type="string">
            <text:p>Opracowanie systemu finansowania jednostek samorządu terytorialnego (jst) i sfery budżetowej</text:p>
          </table:table-cell>
          <table:table-cell table:style-name="Default"/>
          <table:table-cell office:value-type="float" office:value="48364265">
            <text:p>48364265</text:p>
          </table:table-cell>
          <table:table-cell office:value-type="float" office:value="2258">
            <text:p>2258</text:p>
          </table:table-cell>
          <table:table-cell office:value-type="float" office:value="48362007">
            <text:p>483620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2-1</text:p>
          </table:table-cell>
          <table:table-cell office:value-type="string">
            <text:p>4-2</text:p>
          </table:table-cell>
          <table:table-cell office:value-type="string">
            <text:p>d</text:p>
          </table:table-cell>
          <table:table-cell office:value-type="string">
            <text:p>Podzadanie 4.2.1</text:p>
          </table:table-cell>
          <table:table-cell office:value-type="string">
            <text:p>Zapewnienie spójności systemu finansów publicznych</text:p>
          </table:table-cell>
          <table:table-cell table:style-name="Default"/>
          <table:table-cell office:value-type="float" office:value="48359152">
            <text:p>48359152</text:p>
          </table:table-cell>
          <table:table-cell office:value-type="float" office:value="0">
            <text:p>0</text:p>
          </table:table-cell>
          <table:table-cell office:value-type="float" office:value="48359152">
            <text:p>483591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2-1-1</text:p>
          </table:table-cell>
          <table:table-cell office:value-type="string">
            <text:p>4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2-1-2</text:p>
          </table:table-cell>
          <table:table-cell office:value-type="string">
            <text:p>4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82</text:p>
          </table:table-cell>
          <table:table-cell office:value-type="float" office:value="48357658">
            <text:p>48357658</text:p>
          </table:table-cell>
          <table:table-cell office:value-type="float" office:value="0">
            <text:p>0</text:p>
          </table:table-cell>
          <table:table-cell office:value-type="float" office:value="48357658">
            <text:p>483576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2-1-3</text:p>
          </table:table-cell>
          <table:table-cell office:value-type="string">
            <text:p>4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2-2</text:p>
          </table:table-cell>
          <table:table-cell office:value-type="string">
            <text:p>4-2</text:p>
          </table:table-cell>
          <table:table-cell office:value-type="string">
            <text:p>d</text:p>
          </table:table-cell>
          <table:table-cell office:value-type="string">
            <text:p>Podzadanie 4.2.2</text:p>
          </table:table-cell>
          <table:table-cell office:value-type="string">
            <text:p>Analiza i ocena funkcjonowania systemu finansowania jst</text:p>
          </table:table-cell>
          <table:table-cell table:style-name="Default"/>
          <table:table-cell office:value-type="float" office:value="5113">
            <text:p>5113</text:p>
          </table:table-cell>
          <table:table-cell office:value-type="float" office:value="2258">
            <text:p>2258</text:p>
          </table:table-cell>
          <table:table-cell office:value-type="float" office:value="2855">
            <text:p>2855</text:p>
          </table:table-cell>
          <table:table-cell office:value-type="string">
            <text:p>44.16</text:p>
          </table:table-cell>
          <table:table-cell office:value-type="string">
            <text:p>55.84</text:p>
          </table:table-cell>
        </table:table-row>
        <table:table-row table:style-name="ro1">
          <table:table-cell office:value-type="string">
            <text:p>4-2-2-1</text:p>
          </table:table-cell>
          <table:table-cell office:value-type="string">
            <text:p>4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390">
            <text:p>3390</text:p>
          </table:table-cell>
          <table:table-cell office:value-type="float" office:value="2258">
            <text:p>2258</text:p>
          </table:table-cell>
          <table:table-cell office:value-type="float" office:value="1132">
            <text:p>1132</text:p>
          </table:table-cell>
          <table:table-cell office:value-type="string">
            <text:p>66.61</text:p>
          </table:table-cell>
          <table:table-cell office:value-type="string">
            <text:p>33.39</text:p>
          </table:table-cell>
        </table:table-row>
        <table:table-row table:style-name="ro1">
          <table:table-cell office:value-type="string">
            <text:p>4-2-2-2</text:p>
          </table:table-cell>
          <table:table-cell office:value-type="string">
            <text:p>4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1723">
            <text:p>17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3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3</text:p>
          </table:table-cell>
          <table:table-cell office:value-type="string">
            <text:p>Realizacja dochodów z podatków bezpośrednich, pośrednich oraz dochodów niepodatkowych</text:p>
          </table:table-cell>
          <table:table-cell table:style-name="Default"/>
          <table:table-cell office:value-type="float" office:value="3427947">
            <text:p>3427947</text:p>
          </table:table-cell>
          <table:table-cell office:value-type="float" office:value="27555">
            <text:p>27555</text:p>
          </table:table-cell>
          <table:table-cell office:value-type="float" office:value="3400392">
            <text:p>3400392</text:p>
          </table:table-cell>
          <table:table-cell office:value-type="string">
            <text:p>0.8</text:p>
          </table:table-cell>
          <table:table-cell office:value-type="string">
            <text:p>99.2</text:p>
          </table:table-cell>
        </table:table-row>
        <table:table-row table:style-name="ro1">
          <table:table-cell table:style-name="ce1" office:value-type="string">
            <text:p>4-3-1</text:p>
          </table:table-cell>
          <table:table-cell office:value-type="string">
            <text:p>4-3</text:p>
          </table:table-cell>
          <table:table-cell office:value-type="string">
            <text:p>d</text:p>
          </table:table-cell>
          <table:table-cell office:value-type="string">
            <text:p>Podzadanie 4.3.1</text:p>
          </table:table-cell>
          <table:table-cell office:value-type="string">
            <text:p>Pobór podatków w tym ustalanie i określanie zobowiązań podatkowych oraz niepodatkowych należności budżetu państwa i jednostek samorządu terytorialnego</text:p>
          </table:table-cell>
          <table:table-cell table:style-name="Default"/>
          <table:table-cell office:value-type="float" office:value="2462489">
            <text:p>2462489</text:p>
          </table:table-cell>
          <table:table-cell office:value-type="float" office:value="0">
            <text:p>0</text:p>
          </table:table-cell>
          <table:table-cell office:value-type="float" office:value="2462489">
            <text:p>24624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3-1-1</text:p>
          </table:table-cell>
          <table:table-cell office:value-type="string">
            <text:p>4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444819">
            <text:p>2444819</text:p>
          </table:table-cell>
          <table:table-cell office:value-type="float" office:value="0">
            <text:p>0</text:p>
          </table:table-cell>
          <table:table-cell office:value-type="float" office:value="2444819">
            <text:p>24448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3-1-2</text:p>
          </table:table-cell>
          <table:table-cell office:value-type="string">
            <text:p>4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670">
            <text:p>17670</text:p>
          </table:table-cell>
          <table:table-cell office:value-type="float" office:value="0">
            <text:p>0</text:p>
          </table:table-cell>
          <table:table-cell office:value-type="float" office:value="17670">
            <text:p>176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3-2</text:p>
          </table:table-cell>
          <table:table-cell office:value-type="string">
            <text:p>4-3</text:p>
          </table:table-cell>
          <table:table-cell office:value-type="string">
            <text:p>d</text:p>
          </table:table-cell>
          <table:table-cell office:value-type="string">
            <text:p>Podzadanie 4.3.2</text:p>
          </table:table-cell>
          <table:table-cell office:value-type="string">
            <text:p>Zapewnienie sprawnej obsługi podatników</text:p>
          </table:table-cell>
          <table:table-cell table:style-name="Default"/>
          <table:table-cell office:value-type="float" office:value="84695">
            <text:p>84695</text:p>
          </table:table-cell>
          <table:table-cell office:value-type="float" office:value="13312">
            <text:p>13312</text:p>
          </table:table-cell>
          <table:table-cell office:value-type="float" office:value="71383">
            <text:p>71383</text:p>
          </table:table-cell>
          <table:table-cell office:value-type="string">
            <text:p>15.72</text:p>
          </table:table-cell>
          <table:table-cell office:value-type="string">
            <text:p>84.28</text:p>
          </table:table-cell>
        </table:table-row>
        <table:table-row table:style-name="ro1">
          <table:table-cell office:value-type="string">
            <text:p>4-3-2-1</text:p>
          </table:table-cell>
          <table:table-cell office:value-type="string">
            <text:p>4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84695">
            <text:p>84695</text:p>
          </table:table-cell>
          <table:table-cell office:value-type="float" office:value="13312">
            <text:p>13312</text:p>
          </table:table-cell>
          <table:table-cell office:value-type="float" office:value="71383">
            <text:p>71383</text:p>
          </table:table-cell>
          <table:table-cell office:value-type="string">
            <text:p>15.72</text:p>
          </table:table-cell>
          <table:table-cell office:value-type="string">
            <text:p>84.28</text:p>
          </table:table-cell>
        </table:table-row>
        <table:table-row table:style-name="ro1">
          <table:table-cell table:style-name="ce1" office:value-type="string">
            <text:p>4-3-3</text:p>
          </table:table-cell>
          <table:table-cell office:value-type="string">
            <text:p>4-3</text:p>
          </table:table-cell>
          <table:table-cell office:value-type="string">
            <text:p>d</text:p>
          </table:table-cell>
          <table:table-cell office:value-type="string">
            <text:p>Podzadanie 4.3.3</text:p>
          </table:table-cell>
          <table:table-cell office:value-type="string">
            <text:p>Pobór ceł i udogodnienia w handlu i podróżach przez granicę</text:p>
          </table:table-cell>
          <table:table-cell table:style-name="Default"/>
          <table:table-cell office:value-type="float" office:value="503947">
            <text:p>503947</text:p>
          </table:table-cell>
          <table:table-cell office:value-type="float" office:value="14243">
            <text:p>14243</text:p>
          </table:table-cell>
          <table:table-cell office:value-type="float" office:value="489704">
            <text:p>489704</text:p>
          </table:table-cell>
          <table:table-cell table:style-name="ce1" office:value-type="string">
            <text:p>2.83</text:p>
          </table:table-cell>
          <table:table-cell office:value-type="string">
            <text:p>97.17</text:p>
          </table:table-cell>
        </table:table-row>
        <table:table-row table:style-name="ro1">
          <table:table-cell office:value-type="string">
            <text:p>4-3-3-1</text:p>
          </table:table-cell>
          <table:table-cell office:value-type="string">
            <text:p>4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03947">
            <text:p>503947</text:p>
          </table:table-cell>
          <table:table-cell office:value-type="float" office:value="14243">
            <text:p>14243</text:p>
          </table:table-cell>
          <table:table-cell office:value-type="float" office:value="489704">
            <text:p>489704</text:p>
          </table:table-cell>
          <table:table-cell table:style-name="ce1" office:value-type="string">
            <text:p>2.83</text:p>
          </table:table-cell>
          <table:table-cell office:value-type="string">
            <text:p>97.17</text:p>
          </table:table-cell>
        </table:table-row>
        <table:table-row table:style-name="ro1">
          <table:table-cell table:style-name="ce1" office:value-type="string">
            <text:p>4-3-4</text:p>
          </table:table-cell>
          <table:table-cell office:value-type="string">
            <text:p>4-3</text:p>
          </table:table-cell>
          <table:table-cell office:value-type="string">
            <text:p>d</text:p>
          </table:table-cell>
          <table:table-cell office:value-type="string">
            <text:p>Podzadanie 4.3.4</text:p>
          </table:table-cell>
          <table:table-cell office:value-type="string">
            <text:p>Prowadzenie postępowań egzekucyjnych</text:p>
          </table:table-cell>
          <table:table-cell table:style-name="Default"/>
          <table:table-cell office:value-type="float" office:value="376816">
            <text:p>376816</text:p>
          </table:table-cell>
          <table:table-cell office:value-type="float" office:value="0">
            <text:p>0</text:p>
          </table:table-cell>
          <table:table-cell office:value-type="float" office:value="376816">
            <text:p>3768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3-4-1</text:p>
          </table:table-cell>
          <table:table-cell office:value-type="string">
            <text:p>4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76816">
            <text:p>376816</text:p>
          </table:table-cell>
          <table:table-cell office:value-type="float" office:value="0">
            <text:p>0</text:p>
          </table:table-cell>
          <table:table-cell office:value-type="float" office:value="376816">
            <text:p>3768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4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4</text:p>
          </table:table-cell>
          <table:table-cell office:value-type="string">
            <text:p>Zarządzanie długiem publicznym</text:p>
          </table:table-cell>
          <table:table-cell table:style-name="Default"/>
          <table:table-cell office:value-type="float" office:value="38324734">
            <text:p>38324734</text:p>
          </table:table-cell>
          <table:table-cell office:value-type="float" office:value="0">
            <text:p>0</text:p>
          </table:table-cell>
          <table:table-cell office:value-type="float" office:value="38324734">
            <text:p>38324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4-1</text:p>
          </table:table-cell>
          <table:table-cell office:value-type="string">
            <text:p>4-4</text:p>
          </table:table-cell>
          <table:table-cell office:value-type="string">
            <text:p>d</text:p>
          </table:table-cell>
          <table:table-cell office:value-type="string">
            <text:p>Podzadanie 4.4.1</text:p>
          </table:table-cell>
          <table:table-cell office:value-type="string">
            <text:p>Zarządzanie i obsługa długu krajowego</text:p>
          </table:table-cell>
          <table:table-cell table:style-name="Default"/>
          <table:table-cell office:value-type="float" office:value="29632592">
            <text:p>29632592</text:p>
          </table:table-cell>
          <table:table-cell office:value-type="float" office:value="0">
            <text:p>0</text:p>
          </table:table-cell>
          <table:table-cell office:value-type="float" office:value="29632592">
            <text:p>296325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4-1-1</text:p>
          </table:table-cell>
          <table:table-cell office:value-type="string">
            <text:p>4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0892">
            <text:p>10892</text:p>
          </table:table-cell>
          <table:table-cell office:value-type="float" office:value="0">
            <text:p>0</text:p>
          </table:table-cell>
          <table:table-cell office:value-type="float" office:value="10892">
            <text:p>108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4-1-2</text:p>
          </table:table-cell>
          <table:table-cell office:value-type="string">
            <text:p>4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79</text:p>
          </table:table-cell>
          <table:table-cell office:value-type="float" office:value="29621700">
            <text:p>29621700</text:p>
          </table:table-cell>
          <table:table-cell office:value-type="float" office:value="0">
            <text:p>0</text:p>
          </table:table-cell>
          <table:table-cell office:value-type="float" office:value="29621700">
            <text:p>29621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4-2</text:p>
          </table:table-cell>
          <table:table-cell office:value-type="string">
            <text:p>4-4</text:p>
          </table:table-cell>
          <table:table-cell office:value-type="string">
            <text:p>d</text:p>
          </table:table-cell>
          <table:table-cell office:value-type="string">
            <text:p>Podzadanie 4.4.2</text:p>
          </table:table-cell>
          <table:table-cell office:value-type="string">
            <text:p>Zarządzanie i obsługa długu zagranicznego</text:p>
          </table:table-cell>
          <table:table-cell table:style-name="Default"/>
          <table:table-cell office:value-type="float" office:value="8692142">
            <text:p>8692142</text:p>
          </table:table-cell>
          <table:table-cell office:value-type="float" office:value="0">
            <text:p>0</text:p>
          </table:table-cell>
          <table:table-cell office:value-type="float" office:value="8692142">
            <text:p>86921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4-2-1</text:p>
          </table:table-cell>
          <table:table-cell office:value-type="string">
            <text:p>4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56">
            <text:p>27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4-2-2</text:p>
          </table:table-cell>
          <table:table-cell office:value-type="string">
            <text:p>4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78</text:p>
          </table:table-cell>
          <table:table-cell office:value-type="float" office:value="8689386">
            <text:p>8689386</text:p>
          </table:table-cell>
          <table:table-cell office:value-type="float" office:value="0">
            <text:p>0</text:p>
          </table:table-cell>
          <table:table-cell office:value-type="float" office:value="8689386">
            <text:p>86893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5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5</text:p>
          </table:table-cell>
          <table:table-cell office:value-type="string">
            <text:p>Przeciwdziałanie zagrożeniom bezpieczeństwa finansowego państwa</text:p>
          </table:table-cell>
          <table:table-cell table:style-name="Default"/>
          <table:table-cell office:value-type="float" office:value="314394">
            <text:p>314394</text:p>
          </table:table-cell>
          <table:table-cell office:value-type="float" office:value="1314">
            <text:p>1314</text:p>
          </table:table-cell>
          <table:table-cell office:value-type="float" office:value="313080">
            <text:p>313080</text:p>
          </table:table-cell>
          <table:table-cell office:value-type="string">
            <text:p>0.42</text:p>
          </table:table-cell>
          <table:table-cell office:value-type="string">
            <text:p>99.58</text:p>
          </table:table-cell>
        </table:table-row>
        <table:table-row table:style-name="ro1">
          <table:table-cell table:style-name="ce1" office:value-type="string">
            <text:p>4-5-1</text:p>
          </table:table-cell>
          <table:table-cell office:value-type="string">
            <text:p>4-5</text:p>
          </table:table-cell>
          <table:table-cell office:value-type="string">
            <text:p>d</text:p>
          </table:table-cell>
          <table:table-cell office:value-type="string">
            <text:p>Podzadanie 4.5.1</text:p>
          </table:table-cell>
          <table:table-cell office:value-type="string">
            <text:p>Prowadzenie postępowań karnych skarbowych</text:p>
          </table:table-cell>
          <table:table-cell table:style-name="Default"/>
          <table:table-cell office:value-type="float" office:value="14243">
            <text:p>14243</text:p>
          </table:table-cell>
          <table:table-cell office:value-type="float" office:value="0">
            <text:p>0</text:p>
          </table:table-cell>
          <table:table-cell office:value-type="float" office:value="14243">
            <text:p>142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5-1-1</text:p>
          </table:table-cell>
          <table:table-cell office:value-type="string">
            <text:p>4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4243">
            <text:p>14243</text:p>
          </table:table-cell>
          <table:table-cell office:value-type="float" office:value="0">
            <text:p>0</text:p>
          </table:table-cell>
          <table:table-cell office:value-type="float" office:value="14243">
            <text:p>142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5-2</text:p>
          </table:table-cell>
          <table:table-cell office:value-type="string">
            <text:p>4-5</text:p>
          </table:table-cell>
          <table:table-cell office:value-type="string">
            <text:p>d</text:p>
          </table:table-cell>
          <table:table-cell office:value-type="string">
            <text:p>Podzadanie 4.5.2</text:p>
          </table:table-cell>
          <table:table-cell office:value-type="string">
            <text:p>Przeciwdziałanie praniu pieniędzy i finansowaniu terroryzmu</text:p>
          </table:table-cell>
          <table:table-cell table:style-name="Default"/>
          <table:table-cell office:value-type="float" office:value="5917">
            <text:p>5917</text:p>
          </table:table-cell>
          <table:table-cell office:value-type="float" office:value="0">
            <text:p>0</text:p>
          </table:table-cell>
          <table:table-cell office:value-type="float" office:value="5917">
            <text:p>59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5-2-1</text:p>
          </table:table-cell>
          <table:table-cell office:value-type="string">
            <text:p>4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4732">
            <text:p>4732</text:p>
          </table:table-cell>
          <table:table-cell office:value-type="float" office:value="0">
            <text:p>0</text:p>
          </table:table-cell>
          <table:table-cell office:value-type="float" office:value="4732">
            <text:p>47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5-2-2</text:p>
          </table:table-cell>
          <table:table-cell office:value-type="string">
            <text:p>4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185">
            <text:p>1185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5-3</text:p>
          </table:table-cell>
          <table:table-cell office:value-type="string">
            <text:p>4-5</text:p>
          </table:table-cell>
          <table:table-cell office:value-type="string">
            <text:p>d</text:p>
          </table:table-cell>
          <table:table-cell office:value-type="string">
            <text:p>Podzadanie 4.5.3</text:p>
          </table:table-cell>
          <table:table-cell office:value-type="string">
            <text:p>Wywiad skarbowy</text:p>
          </table:table-cell>
          <table:table-cell table:style-name="Default"/>
          <table:table-cell office:value-type="float" office:value="49245">
            <text:p>49245</text:p>
          </table:table-cell>
          <table:table-cell office:value-type="float" office:value="0">
            <text:p>0</text:p>
          </table:table-cell>
          <table:table-cell office:value-type="float" office:value="49245">
            <text:p>492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5-3-1</text:p>
          </table:table-cell>
          <table:table-cell office:value-type="string">
            <text:p>4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49245">
            <text:p>49245</text:p>
          </table:table-cell>
          <table:table-cell office:value-type="float" office:value="0">
            <text:p>0</text:p>
          </table:table-cell>
          <table:table-cell office:value-type="float" office:value="49245">
            <text:p>492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5-4</text:p>
          </table:table-cell>
          <table:table-cell office:value-type="string">
            <text:p>4-5</text:p>
          </table:table-cell>
          <table:table-cell office:value-type="string">
            <text:p>d</text:p>
          </table:table-cell>
          <table:table-cell office:value-type="string">
            <text:p>Podzadanie 4.5.4</text:p>
          </table:table-cell>
          <table:table-cell office:value-type="string">
            <text:p>Ochrona rynku przed przemytem towarów</text:p>
          </table:table-cell>
          <table:table-cell table:style-name="Default"/>
          <table:table-cell office:value-type="float" office:value="244989">
            <text:p>244989</text:p>
          </table:table-cell>
          <table:table-cell office:value-type="float" office:value="1314">
            <text:p>1314</text:p>
          </table:table-cell>
          <table:table-cell office:value-type="float" office:value="243675">
            <text:p>243675</text:p>
          </table:table-cell>
          <table:table-cell office:value-type="string">
            <text:p>0.54</text:p>
          </table:table-cell>
          <table:table-cell office:value-type="string">
            <text:p>99.46</text:p>
          </table:table-cell>
        </table:table-row>
        <table:table-row table:style-name="ro1">
          <table:table-cell office:value-type="string">
            <text:p>4-5-4-1</text:p>
          </table:table-cell>
          <table:table-cell office:value-type="string">
            <text:p>4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44989">
            <text:p>244989</text:p>
          </table:table-cell>
          <table:table-cell office:value-type="float" office:value="1314">
            <text:p>1314</text:p>
          </table:table-cell>
          <table:table-cell office:value-type="float" office:value="243675">
            <text:p>243675</text:p>
          </table:table-cell>
          <table:table-cell office:value-type="string">
            <text:p>0.54</text:p>
          </table:table-cell>
          <table:table-cell office:value-type="string">
            <text:p>99.46</text:p>
          </table:table-cell>
        </table:table-row>
        <table:table-row table:style-name="ro1">
          <table:table-cell table:style-name="ce1" office:value-type="string">
            <text:p>4-6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6</text:p>
          </table:table-cell>
          <table:table-cell office:value-type="string">
            <text:p>Koordynowanie i organizowanie współpracy finansowej, kredytowej i płatniczej z zagranicą oraz w ramach Unii Europejskiej</text:p>
          </table:table-cell>
          <table:table-cell table:style-name="Default"/>
          <table:table-cell office:value-type="float" office:value="15670444">
            <text:p>15670444</text:p>
          </table:table-cell>
          <table:table-cell office:value-type="float" office:value="0">
            <text:p>0</text:p>
          </table:table-cell>
          <table:table-cell office:value-type="float" office:value="15670444">
            <text:p>156704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6-1</text:p>
          </table:table-cell>
          <table:table-cell office:value-type="string">
            <text:p>4-6</text:p>
          </table:table-cell>
          <table:table-cell office:value-type="string">
            <text:p>d</text:p>
          </table:table-cell>
          <table:table-cell office:value-type="string">
            <text:p>Podzadanie 4.6.1</text:p>
          </table:table-cell>
          <table:table-cell office:value-type="string">
            <text:p>Nadzór w zakresie finansowych instrumentów wspierania eksportu</text:p>
          </table:table-cell>
          <table:table-cell table:style-name="Default"/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6-1-1</text:p>
          </table:table-cell>
          <table:table-cell office:value-type="string">
            <text:p>4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6-2</text:p>
          </table:table-cell>
          <table:table-cell office:value-type="string">
            <text:p>4-6</text:p>
          </table:table-cell>
          <table:table-cell office:value-type="string">
            <text:p>d</text:p>
          </table:table-cell>
          <table:table-cell office:value-type="string">
            <text:p>Podzadanie 4.6.2</text:p>
          </table:table-cell>
          <table:table-cell office:value-type="string">
            <text:p>Środki własne UE</text:p>
          </table:table-cell>
          <table:table-cell table:style-name="Default"/>
          <table:table-cell office:value-type="float" office:value="15656700">
            <text:p>15656700</text:p>
          </table:table-cell>
          <table:table-cell office:value-type="float" office:value="0">
            <text:p>0</text:p>
          </table:table-cell>
          <table:table-cell office:value-type="float" office:value="15656700">
            <text:p>15656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6-2-1</text:p>
          </table:table-cell>
          <table:table-cell office:value-type="string">
            <text:p>4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6-2-2</text:p>
          </table:table-cell>
          <table:table-cell office:value-type="string">
            <text:p>4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84</text:p>
          </table:table-cell>
          <table:table-cell office:value-type="float" office:value="15656425">
            <text:p>15656425</text:p>
          </table:table-cell>
          <table:table-cell office:value-type="float" office:value="0">
            <text:p>0</text:p>
          </table:table-cell>
          <table:table-cell office:value-type="float" office:value="15656425">
            <text:p>156564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7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7</text:p>
          </table:table-cell>
          <table:table-cell office:value-type="string">
            <text:p>Działania kontrolne w zakresie poboru należności budżetu państwa</text:p>
          </table:table-cell>
          <table:table-cell table:style-name="Default"/>
          <table:table-cell office:value-type="float" office:value="1024172">
            <text:p>1024172</text:p>
          </table:table-cell>
          <table:table-cell office:value-type="float" office:value="0">
            <text:p>0</text:p>
          </table:table-cell>
          <table:table-cell office:value-type="float" office:value="1024172">
            <text:p>10241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7-1</text:p>
          </table:table-cell>
          <table:table-cell office:value-type="string">
            <text:p>4-7</text:p>
          </table:table-cell>
          <table:table-cell office:value-type="string">
            <text:p>d</text:p>
          </table:table-cell>
          <table:table-cell office:value-type="string">
            <text:p>Podzadanie 4.7.1</text:p>
          </table:table-cell>
          <table:table-cell office:value-type="string">
            <text:p>Prowadzenie kontroli podatkowych</text:p>
          </table:table-cell>
          <table:table-cell table:style-name="Default"/>
          <table:table-cell office:value-type="float" office:value="313361">
            <text:p>313361</text:p>
          </table:table-cell>
          <table:table-cell office:value-type="float" office:value="0">
            <text:p>0</text:p>
          </table:table-cell>
          <table:table-cell office:value-type="float" office:value="313361">
            <text:p>3133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7-1-1</text:p>
          </table:table-cell>
          <table:table-cell office:value-type="string">
            <text:p>4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13361">
            <text:p>313361</text:p>
          </table:table-cell>
          <table:table-cell office:value-type="float" office:value="0">
            <text:p>0</text:p>
          </table:table-cell>
          <table:table-cell office:value-type="float" office:value="313361">
            <text:p>3133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7-2</text:p>
          </table:table-cell>
          <table:table-cell office:value-type="string">
            <text:p>4-7</text:p>
          </table:table-cell>
          <table:table-cell office:value-type="string">
            <text:p>d</text:p>
          </table:table-cell>
          <table:table-cell office:value-type="string">
            <text:p>Podzadanie 4.7.2</text:p>
          </table:table-cell>
          <table:table-cell office:value-type="string">
            <text:p>Prowadzenie kontroli wykonywanej przez Służbę Celną</text:p>
          </table:table-cell>
          <table:table-cell table:style-name="Default"/>
          <table:table-cell office:value-type="float" office:value="516943">
            <text:p>516943</text:p>
          </table:table-cell>
          <table:table-cell office:value-type="float" office:value="0">
            <text:p>0</text:p>
          </table:table-cell>
          <table:table-cell office:value-type="float" office:value="516943">
            <text:p>5169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7-2-1</text:p>
          </table:table-cell>
          <table:table-cell office:value-type="string">
            <text:p>4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16943">
            <text:p>516943</text:p>
          </table:table-cell>
          <table:table-cell office:value-type="float" office:value="0">
            <text:p>0</text:p>
          </table:table-cell>
          <table:table-cell office:value-type="float" office:value="516943">
            <text:p>5169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7-3</text:p>
          </table:table-cell>
          <table:table-cell office:value-type="string">
            <text:p>4-7</text:p>
          </table:table-cell>
          <table:table-cell office:value-type="string">
            <text:p>d</text:p>
          </table:table-cell>
          <table:table-cell office:value-type="string">
            <text:p>Podzadanie 4.7.3</text:p>
          </table:table-cell>
          <table:table-cell office:value-type="string">
            <text:p>Prowadzenie czynności sprawdzających</text:p>
          </table:table-cell>
          <table:table-cell table:style-name="Default"/>
          <table:table-cell office:value-type="float" office:value="193868">
            <text:p>193868</text:p>
          </table:table-cell>
          <table:table-cell office:value-type="float" office:value="0">
            <text:p>0</text:p>
          </table:table-cell>
          <table:table-cell office:value-type="float" office:value="193868">
            <text:p>1938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7-3-1</text:p>
          </table:table-cell>
          <table:table-cell office:value-type="string">
            <text:p>4-7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93868">
            <text:p>193868</text:p>
          </table:table-cell>
          <table:table-cell office:value-type="float" office:value="0">
            <text:p>0</text:p>
          </table:table-cell>
          <table:table-cell office:value-type="float" office:value="193868">
            <text:p>1938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8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8</text:p>
          </table:table-cell>
          <table:table-cell office:value-type="string">
            <text:p>Kontrola skarbowa oraz nadzór nad organami kontroli skarbowej</text:p>
          </table:table-cell>
          <table:table-cell table:style-name="Default"/>
          <table:table-cell office:value-type="float" office:value="379105">
            <text:p>379105</text:p>
          </table:table-cell>
          <table:table-cell office:value-type="float" office:value="0">
            <text:p>0</text:p>
          </table:table-cell>
          <table:table-cell office:value-type="float" office:value="379105">
            <text:p>3791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8-1</text:p>
          </table:table-cell>
          <table:table-cell office:value-type="string">
            <text:p>4-8</text:p>
          </table:table-cell>
          <table:table-cell office:value-type="string">
            <text:p>d</text:p>
          </table:table-cell>
          <table:table-cell office:value-type="string">
            <text:p>Podzadanie 4.8.1</text:p>
          </table:table-cell>
          <table:table-cell office:value-type="string">
            <text:p>Analiza, zarządzanie i wykorzystywanie danych uzyskanych w wyniku działań organów kontroli skarbowej</text:p>
          </table:table-cell>
          <table:table-cell table:style-name="Default"/>
          <table:table-cell office:value-type="float" office:value="31123">
            <text:p>31123</text:p>
          </table:table-cell>
          <table:table-cell office:value-type="float" office:value="0">
            <text:p>0</text:p>
          </table:table-cell>
          <table:table-cell office:value-type="float" office:value="31123">
            <text:p>311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8-1-1</text:p>
          </table:table-cell>
          <table:table-cell office:value-type="string">
            <text:p>4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1123">
            <text:p>31123</text:p>
          </table:table-cell>
          <table:table-cell office:value-type="float" office:value="0">
            <text:p>0</text:p>
          </table:table-cell>
          <table:table-cell office:value-type="float" office:value="31123">
            <text:p>311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8-2</text:p>
          </table:table-cell>
          <table:table-cell office:value-type="string">
            <text:p>4-8</text:p>
          </table:table-cell>
          <table:table-cell office:value-type="string">
            <text:p>d</text:p>
          </table:table-cell>
          <table:table-cell office:value-type="string">
            <text:p>Podzadanie 4.8.2</text:p>
          </table:table-cell>
          <table:table-cell office:value-type="string">
            <text:p>Inicjowanie i prowadzenie postępowań kontrolnych prowadzonych przez organ kontroli skarbowej</text:p>
          </table:table-cell>
          <table:table-cell table:style-name="Default"/>
          <table:table-cell office:value-type="float" office:value="294620">
            <text:p>294620</text:p>
          </table:table-cell>
          <table:table-cell office:value-type="float" office:value="0">
            <text:p>0</text:p>
          </table:table-cell>
          <table:table-cell office:value-type="float" office:value="294620">
            <text:p>294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8-2-1</text:p>
          </table:table-cell>
          <table:table-cell office:value-type="string">
            <text:p>4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94620">
            <text:p>294620</text:p>
          </table:table-cell>
          <table:table-cell office:value-type="float" office:value="0">
            <text:p>0</text:p>
          </table:table-cell>
          <table:table-cell office:value-type="float" office:value="294620">
            <text:p>294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8-3</text:p>
          </table:table-cell>
          <table:table-cell office:value-type="string">
            <text:p>4-8</text:p>
          </table:table-cell>
          <table:table-cell office:value-type="string">
            <text:p>d</text:p>
          </table:table-cell>
          <table:table-cell office:value-type="string">
            <text:p>Podzadanie 4.8.3</text:p>
          </table:table-cell>
          <table:table-cell office:value-type="string">
            <text:p>Audyt i kontrola środków pochodzących z UE</text:p>
          </table:table-cell>
          <table:table-cell table:style-name="Default"/>
          <table:table-cell office:value-type="float" office:value="53362">
            <text:p>53362</text:p>
          </table:table-cell>
          <table:table-cell office:value-type="float" office:value="0">
            <text:p>0</text:p>
          </table:table-cell>
          <table:table-cell office:value-type="float" office:value="53362">
            <text:p>533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8-3-1</text:p>
          </table:table-cell>
          <table:table-cell office:value-type="string">
            <text:p>4-8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3362">
            <text:p>53362</text:p>
          </table:table-cell>
          <table:table-cell office:value-type="float" office:value="0">
            <text:p>0</text:p>
          </table:table-cell>
          <table:table-cell office:value-type="float" office:value="53362">
            <text:p>533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9</text:p>
          </table:table-cell>
          <table:table-cell office:value-type="string">
            <text:p>Nadzór nad rynkiem kapitałowym, ubezpieczeniowym, emerytalnym i bankowym</text:p>
          </table:table-cell>
          <table:table-cell table:style-name="Default"/>
          <table:table-cell office:value-type="float" office:value="207083">
            <text:p>207083</text:p>
          </table:table-cell>
          <table:table-cell office:value-type="float" office:value="0">
            <text:p>0</text:p>
          </table:table-cell>
          <table:table-cell office:value-type="float" office:value="207083">
            <text:p>2070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-1</text:p>
          </table:table-cell>
          <table:table-cell office:value-type="string">
            <text:p>4-9</text:p>
          </table:table-cell>
          <table:table-cell office:value-type="string">
            <text:p>d</text:p>
          </table:table-cell>
          <table:table-cell office:value-type="string">
            <text:p>Podzadanie 4.9.1</text:p>
          </table:table-cell>
          <table:table-cell office:value-type="string">
            <text:p>Nadzór nad podmiotami rynku kapitałowego</text:p>
          </table:table-cell>
          <table:table-cell table:style-name="Default"/>
          <table:table-cell office:value-type="float" office:value="37504">
            <text:p>37504</text:p>
          </table:table-cell>
          <table:table-cell office:value-type="float" office:value="0">
            <text:p>0</text:p>
          </table:table-cell>
          <table:table-cell office:value-type="float" office:value="37504">
            <text:p>375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1-1</text:p>
          </table:table-cell>
          <table:table-cell office:value-type="string">
            <text:p>4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1-2</text:p>
          </table:table-cell>
          <table:table-cell office:value-type="string">
            <text:p>4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omisja Nadzoru Finansowego</text:p>
          </table:table-cell>
          <table:table-cell office:value-type="string">
            <text:p>70</text:p>
          </table:table-cell>
          <table:table-cell office:value-type="float" office:value="36483">
            <text:p>36483</text:p>
          </table:table-cell>
          <table:table-cell office:value-type="float" office:value="0">
            <text:p>0</text:p>
          </table:table-cell>
          <table:table-cell office:value-type="float" office:value="36483">
            <text:p>364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-2</text:p>
          </table:table-cell>
          <table:table-cell office:value-type="string">
            <text:p>4-9</text:p>
          </table:table-cell>
          <table:table-cell office:value-type="string">
            <text:p>d</text:p>
          </table:table-cell>
          <table:table-cell office:value-type="string">
            <text:p>Podzadanie 4.9.2</text:p>
          </table:table-cell>
          <table:table-cell office:value-type="string">
            <text:p>Nadzór nad działalnością zakładów ubezpieczeń</text:p>
          </table:table-cell>
          <table:table-cell table:style-name="Default"/>
          <table:table-cell office:value-type="float" office:value="22845">
            <text:p>22845</text:p>
          </table:table-cell>
          <table:table-cell office:value-type="float" office:value="0">
            <text:p>0</text:p>
          </table:table-cell>
          <table:table-cell office:value-type="float" office:value="22845">
            <text:p>228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2-1</text:p>
          </table:table-cell>
          <table:table-cell office:value-type="string">
            <text:p>4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2-2</text:p>
          </table:table-cell>
          <table:table-cell office:value-type="string">
            <text:p>4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omisja Nadzoru Finansowego</text:p>
          </table:table-cell>
          <table:table-cell office:value-type="string">
            <text:p>70</text:p>
          </table:table-cell>
          <table:table-cell office:value-type="float" office:value="22295">
            <text:p>22295</text:p>
          </table:table-cell>
          <table:table-cell office:value-type="float" office:value="0">
            <text:p>0</text:p>
          </table:table-cell>
          <table:table-cell office:value-type="float" office:value="22295">
            <text:p>222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-3</text:p>
          </table:table-cell>
          <table:table-cell office:value-type="string">
            <text:p>4-9</text:p>
          </table:table-cell>
          <table:table-cell office:value-type="string">
            <text:p>d</text:p>
          </table:table-cell>
          <table:table-cell office:value-type="string">
            <text:p>Podzadanie 4.9.3</text:p>
          </table:table-cell>
          <table:table-cell office:value-type="string">
            <text:p>Nadzór nad działalnością rynku emerytalnego</text:p>
          </table:table-cell>
          <table:table-cell table:style-name="Default"/>
          <table:table-cell office:value-type="float" office:value="14646">
            <text:p>14646</text:p>
          </table:table-cell>
          <table:table-cell office:value-type="float" office:value="0">
            <text:p>0</text:p>
          </table:table-cell>
          <table:table-cell office:value-type="float" office:value="14646">
            <text:p>146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3-1</text:p>
          </table:table-cell>
          <table:table-cell office:value-type="string">
            <text:p>4-9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3-2</text:p>
          </table:table-cell>
          <table:table-cell office:value-type="string">
            <text:p>4-9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omisja Nadzoru Finansowego</text:p>
          </table:table-cell>
          <table:table-cell office:value-type="string">
            <text:p>70</text:p>
          </table:table-cell>
          <table:table-cell office:value-type="float" office:value="14187">
            <text:p>14187</text:p>
          </table:table-cell>
          <table:table-cell office:value-type="float" office:value="0">
            <text:p>0</text:p>
          </table:table-cell>
          <table:table-cell office:value-type="float" office:value="14187">
            <text:p>141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-4</text:p>
          </table:table-cell>
          <table:table-cell office:value-type="string">
            <text:p>4-9</text:p>
          </table:table-cell>
          <table:table-cell office:value-type="string">
            <text:p>d</text:p>
          </table:table-cell>
          <table:table-cell office:value-type="string">
            <text:p>Podzadanie 4.9.4</text:p>
          </table:table-cell>
          <table:table-cell office:value-type="string">
            <text:p>Nadzór bankowy</text:p>
          </table:table-cell>
          <table:table-cell table:style-name="Default"/>
          <table:table-cell office:value-type="float" office:value="130802">
            <text:p>130802</text:p>
          </table:table-cell>
          <table:table-cell office:value-type="float" office:value="0">
            <text:p>0</text:p>
          </table:table-cell>
          <table:table-cell office:value-type="float" office:value="130802">
            <text:p>1308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4-1</text:p>
          </table:table-cell>
          <table:table-cell office:value-type="string">
            <text:p>4-9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1093">
            <text:p>10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4-2</text:p>
          </table:table-cell>
          <table:table-cell office:value-type="string">
            <text:p>4-9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omisja Nadzoru Finansowego</text:p>
          </table:table-cell>
          <table:table-cell office:value-type="string">
            <text:p>70</text:p>
          </table:table-cell>
          <table:table-cell office:value-type="float" office:value="129709">
            <text:p>129709</text:p>
          </table:table-cell>
          <table:table-cell office:value-type="float" office:value="0">
            <text:p>0</text:p>
          </table:table-cell>
          <table:table-cell office:value-type="float" office:value="129709">
            <text:p>1297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-5</text:p>
          </table:table-cell>
          <table:table-cell office:value-type="string">
            <text:p>4-9</text:p>
          </table:table-cell>
          <table:table-cell office:value-type="string">
            <text:p>d</text:p>
          </table:table-cell>
          <table:table-cell office:value-type="string">
            <text:p>Podzadanie 4.9.5</text:p>
          </table:table-cell>
          <table:table-cell office:value-type="string">
            <text:p>Nadzór nad pośrednikami finansowymi</text:p>
          </table:table-cell>
          <table:table-cell table:style-name="Default"/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5-1</text:p>
          </table:table-cell>
          <table:table-cell office:value-type="string">
            <text:p>4-9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9-6</text:p>
          </table:table-cell>
          <table:table-cell office:value-type="string">
            <text:p>4-9</text:p>
          </table:table-cell>
          <table:table-cell office:value-type="string">
            <text:p>d</text:p>
          </table:table-cell>
          <table:table-cell office:value-type="string">
            <text:p>Podzadanie 4.9.6</text:p>
          </table:table-cell>
          <table:table-cell office:value-type="string">
            <text:p>Ochrona interesów nieprofesjonalnych uczestników rynku finansowego</text:p>
          </table:table-cell>
          <table:table-cell table:style-name="Default"/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4-9-6-1</text:p>
          </table:table-cell>
          <table:table-cell office:value-type="string">
            <text:p>4-9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4-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Zadanie 4.10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151745">
            <text:p>151745</text:p>
          </table:table-cell>
          <table:table-cell office:value-type="float" office:value="29867">
            <text:p>29867</text:p>
          </table:table-cell>
          <table:table-cell office:value-type="float" office:value="121878">
            <text:p>121878</text:p>
          </table:table-cell>
          <table:table-cell office:value-type="string">
            <text:p>19.68</text:p>
          </table:table-cell>
          <table:table-cell office:value-type="string">
            <text:p>80.32</text:p>
          </table:table-cell>
        </table:table-row>
        <table:table-row table:style-name="ro1">
          <table:table-cell table:style-name="ce1" office:value-type="string">
            <text:p>4-10-1</text:p>
          </table:table-cell>
          <table:table-cell office:value-type="string">
            <text:p>4-10</text:p>
          </table:table-cell>
          <table:table-cell office:value-type="string">
            <text:p>d</text:p>
          </table:table-cell>
          <table:table-cell office:value-type="string">
            <text:p>Podzadanie 4.10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140291">
            <text:p>140291</text:p>
          </table:table-cell>
          <table:table-cell office:value-type="float" office:value="20127">
            <text:p>20127</text:p>
          </table:table-cell>
          <table:table-cell office:value-type="float" office:value="120164">
            <text:p>120164</text:p>
          </table:table-cell>
          <table:table-cell office:value-type="string">
            <text:p>14.35</text:p>
          </table:table-cell>
          <table:table-cell office:value-type="string">
            <text:p>85.65</text:p>
          </table:table-cell>
        </table:table-row>
        <table:table-row table:style-name="ro1">
          <table:table-cell office:value-type="string">
            <text:p>4-10-1-1</text:p>
          </table:table-cell>
          <table:table-cell office:value-type="string">
            <text:p>4-10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40291">
            <text:p>140291</text:p>
          </table:table-cell>
          <table:table-cell office:value-type="float" office:value="20127">
            <text:p>20127</text:p>
          </table:table-cell>
          <table:table-cell office:value-type="float" office:value="120164">
            <text:p>120164</text:p>
          </table:table-cell>
          <table:table-cell office:value-type="string">
            <text:p>14.35</text:p>
          </table:table-cell>
          <table:table-cell office:value-type="string">
            <text:p>85.65</text:p>
          </table:table-cell>
        </table:table-row>
        <table:table-row table:style-name="ro1">
          <table:table-cell table:style-name="ce1" office:value-type="string">
            <text:p>4-10-2</text:p>
          </table:table-cell>
          <table:table-cell office:value-type="string">
            <text:p>4-10</text:p>
          </table:table-cell>
          <table:table-cell office:value-type="string">
            <text:p>d</text:p>
          </table:table-cell>
          <table:table-cell office:value-type="string">
            <text:p>Podzadanie 4.10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1454">
            <text:p>11454</text:p>
          </table:table-cell>
          <table:table-cell office:value-type="float" office:value="9740">
            <text:p>9740</text:p>
          </table:table-cell>
          <table:table-cell office:value-type="float" office:value="1714">
            <text:p>1714</text:p>
          </table:table-cell>
          <table:table-cell office:value-type="string">
            <text:p>85.04</text:p>
          </table:table-cell>
          <table:table-cell office:value-type="string">
            <text:p>14.96</text:p>
          </table:table-cell>
        </table:table-row>
        <table:table-row table:style-name="ro1">
          <table:table-cell office:value-type="string">
            <text:p>4-10-2-1</text:p>
          </table:table-cell>
          <table:table-cell office:value-type="string">
            <text:p>4-10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1454">
            <text:p>11454</text:p>
          </table:table-cell>
          <table:table-cell office:value-type="float" office:value="9740">
            <text:p>9740</text:p>
          </table:table-cell>
          <table:table-cell office:value-type="float" office:value="1714">
            <text:p>1714</text:p>
          </table:table-cell>
          <table:table-cell office:value-type="string">
            <text:p>85.04</text:p>
          </table:table-cell>
          <table:table-cell office:value-type="string">
            <text:p>14.96</text:p>
          </table:table-cell>
        </table:table-row>
        <table:table-row table:style-name="ro1">
          <table:table-cell table:style-name="ce1" office:value-type="string">
            <text:p>5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5</text:p>
          </table:table-cell>
          <table:table-cell office:value-type="string">
            <text:p>OCHRONA PRAW I INTERESÓW SKARBU PAŃSTWA</text:p>
          </table:table-cell>
          <table:table-cell table:style-name="Default"/>
          <table:table-cell office:value-type="float" office:value="199435">
            <text:p>199435</text:p>
          </table:table-cell>
          <table:table-cell office:value-type="float" office:value="0">
            <text:p>0</text:p>
          </table:table-cell>
          <table:table-cell office:value-type="float" office:value="199435">
            <text:p>1994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1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Zadanie 5.1</text:p>
          </table:table-cell>
          <table:table-cell office:value-type="string">
            <text:p>Gospodarowanie mieniem Skarbu Państwa</text:p>
          </table:table-cell>
          <table:table-cell table:style-name="Default"/>
          <table:table-cell office:value-type="float" office:value="100255">
            <text:p>100255</text:p>
          </table:table-cell>
          <table:table-cell office:value-type="float" office:value="0">
            <text:p>0</text:p>
          </table:table-cell>
          <table:table-cell office:value-type="float" office:value="100255">
            <text:p>1002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1-1</text:p>
          </table:table-cell>
          <table:table-cell office:value-type="string">
            <text:p>5-1</text:p>
          </table:table-cell>
          <table:table-cell office:value-type="string">
            <text:p>d</text:p>
          </table:table-cell>
          <table:table-cell office:value-type="string">
            <text:p>Podzadanie 5.1.1</text:p>
          </table:table-cell>
          <table:table-cell office:value-type="string">
            <text:p>Przekształcenia własnościowe (prywatyzacja)</text:p>
          </table:table-cell>
          <table:table-cell table:style-name="Default"/>
          <table:table-cell office:value-type="float" office:value="8045">
            <text:p>8045</text:p>
          </table:table-cell>
          <table:table-cell office:value-type="float" office:value="0">
            <text:p>0</text:p>
          </table:table-cell>
          <table:table-cell office:value-type="float" office:value="8045">
            <text:p>80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1-1</text:p>
          </table:table-cell>
          <table:table-cell office:value-type="string">
            <text:p>5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5-1-1-2</text:p>
          </table:table-cell>
          <table:table-cell office:value-type="string">
            <text:p>5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7504">
            <text:p>7504</text:p>
          </table:table-cell>
          <table:table-cell office:value-type="float" office:value="0">
            <text:p>0</text:p>
          </table:table-cell>
          <table:table-cell office:value-type="float" office:value="7504">
            <text:p>75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1-3</text:p>
          </table:table-cell>
          <table:table-cell office:value-type="string">
            <text:p>5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1-2</text:p>
          </table:table-cell>
          <table:table-cell office:value-type="string">
            <text:p>5-1</text:p>
          </table:table-cell>
          <table:table-cell office:value-type="string">
            <text:p>d</text:p>
          </table:table-cell>
          <table:table-cell office:value-type="string">
            <text:p>Podzadanie 5.1.2</text:p>
          </table:table-cell>
          <table:table-cell office:value-type="string">
            <text:p>Nadzór właścicielski</text:p>
          </table:table-cell>
          <table:table-cell table:style-name="Default"/>
          <table:table-cell office:value-type="float" office:value="20801">
            <text:p>20801</text:p>
          </table:table-cell>
          <table:table-cell office:value-type="float" office:value="0">
            <text:p>0</text:p>
          </table:table-cell>
          <table:table-cell office:value-type="float" office:value="20801">
            <text:p>208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2-1</text:p>
          </table:table-cell>
          <table:table-cell office:value-type="string">
            <text:p>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20029">
            <text:p>20029</text:p>
          </table:table-cell>
          <table:table-cell office:value-type="float" office:value="0">
            <text:p>0</text:p>
          </table:table-cell>
          <table:table-cell office:value-type="float" office:value="20029">
            <text:p>200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2-2</text:p>
          </table:table-cell>
          <table:table-cell office:value-type="string">
            <text:p>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1-3</text:p>
          </table:table-cell>
          <table:table-cell office:value-type="string">
            <text:p>5-1</text:p>
          </table:table-cell>
          <table:table-cell office:value-type="string">
            <text:p>d</text:p>
          </table:table-cell>
          <table:table-cell office:value-type="string">
            <text:p>Podzadanie 5.1.3</text:p>
          </table:table-cell>
          <table:table-cell office:value-type="string">
            <text:p>Zarządzanie mieniem Skarbu Państwa</text:p>
          </table:table-cell>
          <table:table-cell table:style-name="Default"/>
          <table:table-cell office:value-type="float" office:value="52710">
            <text:p>52710</text:p>
          </table:table-cell>
          <table:table-cell office:value-type="float" office:value="0">
            <text:p>0</text:p>
          </table:table-cell>
          <table:table-cell office:value-type="float" office:value="52710">
            <text:p>527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3-1</text:p>
          </table:table-cell>
          <table:table-cell office:value-type="string">
            <text:p>5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3-2</text:p>
          </table:table-cell>
          <table:table-cell office:value-type="string">
            <text:p>5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5-1-3-3</text:p>
          </table:table-cell>
          <table:table-cell office:value-type="string">
            <text:p>5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3822">
            <text:p>3822</text:p>
          </table:table-cell>
          <table:table-cell office:value-type="float" office:value="0">
            <text:p>0</text:p>
          </table:table-cell>
          <table:table-cell office:value-type="float" office:value="3822">
            <text:p>38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3-4</text:p>
          </table:table-cell>
          <table:table-cell office:value-type="string">
            <text:p>5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8874">
            <text:p>48874</text:p>
          </table:table-cell>
          <table:table-cell office:value-type="float" office:value="0">
            <text:p>0</text:p>
          </table:table-cell>
          <table:table-cell office:value-type="float" office:value="48874">
            <text:p>488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1-4</text:p>
          </table:table-cell>
          <table:table-cell office:value-type="string">
            <text:p>5-1</text:p>
          </table:table-cell>
          <table:table-cell office:value-type="string">
            <text:p>d</text:p>
          </table:table-cell>
          <table:table-cell office:value-type="string">
            <text:p>Podzadanie 5.1.4</text:p>
          </table:table-cell>
          <table:table-cell office:value-type="string">
            <text:p>Regulacja stanu prawnego nieruchomości</text:p>
          </table:table-cell>
          <table:table-cell table:style-name="Default"/>
          <table:table-cell office:value-type="float" office:value="18699">
            <text:p>18699</text:p>
          </table:table-cell>
          <table:table-cell office:value-type="float" office:value="0">
            <text:p>0</text:p>
          </table:table-cell>
          <table:table-cell office:value-type="float" office:value="18699">
            <text:p>186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4-1</text:p>
          </table:table-cell>
          <table:table-cell office:value-type="string">
            <text:p>5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1-4-2</text:p>
          </table:table-cell>
          <table:table-cell office:value-type="string">
            <text:p>5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17700">
            <text:p>17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2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Zadanie 5.2</text:p>
          </table:table-cell>
          <table:table-cell office:value-type="string">
            <text:p>Roszczenia majątkowe wobec Skarbu Państwa (w tym za mienie pozostawione poza granicami państwa)</text:p>
          </table:table-cell>
          <table:table-cell table:style-name="Default"/>
          <table:table-cell office:value-type="float" office:value="40330">
            <text:p>40330</text:p>
          </table:table-cell>
          <table:table-cell office:value-type="float" office:value="0">
            <text:p>0</text:p>
          </table:table-cell>
          <table:table-cell office:value-type="float" office:value="40330">
            <text:p>403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2-1</text:p>
          </table:table-cell>
          <table:table-cell office:value-type="string">
            <text:p>5-2</text:p>
          </table:table-cell>
          <table:table-cell office:value-type="string">
            <text:p>d</text:p>
          </table:table-cell>
          <table:table-cell office:value-type="string">
            <text:p>Podzadanie 5.2.1</text:p>
          </table:table-cell>
          <table:table-cell office:value-type="string">
            <text:p>Zaspokajanie roszczeń majątkowych wobec Skarbu Państwa</text:p>
          </table:table-cell>
          <table:table-cell table:style-name="Default"/>
          <table:table-cell office:value-type="float" office:value="35068">
            <text:p>35068</text:p>
          </table:table-cell>
          <table:table-cell office:value-type="float" office:value="0">
            <text:p>0</text:p>
          </table:table-cell>
          <table:table-cell office:value-type="float" office:value="35068">
            <text:p>350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2-1-1</text:p>
          </table:table-cell>
          <table:table-cell office:value-type="string">
            <text:p>5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2-1-2</text:p>
          </table:table-cell>
          <table:table-cell office:value-type="string">
            <text:p>5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2241">
            <text:p>32241</text:p>
          </table:table-cell>
          <table:table-cell office:value-type="float" office:value="0">
            <text:p>0</text:p>
          </table:table-cell>
          <table:table-cell office:value-type="float" office:value="32241">
            <text:p>322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2-2</text:p>
          </table:table-cell>
          <table:table-cell office:value-type="string">
            <text:p>5-2</text:p>
          </table:table-cell>
          <table:table-cell office:value-type="string">
            <text:p>d</text:p>
          </table:table-cell>
          <table:table-cell office:value-type="string">
            <text:p>Podzadanie 5.2.2</text:p>
          </table:table-cell>
          <table:table-cell office:value-type="string">
            <text:p>Rewindykacja mienia i rekompensaty za mienie pozostawione poza granicami państwa</text:p>
          </table:table-cell>
          <table:table-cell table:style-name="Default"/>
          <table:table-cell office:value-type="float" office:value="5262">
            <text:p>5262</text:p>
          </table:table-cell>
          <table:table-cell office:value-type="float" office:value="0">
            <text:p>0</text:p>
          </table:table-cell>
          <table:table-cell office:value-type="float" office:value="5262">
            <text:p>52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2-2-1</text:p>
          </table:table-cell>
          <table:table-cell office:value-type="string">
            <text:p>5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262">
            <text:p>5262</text:p>
          </table:table-cell>
          <table:table-cell office:value-type="float" office:value="0">
            <text:p>0</text:p>
          </table:table-cell>
          <table:table-cell office:value-type="float" office:value="5262">
            <text:p>52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3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Zadanie 5.3</text:p>
          </table:table-cell>
          <table:table-cell office:value-type="string">
            <text:p>Zastępstwo procesowe oraz działalność opiniodawcza i legislacyjna</text:p>
          </table:table-cell>
          <table:table-cell table:style-name="Default"/>
          <table:table-cell office:value-type="float" office:value="58850">
            <text:p>58850</text:p>
          </table:table-cell>
          <table:table-cell office:value-type="float" office:value="0">
            <text:p>0</text:p>
          </table:table-cell>
          <table:table-cell office:value-type="float" office:value="58850">
            <text:p>588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3-1</text:p>
          </table:table-cell>
          <table:table-cell office:value-type="string">
            <text:p>5-3</text:p>
          </table:table-cell>
          <table:table-cell office:value-type="string">
            <text:p>d</text:p>
          </table:table-cell>
          <table:table-cell office:value-type="string">
            <text:p>Podzadanie 5.3.1</text:p>
          </table:table-cell>
          <table:table-cell office:value-type="string">
            <text:p>Wykonywanie zastępstwa procesowego</text:p>
          </table:table-cell>
          <table:table-cell table:style-name="Default"/>
          <table:table-cell office:value-type="float" office:value="45465">
            <text:p>45465</text:p>
          </table:table-cell>
          <table:table-cell office:value-type="float" office:value="0">
            <text:p>0</text:p>
          </table:table-cell>
          <table:table-cell office:value-type="float" office:value="45465">
            <text:p>454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3-1-1</text:p>
          </table:table-cell>
          <table:table-cell office:value-type="string">
            <text:p>5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rokuratoria Generalna Skarbu Państwa</text:p>
          </table:table-cell>
          <table:table-cell office:value-type="string">
            <text:p>74</text:p>
          </table:table-cell>
          <table:table-cell office:value-type="float" office:value="40604">
            <text:p>40604</text:p>
          </table:table-cell>
          <table:table-cell office:value-type="float" office:value="0">
            <text:p>0</text:p>
          </table:table-cell>
          <table:table-cell office:value-type="float" office:value="40604">
            <text:p>406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3-1-2</text:p>
          </table:table-cell>
          <table:table-cell office:value-type="string">
            <text:p>5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861">
            <text:p>4861</text:p>
          </table:table-cell>
          <table:table-cell office:value-type="float" office:value="0">
            <text:p>0</text:p>
          </table:table-cell>
          <table:table-cell office:value-type="float" office:value="4861">
            <text:p>48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5-3-2</text:p>
          </table:table-cell>
          <table:table-cell office:value-type="string">
            <text:p>5-3</text:p>
          </table:table-cell>
          <table:table-cell office:value-type="string">
            <text:p>d</text:p>
          </table:table-cell>
          <table:table-cell office:value-type="string">
            <text:p>Podzadanie 5.3.2</text:p>
          </table:table-cell>
          <table:table-cell office:value-type="string">
            <text:p>Działalność opiniodawcza i legislacyjna</text:p>
          </table:table-cell>
          <table:table-cell table:style-name="Default"/>
          <table:table-cell office:value-type="float" office:value="13385">
            <text:p>13385</text:p>
          </table:table-cell>
          <table:table-cell office:value-type="float" office:value="0">
            <text:p>0</text:p>
          </table:table-cell>
          <table:table-cell office:value-type="float" office:value="13385">
            <text:p>133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3-2-1</text:p>
          </table:table-cell>
          <table:table-cell office:value-type="string">
            <text:p>5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5-3-2-2</text:p>
          </table:table-cell>
          <table:table-cell office:value-type="string">
            <text:p>5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3201">
            <text:p>13201</text:p>
          </table:table-cell>
          <table:table-cell office:value-type="float" office:value="0">
            <text:p>0</text:p>
          </table:table-cell>
          <table:table-cell office:value-type="float" office:value="13201">
            <text:p>132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6</text:p>
          </table:table-cell>
          <table:table-cell office:value-type="string">
            <text:p>POLITYKA GOSPODARCZA KRAJU</text:p>
          </table:table-cell>
          <table:table-cell table:style-name="Default"/>
          <table:table-cell office:value-type="float" office:value="4319308">
            <text:p>4319308</text:p>
          </table:table-cell>
          <table:table-cell office:value-type="float" office:value="1643467">
            <text:p>1643467</text:p>
          </table:table-cell>
          <table:table-cell office:value-type="float" office:value="2675841">
            <text:p>2675841</text:p>
          </table:table-cell>
          <table:table-cell office:value-type="string">
            <text:p>38.05</text:p>
          </table:table-cell>
          <table:table-cell office:value-type="string">
            <text:p>61.95</text:p>
          </table:table-cell>
        </table:table-row>
        <table:table-row table:style-name="ro1">
          <table:table-cell table:style-name="ce1" office:value-type="string">
            <text:p>6-1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1</text:p>
          </table:table-cell>
          <table:table-cell office:value-type="string">
            <text:p>Wzrost konkurencyjności gospodarki</text:p>
          </table:table-cell>
          <table:table-cell table:style-name="Default"/>
          <table:table-cell office:value-type="float" office:value="1903565">
            <text:p>1903565</text:p>
          </table:table-cell>
          <table:table-cell office:value-type="float" office:value="1245544">
            <text:p>1245544</text:p>
          </table:table-cell>
          <table:table-cell office:value-type="float" office:value="658021">
            <text:p>658021</text:p>
          </table:table-cell>
          <table:table-cell office:value-type="string">
            <text:p>65.43</text:p>
          </table:table-cell>
          <table:table-cell office:value-type="string">
            <text:p>34.57</text:p>
          </table:table-cell>
        </table:table-row>
        <table:table-row table:style-name="ro1">
          <table:table-cell table:style-name="ce1" office:value-type="string">
            <text:p>6-1-1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1</text:p>
          </table:table-cell>
          <table:table-cell office:value-type="string">
            <text:p>Zmiana systemu stanowienia prawa i usprawnienie systemu oceny skutków regulacji</text:p>
          </table:table-cell>
          <table:table-cell table:style-name="Default"/>
          <table:table-cell office:value-type="float" office:value="8750">
            <text:p>8750</text:p>
          </table:table-cell>
          <table:table-cell office:value-type="float" office:value="7892">
            <text:p>7892</text:p>
          </table:table-cell>
          <table:table-cell office:value-type="float" office:value="858">
            <text:p>858</text:p>
          </table:table-cell>
          <table:table-cell office:value-type="string">
            <text:p>90.19</text:p>
          </table:table-cell>
          <table:table-cell table:style-name="ce1" office:value-type="string">
            <text:p>9.81</text:p>
          </table:table-cell>
        </table:table-row>
        <table:table-row table:style-name="ro1">
          <table:table-cell office:value-type="string">
            <text:p>6-1-1-1</text:p>
          </table:table-cell>
          <table:table-cell office:value-type="string">
            <text:p>6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8750">
            <text:p>8750</text:p>
          </table:table-cell>
          <table:table-cell office:value-type="float" office:value="7892">
            <text:p>7892</text:p>
          </table:table-cell>
          <table:table-cell office:value-type="float" office:value="858">
            <text:p>858</text:p>
          </table:table-cell>
          <table:table-cell office:value-type="string">
            <text:p>90.19</text:p>
          </table:table-cell>
          <table:table-cell table:style-name="ce1" office:value-type="string">
            <text:p>9.81</text:p>
          </table:table-cell>
        </table:table-row>
        <table:table-row table:style-name="ro1">
          <table:table-cell table:style-name="ce1" office:value-type="string">
            <text:p>6-1-2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2</text:p>
          </table:table-cell>
          <table:table-cell office:value-type="string">
            <text:p>Tworzenie warunków do zwiększania innowacyjności przedsiębiorstw</text:p>
          </table:table-cell>
          <table:table-cell table:style-name="Default"/>
          <table:table-cell office:value-type="float" office:value="1373724">
            <text:p>1373724</text:p>
          </table:table-cell>
          <table:table-cell office:value-type="float" office:value="1095013">
            <text:p>1095013</text:p>
          </table:table-cell>
          <table:table-cell office:value-type="float" office:value="278711">
            <text:p>278711</text:p>
          </table:table-cell>
          <table:table-cell office:value-type="string">
            <text:p>79.71</text:p>
          </table:table-cell>
          <table:table-cell office:value-type="string">
            <text:p>20.29</text:p>
          </table:table-cell>
        </table:table-row>
        <table:table-row table:style-name="ro1">
          <table:table-cell office:value-type="string">
            <text:p>6-1-2-1</text:p>
          </table:table-cell>
          <table:table-cell office:value-type="string">
            <text:p>6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373724">
            <text:p>1373724</text:p>
          </table:table-cell>
          <table:table-cell office:value-type="float" office:value="1095013">
            <text:p>1095013</text:p>
          </table:table-cell>
          <table:table-cell office:value-type="float" office:value="278711">
            <text:p>278711</text:p>
          </table:table-cell>
          <table:table-cell office:value-type="string">
            <text:p>79.71</text:p>
          </table:table-cell>
          <table:table-cell office:value-type="string">
            <text:p>20.29</text:p>
          </table:table-cell>
        </table:table-row>
        <table:table-row table:style-name="ro1">
          <table:table-cell table:style-name="ce1" office:value-type="string">
            <text:p>6-1-3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3</text:p>
          </table:table-cell>
          <table:table-cell office:value-type="string">
            <text:p>Tworzenie warunków dla funkcjonowania przedsiębiorstw</text:p>
          </table:table-cell>
          <table:table-cell table:style-name="Default"/>
          <table:table-cell office:value-type="float" office:value="125197">
            <text:p>125197</text:p>
          </table:table-cell>
          <table:table-cell office:value-type="float" office:value="22457">
            <text:p>22457</text:p>
          </table:table-cell>
          <table:table-cell office:value-type="float" office:value="102740">
            <text:p>102740</text:p>
          </table:table-cell>
          <table:table-cell office:value-type="string">
            <text:p>17.94</text:p>
          </table:table-cell>
          <table:table-cell office:value-type="string">
            <text:p>82.06</text:p>
          </table:table-cell>
        </table:table-row>
        <table:table-row table:style-name="ro1">
          <table:table-cell office:value-type="string">
            <text:p>6-1-3-1</text:p>
          </table:table-cell>
          <table:table-cell office:value-type="string">
            <text:p>6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25197">
            <text:p>125197</text:p>
          </table:table-cell>
          <table:table-cell office:value-type="float" office:value="22457">
            <text:p>22457</text:p>
          </table:table-cell>
          <table:table-cell office:value-type="float" office:value="102740">
            <text:p>102740</text:p>
          </table:table-cell>
          <table:table-cell office:value-type="string">
            <text:p>17.94</text:p>
          </table:table-cell>
          <table:table-cell office:value-type="string">
            <text:p>82.06</text:p>
          </table:table-cell>
        </table:table-row>
        <table:table-row table:style-name="ro1">
          <table:table-cell table:style-name="ce1" office:value-type="string">
            <text:p>6-1-4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4</text:p>
          </table:table-cell>
          <table:table-cell office:value-type="string">
            <text:p>Wspieranie mikro, małych i średnich przedsiębiorstw</text:p>
          </table:table-cell>
          <table:table-cell table:style-name="Default"/>
          <table:table-cell office:value-type="float" office:value="50524">
            <text:p>50524</text:p>
          </table:table-cell>
          <table:table-cell office:value-type="float" office:value="0">
            <text:p>0</text:p>
          </table:table-cell>
          <table:table-cell office:value-type="float" office:value="50524">
            <text:p>505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-4-1</text:p>
          </table:table-cell>
          <table:table-cell office:value-type="string">
            <text:p>6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50524">
            <text:p>50524</text:p>
          </table:table-cell>
          <table:table-cell office:value-type="float" office:value="0">
            <text:p>0</text:p>
          </table:table-cell>
          <table:table-cell office:value-type="float" office:value="50524">
            <text:p>505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-5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5</text:p>
          </table:table-cell>
          <table:table-cell office:value-type="string">
            <text:p>System wsparcia inwestorów</text:p>
          </table:table-cell>
          <table:table-cell table:style-name="Default"/>
          <table:table-cell office:value-type="float" office:value="187101">
            <text:p>187101</text:p>
          </table:table-cell>
          <table:table-cell office:value-type="float" office:value="94093">
            <text:p>94093</text:p>
          </table:table-cell>
          <table:table-cell office:value-type="float" office:value="93008">
            <text:p>93008</text:p>
          </table:table-cell>
          <table:table-cell office:value-type="string">
            <text:p>50.29</text:p>
          </table:table-cell>
          <table:table-cell office:value-type="string">
            <text:p>49.71</text:p>
          </table:table-cell>
        </table:table-row>
        <table:table-row table:style-name="ro1">
          <table:table-cell office:value-type="string">
            <text:p>6-1-5-1</text:p>
          </table:table-cell>
          <table:table-cell office:value-type="string">
            <text:p>6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87101">
            <text:p>187101</text:p>
          </table:table-cell>
          <table:table-cell office:value-type="float" office:value="94093">
            <text:p>94093</text:p>
          </table:table-cell>
          <table:table-cell office:value-type="float" office:value="93008">
            <text:p>93008</text:p>
          </table:table-cell>
          <table:table-cell office:value-type="string">
            <text:p>50.29</text:p>
          </table:table-cell>
          <table:table-cell office:value-type="string">
            <text:p>49.71</text:p>
          </table:table-cell>
        </table:table-row>
        <table:table-row table:style-name="ro1">
          <table:table-cell table:style-name="ce1" office:value-type="string">
            <text:p>6-1-6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6</text:p>
          </table:table-cell>
          <table:table-cell office:value-type="string">
            <text:p>Współtworzenie polityki gospodarczej i wspólnej polityki handlowej Unii Europejskiej uwzgledniajacej interesy Polski</text:p>
          </table:table-cell>
          <table:table-cell table:style-name="Default"/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31500">
            <text:p>31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-6-1</text:p>
          </table:table-cell>
          <table:table-cell office:value-type="string">
            <text:p>6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31500">
            <text:p>31500</text:p>
          </table:table-cell>
          <table:table-cell office:value-type="float" office:value="0">
            <text:p>0</text:p>
          </table:table-cell>
          <table:table-cell office:value-type="float" office:value="31500">
            <text:p>31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-7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7</text:p>
          </table:table-cell>
          <table:table-cell office:value-type="string">
            <text:p>Promocja gospodarcza Polski</text:p>
          </table:table-cell>
          <table:table-cell table:style-name="Default"/>
          <table:table-cell office:value-type="float" office:value="97537">
            <text:p>97537</text:p>
          </table:table-cell>
          <table:table-cell office:value-type="float" office:value="4839">
            <text:p>4839</text:p>
          </table:table-cell>
          <table:table-cell office:value-type="float" office:value="92698">
            <text:p>92698</text:p>
          </table:table-cell>
          <table:table-cell table:style-name="ce1" office:value-type="string">
            <text:p>4.96</text:p>
          </table:table-cell>
          <table:table-cell office:value-type="string">
            <text:p>95.04</text:p>
          </table:table-cell>
        </table:table-row>
        <table:table-row table:style-name="ro1">
          <table:table-cell office:value-type="string">
            <text:p>6-1-7-1</text:p>
          </table:table-cell>
          <table:table-cell office:value-type="string">
            <text:p>6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97537">
            <text:p>97537</text:p>
          </table:table-cell>
          <table:table-cell office:value-type="float" office:value="4839">
            <text:p>4839</text:p>
          </table:table-cell>
          <table:table-cell office:value-type="float" office:value="92698">
            <text:p>92698</text:p>
          </table:table-cell>
          <table:table-cell table:style-name="ce1" office:value-type="string">
            <text:p>4.96</text:p>
          </table:table-cell>
          <table:table-cell office:value-type="string">
            <text:p>95.04</text:p>
          </table:table-cell>
        </table:table-row>
        <table:table-row table:style-name="ro1">
          <table:table-cell table:style-name="ce1" office:value-type="string">
            <text:p>6-1-8</text:p>
          </table:table-cell>
          <table:table-cell office:value-type="string">
            <text:p>6-1</text:p>
          </table:table-cell>
          <table:table-cell office:value-type="string">
            <text:p>d</text:p>
          </table:table-cell>
          <table:table-cell office:value-type="string">
            <text:p>Podzadanie 6.1.8</text:p>
          </table:table-cell>
          <table:table-cell office:value-type="string">
            <text:p>Intensyfikacja wymiany handlowej w zakresie produktu, usług i kapitału</text:p>
          </table:table-cell>
          <table:table-cell table:style-name="Default"/>
          <table:table-cell office:value-type="float" office:value="29232">
            <text:p>29232</text:p>
          </table:table-cell>
          <table:table-cell office:value-type="float" office:value="21250">
            <text:p>21250</text:p>
          </table:table-cell>
          <table:table-cell office:value-type="float" office:value="7982">
            <text:p>7982</text:p>
          </table:table-cell>
          <table:table-cell office:value-type="string">
            <text:p>72.69</text:p>
          </table:table-cell>
          <table:table-cell office:value-type="string">
            <text:p>27.31</text:p>
          </table:table-cell>
        </table:table-row>
        <table:table-row table:style-name="ro1">
          <table:table-cell office:value-type="string">
            <text:p>6-1-8-1</text:p>
          </table:table-cell>
          <table:table-cell office:value-type="string">
            <text:p>6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29232">
            <text:p>29232</text:p>
          </table:table-cell>
          <table:table-cell office:value-type="float" office:value="21250">
            <text:p>21250</text:p>
          </table:table-cell>
          <table:table-cell office:value-type="float" office:value="7982">
            <text:p>7982</text:p>
          </table:table-cell>
          <table:table-cell office:value-type="string">
            <text:p>72.69</text:p>
          </table:table-cell>
          <table:table-cell office:value-type="string">
            <text:p>27.31</text:p>
          </table:table-cell>
        </table:table-row>
        <table:table-row table:style-name="ro1">
          <table:table-cell table:style-name="ce1" office:value-type="string">
            <text:p>6-2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2</text:p>
          </table:table-cell>
          <table:table-cell office:value-type="string">
            <text:p>Bezpieczeństwo gospodarcze państwa</text:p>
          </table:table-cell>
          <table:table-cell table:style-name="Default"/>
          <table:table-cell office:value-type="float" office:value="915772">
            <text:p>915772</text:p>
          </table:table-cell>
          <table:table-cell office:value-type="float" office:value="300000">
            <text:p>300000</text:p>
          </table:table-cell>
          <table:table-cell office:value-type="float" office:value="615772">
            <text:p>615772</text:p>
          </table:table-cell>
          <table:table-cell office:value-type="string">
            <text:p>32.76</text:p>
          </table:table-cell>
          <table:table-cell office:value-type="string">
            <text:p>67.24</text:p>
          </table:table-cell>
        </table:table-row>
        <table:table-row table:style-name="ro1">
          <table:table-cell table:style-name="ce1" office:value-type="string">
            <text:p>6-2-1</text:p>
          </table:table-cell>
          <table:table-cell office:value-type="string">
            <text:p>6-2</text:p>
          </table:table-cell>
          <table:table-cell office:value-type="string">
            <text:p>d</text:p>
          </table:table-cell>
          <table:table-cell office:value-type="string">
            <text:p>Podzadanie 6.2.1</text:p>
          </table:table-cell>
          <table:table-cell office:value-type="string">
            <text:p>Dywersyfikacja źródeł energii i tworzenie nowych zdolności przesyłowych i transportowych energii elektrycznej, gazu ziemnego i ropy naftowej oraz rozbudowa podziemnych magazynów gazu ziemnego</text:p>
          </table:table-cell>
          <table:table-cell table:style-name="Default"/>
          <table:table-cell office:value-type="float" office:value="106291">
            <text:p>106291</text:p>
          </table:table-cell>
          <table:table-cell office:value-type="float" office:value="96332">
            <text:p>96332</text:p>
          </table:table-cell>
          <table:table-cell office:value-type="float" office:value="9959">
            <text:p>9959</text:p>
          </table:table-cell>
          <table:table-cell office:value-type="string">
            <text:p>90.63</text:p>
          </table:table-cell>
          <table:table-cell table:style-name="ce1" office:value-type="string">
            <text:p>9.37</text:p>
          </table:table-cell>
        </table:table-row>
        <table:table-row table:style-name="ro1">
          <table:table-cell office:value-type="string">
            <text:p>6-2-1-1</text:p>
          </table:table-cell>
          <table:table-cell office:value-type="string">
            <text:p>6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06291">
            <text:p>106291</text:p>
          </table:table-cell>
          <table:table-cell office:value-type="float" office:value="96332">
            <text:p>96332</text:p>
          </table:table-cell>
          <table:table-cell office:value-type="float" office:value="9959">
            <text:p>9959</text:p>
          </table:table-cell>
          <table:table-cell office:value-type="string">
            <text:p>90.63</text:p>
          </table:table-cell>
          <table:table-cell table:style-name="ce1" office:value-type="string">
            <text:p>9.37</text:p>
          </table:table-cell>
        </table:table-row>
        <table:table-row table:style-name="ro1">
          <table:table-cell table:style-name="ce1" office:value-type="string">
            <text:p>6-2-2</text:p>
          </table:table-cell>
          <table:table-cell office:value-type="string">
            <text:p>6-2</text:p>
          </table:table-cell>
          <table:table-cell office:value-type="string">
            <text:p>d</text:p>
          </table:table-cell>
          <table:table-cell office:value-type="string">
            <text:p>Podzadanie 6.2.2</text:p>
          </table:table-cell>
          <table:table-cell office:value-type="string">
            <text:p>Tworzenie warunków dla funkcjonowania górnictwa węgla kamiennego</text:p>
          </table:table-cell>
          <table:table-cell table:style-name="Default"/>
          <table:table-cell office:value-type="float" office:value="453247">
            <text:p>453247</text:p>
          </table:table-cell>
          <table:table-cell office:value-type="float" office:value="0">
            <text:p>0</text:p>
          </table:table-cell>
          <table:table-cell office:value-type="float" office:value="453247">
            <text:p>4532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2-2-1</text:p>
          </table:table-cell>
          <table:table-cell office:value-type="string">
            <text:p>6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453247">
            <text:p>453247</text:p>
          </table:table-cell>
          <table:table-cell office:value-type="float" office:value="0">
            <text:p>0</text:p>
          </table:table-cell>
          <table:table-cell office:value-type="float" office:value="453247">
            <text:p>4532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2-3</text:p>
          </table:table-cell>
          <table:table-cell office:value-type="string">
            <text:p>6-2</text:p>
          </table:table-cell>
          <table:table-cell office:value-type="string">
            <text:p>d</text:p>
          </table:table-cell>
          <table:table-cell office:value-type="string">
            <text:p>Podzadanie 6.2.3</text:p>
          </table:table-cell>
          <table:table-cell office:value-type="string">
            <text:p>Wspieranie bezpieczeństwa energetycznego</text:p>
          </table:table-cell>
          <table:table-cell table:style-name="Default"/>
          <table:table-cell office:value-type="float" office:value="220209">
            <text:p>220209</text:p>
          </table:table-cell>
          <table:table-cell office:value-type="float" office:value="203668">
            <text:p>203668</text:p>
          </table:table-cell>
          <table:table-cell office:value-type="float" office:value="16541">
            <text:p>16541</text:p>
          </table:table-cell>
          <table:table-cell office:value-type="string">
            <text:p>92.49</text:p>
          </table:table-cell>
          <table:table-cell table:style-name="ce1" office:value-type="string">
            <text:p>7.51</text:p>
          </table:table-cell>
        </table:table-row>
        <table:table-row table:style-name="ro1">
          <table:table-cell office:value-type="string">
            <text:p>6-2-3-1</text:p>
          </table:table-cell>
          <table:table-cell office:value-type="string">
            <text:p>6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218048">
            <text:p>218048</text:p>
          </table:table-cell>
          <table:table-cell office:value-type="float" office:value="203668">
            <text:p>203668</text:p>
          </table:table-cell>
          <table:table-cell office:value-type="float" office:value="14380">
            <text:p>14380</text:p>
          </table:table-cell>
          <table:table-cell office:value-type="string">
            <text:p>93.41</text:p>
          </table:table-cell>
          <table:table-cell table:style-name="ce1" office:value-type="string">
            <text:p>6.59</text:p>
          </table:table-cell>
        </table:table-row>
        <table:table-row table:style-name="ro1">
          <table:table-cell office:value-type="string">
            <text:p>6-2-3-2</text:p>
          </table:table-cell>
          <table:table-cell office:value-type="string">
            <text:p>6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2-3-3</text:p>
          </table:table-cell>
          <table:table-cell office:value-type="string">
            <text:p>6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2-4</text:p>
          </table:table-cell>
          <table:table-cell office:value-type="string">
            <text:p>6-2</text:p>
          </table:table-cell>
          <table:table-cell office:value-type="string">
            <text:p>d</text:p>
          </table:table-cell>
          <table:table-cell office:value-type="string">
            <text:p>Podzadanie 6.2.4</text:p>
          </table:table-cell>
          <table:table-cell office:value-type="string">
            <text:p>Wspieranie wykorzystania odnawialnych źródeł energii i biopaliw ciekłych w transporcie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6-2-4-1</text:p>
          </table:table-cell>
          <table:table-cell office:value-type="string">
            <text:p>6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6-2-4-2</text:p>
          </table:table-cell>
          <table:table-cell office:value-type="string">
            <text:p>6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6-2-5</text:p>
          </table:table-cell>
          <table:table-cell office:value-type="string">
            <text:p>6-2</text:p>
          </table:table-cell>
          <table:table-cell office:value-type="string">
            <text:p>d</text:p>
          </table:table-cell>
          <table:table-cell office:value-type="string">
            <text:p>Podzadanie 6.2.5</text:p>
          </table:table-cell>
          <table:table-cell office:value-type="string">
            <text:p>Potencjał gospodarczy na rzecz bezpieczeństwa państwa</text:p>
          </table:table-cell>
          <table:table-cell table:style-name="Default"/>
          <table:table-cell office:value-type="float" office:value="110699">
            <text:p>110699</text:p>
          </table:table-cell>
          <table:table-cell office:value-type="float" office:value="0">
            <text:p>0</text:p>
          </table:table-cell>
          <table:table-cell office:value-type="float" office:value="110699">
            <text:p>1106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2-5-1</text:p>
          </table:table-cell>
          <table:table-cell office:value-type="string">
            <text:p>6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10699">
            <text:p>110699</text:p>
          </table:table-cell>
          <table:table-cell office:value-type="float" office:value="0">
            <text:p>0</text:p>
          </table:table-cell>
          <table:table-cell office:value-type="float" office:value="110699">
            <text:p>1106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2-6</text:p>
          </table:table-cell>
          <table:table-cell office:value-type="string">
            <text:p>6-2</text:p>
          </table:table-cell>
          <table:table-cell office:value-type="string">
            <text:p>d</text:p>
          </table:table-cell>
          <table:table-cell office:value-type="string">
            <text:p>Podzadanie 6.2.6</text:p>
          </table:table-cell>
          <table:table-cell office:value-type="string">
            <text:p>Budowa infrastruktury dla energetyki jądrowej</text:p>
          </table:table-cell>
          <table:table-cell table:style-name="Default"/>
          <table:table-cell office:value-type="float" office:value="25326">
            <text:p>25326</text:p>
          </table:table-cell>
          <table:table-cell office:value-type="float" office:value="0">
            <text:p>0</text:p>
          </table:table-cell>
          <table:table-cell office:value-type="float" office:value="25326">
            <text:p>253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2-6-1</text:p>
          </table:table-cell>
          <table:table-cell office:value-type="string">
            <text:p>6-2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25326">
            <text:p>25326</text:p>
          </table:table-cell>
          <table:table-cell office:value-type="float" office:value="0">
            <text:p>0</text:p>
          </table:table-cell>
          <table:table-cell office:value-type="float" office:value="25326">
            <text:p>253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3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3</text:p>
          </table:table-cell>
          <table:table-cell office:value-type="string">
            <text:p>Wspieranie i regulacja rynku telekomunikacyjnego i pocztowego</text:p>
          </table:table-cell>
          <table:table-cell table:style-name="Default"/>
          <table:table-cell office:value-type="float" office:value="42443">
            <text:p>42443</text:p>
          </table:table-cell>
          <table:table-cell office:value-type="float" office:value="713">
            <text:p>713</text:p>
          </table:table-cell>
          <table:table-cell office:value-type="float" office:value="41730">
            <text:p>41730</text:p>
          </table:table-cell>
          <table:table-cell table:style-name="ce1" office:value-type="string">
            <text:p>1.68</text:p>
          </table:table-cell>
          <table:table-cell office:value-type="string">
            <text:p>98.32</text:p>
          </table:table-cell>
        </table:table-row>
        <table:table-row table:style-name="ro1">
          <table:table-cell table:style-name="ce1" office:value-type="string">
            <text:p>6-3-1</text:p>
          </table:table-cell>
          <table:table-cell office:value-type="string">
            <text:p>6-3</text:p>
          </table:table-cell>
          <table:table-cell office:value-type="string">
            <text:p>d</text:p>
          </table:table-cell>
          <table:table-cell office:value-type="string">
            <text:p>Podzadanie 6.3.1</text:p>
          </table:table-cell>
          <table:table-cell office:value-type="string">
            <text:p>Regulacja rynku usług telekomunikacyjnych i pocztowych</text:p>
          </table:table-cell>
          <table:table-cell table:style-name="Default"/>
          <table:table-cell office:value-type="float" office:value="40543">
            <text:p>40543</text:p>
          </table:table-cell>
          <table:table-cell office:value-type="float" office:value="713">
            <text:p>713</text:p>
          </table:table-cell>
          <table:table-cell office:value-type="float" office:value="39830">
            <text:p>39830</text:p>
          </table:table-cell>
          <table:table-cell table:style-name="ce1" office:value-type="string">
            <text:p>1.76</text:p>
          </table:table-cell>
          <table:table-cell office:value-type="string">
            <text:p>98.24</text:p>
          </table:table-cell>
        </table:table-row>
        <table:table-row table:style-name="ro1">
          <table:table-cell office:value-type="string">
            <text:p>6-3-1-1</text:p>
          </table:table-cell>
          <table:table-cell office:value-type="string">
            <text:p>6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4403">
            <text:p>4403</text:p>
          </table:table-cell>
          <table:table-cell office:value-type="float" office:value="191">
            <text:p>191</text:p>
          </table:table-cell>
          <table:table-cell office:value-type="float" office:value="4212">
            <text:p>4212</text:p>
          </table:table-cell>
          <table:table-cell table:style-name="ce1" office:value-type="string">
            <text:p>4.34</text:p>
          </table:table-cell>
          <table:table-cell office:value-type="string">
            <text:p>95.66</text:p>
          </table:table-cell>
        </table:table-row>
        <table:table-row table:style-name="ro1">
          <table:table-cell office:value-type="string">
            <text:p>6-3-1-2</text:p>
          </table:table-cell>
          <table:table-cell office:value-type="string">
            <text:p>6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36140">
            <text:p>36140</text:p>
          </table:table-cell>
          <table:table-cell office:value-type="float" office:value="522">
            <text:p>522</text:p>
          </table:table-cell>
          <table:table-cell office:value-type="float" office:value="35618">
            <text:p>35618</text:p>
          </table:table-cell>
          <table:table-cell table:style-name="ce1" office:value-type="string">
            <text:p>1.44</text:p>
          </table:table-cell>
          <table:table-cell office:value-type="string">
            <text:p>98.56</text:p>
          </table:table-cell>
        </table:table-row>
        <table:table-row table:style-name="ro1">
          <table:table-cell table:style-name="ce1" office:value-type="string">
            <text:p>6-3-2</text:p>
          </table:table-cell>
          <table:table-cell office:value-type="string">
            <text:p>6-3</text:p>
          </table:table-cell>
          <table:table-cell office:value-type="string">
            <text:p>d</text:p>
          </table:table-cell>
          <table:table-cell office:value-type="string">
            <text:p>Podzadanie 6.3.2</text:p>
          </table:table-cell>
          <table:table-cell office:value-type="string">
            <text:p>Rekompensowanie operatorom kosztów nieodpłatnego doręczania przesyłek pocztowych ustawowo zwolnionych z opłat</text:p>
          </table:table-cell>
          <table:table-cell table:style-name="Default"/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3-2-1</text:p>
          </table:table-cell>
          <table:table-cell office:value-type="string">
            <text:p>6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4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4</text:p>
          </table:table-cell>
          <table:table-cell office:value-type="string">
            <text:p>Wsparcie i promocja turystyki</text:p>
          </table:table-cell>
          <table:table-cell table:style-name="Default"/>
          <table:table-cell office:value-type="float" office:value="103982">
            <text:p>103982</text:p>
          </table:table-cell>
          <table:table-cell office:value-type="float" office:value="52437">
            <text:p>52437</text:p>
          </table:table-cell>
          <table:table-cell office:value-type="float" office:value="51545">
            <text:p>51545</text:p>
          </table:table-cell>
          <table:table-cell office:value-type="string">
            <text:p>50.43</text:p>
          </table:table-cell>
          <table:table-cell office:value-type="string">
            <text:p>49.57</text:p>
          </table:table-cell>
        </table:table-row>
        <table:table-row table:style-name="ro1">
          <table:table-cell table:style-name="ce1" office:value-type="string">
            <text:p>6-4-1</text:p>
          </table:table-cell>
          <table:table-cell office:value-type="string">
            <text:p>6-4</text:p>
          </table:table-cell>
          <table:table-cell office:value-type="string">
            <text:p>d</text:p>
          </table:table-cell>
          <table:table-cell office:value-type="string">
            <text:p>Podzadanie 6.4.1</text:p>
          </table:table-cell>
          <table:table-cell office:value-type="string">
            <text:p>Kreowanie polityki w obszarze turystyki</text:p>
          </table:table-cell>
          <table:table-cell table:style-name="Default"/>
          <table:table-cell office:value-type="float" office:value="4784">
            <text:p>4784</text:p>
          </table:table-cell>
          <table:table-cell office:value-type="float" office:value="0">
            <text:p>0</text:p>
          </table:table-cell>
          <table:table-cell office:value-type="float" office:value="4784">
            <text:p>47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4-1-1</text:p>
          </table:table-cell>
          <table:table-cell office:value-type="string">
            <text:p>6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4784">
            <text:p>4784</text:p>
          </table:table-cell>
          <table:table-cell office:value-type="float" office:value="0">
            <text:p>0</text:p>
          </table:table-cell>
          <table:table-cell office:value-type="float" office:value="4784">
            <text:p>47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4-2</text:p>
          </table:table-cell>
          <table:table-cell office:value-type="string">
            <text:p>6-4</text:p>
          </table:table-cell>
          <table:table-cell office:value-type="string">
            <text:p>d</text:p>
          </table:table-cell>
          <table:table-cell office:value-type="string">
            <text:p>Podzadanie 6.4.2</text:p>
          </table:table-cell>
          <table:table-cell office:value-type="string">
            <text:p>Wsparcie produktów turystycznych</text:p>
          </table:table-cell>
          <table:table-cell table:style-name="Default"/>
          <table:table-cell office:value-type="float" office:value="63972">
            <text:p>63972</text:p>
          </table:table-cell>
          <table:table-cell office:value-type="float" office:value="52437">
            <text:p>52437</text:p>
          </table:table-cell>
          <table:table-cell office:value-type="float" office:value="11535">
            <text:p>11535</text:p>
          </table:table-cell>
          <table:table-cell office:value-type="string">
            <text:p>81.97</text:p>
          </table:table-cell>
          <table:table-cell table:style-name="ce1" office:value-type="string">
            <text:p>18.03</text:p>
          </table:table-cell>
        </table:table-row>
        <table:table-row table:style-name="ro1">
          <table:table-cell office:value-type="string">
            <text:p>6-4-2-1</text:p>
          </table:table-cell>
          <table:table-cell office:value-type="string">
            <text:p>6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61691">
            <text:p>61691</text:p>
          </table:table-cell>
          <table:table-cell office:value-type="float" office:value="52437">
            <text:p>52437</text:p>
          </table:table-cell>
          <table:table-cell office:value-type="float" office:value="9254">
            <text:p>9254</text:p>
          </table:table-cell>
          <table:table-cell office:value-type="string">
            <text:p>85.0</text:p>
          </table:table-cell>
          <table:table-cell office:value-type="string">
            <text:p>15.0</text:p>
          </table:table-cell>
        </table:table-row>
        <table:table-row table:style-name="ro1">
          <table:table-cell office:value-type="string">
            <text:p>6-4-2-2</text:p>
          </table:table-cell>
          <table:table-cell office:value-type="string">
            <text:p>6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4-3</text:p>
          </table:table-cell>
          <table:table-cell office:value-type="string">
            <text:p>6-4</text:p>
          </table:table-cell>
          <table:table-cell office:value-type="string">
            <text:p>d</text:p>
          </table:table-cell>
          <table:table-cell office:value-type="string">
            <text:p>Podzadanie 6.4.3</text:p>
          </table:table-cell>
          <table:table-cell office:value-type="string">
            <text:p>Przygotowanie wykwalifikowanych kadr dla turystyki</text:p>
          </table:table-cell>
          <table:table-cell table:style-name="Default"/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4-3-1</text:p>
          </table:table-cell>
          <table:table-cell office:value-type="string">
            <text:p>6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4-3-2</text:p>
          </table:table-cell>
          <table:table-cell office:value-type="string">
            <text:p>6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4-4</text:p>
          </table:table-cell>
          <table:table-cell office:value-type="string">
            <text:p>6-4</text:p>
          </table:table-cell>
          <table:table-cell office:value-type="string">
            <text:p>d</text:p>
          </table:table-cell>
          <table:table-cell office:value-type="string">
            <text:p>Podzadanie 6.4.4</text:p>
          </table:table-cell>
          <table:table-cell office:value-type="string">
            <text:p>Tworzenie i wspieranie systemu marketingu w turystyce</text:p>
          </table:table-cell>
          <table:table-cell table:style-name="Default"/>
          <table:table-cell office:value-type="float" office:value="33783">
            <text:p>33783</text:p>
          </table:table-cell>
          <table:table-cell office:value-type="float" office:value="0">
            <text:p>0</text:p>
          </table:table-cell>
          <table:table-cell office:value-type="float" office:value="33783">
            <text:p>337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4-4-1</text:p>
          </table:table-cell>
          <table:table-cell office:value-type="string">
            <text:p>6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33783">
            <text:p>33783</text:p>
          </table:table-cell>
          <table:table-cell office:value-type="float" office:value="0">
            <text:p>0</text:p>
          </table:table-cell>
          <table:table-cell office:value-type="float" office:value="33783">
            <text:p>337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5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5</text:p>
          </table:table-cell>
          <table:table-cell office:value-type="string">
            <text:p>Wykonywanie czynności z dziedziny metrologii i probiernictwa</text:p>
          </table:table-cell>
          <table:table-cell table:style-name="Default"/>
          <table:table-cell office:value-type="float" office:value="126631">
            <text:p>126631</text:p>
          </table:table-cell>
          <table:table-cell office:value-type="float" office:value="0">
            <text:p>0</text:p>
          </table:table-cell>
          <table:table-cell office:value-type="float" office:value="126631">
            <text:p>1266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5-1</text:p>
          </table:table-cell>
          <table:table-cell office:value-type="string">
            <text:p>6-5</text:p>
          </table:table-cell>
          <table:table-cell office:value-type="string">
            <text:p>d</text:p>
          </table:table-cell>
          <table:table-cell office:value-type="string">
            <text:p>Podzadanie 6.5.1</text:p>
          </table:table-cell>
          <table:table-cell office:value-type="string">
            <text:p>Wykonywanie czynności z dziedziny metrologii na potrzeby podmiotów funkcjonujących w gospodarce</text:p>
          </table:table-cell>
          <table:table-cell table:style-name="Default"/>
          <table:table-cell office:value-type="float" office:value="115683">
            <text:p>115683</text:p>
          </table:table-cell>
          <table:table-cell office:value-type="float" office:value="0">
            <text:p>0</text:p>
          </table:table-cell>
          <table:table-cell office:value-type="float" office:value="115683">
            <text:p>1156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5-1-1</text:p>
          </table:table-cell>
          <table:table-cell office:value-type="string">
            <text:p>6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Miar</text:p>
          </table:table-cell>
          <table:table-cell office:value-type="string">
            <text:p>64</text:p>
          </table:table-cell>
          <table:table-cell office:value-type="float" office:value="115683">
            <text:p>115683</text:p>
          </table:table-cell>
          <table:table-cell office:value-type="float" office:value="0">
            <text:p>0</text:p>
          </table:table-cell>
          <table:table-cell office:value-type="float" office:value="115683">
            <text:p>1156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5-2</text:p>
          </table:table-cell>
          <table:table-cell office:value-type="string">
            <text:p>6-5</text:p>
          </table:table-cell>
          <table:table-cell office:value-type="string">
            <text:p>d</text:p>
          </table:table-cell>
          <table:table-cell office:value-type="string">
            <text:p>Podzadanie 6.5.2</text:p>
          </table:table-cell>
          <table:table-cell office:value-type="string">
            <text:p>Badanie i cechowanie wyrobów z metali szlachetnych oraz nadzór nad obrotem tymi wyrobami</text:p>
          </table:table-cell>
          <table:table-cell table:style-name="Default"/>
          <table:table-cell office:value-type="float" office:value="10948">
            <text:p>10948</text:p>
          </table:table-cell>
          <table:table-cell office:value-type="float" office:value="0">
            <text:p>0</text:p>
          </table:table-cell>
          <table:table-cell office:value-type="float" office:value="10948">
            <text:p>109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5-2-1</text:p>
          </table:table-cell>
          <table:table-cell office:value-type="string">
            <text:p>6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Miar</text:p>
          </table:table-cell>
          <table:table-cell office:value-type="string">
            <text:p>64</text:p>
          </table:table-cell>
          <table:table-cell office:value-type="float" office:value="10948">
            <text:p>10948</text:p>
          </table:table-cell>
          <table:table-cell office:value-type="float" office:value="0">
            <text:p>0</text:p>
          </table:table-cell>
          <table:table-cell office:value-type="float" office:value="10948">
            <text:p>109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6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6</text:p>
          </table:table-cell>
          <table:table-cell office:value-type="string">
            <text:p>Wykonywanie czynności z zakresu ochrony własności intelektualnej</text:p>
          </table:table-cell>
          <table:table-cell table:style-name="Default"/>
          <table:table-cell office:value-type="float" office:value="138292">
            <text:p>138292</text:p>
          </table:table-cell>
          <table:table-cell office:value-type="float" office:value="0">
            <text:p>0</text:p>
          </table:table-cell>
          <table:table-cell office:value-type="float" office:value="138292">
            <text:p>1382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6-1</text:p>
          </table:table-cell>
          <table:table-cell office:value-type="string">
            <text:p>6-6</text:p>
          </table:table-cell>
          <table:table-cell office:value-type="string">
            <text:p>d</text:p>
          </table:table-cell>
          <table:table-cell office:value-type="string">
            <text:p>Podzadanie 6.6.1</text:p>
          </table:table-cell>
          <table:table-cell office:value-type="string">
            <text:p>Prawa wyłączne</text:p>
          </table:table-cell>
          <table:table-cell table:style-name="Default"/>
          <table:table-cell office:value-type="float" office:value="35737">
            <text:p>35737</text:p>
          </table:table-cell>
          <table:table-cell office:value-type="float" office:value="0">
            <text:p>0</text:p>
          </table:table-cell>
          <table:table-cell office:value-type="float" office:value="35737">
            <text:p>357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6-1-1</text:p>
          </table:table-cell>
          <table:table-cell office:value-type="string">
            <text:p>6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Patentowy RP</text:p>
          </table:table-cell>
          <table:table-cell office:value-type="string">
            <text:p>61</text:p>
          </table:table-cell>
          <table:table-cell office:value-type="float" office:value="35737">
            <text:p>35737</text:p>
          </table:table-cell>
          <table:table-cell office:value-type="float" office:value="0">
            <text:p>0</text:p>
          </table:table-cell>
          <table:table-cell office:value-type="float" office:value="35737">
            <text:p>357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6-2</text:p>
          </table:table-cell>
          <table:table-cell office:value-type="string">
            <text:p>6-6</text:p>
          </table:table-cell>
          <table:table-cell office:value-type="string">
            <text:p>d</text:p>
          </table:table-cell>
          <table:table-cell office:value-type="string">
            <text:p>Podzadanie 6.6.2</text:p>
          </table:table-cell>
          <table:table-cell office:value-type="string">
            <text:p>Upowszechnianie i promowanie ochrony własności przemysłowej oraz współpraca międzynarodowa</text:p>
          </table:table-cell>
          <table:table-cell table:style-name="Default"/>
          <table:table-cell office:value-type="float" office:value="10919">
            <text:p>10919</text:p>
          </table:table-cell>
          <table:table-cell office:value-type="float" office:value="0">
            <text:p>0</text:p>
          </table:table-cell>
          <table:table-cell office:value-type="float" office:value="10919">
            <text:p>109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6-2-1</text:p>
          </table:table-cell>
          <table:table-cell office:value-type="string">
            <text:p>6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Patentowy RP</text:p>
          </table:table-cell>
          <table:table-cell office:value-type="string">
            <text:p>61</text:p>
          </table:table-cell>
          <table:table-cell office:value-type="float" office:value="10919">
            <text:p>10919</text:p>
          </table:table-cell>
          <table:table-cell office:value-type="float" office:value="0">
            <text:p>0</text:p>
          </table:table-cell>
          <table:table-cell office:value-type="float" office:value="10919">
            <text:p>109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6-3</text:p>
          </table:table-cell>
          <table:table-cell office:value-type="string">
            <text:p>6-6</text:p>
          </table:table-cell>
          <table:table-cell office:value-type="string">
            <text:p>d</text:p>
          </table:table-cell>
          <table:table-cell office:value-type="string">
            <text:p>Podzadanie 6.6.3</text:p>
          </table:table-cell>
          <table:table-cell office:value-type="string">
            <text:p>Egzekwowanie zakazów i ograniczeń związanych z posiadaniem, rozpowszechnianiem lub obrotem towarami</text:p>
          </table:table-cell>
          <table:table-cell table:style-name="Default"/>
          <table:table-cell office:value-type="float" office:value="91636">
            <text:p>91636</text:p>
          </table:table-cell>
          <table:table-cell office:value-type="float" office:value="0">
            <text:p>0</text:p>
          </table:table-cell>
          <table:table-cell office:value-type="float" office:value="91636">
            <text:p>916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6-3-1</text:p>
          </table:table-cell>
          <table:table-cell office:value-type="string">
            <text:p>6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91636">
            <text:p>91636</text:p>
          </table:table-cell>
          <table:table-cell office:value-type="float" office:value="0">
            <text:p>0</text:p>
          </table:table-cell>
          <table:table-cell office:value-type="float" office:value="91636">
            <text:p>916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7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7</text:p>
          </table:table-cell>
          <table:table-cell office:value-type="string">
            <text:p>Organizacja i promocja działalności normalizacyjnej</text:p>
          </table:table-cell>
          <table:table-cell table:style-name="Default"/>
          <table:table-cell office:value-type="float" office:value="25588">
            <text:p>25588</text:p>
          </table:table-cell>
          <table:table-cell office:value-type="float" office:value="0">
            <text:p>0</text:p>
          </table:table-cell>
          <table:table-cell office:value-type="float" office:value="25588">
            <text:p>2558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7-1</text:p>
          </table:table-cell>
          <table:table-cell office:value-type="string">
            <text:p>6-7</text:p>
          </table:table-cell>
          <table:table-cell office:value-type="string">
            <text:p>d</text:p>
          </table:table-cell>
          <table:table-cell office:value-type="string">
            <text:p>Podzadanie 6.7.1</text:p>
          </table:table-cell>
          <table:table-cell office:value-type="string">
            <text:p>Organizowanie działalności normalizacyjnej łącznie z realizacją zadań wynikających z członkostwa w Unii Europejskiej</text:p>
          </table:table-cell>
          <table:table-cell table:style-name="Default"/>
          <table:table-cell office:value-type="float" office:value="12866">
            <text:p>12866</text:p>
          </table:table-cell>
          <table:table-cell office:value-type="float" office:value="0">
            <text:p>0</text:p>
          </table:table-cell>
          <table:table-cell office:value-type="float" office:value="12866">
            <text:p>128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7-1-1</text:p>
          </table:table-cell>
          <table:table-cell office:value-type="string">
            <text:p>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olski Komitet Normalizacyjny</text:p>
          </table:table-cell>
          <table:table-cell office:value-type="string">
            <text:p>65</text:p>
          </table:table-cell>
          <table:table-cell office:value-type="float" office:value="12866">
            <text:p>12866</text:p>
          </table:table-cell>
          <table:table-cell office:value-type="float" office:value="0">
            <text:p>0</text:p>
          </table:table-cell>
          <table:table-cell office:value-type="float" office:value="12866">
            <text:p>128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7-2</text:p>
          </table:table-cell>
          <table:table-cell office:value-type="string">
            <text:p>6-7</text:p>
          </table:table-cell>
          <table:table-cell office:value-type="string">
            <text:p>d</text:p>
          </table:table-cell>
          <table:table-cell office:value-type="string">
            <text:p>Podzadanie 6.7.2</text:p>
          </table:table-cell>
          <table:table-cell office:value-type="string">
            <text:p>Propagowanie informacji normalizacyjnej</text:p>
          </table:table-cell>
          <table:table-cell table:style-name="Default"/>
          <table:table-cell office:value-type="float" office:value="12722">
            <text:p>12722</text:p>
          </table:table-cell>
          <table:table-cell office:value-type="float" office:value="0">
            <text:p>0</text:p>
          </table:table-cell>
          <table:table-cell office:value-type="float" office:value="12722">
            <text:p>127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7-2-1</text:p>
          </table:table-cell>
          <table:table-cell office:value-type="string">
            <text:p>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olski Komitet Normalizacyjny</text:p>
          </table:table-cell>
          <table:table-cell office:value-type="string">
            <text:p>65</text:p>
          </table:table-cell>
          <table:table-cell office:value-type="float" office:value="12722">
            <text:p>12722</text:p>
          </table:table-cell>
          <table:table-cell office:value-type="float" office:value="0">
            <text:p>0</text:p>
          </table:table-cell>
          <table:table-cell office:value-type="float" office:value="12722">
            <text:p>127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8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8</text:p>
          </table:table-cell>
          <table:table-cell office:value-type="string">
            <text:p>Nadzór nad rynkiem energii</text:p>
          </table:table-cell>
          <table:table-cell table:style-name="Default"/>
          <table:table-cell office:value-type="float" office:value="25761">
            <text:p>25761</text:p>
          </table:table-cell>
          <table:table-cell office:value-type="float" office:value="0">
            <text:p>0</text:p>
          </table:table-cell>
          <table:table-cell office:value-type="float" office:value="25761">
            <text:p>257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8-1</text:p>
          </table:table-cell>
          <table:table-cell office:value-type="string">
            <text:p>6-8</text:p>
          </table:table-cell>
          <table:table-cell office:value-type="string">
            <text:p>d</text:p>
          </table:table-cell>
          <table:table-cell office:value-type="string">
            <text:p>Podzadanie 6.8.1</text:p>
          </table:table-cell>
          <table:table-cell office:value-type="string">
            <text:p>Regulacja działania przedsiębiorstw energetycznych w obszarach niekonkurencyjnych i reglamentowanych</text:p>
          </table:table-cell>
          <table:table-cell table:style-name="Default"/>
          <table:table-cell office:value-type="float" office:value="20668">
            <text:p>20668</text:p>
          </table:table-cell>
          <table:table-cell office:value-type="float" office:value="0">
            <text:p>0</text:p>
          </table:table-cell>
          <table:table-cell office:value-type="float" office:value="20668">
            <text:p>206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8-1-1</text:p>
          </table:table-cell>
          <table:table-cell office:value-type="string">
            <text:p>6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20668">
            <text:p>20668</text:p>
          </table:table-cell>
          <table:table-cell office:value-type="float" office:value="0">
            <text:p>0</text:p>
          </table:table-cell>
          <table:table-cell office:value-type="float" office:value="20668">
            <text:p>206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8-2</text:p>
          </table:table-cell>
          <table:table-cell office:value-type="string">
            <text:p>6-8</text:p>
          </table:table-cell>
          <table:table-cell office:value-type="string">
            <text:p>d</text:p>
          </table:table-cell>
          <table:table-cell office:value-type="string">
            <text:p>Podzadanie 6.8.2</text:p>
          </table:table-cell>
          <table:table-cell office:value-type="string">
            <text:p>Promowanie konkurencji na rynku energii</text:p>
          </table:table-cell>
          <table:table-cell table:style-name="Default"/>
          <table:table-cell office:value-type="float" office:value="2651">
            <text:p>265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8-2-1</text:p>
          </table:table-cell>
          <table:table-cell office:value-type="string">
            <text:p>6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2651">
            <text:p>265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8-3</text:p>
          </table:table-cell>
          <table:table-cell office:value-type="string">
            <text:p>6-8</text:p>
          </table:table-cell>
          <table:table-cell office:value-type="string">
            <text:p>d</text:p>
          </table:table-cell>
          <table:table-cell office:value-type="string">
            <text:p>Podzadanie 6.8.3</text:p>
          </table:table-cell>
          <table:table-cell office:value-type="string">
            <text:p>Realizacja polityki regulacyjnej z uwzględnieniem ochrony środowiska</text:p>
          </table:table-cell>
          <table:table-cell table:style-name="Default"/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8-3-1</text:p>
          </table:table-cell>
          <table:table-cell office:value-type="string">
            <text:p>6-8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8-4</text:p>
          </table:table-cell>
          <table:table-cell office:value-type="string">
            <text:p>6-8</text:p>
          </table:table-cell>
          <table:table-cell office:value-type="string">
            <text:p>d</text:p>
          </table:table-cell>
          <table:table-cell office:value-type="string">
            <text:p>Podzadanie 6.8.4</text:p>
          </table:table-cell>
          <table:table-cell office:value-type="string">
            <text:p>Współpraca w integracji rynku europejskiego</text:p>
          </table:table-cell>
          <table:table-cell table:style-name="Default"/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8-4-1</text:p>
          </table:table-cell>
          <table:table-cell office:value-type="string">
            <text:p>6-8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9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9</text:p>
          </table:table-cell>
          <table:table-cell office:value-type="string">
            <text:p>Nadzór i kontrola nad zakładami górniczymi oraz zakładami wykonującymi roboty geologiczne</text:p>
          </table:table-cell>
          <table:table-cell table:style-name="Default"/>
          <table:table-cell office:value-type="float" office:value="40534">
            <text:p>40534</text:p>
          </table:table-cell>
          <table:table-cell office:value-type="float" office:value="0">
            <text:p>0</text:p>
          </table:table-cell>
          <table:table-cell office:value-type="float" office:value="40534">
            <text:p>405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9-1</text:p>
          </table:table-cell>
          <table:table-cell office:value-type="string">
            <text:p>6-9</text:p>
          </table:table-cell>
          <table:table-cell office:value-type="string">
            <text:p>d</text:p>
          </table:table-cell>
          <table:table-cell office:value-type="string">
            <text:p>Podzadanie 6.9.1</text:p>
          </table:table-cell>
          <table:table-cell office:value-type="string">
            <text:p>Nadzór i kontrola nad bezpieczeństwem, higieną pracy i ochroną zdrowia</text:p>
          </table:table-cell>
          <table:table-cell table:style-name="Default"/>
          <table:table-cell office:value-type="float" office:value="19753">
            <text:p>19753</text:p>
          </table:table-cell>
          <table:table-cell office:value-type="float" office:value="0">
            <text:p>0</text:p>
          </table:table-cell>
          <table:table-cell office:value-type="float" office:value="19753">
            <text:p>197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9-1-1</text:p>
          </table:table-cell>
          <table:table-cell office:value-type="string">
            <text:p>6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19753">
            <text:p>19753</text:p>
          </table:table-cell>
          <table:table-cell office:value-type="float" office:value="0">
            <text:p>0</text:p>
          </table:table-cell>
          <table:table-cell office:value-type="float" office:value="19753">
            <text:p>197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9-2</text:p>
          </table:table-cell>
          <table:table-cell office:value-type="string">
            <text:p>6-9</text:p>
          </table:table-cell>
          <table:table-cell office:value-type="string">
            <text:p>d</text:p>
          </table:table-cell>
          <table:table-cell office:value-type="string">
            <text:p>Podzadanie 6.9.2</text:p>
          </table:table-cell>
          <table:table-cell office:value-type="string">
            <text:p>Nadzór i kontrola nad bezpieczeństwem wyrobów przeznaczonych do stosowania w zakładach górniczych</text:p>
          </table:table-cell>
          <table:table-cell table:style-name="Default"/>
          <table:table-cell office:value-type="float" office:value="12180">
            <text:p>12180</text:p>
          </table:table-cell>
          <table:table-cell office:value-type="float" office:value="0">
            <text:p>0</text:p>
          </table:table-cell>
          <table:table-cell office:value-type="float" office:value="12180">
            <text:p>121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9-2-1</text:p>
          </table:table-cell>
          <table:table-cell office:value-type="string">
            <text:p>6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12180">
            <text:p>12180</text:p>
          </table:table-cell>
          <table:table-cell office:value-type="float" office:value="0">
            <text:p>0</text:p>
          </table:table-cell>
          <table:table-cell office:value-type="float" office:value="12180">
            <text:p>121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9-3</text:p>
          </table:table-cell>
          <table:table-cell office:value-type="string">
            <text:p>6-9</text:p>
          </table:table-cell>
          <table:table-cell office:value-type="string">
            <text:p>d</text:p>
          </table:table-cell>
          <table:table-cell office:value-type="string">
            <text:p>Podzadanie 6.9.3</text:p>
          </table:table-cell>
          <table:table-cell office:value-type="string">
            <text:p>Nadzór i kontrola nad zagospodarowaniem przestrzennym, ochroną środowiska i gospodarką złożem</text:p>
          </table:table-cell>
          <table:table-cell table:style-name="Default"/>
          <table:table-cell office:value-type="float" office:value="6597">
            <text:p>6597</text:p>
          </table:table-cell>
          <table:table-cell office:value-type="float" office:value="0">
            <text:p>0</text:p>
          </table:table-cell>
          <table:table-cell office:value-type="float" office:value="6597">
            <text:p>65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9-3-1</text:p>
          </table:table-cell>
          <table:table-cell office:value-type="string">
            <text:p>6-9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6597">
            <text:p>6597</text:p>
          </table:table-cell>
          <table:table-cell office:value-type="float" office:value="0">
            <text:p>0</text:p>
          </table:table-cell>
          <table:table-cell office:value-type="float" office:value="6597">
            <text:p>65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9-4</text:p>
          </table:table-cell>
          <table:table-cell office:value-type="string">
            <text:p>6-9</text:p>
          </table:table-cell>
          <table:table-cell office:value-type="string">
            <text:p>d</text:p>
          </table:table-cell>
          <table:table-cell office:value-type="string">
            <text:p>Podzadanie 6.9.4</text:p>
          </table:table-cell>
          <table:table-cell office:value-type="string">
            <text:p>Nadzór i kontrola nad projektowaniem, budową, utrzymaniem i rozbiórką obiektów budowlanych zakładów górniczych</text:p>
          </table:table-cell>
          <table:table-cell table:style-name="Default"/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9-4-1</text:p>
          </table:table-cell>
          <table:table-cell office:value-type="string">
            <text:p>6-9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6-9-4-2</text:p>
          </table:table-cell>
          <table:table-cell office:value-type="string">
            <text:p>6-9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10</text:p>
          </table:table-cell>
          <table:table-cell office:value-type="string">
            <text:p>Statystyka publiczna</text:p>
          </table:table-cell>
          <table:table-cell table:style-name="Default"/>
          <table:table-cell office:value-type="float" office:value="727180">
            <text:p>727180</text:p>
          </table:table-cell>
          <table:table-cell office:value-type="float" office:value="30906">
            <text:p>30906</text:p>
          </table:table-cell>
          <table:table-cell office:value-type="float" office:value="696274">
            <text:p>696274</text:p>
          </table:table-cell>
          <table:table-cell table:style-name="ce1" office:value-type="string">
            <text:p>4.25</text:p>
          </table:table-cell>
          <table:table-cell office:value-type="string">
            <text:p>95.75</text:p>
          </table:table-cell>
        </table:table-row>
        <table:table-row table:style-name="ro1">
          <table:table-cell table:style-name="ce1" office:value-type="string">
            <text:p>6-10-1</text:p>
          </table:table-cell>
          <table:table-cell office:value-type="string">
            <text:p>6-10</text:p>
          </table:table-cell>
          <table:table-cell office:value-type="string">
            <text:p>d</text:p>
          </table:table-cell>
          <table:table-cell office:value-type="string">
            <text:p>Podzadanie 6.10.1</text:p>
          </table:table-cell>
          <table:table-cell office:value-type="string">
            <text:p>Organizowanie i prowadzenie badań statystycznych</text:p>
          </table:table-cell>
          <table:table-cell table:style-name="Default"/>
          <table:table-cell office:value-type="float" office:value="311194">
            <text:p>311194</text:p>
          </table:table-cell>
          <table:table-cell office:value-type="float" office:value="30580">
            <text:p>30580</text:p>
          </table:table-cell>
          <table:table-cell office:value-type="float" office:value="280614">
            <text:p>280614</text:p>
          </table:table-cell>
          <table:table-cell table:style-name="ce1" office:value-type="string">
            <text:p>9.83</text:p>
          </table:table-cell>
          <table:table-cell office:value-type="string">
            <text:p>90.17</text:p>
          </table:table-cell>
        </table:table-row>
        <table:table-row table:style-name="ro1">
          <table:table-cell office:value-type="string">
            <text:p>6-10-1-1</text:p>
          </table:table-cell>
          <table:table-cell office:value-type="string">
            <text:p>6-10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0-1-2</text:p>
          </table:table-cell>
          <table:table-cell office:value-type="string">
            <text:p>6-10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0-1-3</text:p>
          </table:table-cell>
          <table:table-cell office:value-type="string">
            <text:p>6-10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Statystyczny</text:p>
          </table:table-cell>
          <table:table-cell office:value-type="string">
            <text:p>58</text:p>
          </table:table-cell>
          <table:table-cell office:value-type="float" office:value="309066">
            <text:p>309066</text:p>
          </table:table-cell>
          <table:table-cell office:value-type="float" office:value="30580">
            <text:p>30580</text:p>
          </table:table-cell>
          <table:table-cell office:value-type="float" office:value="278486">
            <text:p>278486</text:p>
          </table:table-cell>
          <table:table-cell table:style-name="ce1" office:value-type="string">
            <text:p>9.89</text:p>
          </table:table-cell>
          <table:table-cell office:value-type="string">
            <text:p>90.11</text:p>
          </table:table-cell>
        </table:table-row>
        <table:table-row table:style-name="ro1">
          <table:table-cell table:style-name="ce1" office:value-type="string">
            <text:p>6-10-2</text:p>
          </table:table-cell>
          <table:table-cell office:value-type="string">
            <text:p>6-10</text:p>
          </table:table-cell>
          <table:table-cell office:value-type="string">
            <text:p>d</text:p>
          </table:table-cell>
          <table:table-cell office:value-type="string">
            <text:p>Podzadanie 6.10.2</text:p>
          </table:table-cell>
          <table:table-cell office:value-type="string">
            <text:p>Badania i analizy statystyczne</text:p>
          </table:table-cell>
          <table:table-cell table:style-name="Default"/>
          <table:table-cell office:value-type="float" office:value="2966">
            <text:p>2966</text:p>
          </table:table-cell>
          <table:table-cell office:value-type="float" office:value="0">
            <text:p>0</text:p>
          </table:table-cell>
          <table:table-cell office:value-type="float" office:value="2966">
            <text:p>29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0-2-1</text:p>
          </table:table-cell>
          <table:table-cell office:value-type="string">
            <text:p>6-10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Statystyczny</text:p>
          </table:table-cell>
          <table:table-cell office:value-type="string">
            <text:p>58</text:p>
          </table:table-cell>
          <table:table-cell office:value-type="float" office:value="2966">
            <text:p>2966</text:p>
          </table:table-cell>
          <table:table-cell office:value-type="float" office:value="0">
            <text:p>0</text:p>
          </table:table-cell>
          <table:table-cell office:value-type="float" office:value="2966">
            <text:p>29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0-3</text:p>
          </table:table-cell>
          <table:table-cell office:value-type="string">
            <text:p>6-10</text:p>
          </table:table-cell>
          <table:table-cell office:value-type="string">
            <text:p>d</text:p>
          </table:table-cell>
          <table:table-cell office:value-type="string">
            <text:p>Podzadanie 6.10.3</text:p>
          </table:table-cell>
          <table:table-cell office:value-type="string">
            <text:p>Przeprowadzanie spisów powszechnych</text:p>
          </table:table-cell>
          <table:table-cell table:style-name="Default"/>
          <table:table-cell office:value-type="float" office:value="317600">
            <text:p>317600</text:p>
          </table:table-cell>
          <table:table-cell office:value-type="float" office:value="0">
            <text:p>0</text:p>
          </table:table-cell>
          <table:table-cell office:value-type="float" office:value="317600">
            <text:p>3176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0-3-1</text:p>
          </table:table-cell>
          <table:table-cell office:value-type="string">
            <text:p>6-10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Statystyczny</text:p>
          </table:table-cell>
          <table:table-cell office:value-type="string">
            <text:p>58</text:p>
          </table:table-cell>
          <table:table-cell office:value-type="float" office:value="317600">
            <text:p>317600</text:p>
          </table:table-cell>
          <table:table-cell office:value-type="float" office:value="0">
            <text:p>0</text:p>
          </table:table-cell>
          <table:table-cell office:value-type="float" office:value="317600">
            <text:p>3176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0-4</text:p>
          </table:table-cell>
          <table:table-cell office:value-type="string">
            <text:p>6-10</text:p>
          </table:table-cell>
          <table:table-cell office:value-type="string">
            <text:p>d</text:p>
          </table:table-cell>
          <table:table-cell office:value-type="string">
            <text:p>Podzadanie 6.10.4</text:p>
          </table:table-cell>
          <table:table-cell office:value-type="string">
            <text:p>Udostępnianie i upowszechnianie wyników informacji statystycznych oraz innych opracowań</text:p>
          </table:table-cell>
          <table:table-cell table:style-name="Default"/>
          <table:table-cell office:value-type="float" office:value="53259">
            <text:p>53259</text:p>
          </table:table-cell>
          <table:table-cell office:value-type="float" office:value="0">
            <text:p>0</text:p>
          </table:table-cell>
          <table:table-cell office:value-type="float" office:value="53259">
            <text:p>532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0-4-1</text:p>
          </table:table-cell>
          <table:table-cell office:value-type="string">
            <text:p>6-10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0-4-2</text:p>
          </table:table-cell>
          <table:table-cell office:value-type="string">
            <text:p>6-10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Statystyczny</text:p>
          </table:table-cell>
          <table:table-cell office:value-type="string">
            <text:p>58</text:p>
          </table:table-cell>
          <table:table-cell office:value-type="float" office:value="53131">
            <text:p>53131</text:p>
          </table:table-cell>
          <table:table-cell office:value-type="float" office:value="0">
            <text:p>0</text:p>
          </table:table-cell>
          <table:table-cell office:value-type="float" office:value="53131">
            <text:p>531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0-5</text:p>
          </table:table-cell>
          <table:table-cell office:value-type="string">
            <text:p>6-10</text:p>
          </table:table-cell>
          <table:table-cell office:value-type="string">
            <text:p>d</text:p>
          </table:table-cell>
          <table:table-cell office:value-type="string">
            <text:p>Podzadanie 6.10.5</text:p>
          </table:table-cell>
          <table:table-cell office:value-type="string">
            <text:p>Prowadzenie krajowych rejestrów urzędowych</text:p>
          </table:table-cell>
          <table:table-cell table:style-name="Default"/>
          <table:table-cell office:value-type="float" office:value="42161">
            <text:p>42161</text:p>
          </table:table-cell>
          <table:table-cell office:value-type="float" office:value="326">
            <text:p>326</text:p>
          </table:table-cell>
          <table:table-cell office:value-type="float" office:value="41835">
            <text:p>41835</text:p>
          </table:table-cell>
          <table:table-cell office:value-type="string">
            <text:p>0.77</text:p>
          </table:table-cell>
          <table:table-cell office:value-type="string">
            <text:p>99.23</text:p>
          </table:table-cell>
        </table:table-row>
        <table:table-row table:style-name="ro1">
          <table:table-cell office:value-type="string">
            <text:p>6-10-5-1</text:p>
          </table:table-cell>
          <table:table-cell office:value-type="string">
            <text:p>6-10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Statystyczny</text:p>
          </table:table-cell>
          <table:table-cell office:value-type="string">
            <text:p>58</text:p>
          </table:table-cell>
          <table:table-cell office:value-type="float" office:value="42106">
            <text:p>42106</text:p>
          </table:table-cell>
          <table:table-cell office:value-type="float" office:value="326">
            <text:p>326</text:p>
          </table:table-cell>
          <table:table-cell office:value-type="float" office:value="41780">
            <text:p>41780</text:p>
          </table:table-cell>
          <table:table-cell office:value-type="string">
            <text:p>0.77</text:p>
          </table:table-cell>
          <table:table-cell office:value-type="string">
            <text:p>99.23</text:p>
          </table:table-cell>
        </table:table-row>
        <table:table-row table:style-name="ro1">
          <table:table-cell office:value-type="string">
            <text:p>6-10-5-2</text:p>
          </table:table-cell>
          <table:table-cell office:value-type="string">
            <text:p>6-10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1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11</text:p>
          </table:table-cell>
          <table:table-cell office:value-type="string">
            <text:p>Nadzór nad bezpieczeństwem jądrowym i ochroną radiologiczną</text:p>
          </table:table-cell>
          <table:table-cell table:style-name="Default"/>
          <table:table-cell office:value-type="float" office:value="95716">
            <text:p>95716</text:p>
          </table:table-cell>
          <table:table-cell office:value-type="float" office:value="0">
            <text:p>0</text:p>
          </table:table-cell>
          <table:table-cell office:value-type="float" office:value="95716">
            <text:p>957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1-1</text:p>
          </table:table-cell>
          <table:table-cell office:value-type="string">
            <text:p>6-11</text:p>
          </table:table-cell>
          <table:table-cell office:value-type="string">
            <text:p>d</text:p>
          </table:table-cell>
          <table:table-cell office:value-type="string">
            <text:p>Podzadanie 6.11.1</text:p>
          </table:table-cell>
          <table:table-cell office:value-type="string">
            <text:p>Nadzór nad spełnieniem warunków bezpieczeństwa jądrowego i ochrony radiologicznej w działalnościach związanych z pokojowym wykorzystaniem energii atomowej</text:p>
          </table:table-cell>
          <table:table-cell table:style-name="Default"/>
          <table:table-cell office:value-type="float" office:value="11602">
            <text:p>11602</text:p>
          </table:table-cell>
          <table:table-cell office:value-type="float" office:value="0">
            <text:p>0</text:p>
          </table:table-cell>
          <table:table-cell office:value-type="float" office:value="11602">
            <text:p>116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1-1-1</text:p>
          </table:table-cell>
          <table:table-cell office:value-type="string">
            <text:p>6-1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11602">
            <text:p>11602</text:p>
          </table:table-cell>
          <table:table-cell office:value-type="float" office:value="0">
            <text:p>0</text:p>
          </table:table-cell>
          <table:table-cell office:value-type="float" office:value="11602">
            <text:p>116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1-2</text:p>
          </table:table-cell>
          <table:table-cell office:value-type="string">
            <text:p>6-11</text:p>
          </table:table-cell>
          <table:table-cell office:value-type="string">
            <text:p>d</text:p>
          </table:table-cell>
          <table:table-cell office:value-type="string">
            <text:p>Podzadanie 6.11.2</text:p>
          </table:table-cell>
          <table:table-cell office:value-type="string">
            <text:p>Ocena sytuacji radiacyjnej kraju</text:p>
          </table:table-cell>
          <table:table-cell table:style-name="Default"/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1-2-1</text:p>
          </table:table-cell>
          <table:table-cell office:value-type="string">
            <text:p>6-1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1-3</text:p>
          </table:table-cell>
          <table:table-cell office:value-type="string">
            <text:p>6-11</text:p>
          </table:table-cell>
          <table:table-cell office:value-type="string">
            <text:p>d</text:p>
          </table:table-cell>
          <table:table-cell office:value-type="string">
            <text:p>Podzadanie 6.11.3</text:p>
          </table:table-cell>
          <table:table-cell office:value-type="string">
            <text:p>Wypełnianie zobowiązań międzynarodowych Polski</text:p>
          </table:table-cell>
          <table:table-cell table:style-name="Default"/>
          <table:table-cell office:value-type="float" office:value="82257">
            <text:p>82257</text:p>
          </table:table-cell>
          <table:table-cell office:value-type="float" office:value="0">
            <text:p>0</text:p>
          </table:table-cell>
          <table:table-cell office:value-type="float" office:value="82257">
            <text:p>822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1-3-1</text:p>
          </table:table-cell>
          <table:table-cell office:value-type="string">
            <text:p>6-1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82257">
            <text:p>82257</text:p>
          </table:table-cell>
          <table:table-cell office:value-type="float" office:value="0">
            <text:p>0</text:p>
          </table:table-cell>
          <table:table-cell office:value-type="float" office:value="82257">
            <text:p>822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2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12</text:p>
          </table:table-cell>
          <table:table-cell office:value-type="string">
            <text:p>Ochrona konkurencji i konsumentów</text:p>
          </table:table-cell>
          <table:table-cell table:style-name="Default"/>
          <table:table-cell office:value-type="float" office:value="150652">
            <text:p>150652</text:p>
          </table:table-cell>
          <table:table-cell office:value-type="float" office:value="0">
            <text:p>0</text:p>
          </table:table-cell>
          <table:table-cell office:value-type="float" office:value="150652">
            <text:p>1506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2-1</text:p>
          </table:table-cell>
          <table:table-cell office:value-type="string">
            <text:p>6-12</text:p>
          </table:table-cell>
          <table:table-cell office:value-type="string">
            <text:p>d</text:p>
          </table:table-cell>
          <table:table-cell office:value-type="string">
            <text:p>Podzadanie 6.12.1</text:p>
          </table:table-cell>
          <table:table-cell office:value-type="string">
            <text:p>Ochrona konkurencji</text:p>
          </table:table-cell>
          <table:table-cell table:style-name="Default"/>
          <table:table-cell office:value-type="float" office:value="16127">
            <text:p>16127</text:p>
          </table:table-cell>
          <table:table-cell office:value-type="float" office:value="0">
            <text:p>0</text:p>
          </table:table-cell>
          <table:table-cell office:value-type="float" office:value="16127">
            <text:p>161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1-1</text:p>
          </table:table-cell>
          <table:table-cell office:value-type="string">
            <text:p>6-1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1-2</text:p>
          </table:table-cell>
          <table:table-cell office:value-type="string">
            <text:p>6-1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8127">
            <text:p>8127</text:p>
          </table:table-cell>
          <table:table-cell office:value-type="float" office:value="0">
            <text:p>0</text:p>
          </table:table-cell>
          <table:table-cell office:value-type="float" office:value="8127">
            <text:p>81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1-3</text:p>
          </table:table-cell>
          <table:table-cell office:value-type="string">
            <text:p>6-1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2-2</text:p>
          </table:table-cell>
          <table:table-cell office:value-type="string">
            <text:p>6-12</text:p>
          </table:table-cell>
          <table:table-cell office:value-type="string">
            <text:p>d</text:p>
          </table:table-cell>
          <table:table-cell office:value-type="string">
            <text:p>Podzadanie 6.12.2</text:p>
          </table:table-cell>
          <table:table-cell office:value-type="string">
            <text:p>Ochrona konsumentów i nadzór rynku</text:p>
          </table:table-cell>
          <table:table-cell table:style-name="Default"/>
          <table:table-cell office:value-type="float" office:value="85392">
            <text:p>85392</text:p>
          </table:table-cell>
          <table:table-cell office:value-type="float" office:value="0">
            <text:p>0</text:p>
          </table:table-cell>
          <table:table-cell office:value-type="float" office:value="85392">
            <text:p>853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2-1</text:p>
          </table:table-cell>
          <table:table-cell office:value-type="string">
            <text:p>6-1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21470">
            <text:p>21470</text:p>
          </table:table-cell>
          <table:table-cell office:value-type="float" office:value="0">
            <text:p>0</text:p>
          </table:table-cell>
          <table:table-cell office:value-type="float" office:value="21470">
            <text:p>21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2-2</text:p>
          </table:table-cell>
          <table:table-cell office:value-type="string">
            <text:p>6-1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3922">
            <text:p>63922</text:p>
          </table:table-cell>
          <table:table-cell office:value-type="float" office:value="0">
            <text:p>0</text:p>
          </table:table-cell>
          <table:table-cell office:value-type="float" office:value="63922">
            <text:p>639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2-3</text:p>
          </table:table-cell>
          <table:table-cell office:value-type="string">
            <text:p>6-12</text:p>
          </table:table-cell>
          <table:table-cell office:value-type="string">
            <text:p>d</text:p>
          </table:table-cell>
          <table:table-cell office:value-type="string">
            <text:p>Podzadanie 6.12.3</text:p>
          </table:table-cell>
          <table:table-cell office:value-type="string">
            <text:p>Pomoc publiczna</text:p>
          </table:table-cell>
          <table:table-cell table:style-name="Default"/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3-1</text:p>
          </table:table-cell>
          <table:table-cell office:value-type="string">
            <text:p>6-1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2460">
            <text:p>2460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2-4</text:p>
          </table:table-cell>
          <table:table-cell office:value-type="string">
            <text:p>6-12</text:p>
          </table:table-cell>
          <table:table-cell office:value-type="string">
            <text:p>d</text:p>
          </table:table-cell>
          <table:table-cell office:value-type="string">
            <text:p>Podzadanie 6.12.4</text:p>
          </table:table-cell>
          <table:table-cell office:value-type="string">
            <text:p>Realizacja zadań w zakresie jakości handlowej artykułów rolno-spożywczych</text:p>
          </table:table-cell>
          <table:table-cell table:style-name="Default"/>
          <table:table-cell office:value-type="float" office:value="43749">
            <text:p>43749</text:p>
          </table:table-cell>
          <table:table-cell office:value-type="float" office:value="0">
            <text:p>0</text:p>
          </table:table-cell>
          <table:table-cell office:value-type="float" office:value="43749">
            <text:p>437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4-1</text:p>
          </table:table-cell>
          <table:table-cell office:value-type="string">
            <text:p>6-1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17160">
            <text:p>17160</text:p>
          </table:table-cell>
          <table:table-cell office:value-type="float" office:value="0">
            <text:p>0</text:p>
          </table:table-cell>
          <table:table-cell office:value-type="float" office:value="17160">
            <text:p>171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4-2</text:p>
          </table:table-cell>
          <table:table-cell office:value-type="string">
            <text:p>6-1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6589">
            <text:p>26589</text:p>
          </table:table-cell>
          <table:table-cell office:value-type="float" office:value="0">
            <text:p>0</text:p>
          </table:table-cell>
          <table:table-cell office:value-type="float" office:value="26589">
            <text:p>265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2-5</text:p>
          </table:table-cell>
          <table:table-cell office:value-type="string">
            <text:p>6-12</text:p>
          </table:table-cell>
          <table:table-cell office:value-type="string">
            <text:p>d</text:p>
          </table:table-cell>
          <table:table-cell office:value-type="string">
            <text:p>Podzadanie 6.12.5</text:p>
          </table:table-cell>
          <table:table-cell office:value-type="string">
            <text:p>System oceny zgodności</text:p>
          </table:table-cell>
          <table:table-cell table:style-name="Default"/>
          <table:table-cell office:value-type="float" office:value="2924">
            <text:p>2924</text:p>
          </table:table-cell>
          <table:table-cell office:value-type="float" office:value="0">
            <text:p>0</text:p>
          </table:table-cell>
          <table:table-cell office:value-type="float" office:value="2924">
            <text:p>29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2-5-1</text:p>
          </table:table-cell>
          <table:table-cell office:value-type="string">
            <text:p>6-1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2924">
            <text:p>2924</text:p>
          </table:table-cell>
          <table:table-cell office:value-type="float" office:value="0">
            <text:p>0</text:p>
          </table:table-cell>
          <table:table-cell office:value-type="float" office:value="2924">
            <text:p>29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6-13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Zadanie 6.13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23192">
            <text:p>23192</text:p>
          </table:table-cell>
          <table:table-cell office:value-type="float" office:value="13867">
            <text:p>13867</text:p>
          </table:table-cell>
          <table:table-cell office:value-type="float" office:value="9325">
            <text:p>9325</text:p>
          </table:table-cell>
          <table:table-cell office:value-type="string">
            <text:p>59.79</text:p>
          </table:table-cell>
          <table:table-cell office:value-type="string">
            <text:p>40.21</text:p>
          </table:table-cell>
        </table:table-row>
        <table:table-row table:style-name="ro1">
          <table:table-cell office:value-type="string">
            <text:p>6-13-1</text:p>
          </table:table-cell>
          <table:table-cell office:value-type="string">
            <text:p>6-13</text:p>
          </table:table-cell>
          <table:table-cell office:value-type="string">
            <text:p>d</text:p>
          </table:table-cell>
          <table:table-cell office:value-type="string">
            <text:p>Podzadanie 6.13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8274">
            <text:p>8274</text:p>
          </table:table-cell>
          <table:table-cell office:value-type="float" office:value="589">
            <text:p>589</text:p>
          </table:table-cell>
          <table:table-cell office:value-type="float" office:value="7685">
            <text:p>7685</text:p>
          </table:table-cell>
          <table:table-cell table:style-name="ce1" office:value-type="string">
            <text:p>7.12</text:p>
          </table:table-cell>
          <table:table-cell office:value-type="string">
            <text:p>92.88</text:p>
          </table:table-cell>
        </table:table-row>
        <table:table-row table:style-name="ro1">
          <table:table-cell office:value-type="string">
            <text:p>6-13-1-1</text:p>
          </table:table-cell>
          <table:table-cell table:style-name="Default" office:value-type="string">
            <text:p>6-1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3-1-2</text:p>
          </table:table-cell>
          <table:table-cell table:style-name="Default" office:value-type="string">
            <text:p>6-1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6959">
            <text:p>6959</text:p>
          </table:table-cell>
          <table:table-cell office:value-type="float" office:value="589">
            <text:p>589</text:p>
          </table:table-cell>
          <table:table-cell office:value-type="float" office:value="6370">
            <text:p>6370</text:p>
          </table:table-cell>
          <table:table-cell table:style-name="ce1" office:value-type="string">
            <text:p>8.46</text:p>
          </table:table-cell>
          <table:table-cell office:value-type="string">
            <text:p>91.54</text:p>
          </table:table-cell>
        </table:table-row>
        <table:table-row table:style-name="ro1">
          <table:table-cell office:value-type="string">
            <text:p>6-13-2</text:p>
          </table:table-cell>
          <table:table-cell office:value-type="string">
            <text:p>6-13</text:p>
          </table:table-cell>
          <table:table-cell office:value-type="string">
            <text:p>d</text:p>
          </table:table-cell>
          <table:table-cell office:value-type="string">
            <text:p>Podzadanie 6.13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4918">
            <text:p>14918</text:p>
          </table:table-cell>
          <table:table-cell office:value-type="float" office:value="13278">
            <text:p>13278</text:p>
          </table:table-cell>
          <table:table-cell office:value-type="float" office:value="1640">
            <text:p>1640</text:p>
          </table:table-cell>
          <table:table-cell office:value-type="string">
            <text:p>89.01</text:p>
          </table:table-cell>
          <table:table-cell table:style-name="ce1" office:value-type="string">
            <text:p>10.99</text:p>
          </table:table-cell>
        </table:table-row>
        <table:table-row table:style-name="ro1">
          <table:table-cell office:value-type="string">
            <text:p>6-13-2-1</text:p>
          </table:table-cell>
          <table:table-cell table:style-name="Default" office:value-type="string">
            <text:p>6-1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6-13-2-2</text:p>
          </table:table-cell>
          <table:table-cell table:style-name="Default" office:value-type="string">
            <text:p>6-1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14559">
            <text:p>14559</text:p>
          </table:table-cell>
          <table:table-cell office:value-type="float" office:value="13278">
            <text:p>13278</text:p>
          </table:table-cell>
          <table:table-cell office:value-type="float" office:value="1281">
            <text:p>1281</text:p>
          </table:table-cell>
          <table:table-cell office:value-type="string">
            <text:p>91.2</text:p>
          </table:table-cell>
          <table:table-cell table:style-name="ce1" office:value-type="string">
            <text:p>8.8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7</text:p>
          </table:table-cell>
          <table:table-cell office:value-type="string">
            <text:p>GOSPODARKA PRZESTRZENNA, BUDOWNICTWO I MIESZKALNICTWO</text:p>
          </table:table-cell>
          <table:table-cell table:style-name="Default"/>
          <table:table-cell office:value-type="float" office:value="1716568">
            <text:p>1716568</text:p>
          </table:table-cell>
          <table:table-cell office:value-type="float" office:value="63034">
            <text:p>63034</text:p>
          </table:table-cell>
          <table:table-cell office:value-type="float" office:value="1653534">
            <text:p>1653534</text:p>
          </table:table-cell>
          <table:table-cell table:style-name="ce1" office:value-type="string">
            <text:p>3.67</text:p>
          </table:table-cell>
          <table:table-cell office:value-type="string">
            <text:p>96.33</text:p>
          </table:table-cell>
        </table:table-row>
        <table:table-row table:style-name="ro1">
          <table:table-cell table:style-name="ce1" office:value-type="string">
            <text:p>7-1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Zadanie 7.1</text:p>
          </table:table-cell>
          <table:table-cell office:value-type="string">
            <text:p>Wspieranie budownictwa</text:p>
          </table:table-cell>
          <table:table-cell table:style-name="Default"/>
          <table:table-cell office:value-type="float" office:value="652780">
            <text:p>652780</text:p>
          </table:table-cell>
          <table:table-cell office:value-type="float" office:value="0">
            <text:p>0</text:p>
          </table:table-cell>
          <table:table-cell office:value-type="float" office:value="652780">
            <text:p>6527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1-1</text:p>
          </table:table-cell>
          <table:table-cell office:value-type="string">
            <text:p>7-1</text:p>
          </table:table-cell>
          <table:table-cell office:value-type="string">
            <text:p>d</text:p>
          </table:table-cell>
          <table:table-cell office:value-type="string">
            <text:p>Podzadanie 7.1.1</text:p>
          </table:table-cell>
          <table:table-cell office:value-type="string">
            <text:p>Termomodernizacja i remonty zasobów mieszkaniowych</text:p>
          </table:table-cell>
          <table:table-cell table:style-name="Default"/>
          <table:table-cell office:value-type="float" office:value="208861">
            <text:p>208861</text:p>
          </table:table-cell>
          <table:table-cell office:value-type="float" office:value="0">
            <text:p>0</text:p>
          </table:table-cell>
          <table:table-cell office:value-type="float" office:value="208861">
            <text:p>2088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1-1-1</text:p>
          </table:table-cell>
          <table:table-cell office:value-type="string">
            <text:p>7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1-1-2</text:p>
          </table:table-cell>
          <table:table-cell office:value-type="string">
            <text:p>7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7-1-1-3</text:p>
          </table:table-cell>
          <table:table-cell office:value-type="string">
            <text:p>7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8861">
            <text:p>8861</text:p>
          </table:table-cell>
          <table:table-cell office:value-type="float" office:value="0">
            <text:p>0</text:p>
          </table:table-cell>
          <table:table-cell office:value-type="float" office:value="8861">
            <text:p>88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1-2</text:p>
          </table:table-cell>
          <table:table-cell office:value-type="string">
            <text:p>7-1</text:p>
          </table:table-cell>
          <table:table-cell office:value-type="string">
            <text:p>d</text:p>
          </table:table-cell>
          <table:table-cell office:value-type="string">
            <text:p>Podzadanie 7.1.2</text:p>
          </table:table-cell>
          <table:table-cell office:value-type="string">
            <text:p>Budownictwo społeczne na wynajem</text:p>
          </table:table-cell>
          <table:table-cell table:style-name="Default"/>
          <table:table-cell office:value-type="float" office:value="2841">
            <text:p>2841</text:p>
          </table:table-cell>
          <table:table-cell office:value-type="float" office:value="0">
            <text:p>0</text:p>
          </table:table-cell>
          <table:table-cell office:value-type="float" office:value="2841">
            <text:p>28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1-2-1</text:p>
          </table:table-cell>
          <table:table-cell office:value-type="string">
            <text:p>7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2841">
            <text:p>2841</text:p>
          </table:table-cell>
          <table:table-cell office:value-type="float" office:value="0">
            <text:p>0</text:p>
          </table:table-cell>
          <table:table-cell office:value-type="float" office:value="2841">
            <text:p>28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1-3</text:p>
          </table:table-cell>
          <table:table-cell office:value-type="string">
            <text:p>7-1</text:p>
          </table:table-cell>
          <table:table-cell office:value-type="string">
            <text:p>d</text:p>
          </table:table-cell>
          <table:table-cell office:value-type="string">
            <text:p>Podzadanie 7.1.3</text:p>
          </table:table-cell>
          <table:table-cell office:value-type="string">
            <text:p>Infrastruktura techniczna towarzysząca budownictwu mieszkaniowemu</text:p>
          </table:table-cell>
          <table:table-cell table:style-name="Default"/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1-3-1</text:p>
          </table:table-cell>
          <table:table-cell office:value-type="string">
            <text:p>7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7-1-3-2</text:p>
          </table:table-cell>
          <table:table-cell office:value-type="string">
            <text:p>7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1-4</text:p>
          </table:table-cell>
          <table:table-cell office:value-type="string">
            <text:p>7-1</text:p>
          </table:table-cell>
          <table:table-cell office:value-type="string">
            <text:p>d</text:p>
          </table:table-cell>
          <table:table-cell office:value-type="string">
            <text:p>Podzadanie 7.1.4</text:p>
          </table:table-cell>
          <table:table-cell office:value-type="string">
            <text:p>Budownictwo własnościowe</text:p>
          </table:table-cell>
          <table:table-cell table:style-name="Default"/>
          <table:table-cell office:value-type="float" office:value="437084">
            <text:p>437084</text:p>
          </table:table-cell>
          <table:table-cell office:value-type="float" office:value="0">
            <text:p>0</text:p>
          </table:table-cell>
          <table:table-cell office:value-type="float" office:value="437084">
            <text:p>4370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1-4-1</text:p>
          </table:table-cell>
          <table:table-cell office:value-type="string">
            <text:p>7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437084">
            <text:p>437084</text:p>
          </table:table-cell>
          <table:table-cell office:value-type="float" office:value="0">
            <text:p>0</text:p>
          </table:table-cell>
          <table:table-cell office:value-type="float" office:value="437084">
            <text:p>4370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1-5</text:p>
          </table:table-cell>
          <table:table-cell office:value-type="string">
            <text:p>7-1</text:p>
          </table:table-cell>
          <table:table-cell office:value-type="string">
            <text:p>d</text:p>
          </table:table-cell>
          <table:table-cell office:value-type="string">
            <text:p>Podzadanie 7.1.5</text:p>
          </table:table-cell>
          <table:table-cell office:value-type="string">
            <text:p>Certyfikacja budynków i lokali mieszkalnych</text:p>
          </table:table-cell>
          <table:table-cell table:style-name="Default"/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1-5-1</text:p>
          </table:table-cell>
          <table:table-cell office:value-type="string">
            <text:p>7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2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Zadanie 7.2</text:p>
          </table:table-cell>
          <table:table-cell office:value-type="string">
            <text:p>Zagospodarowanie przestrzenne i gospodarka nieruchomościami</text:p>
          </table:table-cell>
          <table:table-cell table:style-name="Default"/>
          <table:table-cell office:value-type="float" office:value="26426">
            <text:p>26426</text:p>
          </table:table-cell>
          <table:table-cell office:value-type="float" office:value="0">
            <text:p>0</text:p>
          </table:table-cell>
          <table:table-cell office:value-type="float" office:value="26426">
            <text:p>264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2-1</text:p>
          </table:table-cell>
          <table:table-cell office:value-type="string">
            <text:p>7-2</text:p>
          </table:table-cell>
          <table:table-cell office:value-type="string">
            <text:p>d</text:p>
          </table:table-cell>
          <table:table-cell office:value-type="string">
            <text:p>Podzadanie 7.2.1</text:p>
          </table:table-cell>
          <table:table-cell office:value-type="string">
            <text:p>Zagospodarowanie przestrzenne kraju</text:p>
          </table:table-cell>
          <table:table-cell table:style-name="Default"/>
          <table:table-cell office:value-type="float" office:value="18885">
            <text:p>18885</text:p>
          </table:table-cell>
          <table:table-cell office:value-type="float" office:value="0">
            <text:p>0</text:p>
          </table:table-cell>
          <table:table-cell office:value-type="float" office:value="18885">
            <text:p>188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2-1-1</text:p>
          </table:table-cell>
          <table:table-cell office:value-type="string">
            <text:p>7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3094">
            <text:p>3094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2-1-2</text:p>
          </table:table-cell>
          <table:table-cell office:value-type="string">
            <text:p>7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791">
            <text:p>15791</text:p>
          </table:table-cell>
          <table:table-cell office:value-type="float" office:value="0">
            <text:p>0</text:p>
          </table:table-cell>
          <table:table-cell office:value-type="float" office:value="15791">
            <text:p>157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2-2</text:p>
          </table:table-cell>
          <table:table-cell office:value-type="string">
            <text:p>7-2</text:p>
          </table:table-cell>
          <table:table-cell office:value-type="string">
            <text:p>d</text:p>
          </table:table-cell>
          <table:table-cell office:value-type="string">
            <text:p>Podzadanie 7.2.2</text:p>
          </table:table-cell>
          <table:table-cell office:value-type="string">
            <text:p>Gospodarka nieruchomościami</text:p>
          </table:table-cell>
          <table:table-cell table:style-name="Default"/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541">
            <text:p>75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2-2-1</text:p>
          </table:table-cell>
          <table:table-cell office:value-type="string">
            <text:p>7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541">
            <text:p>75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3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Zadanie 7.3</text:p>
          </table:table-cell>
          <table:table-cell office:value-type="string">
            <text:p>Geodezja i kartografia</text:p>
          </table:table-cell>
          <table:table-cell table:style-name="Default"/>
          <table:table-cell office:value-type="float" office:value="174603">
            <text:p>174603</text:p>
          </table:table-cell>
          <table:table-cell office:value-type="float" office:value="63034">
            <text:p>63034</text:p>
          </table:table-cell>
          <table:table-cell office:value-type="float" office:value="111569">
            <text:p>111569</text:p>
          </table:table-cell>
          <table:table-cell office:value-type="string">
            <text:p>36.1</text:p>
          </table:table-cell>
          <table:table-cell office:value-type="string">
            <text:p>63.9</text:p>
          </table:table-cell>
        </table:table-row>
        <table:table-row table:style-name="ro1">
          <table:table-cell table:style-name="ce1" office:value-type="string">
            <text:p>7-3-1</text:p>
          </table:table-cell>
          <table:table-cell office:value-type="string">
            <text:p>7-3</text:p>
          </table:table-cell>
          <table:table-cell office:value-type="string">
            <text:p>d</text:p>
          </table:table-cell>
          <table:table-cell office:value-type="string">
            <text:p>Podzadanie 7.3.1</text:p>
          </table:table-cell>
          <table:table-cell office:value-type="string">
            <text:p>Nadzór i kontrola w zakresie przestrzegania i stosowania przepisów w dziedzinie geodezji i kartografii</text:p>
          </table:table-cell>
          <table:table-cell table:style-name="Default"/>
          <table:table-cell office:value-type="float" office:value="18033">
            <text:p>18033</text:p>
          </table:table-cell>
          <table:table-cell office:value-type="float" office:value="0">
            <text:p>0</text:p>
          </table:table-cell>
          <table:table-cell office:value-type="float" office:value="18033">
            <text:p>180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3-1-1</text:p>
          </table:table-cell>
          <table:table-cell office:value-type="string">
            <text:p>7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3905">
            <text:p>3905</text:p>
          </table:table-cell>
          <table:table-cell office:value-type="float" office:value="0">
            <text:p>0</text:p>
          </table:table-cell>
          <table:table-cell office:value-type="float" office:value="3905">
            <text:p>39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3-1-2</text:p>
          </table:table-cell>
          <table:table-cell office:value-type="string">
            <text:p>7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4128">
            <text:p>14128</text:p>
          </table:table-cell>
          <table:table-cell office:value-type="float" office:value="0">
            <text:p>0</text:p>
          </table:table-cell>
          <table:table-cell office:value-type="float" office:value="14128">
            <text:p>141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3-2</text:p>
          </table:table-cell>
          <table:table-cell office:value-type="string">
            <text:p>7-3</text:p>
          </table:table-cell>
          <table:table-cell office:value-type="string">
            <text:p>d</text:p>
          </table:table-cell>
          <table:table-cell office:value-type="string">
            <text:p>Podzadanie 7.3.2</text:p>
          </table:table-cell>
          <table:table-cell office:value-type="string">
            <text:p>Prowadzenie i przechowywanie baz danych przez wojewódzkiego inspektora nadzoru geodezyjnego i kartograficznego</text:p>
          </table:table-cell>
          <table:table-cell table:style-name="Default"/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3-2-1</text:p>
          </table:table-cell>
          <table:table-cell office:value-type="string">
            <text:p>7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3-3</text:p>
          </table:table-cell>
          <table:table-cell office:value-type="string">
            <text:p>7-3</text:p>
          </table:table-cell>
          <table:table-cell office:value-type="string">
            <text:p>d</text:p>
          </table:table-cell>
          <table:table-cell office:value-type="string">
            <text:p>Podzadanie 7.3.3</text:p>
          </table:table-cell>
          <table:table-cell office:value-type="string">
            <text:p>Gromadzenie, prowadzenie, aktualizacja i udostępnienie zasobu geodezyjnego i kartograficznego</text:p>
          </table:table-cell>
          <table:table-cell table:style-name="Default"/>
          <table:table-cell office:value-type="float" office:value="71506">
            <text:p>71506</text:p>
          </table:table-cell>
          <table:table-cell office:value-type="float" office:value="0">
            <text:p>0</text:p>
          </table:table-cell>
          <table:table-cell office:value-type="float" office:value="71506">
            <text:p>715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3-3-1</text:p>
          </table:table-cell>
          <table:table-cell office:value-type="string">
            <text:p>7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5754">
            <text:p>5754</text:p>
          </table:table-cell>
          <table:table-cell office:value-type="float" office:value="0">
            <text:p>0</text:p>
          </table:table-cell>
          <table:table-cell office:value-type="float" office:value="5754">
            <text:p>57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3-3-2</text:p>
          </table:table-cell>
          <table:table-cell office:value-type="string">
            <text:p>7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5752">
            <text:p>65752</text:p>
          </table:table-cell>
          <table:table-cell office:value-type="float" office:value="0">
            <text:p>0</text:p>
          </table:table-cell>
          <table:table-cell office:value-type="float" office:value="65752">
            <text:p>657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3-4</text:p>
          </table:table-cell>
          <table:table-cell office:value-type="string">
            <text:p>7-3</text:p>
          </table:table-cell>
          <table:table-cell office:value-type="string">
            <text:p>d</text:p>
          </table:table-cell>
          <table:table-cell office:value-type="string">
            <text:p>Podzadanie 7.3.4</text:p>
          </table:table-cell>
          <table:table-cell office:value-type="string">
            <text:p>Budowa infrastruktury informacji przestrzennej</text:p>
          </table:table-cell>
          <table:table-cell table:style-name="Default"/>
          <table:table-cell office:value-type="float" office:value="83992">
            <text:p>83992</text:p>
          </table:table-cell>
          <table:table-cell office:value-type="float" office:value="63034">
            <text:p>63034</text:p>
          </table:table-cell>
          <table:table-cell office:value-type="float" office:value="20958">
            <text:p>20958</text:p>
          </table:table-cell>
          <table:table-cell office:value-type="string">
            <text:p>75.05</text:p>
          </table:table-cell>
          <table:table-cell office:value-type="string">
            <text:p>24.95</text:p>
          </table:table-cell>
        </table:table-row>
        <table:table-row table:style-name="ro1">
          <table:table-cell office:value-type="string">
            <text:p>7-3-4-1</text:p>
          </table:table-cell>
          <table:table-cell office:value-type="string">
            <text:p>7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83677">
            <text:p>83677</text:p>
          </table:table-cell>
          <table:table-cell office:value-type="float" office:value="63034">
            <text:p>63034</text:p>
          </table:table-cell>
          <table:table-cell office:value-type="float" office:value="20643">
            <text:p>20643</text:p>
          </table:table-cell>
          <table:table-cell office:value-type="string">
            <text:p>75.33</text:p>
          </table:table-cell>
          <table:table-cell office:value-type="string">
            <text:p>24.67</text:p>
          </table:table-cell>
        </table:table-row>
        <table:table-row table:style-name="ro1">
          <table:table-cell office:value-type="string">
            <text:p>7-3-4-2</text:p>
          </table:table-cell>
          <table:table-cell office:value-type="string">
            <text:p>7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4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Zadanie 7.4</text:p>
          </table:table-cell>
          <table:table-cell office:value-type="string">
            <text:p>Nadzór budowlany</text:p>
          </table:table-cell>
          <table:table-cell table:style-name="Default"/>
          <table:table-cell office:value-type="float" office:value="212759">
            <text:p>212759</text:p>
          </table:table-cell>
          <table:table-cell office:value-type="float" office:value="0">
            <text:p>0</text:p>
          </table:table-cell>
          <table:table-cell office:value-type="float" office:value="212759">
            <text:p>2127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4-1</text:p>
          </table:table-cell>
          <table:table-cell office:value-type="string">
            <text:p>7-4</text:p>
          </table:table-cell>
          <table:table-cell office:value-type="string">
            <text:p>d</text:p>
          </table:table-cell>
          <table:table-cell office:value-type="string">
            <text:p>Podzadanie 7.4.1</text:p>
          </table:table-cell>
          <table:table-cell office:value-type="string">
            <text:p>Kontrola procesu budowlanego</text:p>
          </table:table-cell>
          <table:table-cell table:style-name="Default"/>
          <table:table-cell office:value-type="float" office:value="128135">
            <text:p>128135</text:p>
          </table:table-cell>
          <table:table-cell office:value-type="float" office:value="0">
            <text:p>0</text:p>
          </table:table-cell>
          <table:table-cell office:value-type="float" office:value="128135">
            <text:p>1281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4-1-1</text:p>
          </table:table-cell>
          <table:table-cell office:value-type="string">
            <text:p>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4-1-2</text:p>
          </table:table-cell>
          <table:table-cell office:value-type="string">
            <text:p>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24481">
            <text:p>124481</text:p>
          </table:table-cell>
          <table:table-cell office:value-type="float" office:value="0">
            <text:p>0</text:p>
          </table:table-cell>
          <table:table-cell office:value-type="float" office:value="124481">
            <text:p>1244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4-2</text:p>
          </table:table-cell>
          <table:table-cell office:value-type="string">
            <text:p>7-4</text:p>
          </table:table-cell>
          <table:table-cell office:value-type="string">
            <text:p>d</text:p>
          </table:table-cell>
          <table:table-cell office:value-type="string">
            <text:p>Podzadanie 7.4.2</text:p>
          </table:table-cell>
          <table:table-cell office:value-type="string">
            <text:p>Kontrola rynku wyrobów budowlanych</text:p>
          </table:table-cell>
          <table:table-cell table:style-name="Default"/>
          <table:table-cell office:value-type="float" office:value="9337">
            <text:p>9337</text:p>
          </table:table-cell>
          <table:table-cell office:value-type="float" office:value="0">
            <text:p>0</text:p>
          </table:table-cell>
          <table:table-cell office:value-type="float" office:value="9337">
            <text:p>93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4-2-1</text:p>
          </table:table-cell>
          <table:table-cell office:value-type="string">
            <text:p>7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4-2-2</text:p>
          </table:table-cell>
          <table:table-cell office:value-type="string">
            <text:p>7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4-3</text:p>
          </table:table-cell>
          <table:table-cell office:value-type="string">
            <text:p>7-4</text:p>
          </table:table-cell>
          <table:table-cell office:value-type="string">
            <text:p>d</text:p>
          </table:table-cell>
          <table:table-cell office:value-type="string">
            <text:p>Podzadanie 7.4.3</text:p>
          </table:table-cell>
          <table:table-cell office:value-type="string">
            <text:p>Orzecznictwo administracyjne</text:p>
          </table:table-cell>
          <table:table-cell table:style-name="Default"/>
          <table:table-cell office:value-type="float" office:value="75287">
            <text:p>75287</text:p>
          </table:table-cell>
          <table:table-cell office:value-type="float" office:value="0">
            <text:p>0</text:p>
          </table:table-cell>
          <table:table-cell office:value-type="float" office:value="75287">
            <text:p>752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4-3-1</text:p>
          </table:table-cell>
          <table:table-cell office:value-type="string">
            <text:p>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2945">
            <text:p>2945</text:p>
          </table:table-cell>
          <table:table-cell office:value-type="float" office:value="0">
            <text:p>0</text:p>
          </table:table-cell>
          <table:table-cell office:value-type="float" office:value="2945">
            <text:p>29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4-3-2</text:p>
          </table:table-cell>
          <table:table-cell office:value-type="string">
            <text:p>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2342">
            <text:p>72342</text:p>
          </table:table-cell>
          <table:table-cell office:value-type="float" office:value="0">
            <text:p>0</text:p>
          </table:table-cell>
          <table:table-cell office:value-type="float" office:value="72342">
            <text:p>723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5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Zadanie 7.5</text:p>
          </table:table-cell>
          <table:table-cell office:value-type="string">
            <text:p>Realizacja zobowiązań państwa z okresu transformacji gospodarczej w zakresie finansowania mieszkalnictwa</text:p>
          </table:table-cell>
          <table:table-cell table:style-name="Default"/>
          <table:table-cell office:value-type="float" office:value="650000">
            <text:p>650000</text:p>
          </table:table-cell>
          <table:table-cell office:value-type="float" office:value="0">
            <text:p>0</text:p>
          </table:table-cell>
          <table:table-cell office:value-type="float" office:value="650000">
            <text:p>65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5-1</text:p>
          </table:table-cell>
          <table:table-cell office:value-type="string">
            <text:p>7-5</text:p>
          </table:table-cell>
          <table:table-cell office:value-type="string">
            <text:p>d</text:p>
          </table:table-cell>
          <table:table-cell office:value-type="string">
            <text:p>Podzadanie 7.5.1</text:p>
          </table:table-cell>
          <table:table-cell office:value-type="string">
            <text:p>Wykup odsetek od tzw. starego portfela spółdzielczych kredytów mieszkaniowych</text:p>
          </table:table-cell>
          <table:table-cell table:style-name="Default"/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130000">
            <text:p>13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5-1-1</text:p>
          </table:table-cell>
          <table:table-cell office:value-type="string">
            <text:p>7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130000">
            <text:p>130000</text:p>
          </table:table-cell>
          <table:table-cell office:value-type="float" office:value="0">
            <text:p>0</text:p>
          </table:table-cell>
          <table:table-cell office:value-type="float" office:value="130000">
            <text:p>13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7-5-2</text:p>
          </table:table-cell>
          <table:table-cell office:value-type="string">
            <text:p>7-5</text:p>
          </table:table-cell>
          <table:table-cell office:value-type="string">
            <text:p>d</text:p>
          </table:table-cell>
          <table:table-cell office:value-type="string">
            <text:p>Podzadanie 7.5.2</text:p>
          </table:table-cell>
          <table:table-cell office:value-type="string">
            <text:p>Refundacja bankom wypłaconych premii gwarancyjnych</text:p>
          </table:table-cell>
          <table:table-cell table:style-name="Default"/>
          <table:table-cell office:value-type="float" office:value="520000">
            <text:p>520000</text:p>
          </table:table-cell>
          <table:table-cell office:value-type="float" office:value="0">
            <text:p>0</text:p>
          </table:table-cell>
          <table:table-cell office:value-type="float" office:value="520000">
            <text:p>52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7-5-2-1</text:p>
          </table:table-cell>
          <table:table-cell office:value-type="string">
            <text:p>7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520000">
            <text:p>520000</text:p>
          </table:table-cell>
          <table:table-cell office:value-type="float" office:value="0">
            <text:p>0</text:p>
          </table:table-cell>
          <table:table-cell office:value-type="float" office:value="520000">
            <text:p>52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8</text:p>
          </table:table-cell>
          <table:table-cell office:value-type="string">
            <text:p>KULTURA FIZYCZNA I SPORT</text:p>
          </table:table-cell>
          <table:table-cell table:style-name="Default"/>
          <table:table-cell office:value-type="float" office:value="1092963">
            <text:p>1092963</text:p>
          </table:table-cell>
          <table:table-cell office:value-type="float" office:value="0">
            <text:p>0</text:p>
          </table:table-cell>
          <table:table-cell office:value-type="float" office:value="1092963">
            <text:p>109296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Zadanie 8.1</text:p>
          </table:table-cell>
          <table:table-cell office:value-type="string">
            <text:p>Popularyzacja i wspieranie rozwoju sportu dla wszystkich</text:p>
          </table:table-cell>
          <table:table-cell table:style-name="Default"/>
          <table:table-cell office:value-type="float" office:value="22604">
            <text:p>22604</text:p>
          </table:table-cell>
          <table:table-cell office:value-type="float" office:value="0">
            <text:p>0</text:p>
          </table:table-cell>
          <table:table-cell office:value-type="float" office:value="22604">
            <text:p>226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1-1</text:p>
          </table:table-cell>
          <table:table-cell office:value-type="string">
            <text:p>8-1</text:p>
          </table:table-cell>
          <table:table-cell office:value-type="string">
            <text:p>d</text:p>
          </table:table-cell>
          <table:table-cell office:value-type="string">
            <text:p>Podzadanie 8.1.1</text:p>
          </table:table-cell>
          <table:table-cell office:value-type="string">
            <text:p>Upowszechnianie aktywności fizycznej dzieci i młodzieży</text:p>
          </table:table-cell>
          <table:table-cell table:style-name="Default"/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1-1-1</text:p>
          </table:table-cell>
          <table:table-cell office:value-type="string">
            <text:p>8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1-2</text:p>
          </table:table-cell>
          <table:table-cell office:value-type="string">
            <text:p>8-1</text:p>
          </table:table-cell>
          <table:table-cell office:value-type="string">
            <text:p>d</text:p>
          </table:table-cell>
          <table:table-cell office:value-type="string">
            <text:p>Podzadanie 8.1.2</text:p>
          </table:table-cell>
          <table:table-cell office:value-type="string">
            <text:p>Upowszechnianie aktywności fizycznej różnych grup społecznych</text:p>
          </table:table-cell>
          <table:table-cell table:style-name="Default"/>
          <table:table-cell office:value-type="float" office:value="21626">
            <text:p>21626</text:p>
          </table:table-cell>
          <table:table-cell office:value-type="float" office:value="0">
            <text:p>0</text:p>
          </table:table-cell>
          <table:table-cell office:value-type="float" office:value="21626">
            <text:p>216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1-2-1</text:p>
          </table:table-cell>
          <table:table-cell office:value-type="string">
            <text:p>8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21626">
            <text:p>21626</text:p>
          </table:table-cell>
          <table:table-cell office:value-type="float" office:value="0">
            <text:p>0</text:p>
          </table:table-cell>
          <table:table-cell office:value-type="float" office:value="21626">
            <text:p>216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1-3</text:p>
          </table:table-cell>
          <table:table-cell office:value-type="string">
            <text:p>8-1</text:p>
          </table:table-cell>
          <table:table-cell office:value-type="string">
            <text:p>d</text:p>
          </table:table-cell>
          <table:table-cell office:value-type="string">
            <text:p>Podzadanie 8.1.3</text:p>
          </table:table-cell>
          <table:table-cell office:value-type="string">
            <text:p>Upowszechnianie sportu osób niepełnosprawnych</text:p>
          </table:table-cell>
          <table:table-cell table:style-name="Default"/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1-3-1</text:p>
          </table:table-cell>
          <table:table-cell office:value-type="string">
            <text:p>8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2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Zadanie 8.2</text:p>
          </table:table-cell>
          <table:table-cell office:value-type="string">
            <text:p>Wspieranie sportu kwalifikowanego</text:p>
          </table:table-cell>
          <table:table-cell table:style-name="Default"/>
          <table:table-cell office:value-type="float" office:value="215623">
            <text:p>215623</text:p>
          </table:table-cell>
          <table:table-cell office:value-type="float" office:value="0">
            <text:p>0</text:p>
          </table:table-cell>
          <table:table-cell office:value-type="float" office:value="215623">
            <text:p>2156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2-1</text:p>
          </table:table-cell>
          <table:table-cell office:value-type="string">
            <text:p>8-2</text:p>
          </table:table-cell>
          <table:table-cell office:value-type="string">
            <text:p>d</text:p>
          </table:table-cell>
          <table:table-cell office:value-type="string">
            <text:p>Podzadanie 8.2.1</text:p>
          </table:table-cell>
          <table:table-cell office:value-type="string">
            <text:p>Wspieranie działań związków sportowych</text:p>
          </table:table-cell>
          <table:table-cell table:style-name="Default"/>
          <table:table-cell office:value-type="float" office:value="194928">
            <text:p>194928</text:p>
          </table:table-cell>
          <table:table-cell office:value-type="float" office:value="0">
            <text:p>0</text:p>
          </table:table-cell>
          <table:table-cell office:value-type="float" office:value="194928">
            <text:p>1949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2-1-1</text:p>
          </table:table-cell>
          <table:table-cell office:value-type="string">
            <text:p>8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194928">
            <text:p>194928</text:p>
          </table:table-cell>
          <table:table-cell office:value-type="float" office:value="0">
            <text:p>0</text:p>
          </table:table-cell>
          <table:table-cell office:value-type="float" office:value="194928">
            <text:p>1949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2-2</text:p>
          </table:table-cell>
          <table:table-cell office:value-type="string">
            <text:p>8-2</text:p>
          </table:table-cell>
          <table:table-cell office:value-type="string">
            <text:p>d</text:p>
          </table:table-cell>
          <table:table-cell office:value-type="string">
            <text:p>Podzadanie 8.2.2</text:p>
          </table:table-cell>
          <table:table-cell office:value-type="string">
            <text:p>Wspieranie sportu młodzieżowego</text:p>
          </table:table-cell>
          <table:table-cell table:style-name="Default"/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2-2-1</text:p>
          </table:table-cell>
          <table:table-cell office:value-type="string">
            <text:p>8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2-3</text:p>
          </table:table-cell>
          <table:table-cell office:value-type="string">
            <text:p>8-2</text:p>
          </table:table-cell>
          <table:table-cell office:value-type="string">
            <text:p>d</text:p>
          </table:table-cell>
          <table:table-cell office:value-type="string">
            <text:p>Podzadanie 8.2.3</text:p>
          </table:table-cell>
          <table:table-cell office:value-type="string">
            <text:p>Wspieranie współzawodnictwa sportowego osób niepełnosprawnych</text:p>
          </table:table-cell>
          <table:table-cell table:style-name="Default"/>
          <table:table-cell office:value-type="float" office:value="11635">
            <text:p>11635</text:p>
          </table:table-cell>
          <table:table-cell office:value-type="float" office:value="0">
            <text:p>0</text:p>
          </table:table-cell>
          <table:table-cell office:value-type="float" office:value="11635">
            <text:p>116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2-3-1</text:p>
          </table:table-cell>
          <table:table-cell office:value-type="string">
            <text:p>8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11635">
            <text:p>11635</text:p>
          </table:table-cell>
          <table:table-cell office:value-type="float" office:value="0">
            <text:p>0</text:p>
          </table:table-cell>
          <table:table-cell office:value-type="float" office:value="11635">
            <text:p>116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2-4</text:p>
          </table:table-cell>
          <table:table-cell office:value-type="string">
            <text:p>8-2</text:p>
          </table:table-cell>
          <table:table-cell office:value-type="string">
            <text:p>d</text:p>
          </table:table-cell>
          <table:table-cell office:value-type="string">
            <text:p>Podzadanie 8.2.4</text:p>
          </table:table-cell>
          <table:table-cell office:value-type="string">
            <text:p>Wspieranie nauki i medycyny sportowej</text:p>
          </table:table-cell>
          <table:table-cell table:style-name="Default"/>
          <table:table-cell office:value-type="float" office:value="8540">
            <text:p>8540</text:p>
          </table:table-cell>
          <table:table-cell office:value-type="float" office:value="0">
            <text:p>0</text:p>
          </table:table-cell>
          <table:table-cell office:value-type="float" office:value="8540">
            <text:p>85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2-4-1</text:p>
          </table:table-cell>
          <table:table-cell office:value-type="string">
            <text:p>8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715">
            <text:p>67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2-4-2</text:p>
          </table:table-cell>
          <table:table-cell office:value-type="string">
            <text:p>8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25">
            <text:p>18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3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Zadanie 8.3</text:p>
          </table:table-cell>
          <table:table-cell office:value-type="string">
            <text:p>Wspieranie infrastruktury sportowej</text:p>
          </table:table-cell>
          <table:table-cell table:style-name="Default"/>
          <table:table-cell office:value-type="float" office:value="255509">
            <text:p>255509</text:p>
          </table:table-cell>
          <table:table-cell office:value-type="float" office:value="0">
            <text:p>0</text:p>
          </table:table-cell>
          <table:table-cell office:value-type="float" office:value="255509">
            <text:p>2555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3-1</text:p>
          </table:table-cell>
          <table:table-cell office:value-type="string">
            <text:p>8-3</text:p>
          </table:table-cell>
          <table:table-cell office:value-type="string">
            <text:p>d</text:p>
          </table:table-cell>
          <table:table-cell office:value-type="string">
            <text:p>Podzadanie 8.3.1</text:p>
          </table:table-cell>
          <table:table-cell office:value-type="string">
            <text:p>Infrastruktura w sporcie powszechnym</text:p>
          </table:table-cell>
          <table:table-cell table:style-name="Default"/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3-1-1</text:p>
          </table:table-cell>
          <table:table-cell office:value-type="string">
            <text:p>8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3-2</text:p>
          </table:table-cell>
          <table:table-cell office:value-type="string">
            <text:p>8-3</text:p>
          </table:table-cell>
          <table:table-cell office:value-type="string">
            <text:p>d</text:p>
          </table:table-cell>
          <table:table-cell office:value-type="string">
            <text:p>Podzadanie 8.3.2</text:p>
          </table:table-cell>
          <table:table-cell office:value-type="string">
            <text:p>Infrastruktura w sporcie kwalifikowanym</text:p>
          </table:table-cell>
          <table:table-cell table:style-name="Default"/>
          <table:table-cell office:value-type="float" office:value="3661">
            <text:p>3661</text:p>
          </table:table-cell>
          <table:table-cell office:value-type="float" office:value="0">
            <text:p>0</text:p>
          </table:table-cell>
          <table:table-cell office:value-type="float" office:value="3661">
            <text:p>36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3-2-1</text:p>
          </table:table-cell>
          <table:table-cell office:value-type="string">
            <text:p>8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3661">
            <text:p>3661</text:p>
          </table:table-cell>
          <table:table-cell office:value-type="float" office:value="0">
            <text:p>0</text:p>
          </table:table-cell>
          <table:table-cell office:value-type="float" office:value="3661">
            <text:p>36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3-3</text:p>
          </table:table-cell>
          <table:table-cell office:value-type="string">
            <text:p>8-3</text:p>
          </table:table-cell>
          <table:table-cell office:value-type="string">
            <text:p>d</text:p>
          </table:table-cell>
          <table:table-cell office:value-type="string">
            <text:p>Podzadanie 8.3.3</text:p>
          </table:table-cell>
          <table:table-cell office:value-type="string">
            <text:p>Program ``Moje Boisko-Orlik 2012``</text:p>
          </table:table-cell>
          <table:table-cell table:style-name="Default"/>
          <table:table-cell office:value-type="float" office:value="250445">
            <text:p>250445</text:p>
          </table:table-cell>
          <table:table-cell office:value-type="float" office:value="0">
            <text:p>0</text:p>
          </table:table-cell>
          <table:table-cell office:value-type="float" office:value="250445">
            <text:p>2504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3-3-1</text:p>
          </table:table-cell>
          <table:table-cell office:value-type="string">
            <text:p>8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250400">
            <text:p>250400</text:p>
          </table:table-cell>
          <table:table-cell office:value-type="float" office:value="0">
            <text:p>0</text:p>
          </table:table-cell>
          <table:table-cell office:value-type="float" office:value="250400">
            <text:p>2504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3-3-2</text:p>
          </table:table-cell>
          <table:table-cell office:value-type="string">
            <text:p>8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3-4</text:p>
          </table:table-cell>
          <table:table-cell office:value-type="string">
            <text:p>8-3</text:p>
          </table:table-cell>
          <table:table-cell office:value-type="string">
            <text:p>d</text:p>
          </table:table-cell>
          <table:table-cell office:value-type="string">
            <text:p>Podzadanie 8.3.4</text:p>
          </table:table-cell>
          <table:table-cell office:value-type="string">
            <text:p>Przygotowania Polski do współorganizacji Mistrzostw Europy w Piłce Nożnej UEFA EURO 2012</text:p>
          </table:table-cell>
          <table:table-cell table:style-name="Default"/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3-4-1</text:p>
          </table:table-cell>
          <table:table-cell office:value-type="string">
            <text:p>8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4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Zadanie 8.4</text:p>
          </table:table-cell>
          <table:table-cell office:value-type="string">
            <text:p>Współorganizacja Mistrzostw Europy</text:p>
          </table:table-cell>
          <table:table-cell table:style-name="Default"/>
          <table:table-cell office:value-type="float" office:value="599077">
            <text:p>599077</text:p>
          </table:table-cell>
          <table:table-cell office:value-type="float" office:value="0">
            <text:p>0</text:p>
          </table:table-cell>
          <table:table-cell office:value-type="float" office:value="599077">
            <text:p>5990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4-1</text:p>
          </table:table-cell>
          <table:table-cell office:value-type="string">
            <text:p>8-4</text:p>
          </table:table-cell>
          <table:table-cell office:value-type="string">
            <text:p>d</text:p>
          </table:table-cell>
          <table:table-cell office:value-type="string">
            <text:p>Podzadanie 8.4.1</text:p>
          </table:table-cell>
          <table:table-cell office:value-type="string">
            <text:p>Program wieloletni ``Przygotowanie i wykonanie przedsięwzięć EURO 2012``</text:p>
          </table:table-cell>
          <table:table-cell table:style-name="Default"/>
          <table:table-cell office:value-type="float" office:value="496357">
            <text:p>496357</text:p>
          </table:table-cell>
          <table:table-cell office:value-type="float" office:value="0">
            <text:p>0</text:p>
          </table:table-cell>
          <table:table-cell office:value-type="float" office:value="496357">
            <text:p>4963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4-1-1</text:p>
          </table:table-cell>
          <table:table-cell office:value-type="string">
            <text:p>8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496357">
            <text:p>496357</text:p>
          </table:table-cell>
          <table:table-cell office:value-type="float" office:value="0">
            <text:p>0</text:p>
          </table:table-cell>
          <table:table-cell office:value-type="float" office:value="496357">
            <text:p>4963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4-2</text:p>
          </table:table-cell>
          <table:table-cell office:value-type="string">
            <text:p>8-4</text:p>
          </table:table-cell>
          <table:table-cell office:value-type="string">
            <text:p>d</text:p>
          </table:table-cell>
          <table:table-cell office:value-type="string">
            <text:p>Podzadanie 8.4.2</text:p>
          </table:table-cell>
          <table:table-cell office:value-type="string">
            <text:p>Zabezpieczenie medyczne i bezpieczeństwo</text:p>
          </table:table-cell>
          <table:table-cell table:style-name="Default"/>
          <table:table-cell office:value-type="float" office:value="102300">
            <text:p>102300</text:p>
          </table:table-cell>
          <table:table-cell office:value-type="float" office:value="0">
            <text:p>0</text:p>
          </table:table-cell>
          <table:table-cell office:value-type="float" office:value="102300">
            <text:p>1023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4-2-1</text:p>
          </table:table-cell>
          <table:table-cell office:value-type="string">
            <text:p>8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02300">
            <text:p>102300</text:p>
          </table:table-cell>
          <table:table-cell office:value-type="float" office:value="0">
            <text:p>0</text:p>
          </table:table-cell>
          <table:table-cell office:value-type="float" office:value="102300">
            <text:p>1023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4-3</text:p>
          </table:table-cell>
          <table:table-cell office:value-type="string">
            <text:p>8-4</text:p>
          </table:table-cell>
          <table:table-cell office:value-type="string">
            <text:p>d</text:p>
          </table:table-cell>
          <table:table-cell office:value-type="string">
            <text:p>Podzadanie 8.4.3</text:p>
          </table:table-cell>
          <table:table-cell office:value-type="string">
            <text:p>Działalność koordynacyjna i kontrolna</text:p>
          </table:table-cell>
          <table:table-cell table:style-name="Default"/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4-3-1</text:p>
          </table:table-cell>
          <table:table-cell office:value-type="string">
            <text:p>8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5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Zadanie 8.5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5-1</text:p>
          </table:table-cell>
          <table:table-cell office:value-type="string">
            <text:p>8-5</text:p>
          </table:table-cell>
          <table:table-cell office:value-type="string">
            <text:p>d</text:p>
          </table:table-cell>
          <table:table-cell office:value-type="string">
            <text:p>Podzadanie 8.5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5-1-1</text:p>
          </table:table-cell>
          <table:table-cell office:value-type="string">
            <text:p>8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8-5-2</text:p>
          </table:table-cell>
          <table:table-cell office:value-type="string">
            <text:p>8-5</text:p>
          </table:table-cell>
          <table:table-cell office:value-type="string">
            <text:p>d</text:p>
          </table:table-cell>
          <table:table-cell office:value-type="string">
            <text:p>Podzadanie 8.5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8-5-2-1</text:p>
          </table:table-cell>
          <table:table-cell office:value-type="string">
            <text:p>8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9</text:p>
          </table:table-cell>
          <table:table-cell office:value-type="string">
            <text:p>KULTURA I DZIEDZICTWO NARODOWE</text:p>
          </table:table-cell>
          <table:table-cell table:style-name="Default"/>
          <table:table-cell office:value-type="float" office:value="1317359">
            <text:p>1317359</text:p>
          </table:table-cell>
          <table:table-cell office:value-type="float" office:value="0">
            <text:p>0</text:p>
          </table:table-cell>
          <table:table-cell office:value-type="float" office:value="1317359">
            <text:p>13173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Zadanie 9.1</text:p>
          </table:table-cell>
          <table:table-cell office:value-type="string">
            <text:p>Podtrzymywanie i rozpowszechnianie tradycji narodowej i państwowej</text:p>
          </table:table-cell>
          <table:table-cell table:style-name="Default"/>
          <table:table-cell office:value-type="float" office:value="29609">
            <text:p>29609</text:p>
          </table:table-cell>
          <table:table-cell office:value-type="float" office:value="0">
            <text:p>0</text:p>
          </table:table-cell>
          <table:table-cell office:value-type="float" office:value="29609">
            <text:p>296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1-1</text:p>
          </table:table-cell>
          <table:table-cell office:value-type="string">
            <text:p>9-1</text:p>
          </table:table-cell>
          <table:table-cell office:value-type="string">
            <text:p>d</text:p>
          </table:table-cell>
          <table:table-cell office:value-type="string">
            <text:p>Podzadanie 9.1.1</text:p>
          </table:table-cell>
          <table:table-cell office:value-type="string">
            <text:p>Ochrona miejsc pamięci narodowej w kraju i za granicą</text:p>
          </table:table-cell>
          <table:table-cell table:style-name="Default"/>
          <table:table-cell office:value-type="float" office:value="28919">
            <text:p>28919</text:p>
          </table:table-cell>
          <table:table-cell office:value-type="float" office:value="0">
            <text:p>0</text:p>
          </table:table-cell>
          <table:table-cell office:value-type="float" office:value="28919">
            <text:p>289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1-1-1</text:p>
          </table:table-cell>
          <table:table-cell office:value-type="string">
            <text:p>9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0296">
            <text:p>20296</text:p>
          </table:table-cell>
          <table:table-cell office:value-type="float" office:value="0">
            <text:p>0</text:p>
          </table:table-cell>
          <table:table-cell office:value-type="float" office:value="20296">
            <text:p>202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1-1-2</text:p>
          </table:table-cell>
          <table:table-cell office:value-type="string">
            <text:p>9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8623">
            <text:p>8623</text:p>
          </table:table-cell>
          <table:table-cell office:value-type="float" office:value="0">
            <text:p>0</text:p>
          </table:table-cell>
          <table:table-cell office:value-type="float" office:value="8623">
            <text:p>86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1-2</text:p>
          </table:table-cell>
          <table:table-cell office:value-type="string">
            <text:p>9-1</text:p>
          </table:table-cell>
          <table:table-cell office:value-type="string">
            <text:p>d</text:p>
          </table:table-cell>
          <table:table-cell office:value-type="string">
            <text:p>Podzadanie 9.1.2</text:p>
          </table:table-cell>
          <table:table-cell office:value-type="string">
            <text:p>Restytucja dóbr kultury</text:p>
          </table:table-cell>
          <table:table-cell table:style-name="Default"/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1-2-1</text:p>
          </table:table-cell>
          <table:table-cell office:value-type="string">
            <text:p>9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1-3</text:p>
          </table:table-cell>
          <table:table-cell office:value-type="string">
            <text:p>9-1</text:p>
          </table:table-cell>
          <table:table-cell office:value-type="string">
            <text:p>d</text:p>
          </table:table-cell>
          <table:table-cell office:value-type="string">
            <text:p>Podzadanie 9.1.3</text:p>
          </table:table-cell>
          <table:table-cell office:value-type="string">
            <text:p>Działalność naukowo-wydawnicza</text:p>
          </table:table-cell>
          <table:table-cell table:style-name="Default"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1-3-1</text:p>
          </table:table-cell>
          <table:table-cell office:value-type="string">
            <text:p>9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Zadanie 9.2</text:p>
          </table:table-cell>
          <table:table-cell office:value-type="string">
            <text:p>Ochrona dziedzictwa narodowego</text:p>
          </table:table-cell>
          <table:table-cell table:style-name="Default"/>
          <table:table-cell office:value-type="float" office:value="725344">
            <text:p>725344</text:p>
          </table:table-cell>
          <table:table-cell office:value-type="float" office:value="0">
            <text:p>0</text:p>
          </table:table-cell>
          <table:table-cell office:value-type="float" office:value="725344">
            <text:p>7253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-1</text:p>
          </table:table-cell>
          <table:table-cell office:value-type="string">
            <text:p>9-2</text:p>
          </table:table-cell>
          <table:table-cell office:value-type="string">
            <text:p>d</text:p>
          </table:table-cell>
          <table:table-cell office:value-type="string">
            <text:p>Podzadanie 9.2.1</text:p>
          </table:table-cell>
          <table:table-cell office:value-type="string">
            <text:p>Utrzymywanie muzeów</text:p>
          </table:table-cell>
          <table:table-cell table:style-name="Default"/>
          <table:table-cell office:value-type="float" office:value="281489">
            <text:p>281489</text:p>
          </table:table-cell>
          <table:table-cell office:value-type="float" office:value="0">
            <text:p>0</text:p>
          </table:table-cell>
          <table:table-cell office:value-type="float" office:value="281489">
            <text:p>2814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1-1</text:p>
          </table:table-cell>
          <table:table-cell office:value-type="string">
            <text:p>9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63476">
            <text:p>263476</text:p>
          </table:table-cell>
          <table:table-cell office:value-type="float" office:value="0">
            <text:p>0</text:p>
          </table:table-cell>
          <table:table-cell office:value-type="float" office:value="263476">
            <text:p>2634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1-2</text:p>
          </table:table-cell>
          <table:table-cell office:value-type="string">
            <text:p>9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6525">
            <text:p>16525</text:p>
          </table:table-cell>
          <table:table-cell office:value-type="float" office:value="0">
            <text:p>0</text:p>
          </table:table-cell>
          <table:table-cell office:value-type="float" office:value="16525">
            <text:p>165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1-3</text:p>
          </table:table-cell>
          <table:table-cell office:value-type="string">
            <text:p>9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488">
            <text:p>1488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-2</text:p>
          </table:table-cell>
          <table:table-cell office:value-type="string">
            <text:p>9-2</text:p>
          </table:table-cell>
          <table:table-cell office:value-type="string">
            <text:p>d</text:p>
          </table:table-cell>
          <table:table-cell office:value-type="string">
            <text:p>Podzadanie 9.2.2</text:p>
          </table:table-cell>
          <table:table-cell office:value-type="string">
            <text:p>Ochrona Polskiego dziedzictwa kulturowego w kraju i za granicą</text:p>
          </table:table-cell>
          <table:table-cell table:style-name="Default"/>
          <table:table-cell office:value-type="float" office:value="10854">
            <text:p>10854</text:p>
          </table:table-cell>
          <table:table-cell office:value-type="float" office:value="0">
            <text:p>0</text:p>
          </table:table-cell>
          <table:table-cell office:value-type="float" office:value="10854">
            <text:p>108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2-1</text:p>
          </table:table-cell>
          <table:table-cell office:value-type="string">
            <text:p>9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848">
            <text:p>2848</text:p>
          </table:table-cell>
          <table:table-cell office:value-type="float" office:value="0">
            <text:p>0</text:p>
          </table:table-cell>
          <table:table-cell office:value-type="float" office:value="2848">
            <text:p>28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2-2</text:p>
          </table:table-cell>
          <table:table-cell office:value-type="string">
            <text:p>9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8006">
            <text:p>8006</text:p>
          </table:table-cell>
          <table:table-cell office:value-type="float" office:value="0">
            <text:p>0</text:p>
          </table:table-cell>
          <table:table-cell office:value-type="float" office:value="8006">
            <text:p>80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-3</text:p>
          </table:table-cell>
          <table:table-cell office:value-type="string">
            <text:p>9-2</text:p>
          </table:table-cell>
          <table:table-cell office:value-type="string">
            <text:p>d</text:p>
          </table:table-cell>
          <table:table-cell office:value-type="string">
            <text:p>Podzadanie 9.2.3</text:p>
          </table:table-cell>
          <table:table-cell office:value-type="string">
            <text:p>Zachowanie, utrzymanie i zagospodarowanie zabytków</text:p>
          </table:table-cell>
          <table:table-cell table:style-name="Default"/>
          <table:table-cell office:value-type="float" office:value="138776">
            <text:p>138776</text:p>
          </table:table-cell>
          <table:table-cell office:value-type="float" office:value="0">
            <text:p>0</text:p>
          </table:table-cell>
          <table:table-cell office:value-type="float" office:value="138776">
            <text:p>1387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3-1</text:p>
          </table:table-cell>
          <table:table-cell office:value-type="string">
            <text:p>9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ydenta RP</text:p>
          </table:table-cell>
          <table:table-cell office:value-type="string">
            <text:p>0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3-2</text:p>
          </table:table-cell>
          <table:table-cell office:value-type="string">
            <text:p>9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52475">
            <text:p>52475</text:p>
          </table:table-cell>
          <table:table-cell office:value-type="float" office:value="0">
            <text:p>0</text:p>
          </table:table-cell>
          <table:table-cell office:value-type="float" office:value="52475">
            <text:p>524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3-3</text:p>
          </table:table-cell>
          <table:table-cell office:value-type="string">
            <text:p>9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6301">
            <text:p>56301</text:p>
          </table:table-cell>
          <table:table-cell office:value-type="float" office:value="0">
            <text:p>0</text:p>
          </table:table-cell>
          <table:table-cell office:value-type="float" office:value="56301">
            <text:p>563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-4</text:p>
          </table:table-cell>
          <table:table-cell office:value-type="string">
            <text:p>9-2</text:p>
          </table:table-cell>
          <table:table-cell office:value-type="string">
            <text:p>d</text:p>
          </table:table-cell>
          <table:table-cell office:value-type="string">
            <text:p>Podzadanie 9.2.4</text:p>
          </table:table-cell>
          <table:table-cell office:value-type="string">
            <text:p>Dokumentacja, rejestry i ewidencja zabytków oraz dóbr kultury</text:p>
          </table:table-cell>
          <table:table-cell table:style-name="Default"/>
          <table:table-cell office:value-type="float" office:value="39675">
            <text:p>39675</text:p>
          </table:table-cell>
          <table:table-cell office:value-type="float" office:value="0">
            <text:p>0</text:p>
          </table:table-cell>
          <table:table-cell office:value-type="float" office:value="39675">
            <text:p>396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4-1</text:p>
          </table:table-cell>
          <table:table-cell office:value-type="string">
            <text:p>9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0992">
            <text:p>20992</text:p>
          </table:table-cell>
          <table:table-cell office:value-type="float" office:value="0">
            <text:p>0</text:p>
          </table:table-cell>
          <table:table-cell office:value-type="float" office:value="20992">
            <text:p>209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4-2</text:p>
          </table:table-cell>
          <table:table-cell office:value-type="string">
            <text:p>9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8683">
            <text:p>18683</text:p>
          </table:table-cell>
          <table:table-cell office:value-type="float" office:value="0">
            <text:p>0</text:p>
          </table:table-cell>
          <table:table-cell office:value-type="float" office:value="18683">
            <text:p>186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-5</text:p>
          </table:table-cell>
          <table:table-cell office:value-type="string">
            <text:p>9-2</text:p>
          </table:table-cell>
          <table:table-cell office:value-type="string">
            <text:p>d</text:p>
          </table:table-cell>
          <table:table-cell office:value-type="string">
            <text:p>Podzadanie 9.2.5</text:p>
          </table:table-cell>
          <table:table-cell office:value-type="string">
            <text:p>Utrzymywanie i powiększanie zasobów archiwalnych i filmowych</text:p>
          </table:table-cell>
          <table:table-cell table:style-name="Default"/>
          <table:table-cell office:value-type="float" office:value="123540">
            <text:p>123540</text:p>
          </table:table-cell>
          <table:table-cell office:value-type="float" office:value="0">
            <text:p>0</text:p>
          </table:table-cell>
          <table:table-cell office:value-type="float" office:value="123540">
            <text:p>1235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5-1</text:p>
          </table:table-cell>
          <table:table-cell office:value-type="string">
            <text:p>9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23540">
            <text:p>123540</text:p>
          </table:table-cell>
          <table:table-cell office:value-type="float" office:value="0">
            <text:p>0</text:p>
          </table:table-cell>
          <table:table-cell office:value-type="float" office:value="123540">
            <text:p>1235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2-6</text:p>
          </table:table-cell>
          <table:table-cell office:value-type="string">
            <text:p>9-2</text:p>
          </table:table-cell>
          <table:table-cell office:value-type="string">
            <text:p>d</text:p>
          </table:table-cell>
          <table:table-cell office:value-type="string">
            <text:p>Podzadanie 9.2.6</text:p>
          </table:table-cell>
          <table:table-cell office:value-type="string">
            <text:p>Utrzymywanie bibliotek oraz innych instytucji, działających w sektorze książki</text:p>
          </table:table-cell>
          <table:table-cell table:style-name="Default"/>
          <table:table-cell office:value-type="float" office:value="131010">
            <text:p>131010</text:p>
          </table:table-cell>
          <table:table-cell office:value-type="float" office:value="0">
            <text:p>0</text:p>
          </table:table-cell>
          <table:table-cell office:value-type="float" office:value="131010">
            <text:p>1310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6-1</text:p>
          </table:table-cell>
          <table:table-cell office:value-type="string">
            <text:p>9-2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17861">
            <text:p>117861</text:p>
          </table:table-cell>
          <table:table-cell office:value-type="float" office:value="0">
            <text:p>0</text:p>
          </table:table-cell>
          <table:table-cell office:value-type="float" office:value="117861">
            <text:p>1178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6-2</text:p>
          </table:table-cell>
          <table:table-cell office:value-type="string">
            <text:p>9-2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3905">
            <text:p>3905</text:p>
          </table:table-cell>
          <table:table-cell office:value-type="float" office:value="0">
            <text:p>0</text:p>
          </table:table-cell>
          <table:table-cell office:value-type="float" office:value="3905">
            <text:p>39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2-6-3</text:p>
          </table:table-cell>
          <table:table-cell office:value-type="string">
            <text:p>9-2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9244">
            <text:p>9244</text:p>
          </table:table-cell>
          <table:table-cell office:value-type="float" office:value="0">
            <text:p>0</text:p>
          </table:table-cell>
          <table:table-cell office:value-type="float" office:value="9244">
            <text:p>92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3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Zadanie 9.3</text:p>
          </table:table-cell>
          <table:table-cell office:value-type="string">
            <text:p>Działalność artystyczna i promocja kultury</text:p>
          </table:table-cell>
          <table:table-cell table:style-name="Default"/>
          <table:table-cell office:value-type="float" office:value="396321">
            <text:p>396321</text:p>
          </table:table-cell>
          <table:table-cell office:value-type="float" office:value="0">
            <text:p>0</text:p>
          </table:table-cell>
          <table:table-cell office:value-type="float" office:value="396321">
            <text:p>3963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3-1</text:p>
          </table:table-cell>
          <table:table-cell office:value-type="string">
            <text:p>9-3</text:p>
          </table:table-cell>
          <table:table-cell office:value-type="string">
            <text:p>d</text:p>
          </table:table-cell>
          <table:table-cell office:value-type="string">
            <text:p>Podzadanie 9.3.1</text:p>
          </table:table-cell>
          <table:table-cell office:value-type="string">
            <text:p>Wspieranie działalności artystycznej</text:p>
          </table:table-cell>
          <table:table-cell table:style-name="Default"/>
          <table:table-cell office:value-type="float" office:value="239646">
            <text:p>239646</text:p>
          </table:table-cell>
          <table:table-cell office:value-type="float" office:value="0">
            <text:p>0</text:p>
          </table:table-cell>
          <table:table-cell office:value-type="float" office:value="239646">
            <text:p>2396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3-1-1</text:p>
          </table:table-cell>
          <table:table-cell office:value-type="string">
            <text:p>9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39646">
            <text:p>239646</text:p>
          </table:table-cell>
          <table:table-cell office:value-type="float" office:value="0">
            <text:p>0</text:p>
          </table:table-cell>
          <table:table-cell office:value-type="float" office:value="239646">
            <text:p>2396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3-2</text:p>
          </table:table-cell>
          <table:table-cell office:value-type="string">
            <text:p>9-3</text:p>
          </table:table-cell>
          <table:table-cell office:value-type="string">
            <text:p>d</text:p>
          </table:table-cell>
          <table:table-cell office:value-type="string">
            <text:p>Podzadanie 9.3.2</text:p>
          </table:table-cell>
          <table:table-cell office:value-type="string">
            <text:p>Upowszechnianie i promocja kultury polskiej</text:p>
          </table:table-cell>
          <table:table-cell table:style-name="Default"/>
          <table:table-cell office:value-type="float" office:value="145894">
            <text:p>145894</text:p>
          </table:table-cell>
          <table:table-cell office:value-type="float" office:value="0">
            <text:p>0</text:p>
          </table:table-cell>
          <table:table-cell office:value-type="float" office:value="145894">
            <text:p>1458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3-2-1</text:p>
          </table:table-cell>
          <table:table-cell office:value-type="string">
            <text:p>9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45894">
            <text:p>145894</text:p>
          </table:table-cell>
          <table:table-cell office:value-type="float" office:value="0">
            <text:p>0</text:p>
          </table:table-cell>
          <table:table-cell office:value-type="float" office:value="145894">
            <text:p>1458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3-3</text:p>
          </table:table-cell>
          <table:table-cell office:value-type="string">
            <text:p>9-3</text:p>
          </table:table-cell>
          <table:table-cell office:value-type="string">
            <text:p>d</text:p>
          </table:table-cell>
          <table:table-cell office:value-type="string">
            <text:p>Podzadanie 9.3.3</text:p>
          </table:table-cell>
          <table:table-cell office:value-type="string">
            <text:p>Wspieranie kinematografii</text:p>
          </table:table-cell>
          <table:table-cell table:style-name="Default"/>
          <table:table-cell office:value-type="float" office:value="10781">
            <text:p>10781</text:p>
          </table:table-cell>
          <table:table-cell office:value-type="float" office:value="0">
            <text:p>0</text:p>
          </table:table-cell>
          <table:table-cell office:value-type="float" office:value="10781">
            <text:p>107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3-3-1</text:p>
          </table:table-cell>
          <table:table-cell office:value-type="string">
            <text:p>9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0781">
            <text:p>10781</text:p>
          </table:table-cell>
          <table:table-cell office:value-type="float" office:value="0">
            <text:p>0</text:p>
          </table:table-cell>
          <table:table-cell office:value-type="float" office:value="10781">
            <text:p>107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4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Zadanie 9.4</text:p>
          </table:table-cell>
          <table:table-cell office:value-type="string">
            <text:p>Budowa i modernizacja infrastruktury kultury</text:p>
          </table:table-cell>
          <table:table-cell table:style-name="Default"/>
          <table:table-cell office:value-type="float" office:value="166085">
            <text:p>166085</text:p>
          </table:table-cell>
          <table:table-cell office:value-type="float" office:value="0">
            <text:p>0</text:p>
          </table:table-cell>
          <table:table-cell office:value-type="float" office:value="166085">
            <text:p>1660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4-1</text:p>
          </table:table-cell>
          <table:table-cell office:value-type="string">
            <text:p>9-4</text:p>
          </table:table-cell>
          <table:table-cell office:value-type="string">
            <text:p>d</text:p>
          </table:table-cell>
          <table:table-cell office:value-type="string">
            <text:p>Podzadanie 9.4.1</text:p>
          </table:table-cell>
          <table:table-cell office:value-type="string">
            <text:p>Budowa obiektów w sferze kultury</text:p>
          </table:table-cell>
          <table:table-cell table:style-name="Default"/>
          <table:table-cell office:value-type="float" office:value="77470">
            <text:p>77470</text:p>
          </table:table-cell>
          <table:table-cell office:value-type="float" office:value="0">
            <text:p>0</text:p>
          </table:table-cell>
          <table:table-cell office:value-type="float" office:value="77470">
            <text:p>77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4-1-1</text:p>
          </table:table-cell>
          <table:table-cell office:value-type="string">
            <text:p>9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53820">
            <text:p>53820</text:p>
          </table:table-cell>
          <table:table-cell office:value-type="float" office:value="0">
            <text:p>0</text:p>
          </table:table-cell>
          <table:table-cell office:value-type="float" office:value="53820">
            <text:p>538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4-1-2</text:p>
          </table:table-cell>
          <table:table-cell office:value-type="string">
            <text:p>9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3650">
            <text:p>23650</text:p>
          </table:table-cell>
          <table:table-cell office:value-type="float" office:value="0">
            <text:p>0</text:p>
          </table:table-cell>
          <table:table-cell office:value-type="float" office:value="23650">
            <text:p>236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9-4-2</text:p>
          </table:table-cell>
          <table:table-cell office:value-type="string">
            <text:p>9-4</text:p>
          </table:table-cell>
          <table:table-cell office:value-type="string">
            <text:p>d</text:p>
          </table:table-cell>
          <table:table-cell office:value-type="string">
            <text:p>Podzadanie 9.4.2</text:p>
          </table:table-cell>
          <table:table-cell office:value-type="string">
            <text:p>Modernizacja i wyposażanie obiektów służących kulturze</text:p>
          </table:table-cell>
          <table:table-cell table:style-name="Default"/>
          <table:table-cell office:value-type="float" office:value="88615">
            <text:p>88615</text:p>
          </table:table-cell>
          <table:table-cell office:value-type="float" office:value="0">
            <text:p>0</text:p>
          </table:table-cell>
          <table:table-cell office:value-type="float" office:value="88615">
            <text:p>886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4-2-1</text:p>
          </table:table-cell>
          <table:table-cell office:value-type="string">
            <text:p>9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80575">
            <text:p>80575</text:p>
          </table:table-cell>
          <table:table-cell office:value-type="float" office:value="0">
            <text:p>0</text:p>
          </table:table-cell>
          <table:table-cell office:value-type="float" office:value="80575">
            <text:p>805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9-4-2-2</text:p>
          </table:table-cell>
          <table:table-cell office:value-type="string">
            <text:p>9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8040">
            <text:p>8040</text:p>
          </table:table-cell>
          <table:table-cell office:value-type="float" office:value="0">
            <text:p>0</text:p>
          </table:table-cell>
          <table:table-cell office:value-type="float" office:value="8040">
            <text:p>80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0</text:p>
          </table:table-cell>
          <table:table-cell office:value-type="string">
            <text:p>NAUKA POLSKA</text:p>
          </table:table-cell>
          <table:table-cell table:style-name="Default"/>
          <table:table-cell office:value-type="float" office:value="5471569">
            <text:p>5471569</text:p>
          </table:table-cell>
          <table:table-cell office:value-type="float" office:value="760643">
            <text:p>760643</text:p>
          </table:table-cell>
          <table:table-cell office:value-type="float" office:value="4710926">
            <text:p>4710926</text:p>
          </table:table-cell>
          <table:table-cell table:style-name="ce1" office:value-type="string">
            <text:p>13.9</text:p>
          </table:table-cell>
          <table:table-cell office:value-type="string">
            <text:p>86.1</text:p>
          </table:table-cell>
        </table:table-row>
        <table:table-row table:style-name="ro1">
          <table:table-cell table:style-name="ce1" office:value-type="string">
            <text:p>10-1</text:p>
          </table:table-cell>
          <table:table-cell office:value-type="string">
            <text:p>10</text:p>
          </table:table-cell>
          <table:table-cell office:value-type="string">
            <text:p>c</text:p>
          </table:table-cell>
          <table:table-cell office:value-type="string">
            <text:p>Zadanie 10.1</text:p>
          </table:table-cell>
          <table:table-cell office:value-type="string">
            <text:p>Prowadzenie badań naukowych</text:p>
          </table:table-cell>
          <table:table-cell table:style-name="Default"/>
          <table:table-cell office:value-type="float" office:value="2924805">
            <text:p>2924805</text:p>
          </table:table-cell>
          <table:table-cell office:value-type="float" office:value="12281">
            <text:p>12281</text:p>
          </table:table-cell>
          <table:table-cell office:value-type="float" office:value="2912524">
            <text:p>2912524</text:p>
          </table:table-cell>
          <table:table-cell office:value-type="string">
            <text:p>0.42</text:p>
          </table:table-cell>
          <table:table-cell office:value-type="string">
            <text:p>99.58</text:p>
          </table:table-cell>
        </table:table-row>
        <table:table-row table:style-name="ro1">
          <table:table-cell table:style-name="ce1" office:value-type="string">
            <text:p>10-1-1</text:p>
          </table:table-cell>
          <table:table-cell office:value-type="string">
            <text:p>10-1</text:p>
          </table:table-cell>
          <table:table-cell office:value-type="string">
            <text:p>d</text:p>
          </table:table-cell>
          <table:table-cell office:value-type="string">
            <text:p>Podzadanie 10.1.1</text:p>
          </table:table-cell>
          <table:table-cell office:value-type="string">
            <text:p>Wspieranie badań naukowych</text:p>
          </table:table-cell>
          <table:table-cell table:style-name="Default"/>
          <table:table-cell office:value-type="float" office:value="2906854">
            <text:p>2906854</text:p>
          </table:table-cell>
          <table:table-cell office:value-type="float" office:value="12281">
            <text:p>12281</text:p>
          </table:table-cell>
          <table:table-cell office:value-type="float" office:value="2894573">
            <text:p>2894573</text:p>
          </table:table-cell>
          <table:table-cell office:value-type="string">
            <text:p>0.42</text:p>
          </table:table-cell>
          <table:table-cell office:value-type="string">
            <text:p>99.58</text:p>
          </table:table-cell>
        </table:table-row>
        <table:table-row table:style-name="ro1">
          <table:table-cell office:value-type="string">
            <text:p>10-1-1-1</text:p>
          </table:table-cell>
          <table:table-cell office:value-type="string">
            <text:p>10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2906854">
            <text:p>2906854</text:p>
          </table:table-cell>
          <table:table-cell office:value-type="float" office:value="12281">
            <text:p>12281</text:p>
          </table:table-cell>
          <table:table-cell office:value-type="float" office:value="2894573">
            <text:p>2894573</text:p>
          </table:table-cell>
          <table:table-cell office:value-type="string">
            <text:p>0.42</text:p>
          </table:table-cell>
          <table:table-cell office:value-type="string">
            <text:p>99.58</text:p>
          </table:table-cell>
        </table:table-row>
        <table:table-row table:style-name="ro1">
          <table:table-cell table:style-name="ce1" office:value-type="string">
            <text:p>10-1-3</text:p>
          </table:table-cell>
          <table:table-cell office:value-type="string">
            <text:p>10-1</text:p>
          </table:table-cell>
          <table:table-cell office:value-type="string">
            <text:p>d</text:p>
          </table:table-cell>
          <table:table-cell office:value-type="string">
            <text:p>Podzadanie 10.1.3</text:p>
          </table:table-cell>
          <table:table-cell office:value-type="string">
            <text:p>Działalność naukowo-badawcza w zakresie problematyki wymiaru sprawiedliwości</text:p>
          </table:table-cell>
          <table:table-cell table:style-name="Default"/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20">
            <text:p>33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1-3-1</text:p>
          </table:table-cell>
          <table:table-cell office:value-type="string">
            <text:p>10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20">
            <text:p>33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1-4</text:p>
          </table:table-cell>
          <table:table-cell office:value-type="string">
            <text:p>10-1</text:p>
          </table:table-cell>
          <table:table-cell office:value-type="string">
            <text:p>d</text:p>
          </table:table-cell>
          <table:table-cell office:value-type="string">
            <text:p>Podzadanie 10.1.4</text:p>
          </table:table-cell>
          <table:table-cell office:value-type="string">
            <text:p>Opinie i ekspertyzy na potrzeby sądów powszechnych i jednostek organizacyjnych prokuratury</text:p>
          </table:table-cell>
          <table:table-cell table:style-name="Default"/>
          <table:table-cell office:value-type="float" office:value="14631">
            <text:p>14631</text:p>
          </table:table-cell>
          <table:table-cell office:value-type="float" office:value="0">
            <text:p>0</text:p>
          </table:table-cell>
          <table:table-cell office:value-type="float" office:value="14631">
            <text:p>146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1-4-1</text:p>
          </table:table-cell>
          <table:table-cell office:value-type="string">
            <text:p>10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4631">
            <text:p>14631</text:p>
          </table:table-cell>
          <table:table-cell office:value-type="float" office:value="0">
            <text:p>0</text:p>
          </table:table-cell>
          <table:table-cell office:value-type="float" office:value="14631">
            <text:p>146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2</text:p>
          </table:table-cell>
          <table:table-cell office:value-type="string">
            <text:p>10</text:p>
          </table:table-cell>
          <table:table-cell office:value-type="string">
            <text:p>c</text:p>
          </table:table-cell>
          <table:table-cell office:value-type="string">
            <text:p>Zadanie 10.2</text:p>
          </table:table-cell>
          <table:table-cell office:value-type="string">
            <text:p>Wzmocnienie badań naukowych służących praktycznym zastosowaniom</text:p>
          </table:table-cell>
          <table:table-cell table:style-name="Default"/>
          <table:table-cell office:value-type="float" office:value="1546974">
            <text:p>1546974</text:p>
          </table:table-cell>
          <table:table-cell office:value-type="float" office:value="364362">
            <text:p>364362</text:p>
          </table:table-cell>
          <table:table-cell office:value-type="float" office:value="1182612">
            <text:p>1182612</text:p>
          </table:table-cell>
          <table:table-cell office:value-type="string">
            <text:p>23.55</text:p>
          </table:table-cell>
          <table:table-cell office:value-type="string">
            <text:p>76.45</text:p>
          </table:table-cell>
        </table:table-row>
        <table:table-row table:style-name="ro1">
          <table:table-cell table:style-name="ce1" office:value-type="string">
            <text:p>10-2-1</text:p>
          </table:table-cell>
          <table:table-cell office:value-type="string">
            <text:p>10-2</text:p>
          </table:table-cell>
          <table:table-cell office:value-type="string">
            <text:p>d</text:p>
          </table:table-cell>
          <table:table-cell office:value-type="string">
            <text:p>Podzadanie 10.2.1</text:p>
          </table:table-cell>
          <table:table-cell office:value-type="string">
            <text:p>Wsparcie badań stosowanych i prac rozwojowych</text:p>
          </table:table-cell>
          <table:table-cell table:style-name="Default"/>
          <table:table-cell office:value-type="float" office:value="1336933">
            <text:p>1336933</text:p>
          </table:table-cell>
          <table:table-cell office:value-type="float" office:value="364362">
            <text:p>364362</text:p>
          </table:table-cell>
          <table:table-cell office:value-type="float" office:value="972571">
            <text:p>972571</text:p>
          </table:table-cell>
          <table:table-cell office:value-type="string">
            <text:p>27.25</text:p>
          </table:table-cell>
          <table:table-cell office:value-type="string">
            <text:p>72.75</text:p>
          </table:table-cell>
        </table:table-row>
        <table:table-row table:style-name="ro1">
          <table:table-cell office:value-type="string">
            <text:p>10-2-1-1</text:p>
          </table:table-cell>
          <table:table-cell office:value-type="string">
            <text:p>10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1336933">
            <text:p>1336933</text:p>
          </table:table-cell>
          <table:table-cell office:value-type="float" office:value="364362">
            <text:p>364362</text:p>
          </table:table-cell>
          <table:table-cell office:value-type="float" office:value="972571">
            <text:p>972571</text:p>
          </table:table-cell>
          <table:table-cell office:value-type="string">
            <text:p>27.25</text:p>
          </table:table-cell>
          <table:table-cell office:value-type="string">
            <text:p>72.75</text:p>
          </table:table-cell>
        </table:table-row>
        <table:table-row table:style-name="ro1">
          <table:table-cell table:style-name="ce1" office:value-type="string">
            <text:p>10-2-2</text:p>
          </table:table-cell>
          <table:table-cell office:value-type="string">
            <text:p>10-2</text:p>
          </table:table-cell>
          <table:table-cell office:value-type="string">
            <text:p>d</text:p>
          </table:table-cell>
          <table:table-cell office:value-type="string">
            <text:p>Podzadanie 10.2.2</text:p>
          </table:table-cell>
          <table:table-cell office:value-type="string">
            <text:p>Program wieloletni ``Poprawa bezpieczeństwa i warunków pracy – I i II etap``</text:p>
          </table:table-cell>
          <table:table-cell table:style-name="Default"/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2-2-1</text:p>
          </table:table-cell>
          <table:table-cell office:value-type="string">
            <text:p>10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2-3</text:p>
          </table:table-cell>
          <table:table-cell office:value-type="string">
            <text:p>10-2</text:p>
          </table:table-cell>
          <table:table-cell office:value-type="string">
            <text:p>d</text:p>
          </table:table-cell>
          <table:table-cell office:value-type="string">
            <text:p>Podzadanie 10.2.3</text:p>
          </table:table-cell>
          <table:table-cell office:value-type="string">
            <text:p>Program wieloletni ``Polskie Sztuczne Serce``</text:p>
          </table:table-cell>
          <table:table-cell table:style-name="Default"/>
          <table:table-cell office:value-type="float" office:value="6428">
            <text:p>6428</text:p>
          </table:table-cell>
          <table:table-cell office:value-type="float" office:value="0">
            <text:p>0</text:p>
          </table:table-cell>
          <table:table-cell office:value-type="float" office:value="6428">
            <text:p>64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2-3-1</text:p>
          </table:table-cell>
          <table:table-cell office:value-type="string">
            <text:p>10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3474">
            <text:p>3474</text:p>
          </table:table-cell>
          <table:table-cell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2-3-2</text:p>
          </table:table-cell>
          <table:table-cell office:value-type="string">
            <text:p>10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954">
            <text:p>2954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2-4</text:p>
          </table:table-cell>
          <table:table-cell office:value-type="string">
            <text:p>10-2</text:p>
          </table:table-cell>
          <table:table-cell office:value-type="string">
            <text:p>d</text:p>
          </table:table-cell>
          <table:table-cell office:value-type="string">
            <text:p>Podzadanie 10.2.4</text:p>
          </table:table-cell>
          <table:table-cell office:value-type="string">
            <text:p>Badania naukowe w dziedzinie obronności</text:p>
          </table:table-cell>
          <table:table-cell table:style-name="Default"/>
          <table:table-cell office:value-type="float" office:value="193113">
            <text:p>193113</text:p>
          </table:table-cell>
          <table:table-cell office:value-type="float" office:value="0">
            <text:p>0</text:p>
          </table:table-cell>
          <table:table-cell office:value-type="float" office:value="193113">
            <text:p>1931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2-4-1</text:p>
          </table:table-cell>
          <table:table-cell office:value-type="string">
            <text:p>10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154800">
            <text:p>154800</text:p>
          </table:table-cell>
          <table:table-cell office:value-type="float" office:value="0">
            <text:p>0</text:p>
          </table:table-cell>
          <table:table-cell office:value-type="float" office:value="154800">
            <text:p>1548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2-4-2</text:p>
          </table:table-cell>
          <table:table-cell office:value-type="string">
            <text:p>10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38313">
            <text:p>38313</text:p>
          </table:table-cell>
          <table:table-cell office:value-type="float" office:value="0">
            <text:p>0</text:p>
          </table:table-cell>
          <table:table-cell office:value-type="float" office:value="38313">
            <text:p>383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3</text:p>
          </table:table-cell>
          <table:table-cell office:value-type="string">
            <text:p>10</text:p>
          </table:table-cell>
          <table:table-cell office:value-type="string">
            <text:p>c</text:p>
          </table:table-cell>
          <table:table-cell office:value-type="string">
            <text:p>Zadanie 10.3</text:p>
          </table:table-cell>
          <table:table-cell office:value-type="string">
            <text:p>Rozbudowa infrastruktury nauki polskiej</text:p>
          </table:table-cell>
          <table:table-cell table:style-name="Default"/>
          <table:table-cell office:value-type="float" office:value="602320">
            <text:p>602320</text:p>
          </table:table-cell>
          <table:table-cell office:value-type="float" office:value="330240">
            <text:p>330240</text:p>
          </table:table-cell>
          <table:table-cell office:value-type="float" office:value="272080">
            <text:p>272080</text:p>
          </table:table-cell>
          <table:table-cell office:value-type="string">
            <text:p>54.83</text:p>
          </table:table-cell>
          <table:table-cell office:value-type="string">
            <text:p>45.17</text:p>
          </table:table-cell>
        </table:table-row>
        <table:table-row table:style-name="ro1">
          <table:table-cell table:style-name="ce1" office:value-type="string">
            <text:p>10-3-1</text:p>
          </table:table-cell>
          <table:table-cell office:value-type="string">
            <text:p>10-3</text:p>
          </table:table-cell>
          <table:table-cell office:value-type="string">
            <text:p>d</text:p>
          </table:table-cell>
          <table:table-cell office:value-type="string">
            <text:p>Podzadanie 10.3.1</text:p>
          </table:table-cell>
          <table:table-cell office:value-type="string">
            <text:p>Inwestycje wspierające badania naukowe</text:p>
          </table:table-cell>
          <table:table-cell table:style-name="Default"/>
          <table:table-cell office:value-type="float" office:value="602320">
            <text:p>602320</text:p>
          </table:table-cell>
          <table:table-cell office:value-type="float" office:value="330240">
            <text:p>330240</text:p>
          </table:table-cell>
          <table:table-cell office:value-type="float" office:value="272080">
            <text:p>272080</text:p>
          </table:table-cell>
          <table:table-cell office:value-type="string">
            <text:p>54.83</text:p>
          </table:table-cell>
          <table:table-cell office:value-type="string">
            <text:p>45.17</text:p>
          </table:table-cell>
        </table:table-row>
        <table:table-row table:style-name="ro1">
          <table:table-cell office:value-type="string">
            <text:p>10-3-1-1</text:p>
          </table:table-cell>
          <table:table-cell office:value-type="string">
            <text:p>10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602320">
            <text:p>602320</text:p>
          </table:table-cell>
          <table:table-cell office:value-type="float" office:value="330240">
            <text:p>330240</text:p>
          </table:table-cell>
          <table:table-cell office:value-type="float" office:value="272080">
            <text:p>272080</text:p>
          </table:table-cell>
          <table:table-cell office:value-type="string">
            <text:p>54.83</text:p>
          </table:table-cell>
          <table:table-cell office:value-type="string">
            <text:p>45.17</text:p>
          </table:table-cell>
        </table:table-row>
        <table:table-row table:style-name="ro1">
          <table:table-cell table:style-name="ce1" office:value-type="string">
            <text:p>10-4</text:p>
          </table:table-cell>
          <table:table-cell office:value-type="string">
            <text:p>10</text:p>
          </table:table-cell>
          <table:table-cell office:value-type="string">
            <text:p>c</text:p>
          </table:table-cell>
          <table:table-cell office:value-type="string">
            <text:p>Zadanie 10.4</text:p>
          </table:table-cell>
          <table:table-cell office:value-type="string">
            <text:p>Upowszechnianie, promocja oraz popularyzacja nauki</text:p>
          </table:table-cell>
          <table:table-cell table:style-name="Default"/>
          <table:table-cell office:value-type="float" office:value="107265">
            <text:p>107265</text:p>
          </table:table-cell>
          <table:table-cell office:value-type="float" office:value="0">
            <text:p>0</text:p>
          </table:table-cell>
          <table:table-cell office:value-type="float" office:value="107265">
            <text:p>1072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4-1</text:p>
          </table:table-cell>
          <table:table-cell office:value-type="string">
            <text:p>10-4</text:p>
          </table:table-cell>
          <table:table-cell office:value-type="string">
            <text:p>d</text:p>
          </table:table-cell>
          <table:table-cell office:value-type="string">
            <text:p>Podzadanie 10.4.1</text:p>
          </table:table-cell>
          <table:table-cell office:value-type="string">
            <text:p>Wspieranie dyscyplin naukowych oraz placówek naukowych</text:p>
          </table:table-cell>
          <table:table-cell table:style-name="Default"/>
          <table:table-cell office:value-type="float" office:value="53387">
            <text:p>53387</text:p>
          </table:table-cell>
          <table:table-cell office:value-type="float" office:value="0">
            <text:p>0</text:p>
          </table:table-cell>
          <table:table-cell office:value-type="float" office:value="53387">
            <text:p>533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4-1-1</text:p>
          </table:table-cell>
          <table:table-cell office:value-type="string">
            <text:p>10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olska Akademia Nauk</text:p>
          </table:table-cell>
          <table:table-cell office:value-type="string">
            <text:p>67</text:p>
          </table:table-cell>
          <table:table-cell office:value-type="float" office:value="53387">
            <text:p>53387</text:p>
          </table:table-cell>
          <table:table-cell office:value-type="float" office:value="0">
            <text:p>0</text:p>
          </table:table-cell>
          <table:table-cell office:value-type="float" office:value="53387">
            <text:p>533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4-2</text:p>
          </table:table-cell>
          <table:table-cell office:value-type="string">
            <text:p>10-4</text:p>
          </table:table-cell>
          <table:table-cell office:value-type="string">
            <text:p>d</text:p>
          </table:table-cell>
          <table:table-cell office:value-type="string">
            <text:p>Podzadanie 10.4.2</text:p>
          </table:table-cell>
          <table:table-cell office:value-type="string">
            <text:p>Program wieloletni ``Ekspozycja Centrum Nauki Kopernik``</text:p>
          </table:table-cell>
          <table:table-cell table:style-name="Default"/>
          <table:table-cell office:value-type="float" office:value="20680">
            <text:p>20680</text:p>
          </table:table-cell>
          <table:table-cell office:value-type="float" office:value="0">
            <text:p>0</text:p>
          </table:table-cell>
          <table:table-cell office:value-type="float" office:value="20680">
            <text:p>206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4-2-1</text:p>
          </table:table-cell>
          <table:table-cell office:value-type="string">
            <text:p>10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20680">
            <text:p>20680</text:p>
          </table:table-cell>
          <table:table-cell office:value-type="float" office:value="0">
            <text:p>0</text:p>
          </table:table-cell>
          <table:table-cell office:value-type="float" office:value="20680">
            <text:p>206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4-3</text:p>
          </table:table-cell>
          <table:table-cell office:value-type="string">
            <text:p>10-4</text:p>
          </table:table-cell>
          <table:table-cell office:value-type="string">
            <text:p>d</text:p>
          </table:table-cell>
          <table:table-cell office:value-type="string">
            <text:p>Podzadanie 10.4.3</text:p>
          </table:table-cell>
          <table:table-cell office:value-type="string">
            <text:p>Poszerzanie wiedzy o nauce polskiej oraz wzbogacanie kultury narodowej</text:p>
          </table:table-cell>
          <table:table-cell table:style-name="Default"/>
          <table:table-cell office:value-type="float" office:value="21898">
            <text:p>21898</text:p>
          </table:table-cell>
          <table:table-cell office:value-type="float" office:value="0">
            <text:p>0</text:p>
          </table:table-cell>
          <table:table-cell office:value-type="float" office:value="21898">
            <text:p>218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4-3-1</text:p>
          </table:table-cell>
          <table:table-cell office:value-type="string">
            <text:p>10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4-3-2</text:p>
          </table:table-cell>
          <table:table-cell office:value-type="string">
            <text:p>10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olska Akademia Nauk</text:p>
          </table:table-cell>
          <table:table-cell office:value-type="string">
            <text:p>67</text:p>
          </table:table-cell>
          <table:table-cell office:value-type="float" office:value="14098">
            <text:p>14098</text:p>
          </table:table-cell>
          <table:table-cell office:value-type="float" office:value="0">
            <text:p>0</text:p>
          </table:table-cell>
          <table:table-cell office:value-type="float" office:value="14098">
            <text:p>140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4-4</text:p>
          </table:table-cell>
          <table:table-cell office:value-type="string">
            <text:p>10-4</text:p>
          </table:table-cell>
          <table:table-cell office:value-type="string">
            <text:p>d</text:p>
          </table:table-cell>
          <table:table-cell office:value-type="string">
            <text:p>Podzadanie 10.4.4</text:p>
          </table:table-cell>
          <table:table-cell office:value-type="string">
            <text:p>Wspieranie współpracy naukowej z zagranicą</text:p>
          </table:table-cell>
          <table:table-cell table:style-name="Default"/>
          <table:table-cell office:value-type="float" office:value="11300">
            <text:p>11300</text:p>
          </table:table-cell>
          <table:table-cell office:value-type="float" office:value="0">
            <text:p>0</text:p>
          </table:table-cell>
          <table:table-cell office:value-type="float" office:value="11300">
            <text:p>113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4-4-1</text:p>
          </table:table-cell>
          <table:table-cell office:value-type="string">
            <text:p>10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olska Akademia Nauk</text:p>
          </table:table-cell>
          <table:table-cell office:value-type="string">
            <text:p>67</text:p>
          </table:table-cell>
          <table:table-cell office:value-type="float" office:value="11300">
            <text:p>11300</text:p>
          </table:table-cell>
          <table:table-cell office:value-type="float" office:value="0">
            <text:p>0</text:p>
          </table:table-cell>
          <table:table-cell office:value-type="float" office:value="11300">
            <text:p>113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5</text:p>
          </table:table-cell>
          <table:table-cell office:value-type="string">
            <text:p>10</text:p>
          </table:table-cell>
          <table:table-cell office:value-type="string">
            <text:p>c</text:p>
          </table:table-cell>
          <table:table-cell office:value-type="string">
            <text:p>Zadanie 10.5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290205">
            <text:p>290205</text:p>
          </table:table-cell>
          <table:table-cell office:value-type="float" office:value="53760">
            <text:p>53760</text:p>
          </table:table-cell>
          <table:table-cell office:value-type="float" office:value="236445">
            <text:p>236445</text:p>
          </table:table-cell>
          <table:table-cell office:value-type="string">
            <text:p>18.52</text:p>
          </table:table-cell>
          <table:table-cell office:value-type="string">
            <text:p>81.48</text:p>
          </table:table-cell>
        </table:table-row>
        <table:table-row table:style-name="ro1">
          <table:table-cell table:style-name="ce1" office:value-type="string">
            <text:p>10-5-1</text:p>
          </table:table-cell>
          <table:table-cell office:value-type="string">
            <text:p>10-5</text:p>
          </table:table-cell>
          <table:table-cell office:value-type="string">
            <text:p>d</text:p>
          </table:table-cell>
          <table:table-cell office:value-type="string">
            <text:p>Podzadanie 10.5.1</text:p>
          </table:table-cell>
          <table:table-cell office:value-type="string">
            <text:p>Utrzymanie systemów informatycznych nauki</text:p>
          </table:table-cell>
          <table:table-cell table:style-name="Default"/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0-5-1-1</text:p>
          </table:table-cell>
          <table:table-cell office:value-type="string">
            <text:p>10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0-5-2</text:p>
          </table:table-cell>
          <table:table-cell office:value-type="string">
            <text:p>10-5</text:p>
          </table:table-cell>
          <table:table-cell office:value-type="string">
            <text:p>d</text:p>
          </table:table-cell>
          <table:table-cell office:value-type="string">
            <text:p>Podzadanie 10.5.2</text:p>
          </table:table-cell>
          <table:table-cell office:value-type="string">
            <text:p>Rozbudowa infrastruktury informatycznej nauki</text:p>
          </table:table-cell>
          <table:table-cell table:style-name="Default"/>
          <table:table-cell office:value-type="float" office:value="270205">
            <text:p>270205</text:p>
          </table:table-cell>
          <table:table-cell office:value-type="float" office:value="53760">
            <text:p>53760</text:p>
          </table:table-cell>
          <table:table-cell office:value-type="float" office:value="216445">
            <text:p>216445</text:p>
          </table:table-cell>
          <table:table-cell table:style-name="ce1" office:value-type="string">
            <text:p>19.9</text:p>
          </table:table-cell>
          <table:table-cell office:value-type="string">
            <text:p>80.1</text:p>
          </table:table-cell>
        </table:table-row>
        <table:table-row table:style-name="ro1">
          <table:table-cell office:value-type="string">
            <text:p>10-5-2-1</text:p>
          </table:table-cell>
          <table:table-cell office:value-type="string">
            <text:p>10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270205">
            <text:p>270205</text:p>
          </table:table-cell>
          <table:table-cell office:value-type="float" office:value="53760">
            <text:p>53760</text:p>
          </table:table-cell>
          <table:table-cell office:value-type="float" office:value="216445">
            <text:p>216445</text:p>
          </table:table-cell>
          <table:table-cell table:style-name="ce1" office:value-type="string">
            <text:p>19.9</text:p>
          </table:table-cell>
          <table:table-cell office:value-type="string">
            <text:p>80.1</text:p>
          </table:table-cell>
        </table:table-row>
        <table:table-row table:style-name="ro1">
          <table:table-cell table:style-name="ce1" office:value-type="string">
            <text:p>11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1</text:p>
          </table:table-cell>
          <table:table-cell office:value-type="string">
            <text:p>BEZPIECZEŃSTWO ZEWNĘTRZNE I NIENARUSZALNOŚĆ GRANIC</text:p>
          </table:table-cell>
          <table:table-cell table:style-name="Default"/>
          <table:table-cell office:value-type="float" office:value="20885383">
            <text:p>20885383</text:p>
          </table:table-cell>
          <table:table-cell office:value-type="float" office:value="0">
            <text:p>0</text:p>
          </table:table-cell>
          <table:table-cell office:value-type="float" office:value="20885383">
            <text:p>208853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1</text:p>
          </table:table-cell>
          <table:table-cell office:value-type="string">
            <text:p>Utrzymanie zdolności obronnych</text:p>
          </table:table-cell>
          <table:table-cell table:style-name="Default"/>
          <table:table-cell office:value-type="float" office:value="11622623">
            <text:p>11622623</text:p>
          </table:table-cell>
          <table:table-cell office:value-type="float" office:value="0">
            <text:p>0</text:p>
          </table:table-cell>
          <table:table-cell office:value-type="float" office:value="11622623">
            <text:p>116226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1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1</text:p>
          </table:table-cell>
          <table:table-cell office:value-type="string">
            <text:p>Utrzymanie zdolności operacyjnych Wojsk Lądowych</text:p>
          </table:table-cell>
          <table:table-cell table:style-name="Default"/>
          <table:table-cell office:value-type="float" office:value="2880725">
            <text:p>2880725</text:p>
          </table:table-cell>
          <table:table-cell office:value-type="float" office:value="0">
            <text:p>0</text:p>
          </table:table-cell>
          <table:table-cell office:value-type="float" office:value="2880725">
            <text:p>28807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1-1</text:p>
          </table:table-cell>
          <table:table-cell office:value-type="string">
            <text:p>11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876824">
            <text:p>2876824</text:p>
          </table:table-cell>
          <table:table-cell office:value-type="float" office:value="0">
            <text:p>0</text:p>
          </table:table-cell>
          <table:table-cell office:value-type="float" office:value="2876824">
            <text:p>28768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1-2</text:p>
          </table:table-cell>
          <table:table-cell office:value-type="string">
            <text:p>11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3901">
            <text:p>39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2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2</text:p>
          </table:table-cell>
          <table:table-cell office:value-type="string">
            <text:p>Utrzymanie zdolności operacyjnych Sił Powietrznych</text:p>
          </table:table-cell>
          <table:table-cell table:style-name="Default"/>
          <table:table-cell office:value-type="float" office:value="1360557">
            <text:p>1360557</text:p>
          </table:table-cell>
          <table:table-cell office:value-type="float" office:value="0">
            <text:p>0</text:p>
          </table:table-cell>
          <table:table-cell office:value-type="float" office:value="1360557">
            <text:p>13605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2-1</text:p>
          </table:table-cell>
          <table:table-cell office:value-type="string">
            <text:p>11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360557">
            <text:p>1360557</text:p>
          </table:table-cell>
          <table:table-cell office:value-type="float" office:value="0">
            <text:p>0</text:p>
          </table:table-cell>
          <table:table-cell office:value-type="float" office:value="1360557">
            <text:p>13605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3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3</text:p>
          </table:table-cell>
          <table:table-cell office:value-type="string">
            <text:p>Utrzymanie zdolności operacyjnych Marynarki Wojennej</text:p>
          </table:table-cell>
          <table:table-cell table:style-name="Default"/>
          <table:table-cell office:value-type="float" office:value="606344">
            <text:p>606344</text:p>
          </table:table-cell>
          <table:table-cell office:value-type="float" office:value="0">
            <text:p>0</text:p>
          </table:table-cell>
          <table:table-cell office:value-type="float" office:value="606344">
            <text:p>6063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3-1</text:p>
          </table:table-cell>
          <table:table-cell office:value-type="string">
            <text:p>11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606344">
            <text:p>606344</text:p>
          </table:table-cell>
          <table:table-cell office:value-type="float" office:value="0">
            <text:p>0</text:p>
          </table:table-cell>
          <table:table-cell office:value-type="float" office:value="606344">
            <text:p>6063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4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4</text:p>
          </table:table-cell>
          <table:table-cell office:value-type="string">
            <text:p>Utrzymanie zdolności operacyjnych Wojsk Specjalnych</text:p>
          </table:table-cell>
          <table:table-cell table:style-name="Default"/>
          <table:table-cell office:value-type="float" office:value="242470">
            <text:p>242470</text:p>
          </table:table-cell>
          <table:table-cell office:value-type="float" office:value="0">
            <text:p>0</text:p>
          </table:table-cell>
          <table:table-cell office:value-type="float" office:value="242470">
            <text:p>242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4-1</text:p>
          </table:table-cell>
          <table:table-cell office:value-type="string">
            <text:p>11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42470">
            <text:p>242470</text:p>
          </table:table-cell>
          <table:table-cell office:value-type="float" office:value="0">
            <text:p>0</text:p>
          </table:table-cell>
          <table:table-cell office:value-type="float" office:value="242470">
            <text:p>242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5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5</text:p>
          </table:table-cell>
          <table:table-cell office:value-type="string">
            <text:p>Utrzymanie zdolności operacyjnych Żandarmerii Wojskowej</text:p>
          </table:table-cell>
          <table:table-cell table:style-name="Default"/>
          <table:table-cell office:value-type="float" office:value="228304">
            <text:p>228304</text:p>
          </table:table-cell>
          <table:table-cell office:value-type="float" office:value="0">
            <text:p>0</text:p>
          </table:table-cell>
          <table:table-cell office:value-type="float" office:value="228304">
            <text:p>2283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5-1</text:p>
          </table:table-cell>
          <table:table-cell office:value-type="string">
            <text:p>11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28304">
            <text:p>228304</text:p>
          </table:table-cell>
          <table:table-cell office:value-type="float" office:value="0">
            <text:p>0</text:p>
          </table:table-cell>
          <table:table-cell office:value-type="float" office:value="228304">
            <text:p>2283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6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6</text:p>
          </table:table-cell>
          <table:table-cell office:value-type="string">
            <text:p>Zabezpieczenie dowodzenia Siłami Zbrojnymi RP</text:p>
          </table:table-cell>
          <table:table-cell table:style-name="Default"/>
          <table:table-cell office:value-type="float" office:value="260816">
            <text:p>260816</text:p>
          </table:table-cell>
          <table:table-cell office:value-type="float" office:value="0">
            <text:p>0</text:p>
          </table:table-cell>
          <table:table-cell office:value-type="float" office:value="260816">
            <text:p>2608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6-1</text:p>
          </table:table-cell>
          <table:table-cell office:value-type="string">
            <text:p>11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60816">
            <text:p>260816</text:p>
          </table:table-cell>
          <table:table-cell office:value-type="float" office:value="0">
            <text:p>0</text:p>
          </table:table-cell>
          <table:table-cell office:value-type="float" office:value="260816">
            <text:p>2608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7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7</text:p>
          </table:table-cell>
          <table:table-cell office:value-type="string">
            <text:p>Zabezpieczenie logistyczne zdolności operacyjnych SZ</text:p>
          </table:table-cell>
          <table:table-cell table:style-name="Default"/>
          <table:table-cell office:value-type="float" office:value="5419689">
            <text:p>5419689</text:p>
          </table:table-cell>
          <table:table-cell office:value-type="float" office:value="0">
            <text:p>0</text:p>
          </table:table-cell>
          <table:table-cell office:value-type="float" office:value="5419689">
            <text:p>54196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7-1</text:p>
          </table:table-cell>
          <table:table-cell office:value-type="string">
            <text:p>11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5419689">
            <text:p>5419689</text:p>
          </table:table-cell>
          <table:table-cell office:value-type="float" office:value="0">
            <text:p>0</text:p>
          </table:table-cell>
          <table:table-cell office:value-type="float" office:value="5419689">
            <text:p>54196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8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8</text:p>
          </table:table-cell>
          <table:table-cell office:value-type="string">
            <text:p>Zabezpieczenie medyczne zdolności operacyjnych SZ</text:p>
          </table:table-cell>
          <table:table-cell table:style-name="Default"/>
          <table:table-cell office:value-type="float" office:value="145920">
            <text:p>145920</text:p>
          </table:table-cell>
          <table:table-cell office:value-type="float" office:value="0">
            <text:p>0</text:p>
          </table:table-cell>
          <table:table-cell office:value-type="float" office:value="145920">
            <text:p>1459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8-1</text:p>
          </table:table-cell>
          <table:table-cell office:value-type="string">
            <text:p>11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45920">
            <text:p>145920</text:p>
          </table:table-cell>
          <table:table-cell office:value-type="float" office:value="0">
            <text:p>0</text:p>
          </table:table-cell>
          <table:table-cell office:value-type="float" office:value="145920">
            <text:p>1459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1-9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9</text:p>
          </table:table-cell>
          <table:table-cell office:value-type="string">
            <text:p>Wsparcie utrzymania zdolności operacyjnych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1-1-9-1</text:p>
          </table:table-cell>
          <table:table-cell office:value-type="string">
            <text:p>11-1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1-1-10</text:p>
          </table:table-cell>
          <table:table-cell office:value-type="string">
            <text:p>11-1</text:p>
          </table:table-cell>
          <table:table-cell office:value-type="string">
            <text:p>d</text:p>
          </table:table-cell>
          <table:table-cell office:value-type="string">
            <text:p>Podzadanie 11.1.10</text:p>
          </table:table-cell>
          <table:table-cell office:value-type="string">
            <text:p>Zakwaterowanie Sił Zbrojnych</text:p>
          </table:table-cell>
          <table:table-cell table:style-name="Default"/>
          <table:table-cell office:value-type="float" office:value="477798">
            <text:p>477798</text:p>
          </table:table-cell>
          <table:table-cell office:value-type="float" office:value="0">
            <text:p>0</text:p>
          </table:table-cell>
          <table:table-cell office:value-type="float" office:value="477798">
            <text:p>4777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1-10-1</text:p>
          </table:table-cell>
          <table:table-cell office:value-type="string">
            <text:p>11-1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477798">
            <text:p>477798</text:p>
          </table:table-cell>
          <table:table-cell office:value-type="float" office:value="0">
            <text:p>0</text:p>
          </table:table-cell>
          <table:table-cell office:value-type="float" office:value="477798">
            <text:p>4777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2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2</text:p>
          </table:table-cell>
          <table:table-cell office:value-type="string">
            <text:p>Rozwój zdolności obronnych</text:p>
          </table:table-cell>
          <table:table-cell table:style-name="Default"/>
          <table:table-cell office:value-type="float" office:value="7315993">
            <text:p>7315993</text:p>
          </table:table-cell>
          <table:table-cell office:value-type="float" office:value="0">
            <text:p>0</text:p>
          </table:table-cell>
          <table:table-cell office:value-type="float" office:value="7315993">
            <text:p>73159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2-1</text:p>
          </table:table-cell>
          <table:table-cell office:value-type="string">
            <text:p>11-2</text:p>
          </table:table-cell>
          <table:table-cell office:value-type="string">
            <text:p>d</text:p>
          </table:table-cell>
          <table:table-cell office:value-type="string">
            <text:p>Podzadanie 11.2.1</text:p>
          </table:table-cell>
          <table:table-cell office:value-type="string">
            <text:p>Programy operacyjne</text:p>
          </table:table-cell>
          <table:table-cell table:style-name="Default"/>
          <table:table-cell office:value-type="float" office:value="7179557">
            <text:p>7179557</text:p>
          </table:table-cell>
          <table:table-cell office:value-type="float" office:value="0">
            <text:p>0</text:p>
          </table:table-cell>
          <table:table-cell office:value-type="float" office:value="7179557">
            <text:p>71795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2-1-1</text:p>
          </table:table-cell>
          <table:table-cell office:value-type="string">
            <text:p>11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78</text:p>
          </table:table-cell>
          <table:table-cell office:value-type="float" office:value="123414">
            <text:p>123414</text:p>
          </table:table-cell>
          <table:table-cell office:value-type="float" office:value="0">
            <text:p>0</text:p>
          </table:table-cell>
          <table:table-cell office:value-type="float" office:value="123414">
            <text:p>1234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2-1-2</text:p>
          </table:table-cell>
          <table:table-cell office:value-type="string">
            <text:p>11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7056143">
            <text:p>7056143</text:p>
          </table:table-cell>
          <table:table-cell office:value-type="float" office:value="0">
            <text:p>0</text:p>
          </table:table-cell>
          <table:table-cell office:value-type="float" office:value="7056143">
            <text:p>70561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2-2</text:p>
          </table:table-cell>
          <table:table-cell office:value-type="string">
            <text:p>11-2</text:p>
          </table:table-cell>
          <table:table-cell office:value-type="string">
            <text:p>d</text:p>
          </table:table-cell>
          <table:table-cell office:value-type="string">
            <text:p>Podzadanie 11.2.2</text:p>
          </table:table-cell>
          <table:table-cell office:value-type="string">
            <text:p>Programy NATO i UE</text:p>
          </table:table-cell>
          <table:table-cell table:style-name="Default"/>
          <table:table-cell office:value-type="float" office:value="135660">
            <text:p>135660</text:p>
          </table:table-cell>
          <table:table-cell office:value-type="float" office:value="0">
            <text:p>0</text:p>
          </table:table-cell>
          <table:table-cell office:value-type="float" office:value="135660">
            <text:p>1356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2-2-1</text:p>
          </table:table-cell>
          <table:table-cell office:value-type="string">
            <text:p>11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35660">
            <text:p>135660</text:p>
          </table:table-cell>
          <table:table-cell office:value-type="float" office:value="0">
            <text:p>0</text:p>
          </table:table-cell>
          <table:table-cell office:value-type="float" office:value="135660">
            <text:p>1356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2-3</text:p>
          </table:table-cell>
          <table:table-cell office:value-type="string">
            <text:p>11-2</text:p>
          </table:table-cell>
          <table:table-cell office:value-type="string">
            <text:p>d</text:p>
          </table:table-cell>
          <table:table-cell office:value-type="string">
            <text:p>Podzadanie 11.2.3</text:p>
          </table:table-cell>
          <table:table-cell office:value-type="string">
            <text:p>Pozyskiwanie zdolności poza programami operacyjnymi</text:p>
          </table:table-cell>
          <table:table-cell table:style-name="Default"/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2-3-1</text:p>
          </table:table-cell>
          <table:table-cell office:value-type="string">
            <text:p>11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3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3</text:p>
          </table:table-cell>
          <table:table-cell office:value-type="string">
            <text:p>Wsparcie wywiadowcze i ochrona kontrwywiadowcza</text:p>
          </table:table-cell>
          <table:table-cell table:style-name="Default"/>
          <table:table-cell office:value-type="float" office:value="419489">
            <text:p>419489</text:p>
          </table:table-cell>
          <table:table-cell office:value-type="float" office:value="0">
            <text:p>0</text:p>
          </table:table-cell>
          <table:table-cell office:value-type="float" office:value="419489">
            <text:p>4194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3-1</text:p>
          </table:table-cell>
          <table:table-cell office:value-type="string">
            <text:p>11-3</text:p>
          </table:table-cell>
          <table:table-cell office:value-type="string">
            <text:p>d</text:p>
          </table:table-cell>
          <table:table-cell office:value-type="string">
            <text:p>Podzadanie 11.3.1</text:p>
          </table:table-cell>
          <table:table-cell office:value-type="string">
            <text:p>Wsparcie wywiadowcze</text:p>
          </table:table-cell>
          <table:table-cell table:style-name="Default"/>
          <table:table-cell office:value-type="float" office:value="261986">
            <text:p>261986</text:p>
          </table:table-cell>
          <table:table-cell office:value-type="float" office:value="0">
            <text:p>0</text:p>
          </table:table-cell>
          <table:table-cell office:value-type="float" office:value="261986">
            <text:p>2619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3-1-1</text:p>
          </table:table-cell>
          <table:table-cell office:value-type="string">
            <text:p>11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06260">
            <text:p>106260</text:p>
          </table:table-cell>
          <table:table-cell office:value-type="float" office:value="0">
            <text:p>0</text:p>
          </table:table-cell>
          <table:table-cell office:value-type="float" office:value="106260">
            <text:p>1062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3-1-2</text:p>
          </table:table-cell>
          <table:table-cell office:value-type="string">
            <text:p>11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Agencja Wywiadu</text:p>
          </table:table-cell>
          <table:table-cell office:value-type="string">
            <text:p>59</text:p>
          </table:table-cell>
          <table:table-cell office:value-type="float" office:value="155726">
            <text:p>155726</text:p>
          </table:table-cell>
          <table:table-cell office:value-type="float" office:value="0">
            <text:p>0</text:p>
          </table:table-cell>
          <table:table-cell office:value-type="float" office:value="155726">
            <text:p>1557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3-2</text:p>
          </table:table-cell>
          <table:table-cell office:value-type="string">
            <text:p>11-3</text:p>
          </table:table-cell>
          <table:table-cell office:value-type="string">
            <text:p>d</text:p>
          </table:table-cell>
          <table:table-cell office:value-type="string">
            <text:p>Podzadanie 11.3.2</text:p>
          </table:table-cell>
          <table:table-cell office:value-type="string">
            <text:p>Ochrona kontrwywiadowcza</text:p>
          </table:table-cell>
          <table:table-cell table:style-name="Default"/>
          <table:table-cell office:value-type="float" office:value="157503">
            <text:p>157503</text:p>
          </table:table-cell>
          <table:table-cell office:value-type="float" office:value="0">
            <text:p>0</text:p>
          </table:table-cell>
          <table:table-cell office:value-type="float" office:value="157503">
            <text:p>1575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3-2-1</text:p>
          </table:table-cell>
          <table:table-cell office:value-type="string">
            <text:p>11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57503">
            <text:p>157503</text:p>
          </table:table-cell>
          <table:table-cell office:value-type="float" office:value="0">
            <text:p>0</text:p>
          </table:table-cell>
          <table:table-cell office:value-type="float" office:value="157503">
            <text:p>1575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4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4</text:p>
          </table:table-cell>
          <table:table-cell office:value-type="string">
            <text:p>Realizacja zobowiązań sojuszniczych i międzynarodowych oraz uczestnictwo w działaniach na rzecz pokoju i stabilizacji międzynarodowej</text:p>
          </table:table-cell>
          <table:table-cell table:style-name="Default"/>
          <table:table-cell office:value-type="float" office:value="1108143">
            <text:p>1108143</text:p>
          </table:table-cell>
          <table:table-cell office:value-type="float" office:value="0">
            <text:p>0</text:p>
          </table:table-cell>
          <table:table-cell office:value-type="float" office:value="1108143">
            <text:p>11081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4-1</text:p>
          </table:table-cell>
          <table:table-cell office:value-type="string">
            <text:p>11-4</text:p>
          </table:table-cell>
          <table:table-cell office:value-type="string">
            <text:p>d</text:p>
          </table:table-cell>
          <table:table-cell office:value-type="string">
            <text:p>Podzadanie 11.4.1</text:p>
          </table:table-cell>
          <table:table-cell office:value-type="string">
            <text:p>Misje i operacje NATO, UE oraz koalicyjne</text:p>
          </table:table-cell>
          <table:table-cell table:style-name="Default"/>
          <table:table-cell office:value-type="float" office:value="772428">
            <text:p>772428</text:p>
          </table:table-cell>
          <table:table-cell office:value-type="float" office:value="0">
            <text:p>0</text:p>
          </table:table-cell>
          <table:table-cell office:value-type="float" office:value="772428">
            <text:p>7724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4-1-1</text:p>
          </table:table-cell>
          <table:table-cell office:value-type="string">
            <text:p>11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772428">
            <text:p>772428</text:p>
          </table:table-cell>
          <table:table-cell office:value-type="float" office:value="0">
            <text:p>0</text:p>
          </table:table-cell>
          <table:table-cell office:value-type="float" office:value="772428">
            <text:p>7724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4-2</text:p>
          </table:table-cell>
          <table:table-cell office:value-type="string">
            <text:p>11-4</text:p>
          </table:table-cell>
          <table:table-cell office:value-type="string">
            <text:p>d</text:p>
          </table:table-cell>
          <table:table-cell office:value-type="string">
            <text:p>Podzadanie 11.4.2</text:p>
          </table:table-cell>
          <table:table-cell office:value-type="string">
            <text:p>Działalność w strukturach NATO, UE oraz przedstawicielstw dyplomatycznych i strukturach wielonarodowych</text:p>
          </table:table-cell>
          <table:table-cell table:style-name="Default"/>
          <table:table-cell office:value-type="float" office:value="335715">
            <text:p>335715</text:p>
          </table:table-cell>
          <table:table-cell office:value-type="float" office:value="0">
            <text:p>0</text:p>
          </table:table-cell>
          <table:table-cell office:value-type="float" office:value="335715">
            <text:p>3357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4-2-1</text:p>
          </table:table-cell>
          <table:table-cell office:value-type="string">
            <text:p>11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335715">
            <text:p>335715</text:p>
          </table:table-cell>
          <table:table-cell office:value-type="float" office:value="0">
            <text:p>0</text:p>
          </table:table-cell>
          <table:table-cell office:value-type="float" office:value="335715">
            <text:p>3357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5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5</text:p>
          </table:table-cell>
          <table:table-cell office:value-type="string">
            <text:p>Gotowość struktur administracyjno-gospodarczych kraju do obrony państwa</text:p>
          </table:table-cell>
          <table:table-cell table:style-name="Default"/>
          <table:table-cell office:value-type="float" office:value="163730">
            <text:p>163730</text:p>
          </table:table-cell>
          <table:table-cell office:value-type="float" office:value="0">
            <text:p>0</text:p>
          </table:table-cell>
          <table:table-cell office:value-type="float" office:value="163730">
            <text:p>1637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5-1</text:p>
          </table:table-cell>
          <table:table-cell office:value-type="string">
            <text:p>11-5</text:p>
          </table:table-cell>
          <table:table-cell office:value-type="string">
            <text:p>d</text:p>
          </table:table-cell>
          <table:table-cell office:value-type="string">
            <text:p>Podzadanie 11.5.1</text:p>
          </table:table-cell>
          <table:table-cell office:value-type="string">
            <text:p>Mobilizacja gospodarki</text:p>
          </table:table-cell>
          <table:table-cell table:style-name="Default"/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96000">
            <text:p>96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1-1</text:p>
          </table:table-cell>
          <table:table-cell office:value-type="string">
            <text:p>11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73000">
            <text:p>73000</text:p>
          </table:table-cell>
          <table:table-cell office:value-type="float" office:value="0">
            <text:p>0</text:p>
          </table:table-cell>
          <table:table-cell office:value-type="float" office:value="73000">
            <text:p>73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1-2</text:p>
          </table:table-cell>
          <table:table-cell office:value-type="string">
            <text:p>11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3000">
            <text:p>23000</text:p>
          </table:table-cell>
          <table:table-cell office:value-type="float" office:value="0">
            <text:p>0</text:p>
          </table:table-cell>
          <table:table-cell office:value-type="float" office:value="23000">
            <text:p>23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5-2</text:p>
          </table:table-cell>
          <table:table-cell office:value-type="string">
            <text:p>11-5</text:p>
          </table:table-cell>
          <table:table-cell office:value-type="string">
            <text:p>d</text:p>
          </table:table-cell>
          <table:table-cell office:value-type="string">
            <text:p>Podzadanie 11.5.2</text:p>
          </table:table-cell>
          <table:table-cell office:value-type="string">
            <text:p>Pozamilitarne przygotowania obronne</text:p>
          </table:table-cell>
          <table:table-cell table:style-name="Default"/>
          <table:table-cell office:value-type="float" office:value="67730">
            <text:p>67730</text:p>
          </table:table-cell>
          <table:table-cell office:value-type="float" office:value="0">
            <text:p>0</text:p>
          </table:table-cell>
          <table:table-cell office:value-type="float" office:value="67730">
            <text:p>677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2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22511">
            <text:p>22511</text:p>
          </table:table-cell>
          <table:table-cell office:value-type="float" office:value="0">
            <text:p>0</text:p>
          </table:table-cell>
          <table:table-cell office:value-type="float" office:value="22511">
            <text:p>225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3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4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5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6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Agencja Bezpieczeństwa Wewnętrznego</text:p>
          </table:table-cell>
          <table:table-cell office:value-type="string">
            <text:p>5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7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8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4464">
            <text:p>34464</text:p>
          </table:table-cell>
          <table:table-cell office:value-type="float" office:value="0">
            <text:p>0</text:p>
          </table:table-cell>
          <table:table-cell office:value-type="float" office:value="34464">
            <text:p>344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9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0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1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2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051">
            <text:p>30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3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4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1922">
            <text:p>1922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5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5-2-16</text:p>
          </table:table-cell>
          <table:table-cell office:value-type="string">
            <text:p>1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6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6</text:p>
          </table:table-cell>
          <table:table-cell office:value-type="string">
            <text:p>Posługa duszpasterska</text:p>
          </table:table-cell>
          <table:table-cell table:style-name="Default"/>
          <table:table-cell office:value-type="float" office:value="24867">
            <text:p>24867</text:p>
          </table:table-cell>
          <table:table-cell office:value-type="float" office:value="0">
            <text:p>0</text:p>
          </table:table-cell>
          <table:table-cell office:value-type="float" office:value="24867">
            <text:p>248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6-1</text:p>
          </table:table-cell>
          <table:table-cell office:value-type="string">
            <text:p>11-6</text:p>
          </table:table-cell>
          <table:table-cell office:value-type="string">
            <text:p>d</text:p>
          </table:table-cell>
          <table:table-cell office:value-type="string">
            <text:p>Podzadanie 11.6.1</text:p>
          </table:table-cell>
          <table:table-cell office:value-type="string">
            <text:p>Posługa duszpasterska Ordynariatu Polowego WP</text:p>
          </table:table-cell>
          <table:table-cell table:style-name="Default"/>
          <table:table-cell office:value-type="float" office:value="20530">
            <text:p>20530</text:p>
          </table:table-cell>
          <table:table-cell office:value-type="float" office:value="0">
            <text:p>0</text:p>
          </table:table-cell>
          <table:table-cell office:value-type="float" office:value="20530">
            <text:p>205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6-1-1</text:p>
          </table:table-cell>
          <table:table-cell office:value-type="string">
            <text:p>11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0530">
            <text:p>20530</text:p>
          </table:table-cell>
          <table:table-cell office:value-type="float" office:value="0">
            <text:p>0</text:p>
          </table:table-cell>
          <table:table-cell office:value-type="float" office:value="20530">
            <text:p>205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6-2</text:p>
          </table:table-cell>
          <table:table-cell office:value-type="string">
            <text:p>11-6</text:p>
          </table:table-cell>
          <table:table-cell office:value-type="string">
            <text:p>d</text:p>
          </table:table-cell>
          <table:table-cell office:value-type="string">
            <text:p>Podzadanie 11.6.2</text:p>
          </table:table-cell>
          <table:table-cell office:value-type="string">
            <text:p>Posługa duszpasterska Ordynariatu Prawosławnego</text:p>
          </table:table-cell>
          <table:table-cell table:style-name="Default"/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6-2-1</text:p>
          </table:table-cell>
          <table:table-cell office:value-type="string">
            <text:p>11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6-3</text:p>
          </table:table-cell>
          <table:table-cell office:value-type="string">
            <text:p>11-6</text:p>
          </table:table-cell>
          <table:table-cell office:value-type="string">
            <text:p>d</text:p>
          </table:table-cell>
          <table:table-cell office:value-type="string">
            <text:p>Podzadanie 11.6.3</text:p>
          </table:table-cell>
          <table:table-cell office:value-type="string">
            <text:p>Posługa duszpasterska Ewangelickiego Duszpasterstwa Wojskowego</text:p>
          </table:table-cell>
          <table:table-cell table:style-name="Default"/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6-3-1</text:p>
          </table:table-cell>
          <table:table-cell office:value-type="string">
            <text:p>11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7</text:p>
          </table:table-cell>
          <table:table-cell office:value-type="string">
            <text:p>11</text:p>
          </table:table-cell>
          <table:table-cell office:value-type="string">
            <text:p>c</text:p>
          </table:table-cell>
          <table:table-cell office:value-type="string">
            <text:p>Zadanie 11.7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230538">
            <text:p>230538</text:p>
          </table:table-cell>
          <table:table-cell office:value-type="float" office:value="0">
            <text:p>0</text:p>
          </table:table-cell>
          <table:table-cell office:value-type="float" office:value="230538">
            <text:p>2305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7-1</text:p>
          </table:table-cell>
          <table:table-cell office:value-type="string">
            <text:p>11-7</text:p>
          </table:table-cell>
          <table:table-cell office:value-type="string">
            <text:p>d</text:p>
          </table:table-cell>
          <table:table-cell office:value-type="string">
            <text:p>Podzadanie 11.7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160565">
            <text:p>160565</text:p>
          </table:table-cell>
          <table:table-cell office:value-type="float" office:value="0">
            <text:p>0</text:p>
          </table:table-cell>
          <table:table-cell office:value-type="float" office:value="160565">
            <text:p>1605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7-1-1</text:p>
          </table:table-cell>
          <table:table-cell office:value-type="string">
            <text:p>11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60565">
            <text:p>160565</text:p>
          </table:table-cell>
          <table:table-cell office:value-type="float" office:value="0">
            <text:p>0</text:p>
          </table:table-cell>
          <table:table-cell office:value-type="float" office:value="160565">
            <text:p>1605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1-7-2</text:p>
          </table:table-cell>
          <table:table-cell office:value-type="string">
            <text:p>11-7</text:p>
          </table:table-cell>
          <table:table-cell office:value-type="string">
            <text:p>d</text:p>
          </table:table-cell>
          <table:table-cell office:value-type="string">
            <text:p>Podzadanie 11.7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69973">
            <text:p>69973</text:p>
          </table:table-cell>
          <table:table-cell office:value-type="float" office:value="0">
            <text:p>0</text:p>
          </table:table-cell>
          <table:table-cell office:value-type="float" office:value="69973">
            <text:p>699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1-7-2-1</text:p>
          </table:table-cell>
          <table:table-cell office:value-type="string">
            <text:p>11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69973">
            <text:p>69973</text:p>
          </table:table-cell>
          <table:table-cell office:value-type="float" office:value="0">
            <text:p>0</text:p>
          </table:table-cell>
          <table:table-cell office:value-type="float" office:value="69973">
            <text:p>699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2</text:p>
          </table:table-cell>
          <table:table-cell office:value-type="string">
            <text:p>ŚRODOWISKO</text:p>
          </table:table-cell>
          <table:table-cell table:style-name="Default"/>
          <table:table-cell office:value-type="float" office:value="3878397">
            <text:p>3878397</text:p>
          </table:table-cell>
          <table:table-cell office:value-type="float" office:value="3034025">
            <text:p>3034025</text:p>
          </table:table-cell>
          <table:table-cell office:value-type="float" office:value="844372">
            <text:p>844372</text:p>
          </table:table-cell>
          <table:table-cell office:value-type="string">
            <text:p>78.23</text:p>
          </table:table-cell>
          <table:table-cell office:value-type="string">
            <text:p>21.77</text:p>
          </table:table-cell>
        </table:table-row>
        <table:table-row table:style-name="ro1">
          <table:table-cell table:style-name="ce1" office:value-type="string">
            <text:p>12-1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1</text:p>
          </table:table-cell>
          <table:table-cell office:value-type="string">
            <text:p>Kształtowanie bioróżnorodności</text:p>
          </table:table-cell>
          <table:table-cell table:style-name="Default"/>
          <table:table-cell office:value-type="float" office:value="259910">
            <text:p>259910</text:p>
          </table:table-cell>
          <table:table-cell office:value-type="float" office:value="109717">
            <text:p>109717</text:p>
          </table:table-cell>
          <table:table-cell office:value-type="float" office:value="150193">
            <text:p>150193</text:p>
          </table:table-cell>
          <table:table-cell office:value-type="string">
            <text:p>42.21</text:p>
          </table:table-cell>
          <table:table-cell office:value-type="string">
            <text:p>57.79</text:p>
          </table:table-cell>
        </table:table-row>
        <table:table-row table:style-name="ro1">
          <table:table-cell table:style-name="ce1" office:value-type="string">
            <text:p>12-1-1</text:p>
          </table:table-cell>
          <table:table-cell office:value-type="string">
            <text:p>12-1</text:p>
          </table:table-cell>
          <table:table-cell office:value-type="string">
            <text:p>d</text:p>
          </table:table-cell>
          <table:table-cell office:value-type="string">
            <text:p>Podzadanie 12.1.1</text:p>
          </table:table-cell>
          <table:table-cell office:value-type="string">
            <text:p>Realizacja sieci Natura 2000</text:p>
          </table:table-cell>
          <table:table-cell table:style-name="Default"/>
          <table:table-cell office:value-type="float" office:value="23549">
            <text:p>23549</text:p>
          </table:table-cell>
          <table:table-cell office:value-type="float" office:value="6010">
            <text:p>6010</text:p>
          </table:table-cell>
          <table:table-cell office:value-type="float" office:value="17539">
            <text:p>17539</text:p>
          </table:table-cell>
          <table:table-cell office:value-type="string">
            <text:p>25.52</text:p>
          </table:table-cell>
          <table:table-cell office:value-type="string">
            <text:p>74.48</text:p>
          </table:table-cell>
        </table:table-row>
        <table:table-row table:style-name="ro1">
          <table:table-cell office:value-type="string">
            <text:p>12-1-1-1</text:p>
          </table:table-cell>
          <table:table-cell office:value-type="string">
            <text:p>12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3549">
            <text:p>23549</text:p>
          </table:table-cell>
          <table:table-cell office:value-type="float" office:value="6010">
            <text:p>6010</text:p>
          </table:table-cell>
          <table:table-cell office:value-type="float" office:value="17539">
            <text:p>17539</text:p>
          </table:table-cell>
          <table:table-cell office:value-type="string">
            <text:p>25.52</text:p>
          </table:table-cell>
          <table:table-cell office:value-type="string">
            <text:p>74.48</text:p>
          </table:table-cell>
        </table:table-row>
        <table:table-row table:style-name="ro1">
          <table:table-cell table:style-name="ce1" office:value-type="string">
            <text:p>12-1-2</text:p>
          </table:table-cell>
          <table:table-cell office:value-type="string">
            <text:p>12-1</text:p>
          </table:table-cell>
          <table:table-cell office:value-type="string">
            <text:p>d</text:p>
          </table:table-cell>
          <table:table-cell office:value-type="string">
            <text:p>Podzadanie 12.1.2</text:p>
          </table:table-cell>
          <table:table-cell office:value-type="string">
            <text:p>Ochrona przyrody i krajobrazu, w tym parki narodowe</text:p>
          </table:table-cell>
          <table:table-cell table:style-name="Default"/>
          <table:table-cell office:value-type="float" office:value="216682">
            <text:p>216682</text:p>
          </table:table-cell>
          <table:table-cell office:value-type="float" office:value="93849">
            <text:p>93849</text:p>
          </table:table-cell>
          <table:table-cell office:value-type="float" office:value="122833">
            <text:p>122833</text:p>
          </table:table-cell>
          <table:table-cell office:value-type="string">
            <text:p>43.31</text:p>
          </table:table-cell>
          <table:table-cell office:value-type="string">
            <text:p>56.69</text:p>
          </table:table-cell>
        </table:table-row>
        <table:table-row table:style-name="ro1">
          <table:table-cell office:value-type="string">
            <text:p>12-1-2-1</text:p>
          </table:table-cell>
          <table:table-cell office:value-type="string">
            <text:p>12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95867">
            <text:p>195867</text:p>
          </table:table-cell>
          <table:table-cell office:value-type="float" office:value="93849">
            <text:p>93849</text:p>
          </table:table-cell>
          <table:table-cell office:value-type="float" office:value="102018">
            <text:p>102018</text:p>
          </table:table-cell>
          <table:table-cell office:value-type="string">
            <text:p>47.91</text:p>
          </table:table-cell>
          <table:table-cell office:value-type="string">
            <text:p>52.09</text:p>
          </table:table-cell>
        </table:table-row>
        <table:table-row table:style-name="ro1">
          <table:table-cell office:value-type="string">
            <text:p>12-1-2-2</text:p>
          </table:table-cell>
          <table:table-cell office:value-type="string">
            <text:p>12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0815">
            <text:p>20815</text:p>
          </table:table-cell>
          <table:table-cell office:value-type="float" office:value="0">
            <text:p>0</text:p>
          </table:table-cell>
          <table:table-cell office:value-type="float" office:value="20815">
            <text:p>208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1-3</text:p>
          </table:table-cell>
          <table:table-cell office:value-type="string">
            <text:p>12-1</text:p>
          </table:table-cell>
          <table:table-cell office:value-type="string">
            <text:p>d</text:p>
          </table:table-cell>
          <table:table-cell office:value-type="string">
            <text:p>Podzadanie 12.1.3</text:p>
          </table:table-cell>
          <table:table-cell office:value-type="string">
            <text:p>Ochrona i zrównoważony rozwój lasów oraz powiększanie zasobów leśnych</text:p>
          </table:table-cell>
          <table:table-cell table:style-name="Default"/>
          <table:table-cell office:value-type="float" office:value="5959">
            <text:p>5959</text:p>
          </table:table-cell>
          <table:table-cell office:value-type="float" office:value="0">
            <text:p>0</text:p>
          </table:table-cell>
          <table:table-cell office:value-type="float" office:value="5959">
            <text:p>59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1-3-1</text:p>
          </table:table-cell>
          <table:table-cell office:value-type="string">
            <text:p>12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5883">
            <text:p>5883</text:p>
          </table:table-cell>
          <table:table-cell office:value-type="float" office:value="0">
            <text:p>0</text:p>
          </table:table-cell>
          <table:table-cell office:value-type="float" office:value="5883">
            <text:p>58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1-3-2</text:p>
          </table:table-cell>
          <table:table-cell office:value-type="string">
            <text:p>12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1-4</text:p>
          </table:table-cell>
          <table:table-cell office:value-type="string">
            <text:p>12-1</text:p>
          </table:table-cell>
          <table:table-cell office:value-type="string">
            <text:p>d</text:p>
          </table:table-cell>
          <table:table-cell office:value-type="string">
            <text:p>Podzadanie 12.1.4</text:p>
          </table:table-cell>
          <table:table-cell office:value-type="string">
            <text:p>Ochrona funkcji gleb i przywrócenie gleb do stanu właściwego</text:p>
          </table:table-cell>
          <table:table-cell table:style-name="Default"/>
          <table:table-cell office:value-type="float" office:value="2062">
            <text:p>2062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1-4-1</text:p>
          </table:table-cell>
          <table:table-cell office:value-type="string">
            <text:p>12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062">
            <text:p>2062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1-5</text:p>
          </table:table-cell>
          <table:table-cell office:value-type="string">
            <text:p>12-1</text:p>
          </table:table-cell>
          <table:table-cell office:value-type="string">
            <text:p>d</text:p>
          </table:table-cell>
          <table:table-cell office:value-type="string">
            <text:p>Podzadanie 12.1.5</text:p>
          </table:table-cell>
          <table:table-cell office:value-type="string">
            <text:p>Ochrona zwierząt łownych i gospodarowanie ich zasobami</text:p>
          </table:table-cell>
          <table:table-cell table:style-name="Default"/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1-5-1</text:p>
          </table:table-cell>
          <table:table-cell office:value-type="string">
            <text:p>12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1-5-2</text:p>
          </table:table-cell>
          <table:table-cell office:value-type="string">
            <text:p>12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39">
            <text:p>16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1-6</text:p>
          </table:table-cell>
          <table:table-cell office:value-type="string">
            <text:p>12-1</text:p>
          </table:table-cell>
          <table:table-cell office:value-type="string">
            <text:p>d</text:p>
          </table:table-cell>
          <table:table-cell office:value-type="string">
            <text:p>Podzadanie 12.1.6</text:p>
          </table:table-cell>
          <table:table-cell office:value-type="string">
            <text:p>Przywracanie terenom zdegradowanym wartości przyrodniczych</text:p>
          </table:table-cell>
          <table:table-cell table:style-name="Default"/>
          <table:table-cell table:number-columns-repeated="2" office:value-type="float" office:value="9858">
            <text:p>9858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2-1-6-1</text:p>
          </table:table-cell>
          <table:table-cell office:value-type="string">
            <text:p>12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2" office:value-type="float" office:value="9858">
            <text:p>9858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2-2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2</text:p>
          </table:table-cell>
          <table:table-cell office:value-type="string">
            <text:p>Kształtowanie jakości powietrza atmosferycznego i przeciwdziałanie zmianom klimatu</text:p>
          </table:table-cell>
          <table:table-cell table:style-name="Default"/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2-1</text:p>
          </table:table-cell>
          <table:table-cell office:value-type="string">
            <text:p>12-2</text:p>
          </table:table-cell>
          <table:table-cell office:value-type="string">
            <text:p>d</text:p>
          </table:table-cell>
          <table:table-cell office:value-type="string">
            <text:p>Podzadanie 12.2.1</text:p>
          </table:table-cell>
          <table:table-cell office:value-type="string">
            <text:p>Ochrona powietrza przed zanieczyszczeniami oraz działania z zakresu handlu emisjami zanieczyszczeń innych niż gazy cieplarniane</text:p>
          </table:table-cell>
          <table:table-cell table:style-name="Default"/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2-1-1</text:p>
          </table:table-cell>
          <table:table-cell office:value-type="string">
            <text:p>12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2-2</text:p>
          </table:table-cell>
          <table:table-cell office:value-type="string">
            <text:p>12-2</text:p>
          </table:table-cell>
          <table:table-cell office:value-type="string">
            <text:p>d</text:p>
          </table:table-cell>
          <table:table-cell office:value-type="string">
            <text:p>Podzadanie 12.2.2</text:p>
          </table:table-cell>
          <table:table-cell office:value-type="string">
            <text:p>Ograniczenie emisji gazów cieplarnianych oraz działania z zakresu handlu emisjami CO2 <text:s/>i pakietu energetyczno-klimatycznego</text:p>
          </table:table-cell>
          <table:table-cell table:style-name="Default"/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2-2-1</text:p>
          </table:table-cell>
          <table:table-cell office:value-type="string">
            <text:p>12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2-3</text:p>
          </table:table-cell>
          <table:table-cell office:value-type="string">
            <text:p>12-2</text:p>
          </table:table-cell>
          <table:table-cell office:value-type="string">
            <text:p>d</text:p>
          </table:table-cell>
          <table:table-cell office:value-type="string">
            <text:p>Podzadanie 12.2.3</text:p>
          </table:table-cell>
          <table:table-cell office:value-type="string">
            <text:p>Ochrona klimatu, ochrona warstwy ozonowej oraz transgraniczne przemieszczanie zanieczyszczeń</text:p>
          </table:table-cell>
          <table:table-cell table:style-name="Default"/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2-3-1</text:p>
          </table:table-cell>
          <table:table-cell office:value-type="string">
            <text:p>12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2-4</text:p>
          </table:table-cell>
          <table:table-cell office:value-type="string">
            <text:p>12-2</text:p>
          </table:table-cell>
          <table:table-cell office:value-type="string">
            <text:p>d</text:p>
          </table:table-cell>
          <table:table-cell office:value-type="string">
            <text:p>Podzadanie 12.2.4</text:p>
          </table:table-cell>
          <table:table-cell office:value-type="string">
            <text:p>Opracowanie programów ochrony powietrza</text:p>
          </table:table-cell>
          <table:table-cell table:style-name="Default"/>
          <table:table-cell office:value-type="float" office:value="2292">
            <text:p>2292</text:p>
          </table:table-cell>
          <table:table-cell office:value-type="float" office:value="0">
            <text:p>0</text:p>
          </table:table-cell>
          <table:table-cell office:value-type="float" office:value="2292">
            <text:p>22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2-4-1</text:p>
          </table:table-cell>
          <table:table-cell office:value-type="string">
            <text:p>12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2-4-2</text:p>
          </table:table-cell>
          <table:table-cell office:value-type="string">
            <text:p>12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3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3</text:p>
          </table:table-cell>
          <table:table-cell office:value-type="string">
            <text:p>Racjonalne gospodarowanie zasobami i strukturami geologicznymi</text:p>
          </table:table-cell>
          <table:table-cell table:style-name="Default"/>
          <table:table-cell office:value-type="float" office:value="5843">
            <text:p>5843</text:p>
          </table:table-cell>
          <table:table-cell office:value-type="float" office:value="0">
            <text:p>0</text:p>
          </table:table-cell>
          <table:table-cell office:value-type="float" office:value="5843">
            <text:p>58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3-1</text:p>
          </table:table-cell>
          <table:table-cell office:value-type="string">
            <text:p>12-3</text:p>
          </table:table-cell>
          <table:table-cell office:value-type="string">
            <text:p>d</text:p>
          </table:table-cell>
          <table:table-cell office:value-type="string">
            <text:p>Podzadanie 12.3.1</text:p>
          </table:table-cell>
          <table:table-cell office:value-type="string">
            <text:p>Gromadzenie i udostępnianie danych geologicznych oraz prowadzenie rejestru obszarów górniczych</text:p>
          </table:table-cell>
          <table:table-cell table:style-name="Default"/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3-1-1</text:p>
          </table:table-cell>
          <table:table-cell office:value-type="string">
            <text:p>12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3-1-2</text:p>
          </table:table-cell>
          <table:table-cell office:value-type="string">
            <text:p>12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3-2</text:p>
          </table:table-cell>
          <table:table-cell office:value-type="string">
            <text:p>12-3</text:p>
          </table:table-cell>
          <table:table-cell office:value-type="string">
            <text:p>d</text:p>
          </table:table-cell>
          <table:table-cell office:value-type="string">
            <text:p>Podzadanie 12.3.2</text:p>
          </table:table-cell>
          <table:table-cell office:value-type="string">
            <text:p>Badania geologiczne, gospodarowanie zasobami złóż kopalin oraz ustalanie dyspozycyjnych zasobów wód podziemnych</text:p>
          </table:table-cell>
          <table:table-cell table:style-name="Default"/>
          <table:table-cell office:value-type="float" office:value="3919">
            <text:p>3919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3-2-1</text:p>
          </table:table-cell>
          <table:table-cell office:value-type="string">
            <text:p>12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862">
            <text:p>3862</text:p>
          </table:table-cell>
          <table:table-cell office:value-type="float" office:value="0">
            <text:p>0</text:p>
          </table:table-cell>
          <table:table-cell office:value-type="float" office:value="3862">
            <text:p>38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3-2-2</text:p>
          </table:table-cell>
          <table:table-cell office:value-type="string">
            <text:p>12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3-3</text:p>
          </table:table-cell>
          <table:table-cell office:value-type="string">
            <text:p>12-3</text:p>
          </table:table-cell>
          <table:table-cell office:value-type="string">
            <text:p>d</text:p>
          </table:table-cell>
          <table:table-cell office:value-type="string">
            <text:p>Podzadanie 12.3.3</text:p>
          </table:table-cell>
          <table:table-cell office:value-type="string">
            <text:p>Promocja i upowszechnianie osiągnięć w dziedzinie geologii</text:p>
          </table:table-cell>
          <table:table-cell table:style-name="Default"/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3-3-1</text:p>
          </table:table-cell>
          <table:table-cell office:value-type="string">
            <text:p>12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4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4</text:p>
          </table:table-cell>
          <table:table-cell office:value-type="string">
            <text:p>Gospodarka odpadami</text:p>
          </table:table-cell>
          <table:table-cell table:style-name="Default"/>
          <table:table-cell office:value-type="float" office:value="208246">
            <text:p>208246</text:p>
          </table:table-cell>
          <table:table-cell office:value-type="float" office:value="205437">
            <text:p>205437</text:p>
          </table:table-cell>
          <table:table-cell office:value-type="float" office:value="2809">
            <text:p>2809</text:p>
          </table:table-cell>
          <table:table-cell office:value-type="string">
            <text:p>98.65</text:p>
          </table:table-cell>
          <table:table-cell table:style-name="ce1" office:value-type="string">
            <text:p>1.35</text:p>
          </table:table-cell>
        </table:table-row>
        <table:table-row table:style-name="ro1">
          <table:table-cell table:style-name="ce1" office:value-type="string">
            <text:p>12-4-1</text:p>
          </table:table-cell>
          <table:table-cell office:value-type="string">
            <text:p>12-4</text:p>
          </table:table-cell>
          <table:table-cell office:value-type="string">
            <text:p>d</text:p>
          </table:table-cell>
          <table:table-cell office:value-type="string">
            <text:p>Podzadanie 12.4.1</text:p>
          </table:table-cell>
          <table:table-cell office:value-type="string">
            <text:p>Kształtowanie i realizacja polityki państwa w zakresie gospodarki odpadami</text:p>
          </table:table-cell>
          <table:table-cell table:style-name="Default"/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4-1-1</text:p>
          </table:table-cell>
          <table:table-cell office:value-type="string">
            <text:p>12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4-1-2</text:p>
          </table:table-cell>
          <table:table-cell office:value-type="string">
            <text:p>12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4-2</text:p>
          </table:table-cell>
          <table:table-cell office:value-type="string">
            <text:p>12-4</text:p>
          </table:table-cell>
          <table:table-cell office:value-type="string">
            <text:p>d</text:p>
          </table:table-cell>
          <table:table-cell office:value-type="string">
            <text:p>Podzadanie 12.4.2</text:p>
          </table:table-cell>
          <table:table-cell office:value-type="string">
            <text:p>Ograniczanie wpływu odpadów na środowisko</text:p>
          </table:table-cell>
          <table:table-cell table:style-name="Default"/>
          <table:table-cell table:number-columns-repeated="2" office:value-type="float" office:value="205437">
            <text:p>205437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2-4-2-1</text:p>
          </table:table-cell>
          <table:table-cell office:value-type="string">
            <text:p>12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2" office:value-type="float" office:value="205437">
            <text:p>205437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2-4-3</text:p>
          </table:table-cell>
          <table:table-cell office:value-type="string">
            <text:p>12-4</text:p>
          </table:table-cell>
          <table:table-cell office:value-type="string">
            <text:p>d</text:p>
          </table:table-cell>
          <table:table-cell office:value-type="string">
            <text:p>Podzadanie 12.4.3</text:p>
          </table:table-cell>
          <table:table-cell office:value-type="string">
            <text:p>Nadzorowanie i koordynacja gospodarowania odpadami</text:p>
          </table:table-cell>
          <table:table-cell table:style-name="Default"/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4-3-1</text:p>
          </table:table-cell>
          <table:table-cell office:value-type="string">
            <text:p>12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2-4-3-2</text:p>
          </table:table-cell>
          <table:table-cell office:value-type="string">
            <text:p>12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5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5</text:p>
          </table:table-cell>
          <table:table-cell office:value-type="string">
            <text:p>Gospodarowanie zasobami wodnymi</text:p>
          </table:table-cell>
          <table:table-cell table:style-name="Default"/>
          <table:table-cell office:value-type="float" office:value="656608">
            <text:p>656608</text:p>
          </table:table-cell>
          <table:table-cell office:value-type="float" office:value="282278">
            <text:p>282278</text:p>
          </table:table-cell>
          <table:table-cell office:value-type="float" office:value="374330">
            <text:p>374330</text:p>
          </table:table-cell>
          <table:table-cell office:value-type="string">
            <text:p>42.99</text:p>
          </table:table-cell>
          <table:table-cell office:value-type="string">
            <text:p>57.01</text:p>
          </table:table-cell>
        </table:table-row>
        <table:table-row table:style-name="ro1">
          <table:table-cell table:style-name="ce1" office:value-type="string">
            <text:p>12-5-1</text:p>
          </table:table-cell>
          <table:table-cell office:value-type="string">
            <text:p>12-5</text:p>
          </table:table-cell>
          <table:table-cell office:value-type="string">
            <text:p>d</text:p>
          </table:table-cell>
          <table:table-cell office:value-type="string">
            <text:p>Podzadanie 12.5.1</text:p>
          </table:table-cell>
          <table:table-cell office:value-type="string">
            <text:p>Kształtowanie, ochrona i wykorzystanie zasobów wodnych</text:p>
          </table:table-cell>
          <table:table-cell table:style-name="Default"/>
          <table:table-cell office:value-type="float" office:value="25040">
            <text:p>25040</text:p>
          </table:table-cell>
          <table:table-cell office:value-type="float" office:value="9085">
            <text:p>9085</text:p>
          </table:table-cell>
          <table:table-cell office:value-type="float" office:value="15955">
            <text:p>15955</text:p>
          </table:table-cell>
          <table:table-cell office:value-type="string">
            <text:p>36.28</text:p>
          </table:table-cell>
          <table:table-cell office:value-type="string">
            <text:p>63.72</text:p>
          </table:table-cell>
        </table:table-row>
        <table:table-row table:style-name="ro1">
          <table:table-cell office:value-type="string">
            <text:p>12-5-1-1</text:p>
          </table:table-cell>
          <table:table-cell office:value-type="string">
            <text:p>12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25040">
            <text:p>25040</text:p>
          </table:table-cell>
          <table:table-cell office:value-type="float" office:value="9085">
            <text:p>9085</text:p>
          </table:table-cell>
          <table:table-cell office:value-type="float" office:value="15955">
            <text:p>15955</text:p>
          </table:table-cell>
          <table:table-cell office:value-type="string">
            <text:p>36.28</text:p>
          </table:table-cell>
          <table:table-cell office:value-type="string">
            <text:p>63.72</text:p>
          </table:table-cell>
        </table:table-row>
        <table:table-row table:style-name="ro1">
          <table:table-cell office:value-type="string">
            <text:p>12-5-1-2</text:p>
          </table:table-cell>
          <table:table-cell office:value-type="string">
            <text:p>12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2-5-2</text:p>
          </table:table-cell>
          <table:table-cell office:value-type="string">
            <text:p>12-5</text:p>
          </table:table-cell>
          <table:table-cell office:value-type="string">
            <text:p>d</text:p>
          </table:table-cell>
          <table:table-cell office:value-type="string">
            <text:p>Podzadanie 12.5.2</text:p>
          </table:table-cell>
          <table:table-cell office:value-type="string">
            <text:p>Utrzymanie powierzonego majątku związanego z gospodarką wodną</text:p>
          </table:table-cell>
          <table:table-cell table:style-name="Default"/>
          <table:table-cell office:value-type="float" office:value="133943">
            <text:p>133943</text:p>
          </table:table-cell>
          <table:table-cell office:value-type="float" office:value="27938">
            <text:p>27938</text:p>
          </table:table-cell>
          <table:table-cell office:value-type="float" office:value="106005">
            <text:p>106005</text:p>
          </table:table-cell>
          <table:table-cell office:value-type="string">
            <text:p>20.86</text:p>
          </table:table-cell>
          <table:table-cell office:value-type="string">
            <text:p>79.14</text:p>
          </table:table-cell>
        </table:table-row>
        <table:table-row table:style-name="ro1">
          <table:table-cell office:value-type="string">
            <text:p>12-5-2-1</text:p>
          </table:table-cell>
          <table:table-cell office:value-type="string">
            <text:p>12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133943">
            <text:p>133943</text:p>
          </table:table-cell>
          <table:table-cell office:value-type="float" office:value="27938">
            <text:p>27938</text:p>
          </table:table-cell>
          <table:table-cell office:value-type="float" office:value="106005">
            <text:p>106005</text:p>
          </table:table-cell>
          <table:table-cell office:value-type="string">
            <text:p>20.86</text:p>
          </table:table-cell>
          <table:table-cell office:value-type="string">
            <text:p>79.14</text:p>
          </table:table-cell>
        </table:table-row>
        <table:table-row table:style-name="ro1">
          <table:table-cell table:style-name="ce1" office:value-type="string">
            <text:p>12-5-3</text:p>
          </table:table-cell>
          <table:table-cell office:value-type="string">
            <text:p>12-5</text:p>
          </table:table-cell>
          <table:table-cell office:value-type="string">
            <text:p>d</text:p>
          </table:table-cell>
          <table:table-cell office:value-type="string">
            <text:p>Podzadanie 12.5.3</text:p>
          </table:table-cell>
          <table:table-cell office:value-type="string">
            <text:p>Ochrona przeciwpowodziowa oraz przeciwdziałanie skutkom suszy</text:p>
          </table:table-cell>
          <table:table-cell table:style-name="Default"/>
          <table:table-cell office:value-type="float" office:value="342461">
            <text:p>342461</text:p>
          </table:table-cell>
          <table:table-cell office:value-type="float" office:value="245255">
            <text:p>245255</text:p>
          </table:table-cell>
          <table:table-cell office:value-type="float" office:value="97206">
            <text:p>97206</text:p>
          </table:table-cell>
          <table:table-cell office:value-type="string">
            <text:p>71.62</text:p>
          </table:table-cell>
          <table:table-cell office:value-type="string">
            <text:p>28.38</text:p>
          </table:table-cell>
        </table:table-row>
        <table:table-row table:style-name="ro1">
          <table:table-cell office:value-type="string">
            <text:p>12-5-3-1</text:p>
          </table:table-cell>
          <table:table-cell office:value-type="string">
            <text:p>12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240832">
            <text:p>240832</text:p>
          </table:table-cell>
          <table:table-cell office:value-type="float" office:value="143626">
            <text:p>143626</text:p>
          </table:table-cell>
          <table:table-cell office:value-type="float" office:value="97206">
            <text:p>97206</text:p>
          </table:table-cell>
          <table:table-cell office:value-type="string">
            <text:p>59.64</text:p>
          </table:table-cell>
          <table:table-cell office:value-type="string">
            <text:p>40.36</text:p>
          </table:table-cell>
        </table:table-row>
        <table:table-row table:style-name="ro1">
          <table:table-cell office:value-type="string">
            <text:p>12-5-3-2</text:p>
          </table:table-cell>
          <table:table-cell office:value-type="string">
            <text:p>12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2" office:value-type="float" office:value="101629">
            <text:p>101629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2-5-4</text:p>
          </table:table-cell>
          <table:table-cell office:value-type="string">
            <text:p>12-5</text:p>
          </table:table-cell>
          <table:table-cell office:value-type="string">
            <text:p>d</text:p>
          </table:table-cell>
          <table:table-cell office:value-type="string">
            <text:p>Podzadanie 12.5.4</text:p>
          </table:table-cell>
          <table:table-cell office:value-type="string">
            <text:p>Budowa i utrzymanie urządzeń melioracji wodnych podstawowych i szczegółowych</text:p>
          </table:table-cell>
          <table:table-cell table:style-name="Default"/>
          <table:table-cell office:value-type="float" office:value="154517">
            <text:p>154517</text:p>
          </table:table-cell>
          <table:table-cell office:value-type="float" office:value="0">
            <text:p>0</text:p>
          </table:table-cell>
          <table:table-cell office:value-type="float" office:value="154517">
            <text:p>1545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5-4-1</text:p>
          </table:table-cell>
          <table:table-cell office:value-type="string">
            <text:p>12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4517">
            <text:p>154517</text:p>
          </table:table-cell>
          <table:table-cell office:value-type="float" office:value="0">
            <text:p>0</text:p>
          </table:table-cell>
          <table:table-cell office:value-type="float" office:value="154517">
            <text:p>1545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5-5</text:p>
          </table:table-cell>
          <table:table-cell office:value-type="string">
            <text:p>12-5</text:p>
          </table:table-cell>
          <table:table-cell office:value-type="string">
            <text:p>d</text:p>
          </table:table-cell>
          <table:table-cell office:value-type="string">
            <text:p>Podzadanie 12.5.5</text:p>
          </table:table-cell>
          <table:table-cell office:value-type="string">
            <text:p>Program wieloletni ``Budowa Zbiornika Wodnego Świnna Poręba``</text:p>
          </table:table-cell>
          <table:table-cell table:style-name="Default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5-5-1</text:p>
          </table:table-cell>
          <table:table-cell office:value-type="string">
            <text:p>12-5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5-6</text:p>
          </table:table-cell>
          <table:table-cell office:value-type="string">
            <text:p>12-5</text:p>
          </table:table-cell>
          <table:table-cell office:value-type="string">
            <text:p>d</text:p>
          </table:table-cell>
          <table:table-cell office:value-type="string">
            <text:p>Podzadanie 12.5.6</text:p>
          </table:table-cell>
          <table:table-cell office:value-type="string">
            <text:p>Program wieloletni ``Program dla Odry 2006``</text:p>
          </table:table-cell>
          <table:table-cell table:style-name="Default"/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5-6-1</text:p>
          </table:table-cell>
          <table:table-cell office:value-type="string">
            <text:p>12-5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2-5-6-2</text:p>
          </table:table-cell>
          <table:table-cell office:value-type="string">
            <text:p>12-5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6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6</text:p>
          </table:table-cell>
          <table:table-cell office:value-type="string">
            <text:p>Rozbudowa infrastruktury ochrony środowiska</text:p>
          </table:table-cell>
          <table:table-cell table:style-name="Default"/>
          <table:table-cell office:value-type="float" office:value="2547502">
            <text:p>2547502</text:p>
          </table:table-cell>
          <table:table-cell office:value-type="float" office:value="2428826">
            <text:p>2428826</text:p>
          </table:table-cell>
          <table:table-cell office:value-type="float" office:value="118676">
            <text:p>118676</text:p>
          </table:table-cell>
          <table:table-cell office:value-type="string">
            <text:p>95.34</text:p>
          </table:table-cell>
          <table:table-cell table:style-name="ce1" office:value-type="string">
            <text:p>4.66</text:p>
          </table:table-cell>
        </table:table-row>
        <table:table-row table:style-name="ro1">
          <table:table-cell table:style-name="ce1" office:value-type="string">
            <text:p>12-6-1</text:p>
          </table:table-cell>
          <table:table-cell office:value-type="string">
            <text:p>12-6</text:p>
          </table:table-cell>
          <table:table-cell office:value-type="string">
            <text:p>d</text:p>
          </table:table-cell>
          <table:table-cell office:value-type="string">
            <text:p>Podzadanie 12.6.1</text:p>
          </table:table-cell>
          <table:table-cell office:value-type="string">
            <text:p>Gospodarka wodno-ściekowa</text:p>
          </table:table-cell>
          <table:table-cell table:style-name="Default"/>
          <table:table-cell table:number-columns-repeated="2" office:value-type="float" office:value="2288349">
            <text:p>2288349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2-6-1-1</text:p>
          </table:table-cell>
          <table:table-cell office:value-type="string">
            <text:p>12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2" office:value-type="float" office:value="2288349">
            <text:p>2288349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2-6-2</text:p>
          </table:table-cell>
          <table:table-cell office:value-type="string">
            <text:p>12-6</text:p>
          </table:table-cell>
          <table:table-cell office:value-type="string">
            <text:p>d</text:p>
          </table:table-cell>
          <table:table-cell office:value-type="string">
            <text:p>Podzadanie 12.6.2</text:p>
          </table:table-cell>
          <table:table-cell office:value-type="string">
            <text:p>Przedsięwzięcia dostosowujące przedsiębiorstwa do wymogów ochrony środowiska</text:p>
          </table:table-cell>
          <table:table-cell table:style-name="Default"/>
          <table:table-cell table:number-columns-repeated="2" office:value-type="float" office:value="122754">
            <text:p>122754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2-6-2-1</text:p>
          </table:table-cell>
          <table:table-cell office:value-type="string">
            <text:p>12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2" office:value-type="float" office:value="122754">
            <text:p>122754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2-6-3</text:p>
          </table:table-cell>
          <table:table-cell office:value-type="string">
            <text:p>12-6</text:p>
          </table:table-cell>
          <table:table-cell office:value-type="string">
            <text:p>d</text:p>
          </table:table-cell>
          <table:table-cell office:value-type="string">
            <text:p>Podzadanie 12.6.3</text:p>
          </table:table-cell>
          <table:table-cell office:value-type="string">
            <text:p>Zadania związane z realizacją projektów finansowanych z Funduszu Spójności</text:p>
          </table:table-cell>
          <table:table-cell table:style-name="Default"/>
          <table:table-cell office:value-type="float" office:value="22051">
            <text:p>22051</text:p>
          </table:table-cell>
          <table:table-cell office:value-type="float" office:value="17723">
            <text:p>17723</text:p>
          </table:table-cell>
          <table:table-cell office:value-type="float" office:value="4328">
            <text:p>4328</text:p>
          </table:table-cell>
          <table:table-cell office:value-type="string">
            <text:p>80.37</text:p>
          </table:table-cell>
          <table:table-cell office:value-type="string">
            <text:p>19.63</text:p>
          </table:table-cell>
        </table:table-row>
        <table:table-row table:style-name="ro1">
          <table:table-cell office:value-type="string">
            <text:p>12-6-3-1</text:p>
          </table:table-cell>
          <table:table-cell office:value-type="string">
            <text:p>12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2051">
            <text:p>22051</text:p>
          </table:table-cell>
          <table:table-cell office:value-type="float" office:value="17723">
            <text:p>17723</text:p>
          </table:table-cell>
          <table:table-cell office:value-type="float" office:value="4328">
            <text:p>4328</text:p>
          </table:table-cell>
          <table:table-cell office:value-type="string">
            <text:p>80.37</text:p>
          </table:table-cell>
          <table:table-cell office:value-type="string">
            <text:p>19.63</text:p>
          </table:table-cell>
        </table:table-row>
        <table:table-row table:style-name="ro1">
          <table:table-cell table:style-name="ce1" office:value-type="string">
            <text:p>12-6-4</text:p>
          </table:table-cell>
          <table:table-cell office:value-type="string">
            <text:p>12-6</text:p>
          </table:table-cell>
          <table:table-cell office:value-type="string">
            <text:p>d</text:p>
          </table:table-cell>
          <table:table-cell office:value-type="string">
            <text:p>Podzadanie 12.6.4</text:p>
          </table:table-cell>
          <table:table-cell office:value-type="string">
            <text:p>Realizacja zadań w ramach Mechanizmu Finansowego EOG, Norweskiego Mechanizmu Finansowego, Polsko-Szwajcarskiej Ramowej Umowy Bilateralnej, Programów Instytucjonalnych i innych programów pomocowych</text:p>
          </table:table-cell>
          <table:table-cell table:style-name="Default"/>
          <table:table-cell office:value-type="float" office:value="114348">
            <text:p>114348</text:p>
          </table:table-cell>
          <table:table-cell office:value-type="float" office:value="0">
            <text:p>0</text:p>
          </table:table-cell>
          <table:table-cell office:value-type="float" office:value="114348">
            <text:p>1143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6-4-1</text:p>
          </table:table-cell>
          <table:table-cell office:value-type="string">
            <text:p>12-6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14348">
            <text:p>114348</text:p>
          </table:table-cell>
          <table:table-cell office:value-type="float" office:value="0">
            <text:p>0</text:p>
          </table:table-cell>
          <table:table-cell office:value-type="float" office:value="114348">
            <text:p>1143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7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7</text:p>
          </table:table-cell>
          <table:table-cell office:value-type="string">
            <text:p>Kontrola, monitoring stanu środowiska i przeciwdziałanie poważnym awariom</text:p>
          </table:table-cell>
          <table:table-cell table:style-name="Default"/>
          <table:table-cell office:value-type="float" office:value="174650">
            <text:p>174650</text:p>
          </table:table-cell>
          <table:table-cell office:value-type="float" office:value="0">
            <text:p>0</text:p>
          </table:table-cell>
          <table:table-cell office:value-type="float" office:value="174650">
            <text:p>1746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7-1</text:p>
          </table:table-cell>
          <table:table-cell office:value-type="string">
            <text:p>12-7</text:p>
          </table:table-cell>
          <table:table-cell office:value-type="string">
            <text:p>d</text:p>
          </table:table-cell>
          <table:table-cell office:value-type="string">
            <text:p>Podzadanie 12.7.1</text:p>
          </table:table-cell>
          <table:table-cell office:value-type="string">
            <text:p>Kontrola podmiotów korzystających ze środowiska w tym w zakresie zapobiegania poważnym awariom</text:p>
          </table:table-cell>
          <table:table-cell table:style-name="Default"/>
          <table:table-cell office:value-type="float" office:value="55701">
            <text:p>55701</text:p>
          </table:table-cell>
          <table:table-cell office:value-type="float" office:value="0">
            <text:p>0</text:p>
          </table:table-cell>
          <table:table-cell office:value-type="float" office:value="55701">
            <text:p>557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1-1</text:p>
          </table:table-cell>
          <table:table-cell office:value-type="string">
            <text:p>12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093">
            <text:p>2093</text:p>
          </table:table-cell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1-2</text:p>
          </table:table-cell>
          <table:table-cell office:value-type="string">
            <text:p>12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3608">
            <text:p>53608</text:p>
          </table:table-cell>
          <table:table-cell office:value-type="float" office:value="0">
            <text:p>0</text:p>
          </table:table-cell>
          <table:table-cell office:value-type="float" office:value="53608">
            <text:p>5360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7-2</text:p>
          </table:table-cell>
          <table:table-cell office:value-type="string">
            <text:p>12-7</text:p>
          </table:table-cell>
          <table:table-cell office:value-type="string">
            <text:p>d</text:p>
          </table:table-cell>
          <table:table-cell office:value-type="string">
            <text:p>Podzadanie 12.7.2</text:p>
          </table:table-cell>
          <table:table-cell office:value-type="string">
            <text:p>Monitoring stanu środowiska</text:p>
          </table:table-cell>
          <table:table-cell table:style-name="Default"/>
          <table:table-cell office:value-type="float" office:value="81379">
            <text:p>81379</text:p>
          </table:table-cell>
          <table:table-cell office:value-type="float" office:value="0">
            <text:p>0</text:p>
          </table:table-cell>
          <table:table-cell office:value-type="float" office:value="81379">
            <text:p>813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2-1</text:p>
          </table:table-cell>
          <table:table-cell office:value-type="string">
            <text:p>12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197">
            <text:p>3197</text:p>
          </table:table-cell>
          <table:table-cell office:value-type="float" office:value="0">
            <text:p>0</text:p>
          </table:table-cell>
          <table:table-cell office:value-type="float" office:value="3197">
            <text:p>31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2-2</text:p>
          </table:table-cell>
          <table:table-cell office:value-type="string">
            <text:p>12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8182">
            <text:p>78182</text:p>
          </table:table-cell>
          <table:table-cell office:value-type="float" office:value="0">
            <text:p>0</text:p>
          </table:table-cell>
          <table:table-cell office:value-type="float" office:value="78182">
            <text:p>781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7-3</text:p>
          </table:table-cell>
          <table:table-cell office:value-type="string">
            <text:p>12-7</text:p>
          </table:table-cell>
          <table:table-cell office:value-type="string">
            <text:p>d</text:p>
          </table:table-cell>
          <table:table-cell office:value-type="string">
            <text:p>Podzadanie 12.7.3</text:p>
          </table:table-cell>
          <table:table-cell office:value-type="string">
            <text:p>Kontrola przestrzegania prawa ochrony środowiska oraz prowadzenie postępowań administracyjnych</text:p>
          </table:table-cell>
          <table:table-cell table:style-name="Default"/>
          <table:table-cell office:value-type="float" office:value="32366">
            <text:p>32366</text:p>
          </table:table-cell>
          <table:table-cell office:value-type="float" office:value="0">
            <text:p>0</text:p>
          </table:table-cell>
          <table:table-cell office:value-type="float" office:value="32366">
            <text:p>323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3-1</text:p>
          </table:table-cell>
          <table:table-cell office:value-type="string">
            <text:p>12-7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2123">
            <text:p>32123</text:p>
          </table:table-cell>
          <table:table-cell office:value-type="float" office:value="0">
            <text:p>0</text:p>
          </table:table-cell>
          <table:table-cell office:value-type="float" office:value="32123">
            <text:p>321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3-2</text:p>
          </table:table-cell>
          <table:table-cell office:value-type="string">
            <text:p>12-7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7-4</text:p>
          </table:table-cell>
          <table:table-cell office:value-type="string">
            <text:p>12-7</text:p>
          </table:table-cell>
          <table:table-cell office:value-type="string">
            <text:p>d</text:p>
          </table:table-cell>
          <table:table-cell office:value-type="string">
            <text:p>Podzadanie 12.7.4</text:p>
          </table:table-cell>
          <table:table-cell office:value-type="string">
            <text:p>Ochrona przed skutkami zagrożeń naturalnych</text:p>
          </table:table-cell>
          <table:table-cell table:style-name="Default"/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4-1</text:p>
          </table:table-cell>
          <table:table-cell office:value-type="string">
            <text:p>12-7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4-2</text:p>
          </table:table-cell>
          <table:table-cell office:value-type="string">
            <text:p>12-7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2-7-5</text:p>
          </table:table-cell>
          <table:table-cell office:value-type="string">
            <text:p>12-7</text:p>
          </table:table-cell>
          <table:table-cell office:value-type="string">
            <text:p>d</text:p>
          </table:table-cell>
          <table:table-cell office:value-type="string">
            <text:p>Podzadanie 12.7.5</text:p>
          </table:table-cell>
          <table:table-cell office:value-type="string">
            <text:p>Pozwolenia zintegrowane oraz najlepsze dostępne techniki</text:p>
          </table:table-cell>
          <table:table-cell table:style-name="Default"/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7-5-1</text:p>
          </table:table-cell>
          <table:table-cell office:value-type="string">
            <text:p>12-7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8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8</text:p>
          </table:table-cell>
          <table:table-cell office:value-type="string">
            <text:p>Realizacja polityki ekologicznej państwa</text:p>
          </table:table-cell>
          <table:table-cell table:style-name="Default"/>
          <table:table-cell office:value-type="float" office:value="10510">
            <text:p>10510</text:p>
          </table:table-cell>
          <table:table-cell office:value-type="float" office:value="5009">
            <text:p>5009</text:p>
          </table:table-cell>
          <table:table-cell office:value-type="float" office:value="5501">
            <text:p>5501</text:p>
          </table:table-cell>
          <table:table-cell office:value-type="string">
            <text:p>47.66</text:p>
          </table:table-cell>
          <table:table-cell office:value-type="string">
            <text:p>52.34</text:p>
          </table:table-cell>
        </table:table-row>
        <table:table-row table:style-name="ro1">
          <table:table-cell table:style-name="ce1" office:value-type="string">
            <text:p>12-8-1</text:p>
          </table:table-cell>
          <table:table-cell office:value-type="string">
            <text:p>12-8</text:p>
          </table:table-cell>
          <table:table-cell office:value-type="string">
            <text:p>d</text:p>
          </table:table-cell>
          <table:table-cell office:value-type="string">
            <text:p>Podzadanie 12.8.1</text:p>
          </table:table-cell>
          <table:table-cell office:value-type="string">
            <text:p>Prowadzenie polityki ekologicznej państwa</text:p>
          </table:table-cell>
          <table:table-cell table:style-name="Default"/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8-1-1</text:p>
          </table:table-cell>
          <table:table-cell office:value-type="string">
            <text:p>12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8-2</text:p>
          </table:table-cell>
          <table:table-cell office:value-type="string">
            <text:p>12-8</text:p>
          </table:table-cell>
          <table:table-cell office:value-type="string">
            <text:p>d</text:p>
          </table:table-cell>
          <table:table-cell office:value-type="string">
            <text:p>Podzadanie 12.8.2</text:p>
          </table:table-cell>
          <table:table-cell office:value-type="string">
            <text:p>Prowadzenie polityki zrównoważonego rozwoju obszarów strategicznych</text:p>
          </table:table-cell>
          <table:table-cell table:style-name="Default"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8-2-1</text:p>
          </table:table-cell>
          <table:table-cell office:value-type="string">
            <text:p>12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8-3</text:p>
          </table:table-cell>
          <table:table-cell office:value-type="string">
            <text:p>12-8</text:p>
          </table:table-cell>
          <table:table-cell office:value-type="string">
            <text:p>d</text:p>
          </table:table-cell>
          <table:table-cell office:value-type="string">
            <text:p>Podzadanie 12.8.3</text:p>
          </table:table-cell>
          <table:table-cell office:value-type="string">
            <text:p>Promocja postaw proekologicznych i edukacja środowiskowa</text:p>
          </table:table-cell>
          <table:table-cell table:style-name="Default"/>
          <table:table-cell office:value-type="float" office:value="8831">
            <text:p>8831</text:p>
          </table:table-cell>
          <table:table-cell office:value-type="float" office:value="5009">
            <text:p>5009</text:p>
          </table:table-cell>
          <table:table-cell office:value-type="float" office:value="3822">
            <text:p>3822</text:p>
          </table:table-cell>
          <table:table-cell office:value-type="string">
            <text:p>56.72</text:p>
          </table:table-cell>
          <table:table-cell office:value-type="string">
            <text:p>43.28</text:p>
          </table:table-cell>
        </table:table-row>
        <table:table-row table:style-name="ro1">
          <table:table-cell office:value-type="string">
            <text:p>12-8-3-1</text:p>
          </table:table-cell>
          <table:table-cell office:value-type="string">
            <text:p>12-8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8831">
            <text:p>8831</text:p>
          </table:table-cell>
          <table:table-cell office:value-type="float" office:value="5009">
            <text:p>5009</text:p>
          </table:table-cell>
          <table:table-cell office:value-type="float" office:value="3822">
            <text:p>3822</text:p>
          </table:table-cell>
          <table:table-cell office:value-type="string">
            <text:p>56.72</text:p>
          </table:table-cell>
          <table:table-cell office:value-type="string">
            <text:p>43.28</text:p>
          </table:table-cell>
        </table:table-row>
        <table:table-row table:style-name="ro1">
          <table:table-cell table:style-name="ce1" office:value-type="string">
            <text:p>12-9</text:p>
          </table:table-cell>
          <table:table-cell office:value-type="string">
            <text:p>12</text:p>
          </table:table-cell>
          <table:table-cell office:value-type="string">
            <text:p>c</text:p>
          </table:table-cell>
          <table:table-cell office:value-type="string">
            <text:p>Zadanie 12.9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10748">
            <text:p>10748</text:p>
          </table:table-cell>
          <table:table-cell office:value-type="float" office:value="2758">
            <text:p>2758</text:p>
          </table:table-cell>
          <table:table-cell office:value-type="float" office:value="7990">
            <text:p>7990</text:p>
          </table:table-cell>
          <table:table-cell office:value-type="string">
            <text:p>25.66</text:p>
          </table:table-cell>
          <table:table-cell office:value-type="string">
            <text:p>74.34</text:p>
          </table:table-cell>
        </table:table-row>
        <table:table-row table:style-name="ro1">
          <table:table-cell table:style-name="ce1" office:value-type="string">
            <text:p>12-9-1</text:p>
          </table:table-cell>
          <table:table-cell office:value-type="string">
            <text:p>12-9</text:p>
          </table:table-cell>
          <table:table-cell office:value-type="string">
            <text:p>d</text:p>
          </table:table-cell>
          <table:table-cell office:value-type="string">
            <text:p>Podzadanie 12.9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6902">
            <text:p>6902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9-1-1</text:p>
          </table:table-cell>
          <table:table-cell office:value-type="string">
            <text:p>12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9-1-2</text:p>
          </table:table-cell>
          <table:table-cell office:value-type="string">
            <text:p>12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4941">
            <text:p>4941</text:p>
          </table:table-cell>
          <table:table-cell office:value-type="float" office:value="0">
            <text:p>0</text:p>
          </table:table-cell>
          <table:table-cell office:value-type="float" office:value="4941">
            <text:p>49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2-9-2</text:p>
          </table:table-cell>
          <table:table-cell office:value-type="string">
            <text:p>12-9</text:p>
          </table:table-cell>
          <table:table-cell office:value-type="string">
            <text:p>d</text:p>
          </table:table-cell>
          <table:table-cell office:value-type="string">
            <text:p>Podzadanie 12.9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3846">
            <text:p>3846</text:p>
          </table:table-cell>
          <table:table-cell office:value-type="float" office:value="2758">
            <text:p>2758</text:p>
          </table:table-cell>
          <table:table-cell office:value-type="float" office:value="1088">
            <text:p>1088</text:p>
          </table:table-cell>
          <table:table-cell office:value-type="string">
            <text:p>71.71</text:p>
          </table:table-cell>
          <table:table-cell office:value-type="string">
            <text:p>28.29</text:p>
          </table:table-cell>
        </table:table-row>
        <table:table-row table:style-name="ro1">
          <table:table-cell office:value-type="string">
            <text:p>12-9-2-1</text:p>
          </table:table-cell>
          <table:table-cell office:value-type="string">
            <text:p>12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2-9-2-2</text:p>
          </table:table-cell>
          <table:table-cell office:value-type="string">
            <text:p>12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425">
            <text:p>3425</text:p>
          </table:table-cell>
          <table:table-cell office:value-type="float" office:value="2758">
            <text:p>2758</text:p>
          </table:table-cell>
          <table:table-cell office:value-type="float" office:value="667">
            <text:p>667</text:p>
          </table:table-cell>
          <table:table-cell office:value-type="string">
            <text:p>80.53</text:p>
          </table:table-cell>
          <table:table-cell office:value-type="string">
            <text:p>19.47</text:p>
          </table:table-cell>
        </table:table-row>
        <table:table-row table:style-name="ro1">
          <table:table-cell table:style-name="ce1" office:value-type="string">
            <text:p>13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3</text:p>
          </table:table-cell>
          <table:table-cell office:value-type="string">
            <text:p>ZABEZPIECZENIE SPOŁECZNE I WSPIERANIE RODZINY</text:p>
          </table:table-cell>
          <table:table-cell table:style-name="Default"/>
          <table:table-cell office:value-type="float" office:value="85035429">
            <text:p>85035429</text:p>
          </table:table-cell>
          <table:table-cell office:value-type="float" office:value="3996">
            <text:p>3996</text:p>
          </table:table-cell>
          <table:table-cell office:value-type="float" office:value="85031433">
            <text:p>850314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1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1</text:p>
          </table:table-cell>
          <table:table-cell office:value-type="string">
            <text:p>Pomoc i integracja społeczna</text:p>
          </table:table-cell>
          <table:table-cell table:style-name="Default"/>
          <table:table-cell office:value-type="float" office:value="3262738">
            <text:p>3262738</text:p>
          </table:table-cell>
          <table:table-cell office:value-type="float" office:value="0">
            <text:p>0</text:p>
          </table:table-cell>
          <table:table-cell office:value-type="float" office:value="3262738">
            <text:p>32627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1-1</text:p>
          </table:table-cell>
          <table:table-cell office:value-type="string">
            <text:p>13-1</text:p>
          </table:table-cell>
          <table:table-cell office:value-type="string">
            <text:p>d</text:p>
          </table:table-cell>
          <table:table-cell office:value-type="string">
            <text:p>Podzadanie 13.1.1</text:p>
          </table:table-cell>
          <table:table-cell office:value-type="string">
            <text:p>Wspieranie osób zagrożonych wykluczeniem społecznym</text:p>
          </table:table-cell>
          <table:table-cell table:style-name="Default"/>
          <table:table-cell office:value-type="float" office:value="3178362">
            <text:p>3178362</text:p>
          </table:table-cell>
          <table:table-cell office:value-type="float" office:value="0">
            <text:p>0</text:p>
          </table:table-cell>
          <table:table-cell office:value-type="float" office:value="3178362">
            <text:p>31783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1-1</text:p>
          </table:table-cell>
          <table:table-cell office:value-type="string">
            <text:p>13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1101">
            <text:p>21101</text:p>
          </table:table-cell>
          <table:table-cell office:value-type="float" office:value="0">
            <text:p>0</text:p>
          </table:table-cell>
          <table:table-cell office:value-type="float" office:value="21101">
            <text:p>211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1-2</text:p>
          </table:table-cell>
          <table:table-cell office:value-type="string">
            <text:p>13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3094">
            <text:p>13094</text:p>
          </table:table-cell>
          <table:table-cell office:value-type="float" office:value="0">
            <text:p>0</text:p>
          </table:table-cell>
          <table:table-cell office:value-type="float" office:value="13094">
            <text:p>130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1-3</text:p>
          </table:table-cell>
          <table:table-cell office:value-type="string">
            <text:p>13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144167">
            <text:p>3144167</text:p>
          </table:table-cell>
          <table:table-cell office:value-type="float" office:value="0">
            <text:p>0</text:p>
          </table:table-cell>
          <table:table-cell office:value-type="float" office:value="3144167">
            <text:p>31441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1-2</text:p>
          </table:table-cell>
          <table:table-cell office:value-type="string">
            <text:p>13-1</text:p>
          </table:table-cell>
          <table:table-cell office:value-type="string">
            <text:p>d</text:p>
          </table:table-cell>
          <table:table-cell office:value-type="string">
            <text:p>Podzadanie 13.1.2</text:p>
          </table:table-cell>
          <table:table-cell office:value-type="string">
            <text:p>Tworzenie, wdrażanie oraz realizacja przepisów o pomocy społecznej</text:p>
          </table:table-cell>
          <table:table-cell table:style-name="Default"/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2-1</text:p>
          </table:table-cell>
          <table:table-cell office:value-type="string">
            <text:p>1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2-2</text:p>
          </table:table-cell>
          <table:table-cell office:value-type="string">
            <text:p>13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3-1-3</text:p>
          </table:table-cell>
          <table:table-cell office:value-type="string">
            <text:p>13-1</text:p>
          </table:table-cell>
          <table:table-cell office:value-type="string">
            <text:p>d</text:p>
          </table:table-cell>
          <table:table-cell office:value-type="string">
            <text:p>Podzadanie 13.1.3</text:p>
          </table:table-cell>
          <table:table-cell office:value-type="string">
            <text:p>Zapewnienie jakości kształcenia i doskonalenia zawodowego służb społecznych</text:p>
          </table:table-cell>
          <table:table-cell table:style-name="Default"/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3-1</text:p>
          </table:table-cell>
          <table:table-cell office:value-type="string">
            <text:p>13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1-4</text:p>
          </table:table-cell>
          <table:table-cell office:value-type="string">
            <text:p>13-1</text:p>
          </table:table-cell>
          <table:table-cell office:value-type="string">
            <text:p>d</text:p>
          </table:table-cell>
          <table:table-cell office:value-type="string">
            <text:p>Podzadanie 13.1.4</text:p>
          </table:table-cell>
          <table:table-cell office:value-type="string">
            <text:p>Działalność badawcza, doradcza i informacyjna</text:p>
          </table:table-cell>
          <table:table-cell table:style-name="Default"/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4-1</text:p>
          </table:table-cell>
          <table:table-cell office:value-type="string">
            <text:p>13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1-5</text:p>
          </table:table-cell>
          <table:table-cell office:value-type="string">
            <text:p>13-1</text:p>
          </table:table-cell>
          <table:table-cell office:value-type="string">
            <text:p>d</text:p>
          </table:table-cell>
          <table:table-cell office:value-type="string">
            <text:p>Podzadanie 13.1.5</text:p>
          </table:table-cell>
          <table:table-cell office:value-type="string">
            <text:p>Nadzór nad jednostkami organizacyjnymi pomocy społecznej</text:p>
          </table:table-cell>
          <table:table-cell table:style-name="Default"/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5-1</text:p>
          </table:table-cell>
          <table:table-cell office:value-type="string">
            <text:p>13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1-6</text:p>
          </table:table-cell>
          <table:table-cell office:value-type="string">
            <text:p>13-1</text:p>
          </table:table-cell>
          <table:table-cell office:value-type="string">
            <text:p>d</text:p>
          </table:table-cell>
          <table:table-cell office:value-type="string">
            <text:p>Podzadanie 13.1.6</text:p>
          </table:table-cell>
          <table:table-cell office:value-type="string">
            <text:p>Mieszkania socjalne, mieszkania chronione, noclegownie i domy dla bezdomnych</text:p>
          </table:table-cell>
          <table:table-cell table:style-name="Default"/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80000">
            <text:p>8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1-6-1</text:p>
          </table:table-cell>
          <table:table-cell office:value-type="string">
            <text:p>13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80000">
            <text:p>8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2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2</text:p>
          </table:table-cell>
          <table:table-cell office:value-type="string">
            <text:p>Aktywizacja społeczna osób niepełnosprawnych</text:p>
          </table:table-cell>
          <table:table-cell table:style-name="Default"/>
          <table:table-cell office:value-type="float" office:value="98919">
            <text:p>98919</text:p>
          </table:table-cell>
          <table:table-cell office:value-type="float" office:value="0">
            <text:p>0</text:p>
          </table:table-cell>
          <table:table-cell office:value-type="float" office:value="98919">
            <text:p>989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2-1</text:p>
          </table:table-cell>
          <table:table-cell office:value-type="string">
            <text:p>13-2</text:p>
          </table:table-cell>
          <table:table-cell office:value-type="string">
            <text:p>d</text:p>
          </table:table-cell>
          <table:table-cell office:value-type="string">
            <text:p>Podzadanie 13.2.1</text:p>
          </table:table-cell>
          <table:table-cell office:value-type="string">
            <text:p>Wspomaganie aktywizacji społecznej osób niepełnosprawnych</text:p>
          </table:table-cell>
          <table:table-cell table:style-name="Default"/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2-1-1</text:p>
          </table:table-cell>
          <table:table-cell office:value-type="string">
            <text:p>13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2-2</text:p>
          </table:table-cell>
          <table:table-cell office:value-type="string">
            <text:p>13-2</text:p>
          </table:table-cell>
          <table:table-cell office:value-type="string">
            <text:p>d</text:p>
          </table:table-cell>
          <table:table-cell office:value-type="string">
            <text:p>Podzadanie 13.2.2</text:p>
          </table:table-cell>
          <table:table-cell office:value-type="string">
            <text:p>Prowadzenie dialogu obywatelskiego w zakresie aktywizacji społecznej osób niepełnosprawnych</text:p>
          </table:table-cell>
          <table:table-cell table:style-name="Default"/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2-2-1</text:p>
          </table:table-cell>
          <table:table-cell office:value-type="string">
            <text:p>13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2-3</text:p>
          </table:table-cell>
          <table:table-cell office:value-type="string">
            <text:p>13-2</text:p>
          </table:table-cell>
          <table:table-cell office:value-type="string">
            <text:p>d</text:p>
          </table:table-cell>
          <table:table-cell office:value-type="string">
            <text:p>Podzadanie 13.2.3</text:p>
          </table:table-cell>
          <table:table-cell office:value-type="string">
            <text:p>Orzekanie o niepełnosprawności</text:p>
          </table:table-cell>
          <table:table-cell table:style-name="Default"/>
          <table:table-cell office:value-type="float" office:value="96110">
            <text:p>96110</text:p>
          </table:table-cell>
          <table:table-cell office:value-type="float" office:value="0">
            <text:p>0</text:p>
          </table:table-cell>
          <table:table-cell office:value-type="float" office:value="96110">
            <text:p>961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2-3-1</text:p>
          </table:table-cell>
          <table:table-cell office:value-type="string">
            <text:p>13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6110">
            <text:p>96110</text:p>
          </table:table-cell>
          <table:table-cell office:value-type="float" office:value="0">
            <text:p>0</text:p>
          </table:table-cell>
          <table:table-cell office:value-type="float" office:value="96110">
            <text:p>961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2-4</text:p>
          </table:table-cell>
          <table:table-cell office:value-type="string">
            <text:p>13-2</text:p>
          </table:table-cell>
          <table:table-cell office:value-type="string">
            <text:p>d</text:p>
          </table:table-cell>
          <table:table-cell office:value-type="string">
            <text:p>Podzadanie 13.2.4</text:p>
          </table:table-cell>
          <table:table-cell office:value-type="string">
            <text:p>Nadzór nad ośrodkami i organizatorami turnusów rehabilitacyjnych</text:p>
          </table:table-cell>
          <table:table-cell table:style-name="Default"/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2-4-1</text:p>
          </table:table-cell>
          <table:table-cell office:value-type="string">
            <text:p>13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3</text:p>
          </table:table-cell>
          <table:table-cell office:value-type="string">
            <text:p>Ubezpieczenia społeczne</text:p>
          </table:table-cell>
          <table:table-cell table:style-name="Default"/>
          <table:table-cell office:value-type="float" office:value="72339265">
            <text:p>72339265</text:p>
          </table:table-cell>
          <table:table-cell office:value-type="float" office:value="0">
            <text:p>0</text:p>
          </table:table-cell>
          <table:table-cell office:value-type="float" office:value="72339265">
            <text:p>723392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</text:p>
          </table:table-cell>
          <table:table-cell office:value-type="string">
            <text:p>Świadczenia społeczne</text:p>
          </table:table-cell>
          <table:table-cell table:style-name="Default"/>
          <table:table-cell office:value-type="float" office:value="13259426">
            <text:p>13259426</text:p>
          </table:table-cell>
          <table:table-cell office:value-type="float" office:value="0">
            <text:p>0</text:p>
          </table:table-cell>
          <table:table-cell office:value-type="float" office:value="13259426">
            <text:p>132594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-1</text:p>
          </table:table-cell>
          <table:table-cell office:value-type="string">
            <text:p>13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olska Akademia Nauk</text:p>
          </table:table-cell>
          <table:table-cell office:value-type="string">
            <text:p>67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1325">
            <text:p>13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-2</text:p>
          </table:table-cell>
          <table:table-cell office:value-type="string">
            <text:p>13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sa Rolniczego Ubezpieczenia Społecznego</text:p>
          </table:table-cell>
          <table:table-cell office:value-type="string">
            <text:p>72</text:p>
          </table:table-cell>
          <table:table-cell office:value-type="float" office:value="13258101">
            <text:p>13258101</text:p>
          </table:table-cell>
          <table:table-cell office:value-type="float" office:value="0">
            <text:p>0</text:p>
          </table:table-cell>
          <table:table-cell office:value-type="float" office:value="13258101">
            <text:p>132581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2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2</text:p>
          </table:table-cell>
          <table:table-cell office:value-type="string">
            <text:p>Nadzór nad zgodnością działań Zakładu Ubezpieczeń Społecznych z obowiązującymi przepisami prawa</text:p>
          </table:table-cell>
          <table:table-cell table:style-name="Default"/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69">
            <text:p>9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2-1</text:p>
          </table:table-cell>
          <table:table-cell office:value-type="string">
            <text:p>13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69">
            <text:p>9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4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4</text:p>
          </table:table-cell>
          <table:table-cell office:value-type="string">
            <text:p>Prewencja i rehabilitacja</text:p>
          </table:table-cell>
          <table:table-cell table:style-name="Default"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4-1</text:p>
          </table:table-cell>
          <table:table-cell office:value-type="string">
            <text:p>13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sa Rolniczego Ubezpieczenia Społecznego</text:p>
          </table:table-cell>
          <table:table-cell office:value-type="string">
            <text:p>7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5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5</text:p>
          </table:table-cell>
          <table:table-cell office:value-type="string">
            <text:p>Świadczenia emerytalne dla funkcjonariuszy i żołnierzy</text:p>
          </table:table-cell>
          <table:table-cell table:style-name="Default"/>
          <table:table-cell office:value-type="float" office:value="13428546">
            <text:p>13428546</text:p>
          </table:table-cell>
          <table:table-cell office:value-type="float" office:value="0">
            <text:p>0</text:p>
          </table:table-cell>
          <table:table-cell office:value-type="float" office:value="13428546">
            <text:p>134285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5-1</text:p>
          </table:table-cell>
          <table:table-cell office:value-type="string">
            <text:p>13-3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5773836">
            <text:p>5773836</text:p>
          </table:table-cell>
          <table:table-cell office:value-type="float" office:value="0">
            <text:p>0</text:p>
          </table:table-cell>
          <table:table-cell office:value-type="float" office:value="5773836">
            <text:p>57738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5-2</text:p>
          </table:table-cell>
          <table:table-cell office:value-type="string">
            <text:p>13-3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045640">
            <text:p>1045640</text:p>
          </table:table-cell>
          <table:table-cell office:value-type="float" office:value="0">
            <text:p>0</text:p>
          </table:table-cell>
          <table:table-cell office:value-type="float" office:value="1045640">
            <text:p>10456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5-3</text:p>
          </table:table-cell>
          <table:table-cell office:value-type="string">
            <text:p>13-3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6609070">
            <text:p>6609070</text:p>
          </table:table-cell>
          <table:table-cell office:value-type="float" office:value="0">
            <text:p>0</text:p>
          </table:table-cell>
          <table:table-cell office:value-type="float" office:value="6609070">
            <text:p>66090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6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6</text:p>
          </table:table-cell>
          <table:table-cell office:value-type="string">
            <text:p>Uposażenia dla sędziów i prokuratorów <text:s/>w stanie spoczynku i uposażenia rodzinne</text:p>
          </table:table-cell>
          <table:table-cell table:style-name="Default"/>
          <table:table-cell office:value-type="float" office:value="421845">
            <text:p>421845</text:p>
          </table:table-cell>
          <table:table-cell office:value-type="float" office:value="0">
            <text:p>0</text:p>
          </table:table-cell>
          <table:table-cell office:value-type="float" office:value="421845">
            <text:p>4218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1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ąd Najwyższy</text:p>
          </table:table-cell>
          <table:table-cell office:value-type="string">
            <text:p>04</text:p>
          </table:table-cell>
          <table:table-cell office:value-type="float" office:value="19376">
            <text:p>19376</text:p>
          </table:table-cell>
          <table:table-cell office:value-type="float" office:value="0">
            <text:p>0</text:p>
          </table:table-cell>
          <table:table-cell office:value-type="float" office:value="19376">
            <text:p>193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2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rokuratura Generalna</text:p>
          </table:table-cell>
          <table:table-cell office:value-type="string">
            <text:p>88</text:p>
          </table:table-cell>
          <table:table-cell office:value-type="float" office:value="177790">
            <text:p>177790</text:p>
          </table:table-cell>
          <table:table-cell office:value-type="float" office:value="0">
            <text:p>0</text:p>
          </table:table-cell>
          <table:table-cell office:value-type="float" office:value="177790">
            <text:p>1777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3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21510">
            <text:p>21510</text:p>
          </table:table-cell>
          <table:table-cell office:value-type="float" office:value="0">
            <text:p>0</text:p>
          </table:table-cell>
          <table:table-cell office:value-type="float" office:value="21510">
            <text:p>215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4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Trybunał Konstytucyjny</text:p>
          </table:table-cell>
          <table:table-cell office:value-type="string">
            <text:p>06</text:p>
          </table:table-cell>
          <table:table-cell office:value-type="float" office:value="4702">
            <text:p>4702</text:p>
          </table:table-cell>
          <table:table-cell office:value-type="float" office:value="0">
            <text:p>0</text:p>
          </table:table-cell>
          <table:table-cell office:value-type="float" office:value="4702">
            <text:p>47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5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Instytut Pamięci Narodowej - Komisja Ścigania Zbrodni przeciwko Narodowi Polskiemu</text:p>
          </table:table-cell>
          <table:table-cell office:value-type="string">
            <text:p>13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6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15</text:p>
          </table:table-cell>
          <table:table-cell office:value-type="float" office:value="189977">
            <text:p>189977</text:p>
          </table:table-cell>
          <table:table-cell office:value-type="float" office:value="0">
            <text:p>0</text:p>
          </table:table-cell>
          <table:table-cell office:value-type="float" office:value="189977">
            <text:p>1899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7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6-8</text:p>
          </table:table-cell>
          <table:table-cell office:value-type="string">
            <text:p>13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6076">
            <text:p>6076</text:p>
          </table:table-cell>
          <table:table-cell office:value-type="float" office:value="0">
            <text:p>0</text:p>
          </table:table-cell>
          <table:table-cell office:value-type="float" office:value="6076">
            <text:p>60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7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7</text:p>
          </table:table-cell>
          <table:table-cell office:value-type="string">
            <text:p>Wypłata świadczeń zleconych do realizacji Zakładowi Ubezpieczeń Społecznych i Kasie Rolniczego Ubezpieczenia Społecznego</text:p>
          </table:table-cell>
          <table:table-cell table:style-name="Default"/>
          <table:table-cell office:value-type="float" office:value="6103727">
            <text:p>6103727</text:p>
          </table:table-cell>
          <table:table-cell office:value-type="float" office:value="0">
            <text:p>0</text:p>
          </table:table-cell>
          <table:table-cell office:value-type="float" office:value="6103727">
            <text:p>61037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7-1</text:p>
          </table:table-cell>
          <table:table-cell office:value-type="string">
            <text:p>13-3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sa Rolniczego Ubezpieczenia Społecznego</text:p>
          </table:table-cell>
          <table:table-cell office:value-type="string">
            <text:p>72</text:p>
          </table:table-cell>
          <table:table-cell office:value-type="float" office:value="668444">
            <text:p>668444</text:p>
          </table:table-cell>
          <table:table-cell office:value-type="float" office:value="0">
            <text:p>0</text:p>
          </table:table-cell>
          <table:table-cell office:value-type="float" office:value="668444">
            <text:p>6684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7-2</text:p>
          </table:table-cell>
          <table:table-cell office:value-type="string">
            <text:p>13-3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Zakład Ubezpieczeń Społecznych</text:p>
          </table:table-cell>
          <table:table-cell office:value-type="string">
            <text:p>73</text:p>
          </table:table-cell>
          <table:table-cell office:value-type="float" office:value="5435283">
            <text:p>5435283</text:p>
          </table:table-cell>
          <table:table-cell office:value-type="float" office:value="0">
            <text:p>0</text:p>
          </table:table-cell>
          <table:table-cell office:value-type="float" office:value="5435283">
            <text:p>54352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8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8</text:p>
          </table:table-cell>
          <table:table-cell office:value-type="string">
            <text:p>Kształtowanie systemu repartycyjnego</text:p>
          </table:table-cell>
          <table:table-cell table:style-name="Default"/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8-1</text:p>
          </table:table-cell>
          <table:table-cell office:value-type="string">
            <text:p>13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0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0</text:p>
          </table:table-cell>
          <table:table-cell office:value-type="string">
            <text:p>Świadczenia pieniężne dla żołnierzy zwolnionych z zawodowej służby wojskowej</text:p>
          </table:table-cell>
          <table:table-cell table:style-name="Default"/>
          <table:table-cell office:value-type="float" office:value="245547">
            <text:p>245547</text:p>
          </table:table-cell>
          <table:table-cell office:value-type="float" office:value="0">
            <text:p>0</text:p>
          </table:table-cell>
          <table:table-cell office:value-type="float" office:value="245547">
            <text:p>2455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0-1</text:p>
          </table:table-cell>
          <table:table-cell office:value-type="string">
            <text:p>13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45547">
            <text:p>245547</text:p>
          </table:table-cell>
          <table:table-cell office:value-type="float" office:value="0">
            <text:p>0</text:p>
          </table:table-cell>
          <table:table-cell office:value-type="float" office:value="245547">
            <text:p>2455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1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1</text:p>
          </table:table-cell>
          <table:table-cell office:value-type="string">
            <text:p>Zapewnienie wypłacalności świadczeń z Funduszu Ubezpieczeń Społecznych</text:p>
          </table:table-cell>
          <table:table-cell table:style-name="Default"/>
          <table:table-cell office:value-type="float" office:value="37134406">
            <text:p>37134406</text:p>
          </table:table-cell>
          <table:table-cell office:value-type="float" office:value="0">
            <text:p>0</text:p>
          </table:table-cell>
          <table:table-cell office:value-type="float" office:value="37134406">
            <text:p>371344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1-1</text:p>
          </table:table-cell>
          <table:table-cell office:value-type="string">
            <text:p>13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Zakład Ubezpieczeń Społecznych</text:p>
          </table:table-cell>
          <table:table-cell office:value-type="string">
            <text:p>73</text:p>
          </table:table-cell>
          <table:table-cell office:value-type="float" office:value="37134406">
            <text:p>37134406</text:p>
          </table:table-cell>
          <table:table-cell office:value-type="float" office:value="0">
            <text:p>0</text:p>
          </table:table-cell>
          <table:table-cell office:value-type="float" office:value="37134406">
            <text:p>371344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2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2</text:p>
          </table:table-cell>
          <table:table-cell office:value-type="string">
            <text:p>Przekazywanie składek na ubezpieczenia społeczne</text:p>
          </table:table-cell>
          <table:table-cell table:style-name="Default"/>
          <table:table-cell office:value-type="float" office:value="1741206">
            <text:p>1741206</text:p>
          </table:table-cell>
          <table:table-cell office:value-type="float" office:value="0">
            <text:p>0</text:p>
          </table:table-cell>
          <table:table-cell office:value-type="float" office:value="1741206">
            <text:p>17412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2-1</text:p>
          </table:table-cell>
          <table:table-cell office:value-type="string">
            <text:p>13-3-1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Zakład Ubezpieczeń Społecznych</text:p>
          </table:table-cell>
          <table:table-cell office:value-type="string">
            <text:p>73</text:p>
          </table:table-cell>
          <table:table-cell office:value-type="float" office:value="1741206">
            <text:p>1741206</text:p>
          </table:table-cell>
          <table:table-cell office:value-type="float" office:value="0">
            <text:p>0</text:p>
          </table:table-cell>
          <table:table-cell office:value-type="float" office:value="1741206">
            <text:p>17412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3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3</text:p>
          </table:table-cell>
          <table:table-cell office:value-type="string">
            <text:p>Wspieranie działań Otwartych Funduszy Emerytalnych</text:p>
          </table:table-cell>
          <table:table-cell table:style-name="Default"/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3-1</text:p>
          </table:table-cell>
          <table:table-cell office:value-type="string">
            <text:p>13-3-1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4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4</text:p>
          </table:table-cell>
          <table:table-cell office:value-type="string">
            <text:p>Wspieranie Pracowniczych Programów Emerytalnych i Indywidualnych Kont Emerytalnych</text:p>
          </table:table-cell>
          <table:table-cell table:style-name="Default"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4-1</text:p>
          </table:table-cell>
          <table:table-cell office:value-type="string">
            <text:p>13-3-1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3-15</text:p>
          </table:table-cell>
          <table:table-cell office:value-type="string">
            <text:p>13-3</text:p>
          </table:table-cell>
          <table:table-cell office:value-type="string">
            <text:p>d</text:p>
          </table:table-cell>
          <table:table-cell office:value-type="string">
            <text:p>Podzadanie 13.3.15</text:p>
          </table:table-cell>
          <table:table-cell office:value-type="string">
            <text:p>Koordynacja systemów zabezpieczenia społecznego</text:p>
          </table:table-cell>
          <table:table-cell table:style-name="Default"/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3-15-1</text:p>
          </table:table-cell>
          <table:table-cell office:value-type="string">
            <text:p>13-3-1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4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4</text:p>
          </table:table-cell>
          <table:table-cell office:value-type="string">
            <text:p>Sprawy kombatantów i osób represjonowanych</text:p>
          </table:table-cell>
          <table:table-cell table:style-name="Default"/>
          <table:table-cell office:value-type="float" office:value="28798">
            <text:p>28798</text:p>
          </table:table-cell>
          <table:table-cell office:value-type="float" office:value="0">
            <text:p>0</text:p>
          </table:table-cell>
          <table:table-cell office:value-type="float" office:value="28798">
            <text:p>287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4-1</text:p>
          </table:table-cell>
          <table:table-cell office:value-type="string">
            <text:p>13-4</text:p>
          </table:table-cell>
          <table:table-cell office:value-type="string">
            <text:p>d</text:p>
          </table:table-cell>
          <table:table-cell office:value-type="string">
            <text:p>Podzadanie 13.4.1</text:p>
          </table:table-cell>
          <table:table-cell office:value-type="string">
            <text:p>Orzekanie o usprawnieniach kombatantów i innych osób uprawnionych oraz tworzenie zbiorów akt kombatanckich</text:p>
          </table:table-cell>
          <table:table-cell table:style-name="Default"/>
          <table:table-cell office:value-type="float" office:value="6511">
            <text:p>6511</text:p>
          </table:table-cell>
          <table:table-cell office:value-type="float" office:value="0">
            <text:p>0</text:p>
          </table:table-cell>
          <table:table-cell office:value-type="float" office:value="6511">
            <text:p>65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4-1-1</text:p>
          </table:table-cell>
          <table:table-cell office:value-type="string">
            <text:p>13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ds. Kombatantów i Osób Represjonowanych</text:p>
          </table:table-cell>
          <table:table-cell office:value-type="string">
            <text:p>54</text:p>
          </table:table-cell>
          <table:table-cell office:value-type="float" office:value="6511">
            <text:p>6511</text:p>
          </table:table-cell>
          <table:table-cell office:value-type="float" office:value="0">
            <text:p>0</text:p>
          </table:table-cell>
          <table:table-cell office:value-type="float" office:value="6511">
            <text:p>65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4-2</text:p>
          </table:table-cell>
          <table:table-cell office:value-type="string">
            <text:p>13-4</text:p>
          </table:table-cell>
          <table:table-cell office:value-type="string">
            <text:p>d</text:p>
          </table:table-cell>
          <table:table-cell office:value-type="string">
            <text:p>Podzadanie 13.4.2</text:p>
          </table:table-cell>
          <table:table-cell office:value-type="string">
            <text:p>Wsparcie socjalne dla kombatantów, ofiar represji i innych osób uprawnionych</text:p>
          </table:table-cell>
          <table:table-cell table:style-name="Default"/>
          <table:table-cell office:value-type="float" office:value="13096">
            <text:p>13096</text:p>
          </table:table-cell>
          <table:table-cell office:value-type="float" office:value="0">
            <text:p>0</text:p>
          </table:table-cell>
          <table:table-cell office:value-type="float" office:value="13096">
            <text:p>130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4-2-1</text:p>
          </table:table-cell>
          <table:table-cell office:value-type="string">
            <text:p>13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4-2-2</text:p>
          </table:table-cell>
          <table:table-cell office:value-type="string">
            <text:p>13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ds. Kombatantów i Osób Represjonowanych</text:p>
          </table:table-cell>
          <table:table-cell office:value-type="string">
            <text:p>54</text:p>
          </table:table-cell>
          <table:table-cell office:value-type="float" office:value="12946">
            <text:p>12946</text:p>
          </table:table-cell>
          <table:table-cell office:value-type="float" office:value="0">
            <text:p>0</text:p>
          </table:table-cell>
          <table:table-cell office:value-type="float" office:value="12946">
            <text:p>129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4-2-3</text:p>
          </table:table-cell>
          <table:table-cell office:value-type="string">
            <text:p>13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3-4-3</text:p>
          </table:table-cell>
          <table:table-cell office:value-type="string">
            <text:p>13-4</text:p>
          </table:table-cell>
          <table:table-cell office:value-type="string">
            <text:p>d</text:p>
          </table:table-cell>
          <table:table-cell office:value-type="string">
            <text:p>Podzadanie 13.4.3</text:p>
          </table:table-cell>
          <table:table-cell office:value-type="string">
            <text:p>Honorowanie kombatantów i ofiar represji oraz utrwalanie pamięci o nich</text:p>
          </table:table-cell>
          <table:table-cell table:style-name="Default"/>
          <table:table-cell office:value-type="float" office:value="9191">
            <text:p>9191</text:p>
          </table:table-cell>
          <table:table-cell office:value-type="float" office:value="0">
            <text:p>0</text:p>
          </table:table-cell>
          <table:table-cell office:value-type="float" office:value="9191">
            <text:p>91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4-3-1</text:p>
          </table:table-cell>
          <table:table-cell office:value-type="string">
            <text:p>13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ds. Kombatantów i Osób Represjonowanych</text:p>
          </table:table-cell>
          <table:table-cell office:value-type="string">
            <text:p>54</text:p>
          </table:table-cell>
          <table:table-cell office:value-type="float" office:value="9191">
            <text:p>9191</text:p>
          </table:table-cell>
          <table:table-cell office:value-type="float" office:value="0">
            <text:p>0</text:p>
          </table:table-cell>
          <table:table-cell office:value-type="float" office:value="9191">
            <text:p>91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5</text:p>
          </table:table-cell>
          <table:table-cell office:value-type="string">
            <text:p>Wspieranie rodziny</text:p>
          </table:table-cell>
          <table:table-cell table:style-name="Default"/>
          <table:table-cell office:value-type="float" office:value="9288267">
            <text:p>9288267</text:p>
          </table:table-cell>
          <table:table-cell office:value-type="float" office:value="0">
            <text:p>0</text:p>
          </table:table-cell>
          <table:table-cell office:value-type="float" office:value="9288267">
            <text:p>92882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-1</text:p>
          </table:table-cell>
          <table:table-cell office:value-type="string">
            <text:p>13-5</text:p>
          </table:table-cell>
          <table:table-cell office:value-type="string">
            <text:p>d</text:p>
          </table:table-cell>
          <table:table-cell office:value-type="string">
            <text:p>Podzadanie 13.5.1</text:p>
          </table:table-cell>
          <table:table-cell office:value-type="string">
            <text:p>Świadczenia rodzinne</text:p>
          </table:table-cell>
          <table:table-cell table:style-name="Default"/>
          <table:table-cell office:value-type="float" office:value="9272620">
            <text:p>9272620</text:p>
          </table:table-cell>
          <table:table-cell office:value-type="float" office:value="0">
            <text:p>0</text:p>
          </table:table-cell>
          <table:table-cell office:value-type="float" office:value="9272620">
            <text:p>9272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1-1</text:p>
          </table:table-cell>
          <table:table-cell office:value-type="string">
            <text:p>13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1-2</text:p>
          </table:table-cell>
          <table:table-cell office:value-type="string">
            <text:p>13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272241">
            <text:p>9272241</text:p>
          </table:table-cell>
          <table:table-cell office:value-type="float" office:value="0">
            <text:p>0</text:p>
          </table:table-cell>
          <table:table-cell office:value-type="float" office:value="9272241">
            <text:p>92722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-2</text:p>
          </table:table-cell>
          <table:table-cell office:value-type="string">
            <text:p>13-5</text:p>
          </table:table-cell>
          <table:table-cell office:value-type="string">
            <text:p>d</text:p>
          </table:table-cell>
          <table:table-cell office:value-type="string">
            <text:p>Podzadanie 13.5.2</text:p>
          </table:table-cell>
          <table:table-cell office:value-type="string">
            <text:p>Świadczenia z funduszu alimentacyjnego</text:p>
          </table:table-cell>
          <table:table-cell table:style-name="Default"/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2-1</text:p>
          </table:table-cell>
          <table:table-cell office:value-type="string">
            <text:p>13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2-2</text:p>
          </table:table-cell>
          <table:table-cell office:value-type="string">
            <text:p>13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1761">
            <text:p>17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-3</text:p>
          </table:table-cell>
          <table:table-cell office:value-type="string">
            <text:p>13-5</text:p>
          </table:table-cell>
          <table:table-cell office:value-type="string">
            <text:p>d</text:p>
          </table:table-cell>
          <table:table-cell office:value-type="string">
            <text:p>Podzadanie 13.5.3</text:p>
          </table:table-cell>
          <table:table-cell office:value-type="string">
            <text:p>Żłobki i inne formy opieki nad dzieckiem w wieku do 3 lat</text:p>
          </table:table-cell>
          <table:table-cell table:style-name="Default"/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3-1</text:p>
          </table:table-cell>
          <table:table-cell office:value-type="string">
            <text:p>13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-4</text:p>
          </table:table-cell>
          <table:table-cell office:value-type="string">
            <text:p>13-5</text:p>
          </table:table-cell>
          <table:table-cell office:value-type="string">
            <text:p>d</text:p>
          </table:table-cell>
          <table:table-cell office:value-type="string">
            <text:p>Podzadanie 13.5.4</text:p>
          </table:table-cell>
          <table:table-cell office:value-type="string">
            <text:p>Profilaktyka na rzecz dziecka i rodziny</text:p>
          </table:table-cell>
          <table:table-cell table:style-name="Default"/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4-1</text:p>
          </table:table-cell>
          <table:table-cell office:value-type="string">
            <text:p>13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4-2</text:p>
          </table:table-cell>
          <table:table-cell office:value-type="string">
            <text:p>13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68">
            <text:p>9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-5</text:p>
          </table:table-cell>
          <table:table-cell office:value-type="string">
            <text:p>13-5</text:p>
          </table:table-cell>
          <table:table-cell office:value-type="string">
            <text:p>d</text:p>
          </table:table-cell>
          <table:table-cell office:value-type="string">
            <text:p>Podzadanie 13.5.5</text:p>
          </table:table-cell>
          <table:table-cell office:value-type="string">
            <text:p>Piecza zastępcza nad dzieckiem</text:p>
          </table:table-cell>
          <table:table-cell table:style-name="Default"/>
          <table:table-cell office:value-type="float" office:value="12083">
            <text:p>12083</text:p>
          </table:table-cell>
          <table:table-cell office:value-type="float" office:value="0">
            <text:p>0</text:p>
          </table:table-cell>
          <table:table-cell office:value-type="float" office:value="12083">
            <text:p>120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5-1</text:p>
          </table:table-cell>
          <table:table-cell office:value-type="string">
            <text:p>13-5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8559">
            <text:p>8559</text:p>
          </table:table-cell>
          <table:table-cell office:value-type="float" office:value="0">
            <text:p>0</text:p>
          </table:table-cell>
          <table:table-cell office:value-type="float" office:value="8559">
            <text:p>85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5-2</text:p>
          </table:table-cell>
          <table:table-cell office:value-type="string">
            <text:p>13-5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524">
            <text:p>3524</text:p>
          </table:table-cell>
          <table:table-cell office:value-type="float" office:value="0">
            <text:p>0</text:p>
          </table:table-cell>
          <table:table-cell office:value-type="float" office:value="3524">
            <text:p>35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5-6</text:p>
          </table:table-cell>
          <table:table-cell office:value-type="string">
            <text:p>13-5</text:p>
          </table:table-cell>
          <table:table-cell office:value-type="string">
            <text:p>d</text:p>
          </table:table-cell>
          <table:table-cell office:value-type="string">
            <text:p>Podzadanie 13.5.6</text:p>
          </table:table-cell>
          <table:table-cell office:value-type="string">
            <text:p>Adopcja dziecka</text:p>
          </table:table-cell>
          <table:table-cell table:style-name="Default"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5-6-1</text:p>
          </table:table-cell>
          <table:table-cell office:value-type="string">
            <text:p>13-5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6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6</text:p>
          </table:table-cell>
          <table:table-cell office:value-type="string">
            <text:p>Przeciwdziałanie dyskryminacji</text:p>
          </table:table-cell>
          <table:table-cell table:style-name="Default"/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6-2</text:p>
          </table:table-cell>
          <table:table-cell office:value-type="string">
            <text:p>13-6</text:p>
          </table:table-cell>
          <table:table-cell office:value-type="string">
            <text:p>d</text:p>
          </table:table-cell>
          <table:table-cell office:value-type="string">
            <text:p>Podzadanie 13.6.2</text:p>
          </table:table-cell>
          <table:table-cell office:value-type="string">
            <text:p>Wyrównywanie statusu kobiet i mężczyzn w życiu społeczno-gospodarczym</text:p>
          </table:table-cell>
          <table:table-cell table:style-name="Default"/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3-6-2-1</text:p>
          </table:table-cell>
          <table:table-cell office:value-type="string">
            <text:p>13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7</text:p>
          </table:table-cell>
          <table:table-cell office:value-type="string">
            <text:p>13</text:p>
          </table:table-cell>
          <table:table-cell office:value-type="string">
            <text:p>c</text:p>
          </table:table-cell>
          <table:table-cell office:value-type="string">
            <text:p>Zadanie 13.7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16592">
            <text:p>16592</text:p>
          </table:table-cell>
          <table:table-cell office:value-type="float" office:value="3996">
            <text:p>3996</text:p>
          </table:table-cell>
          <table:table-cell office:value-type="float" office:value="12596">
            <text:p>12596</text:p>
          </table:table-cell>
          <table:table-cell table:style-name="ce1" office:value-type="string">
            <text:p>24.08</text:p>
          </table:table-cell>
          <table:table-cell office:value-type="string">
            <text:p>75.92</text:p>
          </table:table-cell>
        </table:table-row>
        <table:table-row table:style-name="ro1">
          <table:table-cell table:style-name="ce1" office:value-type="string">
            <text:p>13-7-1</text:p>
          </table:table-cell>
          <table:table-cell office:value-type="string">
            <text:p>13-7</text:p>
          </table:table-cell>
          <table:table-cell office:value-type="string">
            <text:p>d</text:p>
          </table:table-cell>
          <table:table-cell office:value-type="string">
            <text:p>Podzadanie 13.7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16592">
            <text:p>16592</text:p>
          </table:table-cell>
          <table:table-cell office:value-type="float" office:value="3996">
            <text:p>3996</text:p>
          </table:table-cell>
          <table:table-cell office:value-type="float" office:value="12596">
            <text:p>12596</text:p>
          </table:table-cell>
          <table:table-cell table:style-name="ce1" office:value-type="string">
            <text:p>24.08</text:p>
          </table:table-cell>
          <table:table-cell office:value-type="string">
            <text:p>75.92</text:p>
          </table:table-cell>
        </table:table-row>
        <table:table-row table:style-name="ro1">
          <table:table-cell office:value-type="string">
            <text:p>13-7-1-1</text:p>
          </table:table-cell>
          <table:table-cell office:value-type="string">
            <text:p>13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6348">
            <text:p>16348</text:p>
          </table:table-cell>
          <table:table-cell office:value-type="float" office:value="3996">
            <text:p>3996</text:p>
          </table:table-cell>
          <table:table-cell office:value-type="float" office:value="12352">
            <text:p>12352</text:p>
          </table:table-cell>
          <table:table-cell office:value-type="string">
            <text:p>24.44</text:p>
          </table:table-cell>
          <table:table-cell office:value-type="string">
            <text:p>75.56</text:p>
          </table:table-cell>
        </table:table-row>
        <table:table-row table:style-name="ro1">
          <table:table-cell office:value-type="string">
            <text:p>13-7-1-2</text:p>
          </table:table-cell>
          <table:table-cell office:value-type="string">
            <text:p>13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3-7-2</text:p>
          </table:table-cell>
          <table:table-cell office:value-type="string">
            <text:p>13-7</text:p>
          </table:table-cell>
          <table:table-cell office:value-type="string">
            <text:p>d</text:p>
          </table:table-cell>
          <table:table-cell office:value-type="string">
            <text:p>Podzadanie 13.7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3-7-2-1</text:p>
          </table:table-cell>
          <table:table-cell office:value-type="string">
            <text:p>13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sa Rolniczego Ubezpieczenia Społecznego</text:p>
          </table:table-cell>
          <table:table-cell office:value-type="string">
            <text:p>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4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4</text:p>
          </table:table-cell>
          <table:table-cell office:value-type="string">
            <text:p>RYNEK PRACY</text:p>
          </table:table-cell>
          <table:table-cell table:style-name="Default"/>
          <table:table-cell office:value-type="float" office:value="1408910">
            <text:p>1408910</text:p>
          </table:table-cell>
          <table:table-cell office:value-type="float" office:value="376843">
            <text:p>376843</text:p>
          </table:table-cell>
          <table:table-cell office:value-type="float" office:value="1032067">
            <text:p>1032067</text:p>
          </table:table-cell>
          <table:table-cell office:value-type="string">
            <text:p>26.75</text:p>
          </table:table-cell>
          <table:table-cell office:value-type="string">
            <text:p>73.25</text:p>
          </table:table-cell>
        </table:table-row>
        <table:table-row table:style-name="ro1">
          <table:table-cell table:style-name="ce1" office:value-type="string">
            <text:p>14-1</text:p>
          </table:table-cell>
          <table:table-cell office:value-type="string">
            <text:p>14</text:p>
          </table:table-cell>
          <table:table-cell office:value-type="string">
            <text:p>c</text:p>
          </table:table-cell>
          <table:table-cell office:value-type="string">
            <text:p>Zadanie 14.1</text:p>
          </table:table-cell>
          <table:table-cell office:value-type="string">
            <text:p>Wspieranie zatrudnienia i przeciwdziałanie bezrobociu</text:p>
          </table:table-cell>
          <table:table-cell table:style-name="Default"/>
          <table:table-cell office:value-type="float" office:value="415742">
            <text:p>415742</text:p>
          </table:table-cell>
          <table:table-cell office:value-type="float" office:value="345043">
            <text:p>345043</text:p>
          </table:table-cell>
          <table:table-cell office:value-type="float" office:value="70699">
            <text:p>70699</text:p>
          </table:table-cell>
          <table:table-cell office:value-type="string">
            <text:p>82.99</text:p>
          </table:table-cell>
          <table:table-cell table:style-name="ce1" office:value-type="string">
            <text:p>17.01</text:p>
          </table:table-cell>
        </table:table-row>
        <table:table-row table:style-name="ro1">
          <table:table-cell table:style-name="ce1" office:value-type="string">
            <text:p>14-1-1</text:p>
          </table:table-cell>
          <table:table-cell office:value-type="string">
            <text:p>14-1</text:p>
          </table:table-cell>
          <table:table-cell office:value-type="string">
            <text:p>d</text:p>
          </table:table-cell>
          <table:table-cell office:value-type="string">
            <text:p>Podzadanie 14.1.1</text:p>
          </table:table-cell>
          <table:table-cell office:value-type="string">
            <text:p>Wspieranie programów aktywizacji</text:p>
          </table:table-cell>
          <table:table-cell table:style-name="Default"/>
          <table:table-cell office:value-type="float" office:value="362929">
            <text:p>362929</text:p>
          </table:table-cell>
          <table:table-cell office:value-type="float" office:value="345043">
            <text:p>345043</text:p>
          </table:table-cell>
          <table:table-cell office:value-type="float" office:value="17886">
            <text:p>17886</text:p>
          </table:table-cell>
          <table:table-cell office:value-type="string">
            <text:p>95.07</text:p>
          </table:table-cell>
          <table:table-cell table:style-name="ce1" office:value-type="string">
            <text:p>4.93</text:p>
          </table:table-cell>
        </table:table-row>
        <table:table-row table:style-name="ro1">
          <table:table-cell office:value-type="string">
            <text:p>14-1-1-1</text:p>
          </table:table-cell>
          <table:table-cell office:value-type="string">
            <text:p>14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4631">
            <text:p>14631</text:p>
          </table:table-cell>
          <table:table-cell office:value-type="float" office:value="0">
            <text:p>0</text:p>
          </table:table-cell>
          <table:table-cell office:value-type="float" office:value="14631">
            <text:p>146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1-2</text:p>
          </table:table-cell>
          <table:table-cell office:value-type="string">
            <text:p>14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347438">
            <text:p>347438</text:p>
          </table:table-cell>
          <table:table-cell office:value-type="float" office:value="345043">
            <text:p>345043</text:p>
          </table:table-cell>
          <table:table-cell office:value-type="float" office:value="2395">
            <text:p>2395</text:p>
          </table:table-cell>
          <table:table-cell office:value-type="string">
            <text:p>99.31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string">
            <text:p>14-1-1-3</text:p>
          </table:table-cell>
          <table:table-cell office:value-type="string">
            <text:p>14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860">
            <text:p>8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1-2</text:p>
          </table:table-cell>
          <table:table-cell office:value-type="string">
            <text:p>14-1</text:p>
          </table:table-cell>
          <table:table-cell office:value-type="string">
            <text:p>d</text:p>
          </table:table-cell>
          <table:table-cell office:value-type="string">
            <text:p>Podzadanie 14.1.2</text:p>
          </table:table-cell>
          <table:table-cell office:value-type="string">
            <text:p>Wspieranie i modernizacja urzędów pracy</text:p>
          </table:table-cell>
          <table:table-cell table:style-name="Default"/>
          <table:table-cell office:value-type="float" office:value="4927">
            <text:p>4927</text:p>
          </table:table-cell>
          <table:table-cell office:value-type="float" office:value="0">
            <text:p>0</text:p>
          </table:table-cell>
          <table:table-cell office:value-type="float" office:value="4927">
            <text:p>49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2-1</text:p>
          </table:table-cell>
          <table:table-cell office:value-type="string">
            <text:p>14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3346">
            <text:p>3346</text:p>
          </table:table-cell>
          <table:table-cell office:value-type="float" office:value="0">
            <text:p>0</text:p>
          </table:table-cell>
          <table:table-cell office:value-type="float" office:value="3346">
            <text:p>33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2-2</text:p>
          </table:table-cell>
          <table:table-cell office:value-type="string">
            <text:p>14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81">
            <text:p>1581</text:p>
          </table:table-cell>
          <table:table-cell office:value-type="float" office:value="0">
            <text:p>0</text:p>
          </table:table-cell>
          <table:table-cell office:value-type="float" office:value="1581">
            <text:p>15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1-3</text:p>
          </table:table-cell>
          <table:table-cell office:value-type="string">
            <text:p>14-1</text:p>
          </table:table-cell>
          <table:table-cell office:value-type="string">
            <text:p>d</text:p>
          </table:table-cell>
          <table:table-cell office:value-type="string">
            <text:p>Podzadanie 14.1.3</text:p>
          </table:table-cell>
          <table:table-cell office:value-type="string">
            <text:p>Wspieranie i modernizacja instytucji rynku pracy z wyłączeniem publicznych służb zatrudnienia</text:p>
          </table:table-cell>
          <table:table-cell table:style-name="Default"/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3-1</text:p>
          </table:table-cell>
          <table:table-cell office:value-type="string">
            <text:p>14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1-4</text:p>
          </table:table-cell>
          <table:table-cell office:value-type="string">
            <text:p>14-1</text:p>
          </table:table-cell>
          <table:table-cell office:value-type="string">
            <text:p>d</text:p>
          </table:table-cell>
          <table:table-cell office:value-type="string">
            <text:p>Podzadanie 14.1.4</text:p>
          </table:table-cell>
          <table:table-cell office:value-type="string">
            <text:p>Kształtowanie zasad zatrudniania cudzoziemców</text:p>
          </table:table-cell>
          <table:table-cell table:style-name="Default"/>
          <table:table-cell office:value-type="float" office:value="3201">
            <text:p>3201</text:p>
          </table:table-cell>
          <table:table-cell office:value-type="float" office:value="0">
            <text:p>0</text:p>
          </table:table-cell>
          <table:table-cell office:value-type="float" office:value="3201">
            <text:p>32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4-1</text:p>
          </table:table-cell>
          <table:table-cell office:value-type="string">
            <text:p>14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4-2</text:p>
          </table:table-cell>
          <table:table-cell office:value-type="string">
            <text:p>14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202">
            <text:p>22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1-5</text:p>
          </table:table-cell>
          <table:table-cell office:value-type="string">
            <text:p>14-1</text:p>
          </table:table-cell>
          <table:table-cell office:value-type="string">
            <text:p>d</text:p>
          </table:table-cell>
          <table:table-cell office:value-type="string">
            <text:p>Podzadanie 14.1.5</text:p>
          </table:table-cell>
          <table:table-cell office:value-type="string">
            <text:p>Zatrudnienie oraz przeciwdziałanie marginalizacji i wykluczeniu społecznemu młodzieży</text:p>
          </table:table-cell>
          <table:table-cell table:style-name="Default"/>
          <table:table-cell office:value-type="float" office:value="44531">
            <text:p>44531</text:p>
          </table:table-cell>
          <table:table-cell office:value-type="float" office:value="0">
            <text:p>0</text:p>
          </table:table-cell>
          <table:table-cell office:value-type="float" office:value="44531">
            <text:p>445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1-5-1</text:p>
          </table:table-cell>
          <table:table-cell office:value-type="string">
            <text:p>14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44531">
            <text:p>44531</text:p>
          </table:table-cell>
          <table:table-cell office:value-type="float" office:value="0">
            <text:p>0</text:p>
          </table:table-cell>
          <table:table-cell office:value-type="float" office:value="44531">
            <text:p>445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2</text:p>
          </table:table-cell>
          <table:table-cell office:value-type="string">
            <text:p>14</text:p>
          </table:table-cell>
          <table:table-cell office:value-type="string">
            <text:p>c</text:p>
          </table:table-cell>
          <table:table-cell office:value-type="string">
            <text:p>Zadanie 14.2</text:p>
          </table:table-cell>
          <table:table-cell office:value-type="string">
            <text:p>Budowa nowoczesnych stosunków pracy</text:p>
          </table:table-cell>
          <table:table-cell table:style-name="Default"/>
          <table:table-cell office:value-type="float" office:value="209261">
            <text:p>209261</text:p>
          </table:table-cell>
          <table:table-cell office:value-type="float" office:value="0">
            <text:p>0</text:p>
          </table:table-cell>
          <table:table-cell office:value-type="float" office:value="209261">
            <text:p>2092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2-1</text:p>
          </table:table-cell>
          <table:table-cell office:value-type="string">
            <text:p>14-2</text:p>
          </table:table-cell>
          <table:table-cell office:value-type="string">
            <text:p>d</text:p>
          </table:table-cell>
          <table:table-cell office:value-type="string">
            <text:p>Podzadanie 14.2.1</text:p>
          </table:table-cell>
          <table:table-cell office:value-type="string">
            <text:p>Elastyczność i bezpieczeństwo w zatrudnieniu</text:p>
          </table:table-cell>
          <table:table-cell table:style-name="Default"/>
          <table:table-cell office:value-type="float" office:value="3388">
            <text:p>3388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2-1-1</text:p>
          </table:table-cell>
          <table:table-cell office:value-type="string">
            <text:p>14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3388">
            <text:p>3388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2-2</text:p>
          </table:table-cell>
          <table:table-cell office:value-type="string">
            <text:p>14-2</text:p>
          </table:table-cell>
          <table:table-cell office:value-type="string">
            <text:p>d</text:p>
          </table:table-cell>
          <table:table-cell office:value-type="string">
            <text:p>Podzadanie 14.2.2</text:p>
          </table:table-cell>
          <table:table-cell office:value-type="string">
            <text:p>Nadzór i kontrola</text:p>
          </table:table-cell>
          <table:table-cell table:style-name="Default"/>
          <table:table-cell office:value-type="float" office:value="173684">
            <text:p>173684</text:p>
          </table:table-cell>
          <table:table-cell office:value-type="float" office:value="0">
            <text:p>0</text:p>
          </table:table-cell>
          <table:table-cell office:value-type="float" office:value="173684">
            <text:p>1736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2-2-1</text:p>
          </table:table-cell>
          <table:table-cell office:value-type="string">
            <text:p>14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167595">
            <text:p>167595</text:p>
          </table:table-cell>
          <table:table-cell office:value-type="float" office:value="0">
            <text:p>0</text:p>
          </table:table-cell>
          <table:table-cell office:value-type="float" office:value="167595">
            <text:p>1675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2-2-2</text:p>
          </table:table-cell>
          <table:table-cell office:value-type="string">
            <text:p>14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089">
            <text:p>6089</text:p>
          </table:table-cell>
          <table:table-cell office:value-type="float" office:value="0">
            <text:p>0</text:p>
          </table:table-cell>
          <table:table-cell office:value-type="float" office:value="6089">
            <text:p>60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2-3</text:p>
          </table:table-cell>
          <table:table-cell office:value-type="string">
            <text:p>14-2</text:p>
          </table:table-cell>
          <table:table-cell office:value-type="string">
            <text:p>d</text:p>
          </table:table-cell>
          <table:table-cell office:value-type="string">
            <text:p>Podzadanie 14.2.3</text:p>
          </table:table-cell>
          <table:table-cell office:value-type="string">
            <text:p>Bezpieczeństwo i higiena pracy</text:p>
          </table:table-cell>
          <table:table-cell table:style-name="Default"/>
          <table:table-cell office:value-type="float" office:value="19911">
            <text:p>19911</text:p>
          </table:table-cell>
          <table:table-cell office:value-type="float" office:value="0">
            <text:p>0</text:p>
          </table:table-cell>
          <table:table-cell office:value-type="float" office:value="19911">
            <text:p>199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2-3-1</text:p>
          </table:table-cell>
          <table:table-cell office:value-type="string">
            <text:p>14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9911">
            <text:p>19911</text:p>
          </table:table-cell>
          <table:table-cell office:value-type="float" office:value="0">
            <text:p>0</text:p>
          </table:table-cell>
          <table:table-cell office:value-type="float" office:value="19911">
            <text:p>199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2-4</text:p>
          </table:table-cell>
          <table:table-cell office:value-type="string">
            <text:p>14-2</text:p>
          </table:table-cell>
          <table:table-cell office:value-type="string">
            <text:p>d</text:p>
          </table:table-cell>
          <table:table-cell office:value-type="string">
            <text:p>Podzadanie 14.2.4</text:p>
          </table:table-cell>
          <table:table-cell office:value-type="string">
            <text:p>Prewencja i promocja ochrony pracy</text:p>
          </table:table-cell>
          <table:table-cell table:style-name="Default"/>
          <table:table-cell office:value-type="float" office:value="12278">
            <text:p>12278</text:p>
          </table:table-cell>
          <table:table-cell office:value-type="float" office:value="0">
            <text:p>0</text:p>
          </table:table-cell>
          <table:table-cell office:value-type="float" office:value="12278">
            <text:p>122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2-4-1</text:p>
          </table:table-cell>
          <table:table-cell office:value-type="string">
            <text:p>14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12278">
            <text:p>12278</text:p>
          </table:table-cell>
          <table:table-cell office:value-type="float" office:value="0">
            <text:p>0</text:p>
          </table:table-cell>
          <table:table-cell office:value-type="float" office:value="12278">
            <text:p>122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3</text:p>
          </table:table-cell>
          <table:table-cell office:value-type="string">
            <text:p>14</text:p>
          </table:table-cell>
          <table:table-cell office:value-type="string">
            <text:p>c</text:p>
          </table:table-cell>
          <table:table-cell office:value-type="string">
            <text:p>Zadanie 14.3</text:p>
          </table:table-cell>
          <table:table-cell office:value-type="string">
            <text:p>Aktywizacja zawodowa osób niepełnosprawnych</text:p>
          </table:table-cell>
          <table:table-cell table:style-name="Default"/>
          <table:table-cell office:value-type="float" office:value="775264">
            <text:p>775264</text:p>
          </table:table-cell>
          <table:table-cell office:value-type="float" office:value="31800">
            <text:p>31800</text:p>
          </table:table-cell>
          <table:table-cell office:value-type="float" office:value="743464">
            <text:p>743464</text:p>
          </table:table-cell>
          <table:table-cell table:style-name="ce1" office:value-type="string">
            <text:p>4.1</text:p>
          </table:table-cell>
          <table:table-cell office:value-type="string">
            <text:p>95.9</text:p>
          </table:table-cell>
        </table:table-row>
        <table:table-row table:style-name="ro1">
          <table:table-cell table:style-name="ce1" office:value-type="string">
            <text:p>14-3-1</text:p>
          </table:table-cell>
          <table:table-cell office:value-type="string">
            <text:p>14-3</text:p>
          </table:table-cell>
          <table:table-cell office:value-type="string">
            <text:p>d</text:p>
          </table:table-cell>
          <table:table-cell office:value-type="string">
            <text:p>Podzadanie 14.3.1</text:p>
          </table:table-cell>
          <table:table-cell office:value-type="string">
            <text:p>Analiza sytuacji osób niepełnosprawnych na rynku pracy</text:p>
          </table:table-cell>
          <table:table-cell table:style-name="Default"/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3-1-1</text:p>
          </table:table-cell>
          <table:table-cell office:value-type="string">
            <text:p>14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3-1-2</text:p>
          </table:table-cell>
          <table:table-cell office:value-type="string">
            <text:p>14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90">
            <text:p>1590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3-2</text:p>
          </table:table-cell>
          <table:table-cell office:value-type="string">
            <text:p>14-3</text:p>
          </table:table-cell>
          <table:table-cell office:value-type="string">
            <text:p>d</text:p>
          </table:table-cell>
          <table:table-cell office:value-type="string">
            <text:p>Podzadanie 14.3.2</text:p>
          </table:table-cell>
          <table:table-cell office:value-type="string">
            <text:p>Wspomaganie aktywizacji zawodowej osób niepełnosprawnych</text:p>
          </table:table-cell>
          <table:table-cell table:style-name="Default"/>
          <table:table-cell office:value-type="float" office:value="772725">
            <text:p>772725</text:p>
          </table:table-cell>
          <table:table-cell office:value-type="float" office:value="31800">
            <text:p>31800</text:p>
          </table:table-cell>
          <table:table-cell office:value-type="float" office:value="740925">
            <text:p>740925</text:p>
          </table:table-cell>
          <table:table-cell table:style-name="ce1" office:value-type="string">
            <text:p>4.12</text:p>
          </table:table-cell>
          <table:table-cell office:value-type="string">
            <text:p>95.88</text:p>
          </table:table-cell>
        </table:table-row>
        <table:table-row table:style-name="ro1">
          <table:table-cell office:value-type="string">
            <text:p>14-3-2-1</text:p>
          </table:table-cell>
          <table:table-cell office:value-type="string">
            <text:p>14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772725">
            <text:p>772725</text:p>
          </table:table-cell>
          <table:table-cell office:value-type="float" office:value="31800">
            <text:p>31800</text:p>
          </table:table-cell>
          <table:table-cell office:value-type="float" office:value="740925">
            <text:p>740925</text:p>
          </table:table-cell>
          <table:table-cell table:style-name="ce1" office:value-type="string">
            <text:p>4.12</text:p>
          </table:table-cell>
          <table:table-cell office:value-type="string">
            <text:p>95.88</text:p>
          </table:table-cell>
        </table:table-row>
        <table:table-row table:style-name="ro1">
          <table:table-cell table:style-name="ce1" office:value-type="string">
            <text:p>14-3-3</text:p>
          </table:table-cell>
          <table:table-cell office:value-type="string">
            <text:p>14-3</text:p>
          </table:table-cell>
          <table:table-cell office:value-type="string">
            <text:p>d</text:p>
          </table:table-cell>
          <table:table-cell office:value-type="string">
            <text:p>Podzadanie 14.3.3</text:p>
          </table:table-cell>
          <table:table-cell office:value-type="string">
            <text:p>Nadzór nad zakładami pracy chronionej i zakładami aktywności zawodowej</text:p>
          </table:table-cell>
          <table:table-cell table:style-name="Default"/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3-3-1</text:p>
          </table:table-cell>
          <table:table-cell office:value-type="string">
            <text:p>14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4</text:p>
          </table:table-cell>
          <table:table-cell office:value-type="string">
            <text:p>14</text:p>
          </table:table-cell>
          <table:table-cell office:value-type="string">
            <text:p>c</text:p>
          </table:table-cell>
          <table:table-cell office:value-type="string">
            <text:p>Zadanie 14.4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8643">
            <text:p>8643</text:p>
          </table:table-cell>
          <table:table-cell office:value-type="float" office:value="0">
            <text:p>0</text:p>
          </table:table-cell>
          <table:table-cell office:value-type="float" office:value="8643">
            <text:p>86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4-1</text:p>
          </table:table-cell>
          <table:table-cell office:value-type="string">
            <text:p>14-4</text:p>
          </table:table-cell>
          <table:table-cell office:value-type="string">
            <text:p>d</text:p>
          </table:table-cell>
          <table:table-cell office:value-type="string">
            <text:p>Podzadanie 14.4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7143">
            <text:p>7143</text:p>
          </table:table-cell>
          <table:table-cell office:value-type="float" office:value="0">
            <text:p>0</text:p>
          </table:table-cell>
          <table:table-cell office:value-type="float" office:value="7143">
            <text:p>71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4-1-1</text:p>
          </table:table-cell>
          <table:table-cell office:value-type="string">
            <text:p>14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5455">
            <text:p>5455</text:p>
          </table:table-cell>
          <table:table-cell office:value-type="float" office:value="0">
            <text:p>0</text:p>
          </table:table-cell>
          <table:table-cell office:value-type="float" office:value="5455">
            <text:p>54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4-1-2</text:p>
          </table:table-cell>
          <table:table-cell office:value-type="string">
            <text:p>14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4-1-3</text:p>
          </table:table-cell>
          <table:table-cell office:value-type="string">
            <text:p>14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4-4-2</text:p>
          </table:table-cell>
          <table:table-cell office:value-type="string">
            <text:p>14-4</text:p>
          </table:table-cell>
          <table:table-cell office:value-type="string">
            <text:p>d</text:p>
          </table:table-cell>
          <table:table-cell office:value-type="string">
            <text:p>Podzadanie 14.4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4-4-2-1</text:p>
          </table:table-cell>
          <table:table-cell office:value-type="string">
            <text:p>14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5</text:p>
          </table:table-cell>
          <table:table-cell office:value-type="string">
            <text:p>POLITYKA ZAGRANICZNA</text:p>
          </table:table-cell>
          <table:table-cell table:style-name="Default"/>
          <table:table-cell office:value-type="float" office:value="1830501">
            <text:p>1830501</text:p>
          </table:table-cell>
          <table:table-cell office:value-type="float" office:value="3230">
            <text:p>3230</text:p>
          </table:table-cell>
          <table:table-cell office:value-type="float" office:value="1827271">
            <text:p>1827271</text:p>
          </table:table-cell>
          <table:table-cell office:value-type="string">
            <text:p>0.18</text:p>
          </table:table-cell>
          <table:table-cell office:value-type="string">
            <text:p>99.82</text:p>
          </table:table-cell>
        </table:table-row>
        <table:table-row table:style-name="ro1">
          <table:table-cell table:style-name="ce1" office:value-type="string">
            <text:p>15-1</text:p>
          </table:table-cell>
          <table:table-cell office:value-type="string">
            <text:p>15</text:p>
          </table:table-cell>
          <table:table-cell office:value-type="string">
            <text:p>c</text:p>
          </table:table-cell>
          <table:table-cell office:value-type="string">
            <text:p>Zadanie 15.1</text:p>
          </table:table-cell>
          <table:table-cell office:value-type="string">
            <text:p>Zapewnianie Polsce sprzyjających warunków rozwoju</text:p>
          </table:table-cell>
          <table:table-cell table:style-name="Default"/>
          <table:table-cell office:value-type="float" office:value="877434">
            <text:p>877434</text:p>
          </table:table-cell>
          <table:table-cell office:value-type="float" office:value="0">
            <text:p>0</text:p>
          </table:table-cell>
          <table:table-cell office:value-type="float" office:value="877434">
            <text:p>8774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1-1</text:p>
          </table:table-cell>
          <table:table-cell office:value-type="string">
            <text:p>15-1</text:p>
          </table:table-cell>
          <table:table-cell office:value-type="string">
            <text:p>d</text:p>
          </table:table-cell>
          <table:table-cell office:value-type="string">
            <text:p>Podzadanie 15.1.1</text:p>
          </table:table-cell>
          <table:table-cell office:value-type="string">
            <text:p>Rozwijanie stosunków dwustronnych i wielostronnych</text:p>
          </table:table-cell>
          <table:table-cell table:style-name="Default"/>
          <table:table-cell office:value-type="float" office:value="453126">
            <text:p>453126</text:p>
          </table:table-cell>
          <table:table-cell office:value-type="float" office:value="0">
            <text:p>0</text:p>
          </table:table-cell>
          <table:table-cell office:value-type="float" office:value="453126">
            <text:p>4531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1-1</text:p>
          </table:table-cell>
          <table:table-cell office:value-type="string">
            <text:p>15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1-2</text:p>
          </table:table-cell>
          <table:table-cell office:value-type="string">
            <text:p>15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1-3</text:p>
          </table:table-cell>
          <table:table-cell office:value-type="string">
            <text:p>15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451844">
            <text:p>451844</text:p>
          </table:table-cell>
          <table:table-cell office:value-type="float" office:value="0">
            <text:p>0</text:p>
          </table:table-cell>
          <table:table-cell office:value-type="float" office:value="451844">
            <text:p>4518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1-2</text:p>
          </table:table-cell>
          <table:table-cell office:value-type="string">
            <text:p>15-1</text:p>
          </table:table-cell>
          <table:table-cell office:value-type="string">
            <text:p>d</text:p>
          </table:table-cell>
          <table:table-cell office:value-type="string">
            <text:p>Podzadanie 15.1.2</text:p>
          </table:table-cell>
          <table:table-cell office:value-type="string">
            <text:p>Udział Polski we współpracy na forum organizacji międzynarodowych</text:p>
          </table:table-cell>
          <table:table-cell table:style-name="Default"/>
          <table:table-cell office:value-type="float" office:value="422532">
            <text:p>422532</text:p>
          </table:table-cell>
          <table:table-cell office:value-type="float" office:value="0">
            <text:p>0</text:p>
          </table:table-cell>
          <table:table-cell office:value-type="float" office:value="422532">
            <text:p>4225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1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2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3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4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23863">
            <text:p>23863</text:p>
          </table:table-cell>
          <table:table-cell office:value-type="float" office:value="0">
            <text:p>0</text:p>
          </table:table-cell>
          <table:table-cell office:value-type="float" office:value="23863">
            <text:p>2386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5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6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2398">
            <text:p>2398</text:p>
          </table:table-cell>
          <table:table-cell office:value-type="float" office:value="0">
            <text:p>0</text:p>
          </table:table-cell>
          <table:table-cell office:value-type="float" office:value="2398">
            <text:p>23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7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6206">
            <text:p>6206</text:p>
          </table:table-cell>
          <table:table-cell office:value-type="float" office:value="0">
            <text:p>0</text:p>
          </table:table-cell>
          <table:table-cell office:value-type="float" office:value="6206">
            <text:p>62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8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372396">
            <text:p>372396</text:p>
          </table:table-cell>
          <table:table-cell office:value-type="float" office:value="0">
            <text:p>0</text:p>
          </table:table-cell>
          <table:table-cell office:value-type="float" office:value="372396">
            <text:p>3723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2-9</text:p>
          </table:table-cell>
          <table:table-cell office:value-type="string">
            <text:p>15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3274">
            <text:p>13274</text:p>
          </table:table-cell>
          <table:table-cell office:value-type="float" office:value="0">
            <text:p>0</text:p>
          </table:table-cell>
          <table:table-cell office:value-type="float" office:value="13274">
            <text:p>132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1-3</text:p>
          </table:table-cell>
          <table:table-cell office:value-type="string">
            <text:p>15-1</text:p>
          </table:table-cell>
          <table:table-cell office:value-type="string">
            <text:p>d</text:p>
          </table:table-cell>
          <table:table-cell office:value-type="string">
            <text:p>Podzadanie 15.1.3</text:p>
          </table:table-cell>
          <table:table-cell office:value-type="string">
            <text:p>Wykorzystanie środków pomocowych</text:p>
          </table:table-cell>
          <table:table-cell table:style-name="Default"/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1-3-1</text:p>
          </table:table-cell>
          <table:table-cell office:value-type="string">
            <text:p>15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2</text:p>
          </table:table-cell>
          <table:table-cell office:value-type="string">
            <text:p>15</text:p>
          </table:table-cell>
          <table:table-cell office:value-type="string">
            <text:p>c</text:p>
          </table:table-cell>
          <table:table-cell office:value-type="string">
            <text:p>Zadanie 15.2</text:p>
          </table:table-cell>
          <table:table-cell office:value-type="string">
            <text:p>Zapewnianie bezpieczeństwa państwa</text:p>
          </table:table-cell>
          <table:table-cell table:style-name="Default"/>
          <table:table-cell office:value-type="float" office:value="33983">
            <text:p>33983</text:p>
          </table:table-cell>
          <table:table-cell office:value-type="float" office:value="0">
            <text:p>0</text:p>
          </table:table-cell>
          <table:table-cell office:value-type="float" office:value="33983">
            <text:p>339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2-1</text:p>
          </table:table-cell>
          <table:table-cell office:value-type="string">
            <text:p>15-2</text:p>
          </table:table-cell>
          <table:table-cell office:value-type="string">
            <text:p>d</text:p>
          </table:table-cell>
          <table:table-cell office:value-type="string">
            <text:p>Podzadanie 15.2.1</text:p>
          </table:table-cell>
          <table:table-cell office:value-type="string">
            <text:p>Umacnianie bezpieczeństwa politycznego i wojskowego</text:p>
          </table:table-cell>
          <table:table-cell table:style-name="Default"/>
          <table:table-cell office:value-type="float" office:value="15438">
            <text:p>15438</text:p>
          </table:table-cell>
          <table:table-cell office:value-type="float" office:value="0">
            <text:p>0</text:p>
          </table:table-cell>
          <table:table-cell office:value-type="float" office:value="15438">
            <text:p>154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2-1-1</text:p>
          </table:table-cell>
          <table:table-cell office:value-type="string">
            <text:p>15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5438">
            <text:p>15438</text:p>
          </table:table-cell>
          <table:table-cell office:value-type="float" office:value="0">
            <text:p>0</text:p>
          </table:table-cell>
          <table:table-cell office:value-type="float" office:value="15438">
            <text:p>154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2-2</text:p>
          </table:table-cell>
          <table:table-cell office:value-type="string">
            <text:p>15-2</text:p>
          </table:table-cell>
          <table:table-cell office:value-type="string">
            <text:p>d</text:p>
          </table:table-cell>
          <table:table-cell office:value-type="string">
            <text:p>Podzadanie 15.2.2</text:p>
          </table:table-cell>
          <table:table-cell office:value-type="string">
            <text:p>Umacnianie międzynarodowego bezpieczeństwa i pokoju</text:p>
          </table:table-cell>
          <table:table-cell table:style-name="Default"/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2-2-1</text:p>
          </table:table-cell>
          <table:table-cell office:value-type="string">
            <text:p>15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2-3</text:p>
          </table:table-cell>
          <table:table-cell office:value-type="string">
            <text:p>15-2</text:p>
          </table:table-cell>
          <table:table-cell office:value-type="string">
            <text:p>d</text:p>
          </table:table-cell>
          <table:table-cell office:value-type="string">
            <text:p>Podzadanie 15.2.3</text:p>
          </table:table-cell>
          <table:table-cell office:value-type="string">
            <text:p>Umacnianie bezpieczeństwa ekonomicznego i ekologicznego</text:p>
          </table:table-cell>
          <table:table-cell table:style-name="Default"/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02">
            <text:p>38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2-3-1</text:p>
          </table:table-cell>
          <table:table-cell office:value-type="string">
            <text:p>15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02">
            <text:p>38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2-4</text:p>
          </table:table-cell>
          <table:table-cell office:value-type="string">
            <text:p>15-2</text:p>
          </table:table-cell>
          <table:table-cell office:value-type="string">
            <text:p>d</text:p>
          </table:table-cell>
          <table:table-cell office:value-type="string">
            <text:p>Podzadanie 15.2.4</text:p>
          </table:table-cell>
          <table:table-cell office:value-type="string">
            <text:p>Pozostałe wymiary bezpieczeństwa</text:p>
          </table:table-cell>
          <table:table-cell table:style-name="Default"/>
          <table:table-cell office:value-type="float" office:value="9043">
            <text:p>9043</text:p>
          </table:table-cell>
          <table:table-cell office:value-type="float" office:value="0">
            <text:p>0</text:p>
          </table:table-cell>
          <table:table-cell office:value-type="float" office:value="9043">
            <text:p>90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2-4-1</text:p>
          </table:table-cell>
          <table:table-cell office:value-type="string">
            <text:p>15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9043">
            <text:p>9043</text:p>
          </table:table-cell>
          <table:table-cell office:value-type="float" office:value="0">
            <text:p>0</text:p>
          </table:table-cell>
          <table:table-cell office:value-type="float" office:value="9043">
            <text:p>90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3</text:p>
          </table:table-cell>
          <table:table-cell office:value-type="string">
            <text:p>15</text:p>
          </table:table-cell>
          <table:table-cell office:value-type="string">
            <text:p>c</text:p>
          </table:table-cell>
          <table:table-cell office:value-type="string">
            <text:p>Zadanie 15.3</text:p>
          </table:table-cell>
          <table:table-cell office:value-type="string">
            <text:p>Reprezentowanie i ochrona międzynarodowych interesów RP i jej obywateli za granicą</text:p>
          </table:table-cell>
          <table:table-cell table:style-name="Default"/>
          <table:table-cell office:value-type="float" office:value="264567">
            <text:p>264567</text:p>
          </table:table-cell>
          <table:table-cell office:value-type="float" office:value="0">
            <text:p>0</text:p>
          </table:table-cell>
          <table:table-cell office:value-type="float" office:value="264567">
            <text:p>2645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3-1</text:p>
          </table:table-cell>
          <table:table-cell office:value-type="string">
            <text:p>15-3</text:p>
          </table:table-cell>
          <table:table-cell office:value-type="string">
            <text:p>d</text:p>
          </table:table-cell>
          <table:table-cell office:value-type="string">
            <text:p>Podzadanie 15.3.1</text:p>
          </table:table-cell>
          <table:table-cell office:value-type="string">
            <text:p>Wspieranie interesów polskich obywateli i polskich osób prawnych</text:p>
          </table:table-cell>
          <table:table-cell table:style-name="Default"/>
          <table:table-cell office:value-type="float" office:value="147598">
            <text:p>147598</text:p>
          </table:table-cell>
          <table:table-cell office:value-type="float" office:value="0">
            <text:p>0</text:p>
          </table:table-cell>
          <table:table-cell office:value-type="float" office:value="147598">
            <text:p>1475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3-1-1</text:p>
          </table:table-cell>
          <table:table-cell office:value-type="string">
            <text:p>15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47598">
            <text:p>147598</text:p>
          </table:table-cell>
          <table:table-cell office:value-type="float" office:value="0">
            <text:p>0</text:p>
          </table:table-cell>
          <table:table-cell office:value-type="float" office:value="147598">
            <text:p>1475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3-2</text:p>
          </table:table-cell>
          <table:table-cell office:value-type="string">
            <text:p>15-3</text:p>
          </table:table-cell>
          <table:table-cell office:value-type="string">
            <text:p>d</text:p>
          </table:table-cell>
          <table:table-cell office:value-type="string">
            <text:p>Podzadanie 15.3.2</text:p>
          </table:table-cell>
          <table:table-cell office:value-type="string">
            <text:p>Zapewnianie opieki i obsługi konsularnej</text:p>
          </table:table-cell>
          <table:table-cell table:style-name="Default"/>
          <table:table-cell office:value-type="float" office:value="109028">
            <text:p>109028</text:p>
          </table:table-cell>
          <table:table-cell office:value-type="float" office:value="0">
            <text:p>0</text:p>
          </table:table-cell>
          <table:table-cell office:value-type="float" office:value="109028">
            <text:p>1090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3-2-1</text:p>
          </table:table-cell>
          <table:table-cell office:value-type="string">
            <text:p>15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09028">
            <text:p>109028</text:p>
          </table:table-cell>
          <table:table-cell office:value-type="float" office:value="0">
            <text:p>0</text:p>
          </table:table-cell>
          <table:table-cell office:value-type="float" office:value="109028">
            <text:p>1090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3-3</text:p>
          </table:table-cell>
          <table:table-cell office:value-type="string">
            <text:p>15-3</text:p>
          </table:table-cell>
          <table:table-cell office:value-type="string">
            <text:p>d</text:p>
          </table:table-cell>
          <table:table-cell office:value-type="string">
            <text:p>Podzadanie 15.3.3</text:p>
          </table:table-cell>
          <table:table-cell office:value-type="string">
            <text:p>Reprezentowanie i ochrona interesów RP przed międzynarodowymi organami sądowymi</text:p>
          </table:table-cell>
          <table:table-cell table:style-name="Default"/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77">
            <text:p>16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3-3-1</text:p>
          </table:table-cell>
          <table:table-cell office:value-type="string">
            <text:p>15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3-3-2</text:p>
          </table:table-cell>
          <table:table-cell office:value-type="string">
            <text:p>15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3-4</text:p>
          </table:table-cell>
          <table:table-cell office:value-type="string">
            <text:p>15-3</text:p>
          </table:table-cell>
          <table:table-cell office:value-type="string">
            <text:p>d</text:p>
          </table:table-cell>
          <table:table-cell office:value-type="string">
            <text:p>Podzadanie 15.3.4</text:p>
          </table:table-cell>
          <table:table-cell office:value-type="string">
            <text:p>Zapewnianie obsługi prawnej działań wynikających z członkowstwa Polski w UE</text:p>
          </table:table-cell>
          <table:table-cell table:style-name="Default"/>
          <table:table-cell office:value-type="float" office:value="6264">
            <text:p>6264</text:p>
          </table:table-cell>
          <table:table-cell office:value-type="float" office:value="0">
            <text:p>0</text:p>
          </table:table-cell>
          <table:table-cell office:value-type="float" office:value="6264">
            <text:p>62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3-4-1</text:p>
          </table:table-cell>
          <table:table-cell office:value-type="string">
            <text:p>15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3-4-2</text:p>
          </table:table-cell>
          <table:table-cell office:value-type="string">
            <text:p>15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5989">
            <text:p>5989</text:p>
          </table:table-cell>
          <table:table-cell office:value-type="float" office:value="0">
            <text:p>0</text:p>
          </table:table-cell>
          <table:table-cell office:value-type="float" office:value="5989">
            <text:p>59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4</text:p>
          </table:table-cell>
          <table:table-cell office:value-type="string">
            <text:p>15</text:p>
          </table:table-cell>
          <table:table-cell office:value-type="string">
            <text:p>c</text:p>
          </table:table-cell>
          <table:table-cell office:value-type="string">
            <text:p>Zadanie 15.4</text:p>
          </table:table-cell>
          <table:table-cell office:value-type="string">
            <text:p>Kształtowanie międzynarodowego wizerunku RP</text:p>
          </table:table-cell>
          <table:table-cell table:style-name="Default"/>
          <table:table-cell office:value-type="float" office:value="181529">
            <text:p>181529</text:p>
          </table:table-cell>
          <table:table-cell office:value-type="float" office:value="0">
            <text:p>0</text:p>
          </table:table-cell>
          <table:table-cell office:value-type="float" office:value="181529">
            <text:p>1815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4-1</text:p>
          </table:table-cell>
          <table:table-cell office:value-type="string">
            <text:p>15-4</text:p>
          </table:table-cell>
          <table:table-cell office:value-type="string">
            <text:p>d</text:p>
          </table:table-cell>
          <table:table-cell office:value-type="string">
            <text:p>Podzadanie 15.4.1</text:p>
          </table:table-cell>
          <table:table-cell office:value-type="string">
            <text:p>Prowadzenie promocji kraju</text:p>
          </table:table-cell>
          <table:table-cell table:style-name="Default"/>
          <table:table-cell office:value-type="float" office:value="130073">
            <text:p>130073</text:p>
          </table:table-cell>
          <table:table-cell office:value-type="float" office:value="0">
            <text:p>0</text:p>
          </table:table-cell>
          <table:table-cell office:value-type="float" office:value="130073">
            <text:p>1300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4-1-1</text:p>
          </table:table-cell>
          <table:table-cell office:value-type="string">
            <text:p>15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32224">
            <text:p>32224</text:p>
          </table:table-cell>
          <table:table-cell office:value-type="float" office:value="0">
            <text:p>0</text:p>
          </table:table-cell>
          <table:table-cell office:value-type="float" office:value="32224">
            <text:p>322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4-1-2</text:p>
          </table:table-cell>
          <table:table-cell office:value-type="string">
            <text:p>15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97849">
            <text:p>97849</text:p>
          </table:table-cell>
          <table:table-cell office:value-type="float" office:value="0">
            <text:p>0</text:p>
          </table:table-cell>
          <table:table-cell office:value-type="float" office:value="97849">
            <text:p>978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4-2</text:p>
          </table:table-cell>
          <table:table-cell office:value-type="string">
            <text:p>15-4</text:p>
          </table:table-cell>
          <table:table-cell office:value-type="string">
            <text:p>d</text:p>
          </table:table-cell>
          <table:table-cell office:value-type="string">
            <text:p>Podzadanie 15.4.2</text:p>
          </table:table-cell>
          <table:table-cell office:value-type="string">
            <text:p>Udział we współpracy rozwojowej i międzynarodowej pomocy humanitarnej</text:p>
          </table:table-cell>
          <table:table-cell table:style-name="Default"/>
          <table:table-cell office:value-type="float" office:value="5377">
            <text:p>5377</text:p>
          </table:table-cell>
          <table:table-cell office:value-type="float" office:value="0">
            <text:p>0</text:p>
          </table:table-cell>
          <table:table-cell office:value-type="float" office:value="5377">
            <text:p>53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4-2-1</text:p>
          </table:table-cell>
          <table:table-cell office:value-type="string">
            <text:p>15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5377">
            <text:p>5377</text:p>
          </table:table-cell>
          <table:table-cell office:value-type="float" office:value="0">
            <text:p>0</text:p>
          </table:table-cell>
          <table:table-cell office:value-type="float" office:value="5377">
            <text:p>53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4-3</text:p>
          </table:table-cell>
          <table:table-cell office:value-type="string">
            <text:p>15-4</text:p>
          </table:table-cell>
          <table:table-cell office:value-type="string">
            <text:p>d</text:p>
          </table:table-cell>
          <table:table-cell office:value-type="string">
            <text:p>Podzadanie 15.4.3</text:p>
          </table:table-cell>
          <table:table-cell office:value-type="string">
            <text:p>Wspieranie rozwoju demokracji, praw człowieka i rządów prawa</text:p>
          </table:table-cell>
          <table:table-cell table:style-name="Default"/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4-3-1</text:p>
          </table:table-cell>
          <table:table-cell office:value-type="string">
            <text:p>15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4-4</text:p>
          </table:table-cell>
          <table:table-cell office:value-type="string">
            <text:p>15-4</text:p>
          </table:table-cell>
          <table:table-cell office:value-type="string">
            <text:p>d</text:p>
          </table:table-cell>
          <table:table-cell office:value-type="string">
            <text:p>Podzadanie 15.4.4</text:p>
          </table:table-cell>
          <table:table-cell office:value-type="string">
            <text:p>Zapewnianie obsługi cudzoziemców i zagranicznych osób prawnych</text:p>
          </table:table-cell>
          <table:table-cell table:style-name="Default"/>
          <table:table-cell office:value-type="float" office:value="44238">
            <text:p>44238</text:p>
          </table:table-cell>
          <table:table-cell office:value-type="float" office:value="0">
            <text:p>0</text:p>
          </table:table-cell>
          <table:table-cell office:value-type="float" office:value="44238">
            <text:p>442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4-4-1</text:p>
          </table:table-cell>
          <table:table-cell office:value-type="string">
            <text:p>15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44238">
            <text:p>44238</text:p>
          </table:table-cell>
          <table:table-cell office:value-type="float" office:value="0">
            <text:p>0</text:p>
          </table:table-cell>
          <table:table-cell office:value-type="float" office:value="44238">
            <text:p>442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5</text:p>
          </table:table-cell>
          <table:table-cell office:value-type="string">
            <text:p>15</text:p>
          </table:table-cell>
          <table:table-cell office:value-type="string">
            <text:p>c</text:p>
          </table:table-cell>
          <table:table-cell office:value-type="string">
            <text:p>Zadanie 15.5</text:p>
          </table:table-cell>
          <table:table-cell office:value-type="string">
            <text:p>Kształtowanie i koordynacja polityki zagranicznej</text:p>
          </table:table-cell>
          <table:table-cell table:style-name="Default"/>
          <table:table-cell office:value-type="float" office:value="393292">
            <text:p>393292</text:p>
          </table:table-cell>
          <table:table-cell office:value-type="float" office:value="3230">
            <text:p>3230</text:p>
          </table:table-cell>
          <table:table-cell office:value-type="float" office:value="390062">
            <text:p>390062</text:p>
          </table:table-cell>
          <table:table-cell office:value-type="string">
            <text:p>0.82</text:p>
          </table:table-cell>
          <table:table-cell office:value-type="string">
            <text:p>99.18</text:p>
          </table:table-cell>
        </table:table-row>
        <table:table-row table:style-name="ro1">
          <table:table-cell table:style-name="ce1" office:value-type="string">
            <text:p>15-5-1</text:p>
          </table:table-cell>
          <table:table-cell office:value-type="string">
            <text:p>15-5</text:p>
          </table:table-cell>
          <table:table-cell office:value-type="string">
            <text:p>d</text:p>
          </table:table-cell>
          <table:table-cell office:value-type="string">
            <text:p>Podzadanie 15.5.1</text:p>
          </table:table-cell>
          <table:table-cell office:value-type="string">
            <text:p>Kształtowanie i koordynacja współpracy międzynarodowej organów administracji rządowej w odniesieniu do spraw zagranicznych</text:p>
          </table:table-cell>
          <table:table-cell table:style-name="Default"/>
          <table:table-cell office:value-type="float" office:value="5179">
            <text:p>5179</text:p>
          </table:table-cell>
          <table:table-cell office:value-type="float" office:value="0">
            <text:p>0</text:p>
          </table:table-cell>
          <table:table-cell office:value-type="float" office:value="5179">
            <text:p>51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1-1</text:p>
          </table:table-cell>
          <table:table-cell office:value-type="string">
            <text:p>15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5179">
            <text:p>5179</text:p>
          </table:table-cell>
          <table:table-cell office:value-type="float" office:value="0">
            <text:p>0</text:p>
          </table:table-cell>
          <table:table-cell office:value-type="float" office:value="5179">
            <text:p>51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5-2</text:p>
          </table:table-cell>
          <table:table-cell office:value-type="string">
            <text:p>15-5</text:p>
          </table:table-cell>
          <table:table-cell office:value-type="string">
            <text:p>d</text:p>
          </table:table-cell>
          <table:table-cell office:value-type="string">
            <text:p>Podzadanie 15.5.2</text:p>
          </table:table-cell>
          <table:table-cell office:value-type="string">
            <text:p>Kształtowanie i koordynacja współpracy międzynarodowej organów administracji rządowej w odniesieniu do spraw członkowstwa Polski w UE</text:p>
          </table:table-cell>
          <table:table-cell table:style-name="Default"/>
          <table:table-cell office:value-type="float" office:value="108623">
            <text:p>108623</text:p>
          </table:table-cell>
          <table:table-cell office:value-type="float" office:value="0">
            <text:p>0</text:p>
          </table:table-cell>
          <table:table-cell office:value-type="float" office:value="108623">
            <text:p>1086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2-1</text:p>
          </table:table-cell>
          <table:table-cell office:value-type="string">
            <text:p>15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05338">
            <text:p>105338</text:p>
          </table:table-cell>
          <table:table-cell office:value-type="float" office:value="0">
            <text:p>0</text:p>
          </table:table-cell>
          <table:table-cell office:value-type="float" office:value="105338">
            <text:p>1053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2-2</text:p>
          </table:table-cell>
          <table:table-cell office:value-type="string">
            <text:p>15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285">
            <text:p>3285</text:p>
          </table:table-cell>
          <table:table-cell office:value-type="float" office:value="0">
            <text:p>0</text:p>
          </table:table-cell>
          <table:table-cell office:value-type="float" office:value="3285">
            <text:p>32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5-3</text:p>
          </table:table-cell>
          <table:table-cell office:value-type="string">
            <text:p>15-5</text:p>
          </table:table-cell>
          <table:table-cell office:value-type="string">
            <text:p>d</text:p>
          </table:table-cell>
          <table:table-cell office:value-type="string">
            <text:p>Podzadanie 15.5.3</text:p>
          </table:table-cell>
          <table:table-cell office:value-type="string">
            <text:p>Prowadzenie działalności edukacyjnej i informacyjnej</text:p>
          </table:table-cell>
          <table:table-cell table:style-name="Default"/>
          <table:table-cell office:value-type="float" office:value="9167">
            <text:p>9167</text:p>
          </table:table-cell>
          <table:table-cell office:value-type="float" office:value="0">
            <text:p>0</text:p>
          </table:table-cell>
          <table:table-cell office:value-type="float" office:value="9167">
            <text:p>91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3-1</text:p>
          </table:table-cell>
          <table:table-cell office:value-type="string">
            <text:p>15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9167">
            <text:p>9167</text:p>
          </table:table-cell>
          <table:table-cell office:value-type="float" office:value="0">
            <text:p>0</text:p>
          </table:table-cell>
          <table:table-cell office:value-type="float" office:value="9167">
            <text:p>91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5-4</text:p>
          </table:table-cell>
          <table:table-cell office:value-type="string">
            <text:p>15-5</text:p>
          </table:table-cell>
          <table:table-cell office:value-type="string">
            <text:p>d</text:p>
          </table:table-cell>
          <table:table-cell office:value-type="string">
            <text:p>Podzadanie 15.5.4</text:p>
          </table:table-cell>
          <table:table-cell office:value-type="string">
            <text:p>Przygotowanie, sprawowanie i obsługa Prezydencji RP w Radzie Unii Europejskiej</text:p>
          </table:table-cell>
          <table:table-cell table:style-name="Default"/>
          <table:table-cell office:value-type="float" office:value="270323">
            <text:p>270323</text:p>
          </table:table-cell>
          <table:table-cell office:value-type="float" office:value="3230">
            <text:p>3230</text:p>
          </table:table-cell>
          <table:table-cell office:value-type="float" office:value="267093">
            <text:p>267093</text:p>
          </table:table-cell>
          <table:table-cell table:style-name="ce1" office:value-type="string">
            <text:p>1.19</text:p>
          </table:table-cell>
          <table:table-cell office:value-type="string">
            <text:p>98.81</text:p>
          </table:table-cell>
        </table:table-row>
        <table:table-row table:style-name="ro1">
          <table:table-cell office:value-type="string">
            <text:p>15-5-4-1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jmu</text:p>
          </table:table-cell>
          <table:table-cell office:value-type="string">
            <text:p>02</text:p>
          </table:table-cell>
          <table:table-cell office:value-type="float" office:value="5712">
            <text:p>5712</text:p>
          </table:table-cell>
          <table:table-cell office:value-type="float" office:value="0">
            <text:p>0</text:p>
          </table:table-cell>
          <table:table-cell office:value-type="float" office:value="5712">
            <text:p>57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4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26652">
            <text:p>26652</text:p>
          </table:table-cell>
          <table:table-cell office:value-type="float" office:value="0">
            <text:p>0</text:p>
          </table:table-cell>
          <table:table-cell office:value-type="float" office:value="26652">
            <text:p>266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5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3265">
            <text:p>3265</text:p>
          </table:table-cell>
          <table:table-cell office:value-type="float" office:value="0">
            <text:p>0</text:p>
          </table:table-cell>
          <table:table-cell office:value-type="float" office:value="3265">
            <text:p>32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6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3248">
            <text:p>3248</text:p>
          </table:table-cell>
          <table:table-cell office:value-type="float" office:value="0">
            <text:p>0</text:p>
          </table:table-cell>
          <table:table-cell office:value-type="float" office:value="3248">
            <text:p>32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7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8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9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3875">
            <text:p>3875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0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1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295">
            <text:p>1295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2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3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4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5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6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7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2718">
            <text:p>2718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8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19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08">
            <text:p>220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0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49239">
            <text:p>49239</text:p>
          </table:table-cell>
          <table:table-cell office:value-type="float" office:value="0">
            <text:p>0</text:p>
          </table:table-cell>
          <table:table-cell office:value-type="float" office:value="49239">
            <text:p>492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1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2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16001">
            <text:p>116001</text:p>
          </table:table-cell>
          <table:table-cell office:value-type="float" office:value="0">
            <text:p>0</text:p>
          </table:table-cell>
          <table:table-cell office:value-type="float" office:value="116001">
            <text:p>1160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3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6259">
            <text:p>6259</text:p>
          </table:table-cell>
          <table:table-cell office:value-type="float" office:value="3230">
            <text:p>3230</text:p>
          </table:table-cell>
          <table:table-cell office:value-type="float" office:value="3029">
            <text:p>3029</text:p>
          </table:table-cell>
          <table:table-cell office:value-type="string">
            <text:p>51.61</text:p>
          </table:table-cell>
          <table:table-cell office:value-type="string">
            <text:p>48.39</text:p>
          </table:table-cell>
        </table:table-row>
        <table:table-row table:style-name="ro1">
          <table:table-cell office:value-type="string">
            <text:p>15-5-4-24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557">
            <text:p>2557</text:p>
          </table:table-cell>
          <table:table-cell office:value-type="float" office:value="0">
            <text:p>0</text:p>
          </table:table-cell>
          <table:table-cell office:value-type="float" office:value="2557">
            <text:p>25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5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6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7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Agencja Bezpieczeństwa Wewnętrznego</text:p>
          </table:table-cell>
          <table:table-cell office:value-type="string">
            <text:p>57</text:p>
          </table:table-cell>
          <table:table-cell office:value-type="float" office:value="4592">
            <text:p>4592</text:p>
          </table:table-cell>
          <table:table-cell office:value-type="float" office:value="0">
            <text:p>0</text:p>
          </table:table-cell>
          <table:table-cell office:value-type="float" office:value="4592">
            <text:p>45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8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łówny Urząd Statystyczny</text:p>
          </table:table-cell>
          <table:table-cell office:value-type="string">
            <text:p>58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29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0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Patentowy RP</text:p>
          </table:table-cell>
          <table:table-cell office:value-type="string">
            <text:p>61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1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2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3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4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5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531">
            <text:p>3531</text:p>
          </table:table-cell>
          <table:table-cell office:value-type="float" office:value="0">
            <text:p>0</text:p>
          </table:table-cell>
          <table:table-cell office:value-type="float" office:value="3531">
            <text:p>35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6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0620">
            <text:p>10620</text:p>
          </table:table-cell>
          <table:table-cell office:value-type="float" office:value="0">
            <text:p>0</text:p>
          </table:table-cell>
          <table:table-cell office:value-type="float" office:value="10620">
            <text:p>10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7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8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5-4-39</text:p>
          </table:table-cell>
          <table:table-cell office:value-type="string">
            <text:p>15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1539">
            <text:p>11539</text:p>
          </table:table-cell>
          <table:table-cell office:value-type="float" office:value="0">
            <text:p>0</text:p>
          </table:table-cell>
          <table:table-cell office:value-type="float" office:value="11539">
            <text:p>115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6</text:p>
          </table:table-cell>
          <table:table-cell office:value-type="string">
            <text:p>15</text:p>
          </table:table-cell>
          <table:table-cell office:value-type="string">
            <text:p>c</text:p>
          </table:table-cell>
          <table:table-cell office:value-type="string">
            <text:p>Zadanie 15.6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79696">
            <text:p>79696</text:p>
          </table:table-cell>
          <table:table-cell office:value-type="float" office:value="0">
            <text:p>0</text:p>
          </table:table-cell>
          <table:table-cell office:value-type="float" office:value="79696">
            <text:p>796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6-1</text:p>
          </table:table-cell>
          <table:table-cell office:value-type="string">
            <text:p>15-6</text:p>
          </table:table-cell>
          <table:table-cell office:value-type="string">
            <text:p>d</text:p>
          </table:table-cell>
          <table:table-cell office:value-type="string">
            <text:p>Podzadanie 15.6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38220">
            <text:p>38220</text:p>
          </table:table-cell>
          <table:table-cell office:value-type="float" office:value="0">
            <text:p>0</text:p>
          </table:table-cell>
          <table:table-cell office:value-type="float" office:value="38220">
            <text:p>382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6-1-1</text:p>
          </table:table-cell>
          <table:table-cell office:value-type="string">
            <text:p>15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38220">
            <text:p>38220</text:p>
          </table:table-cell>
          <table:table-cell office:value-type="float" office:value="0">
            <text:p>0</text:p>
          </table:table-cell>
          <table:table-cell office:value-type="float" office:value="38220">
            <text:p>382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5-6-2</text:p>
          </table:table-cell>
          <table:table-cell office:value-type="string">
            <text:p>15-6</text:p>
          </table:table-cell>
          <table:table-cell office:value-type="string">
            <text:p>d</text:p>
          </table:table-cell>
          <table:table-cell office:value-type="string">
            <text:p>Podzadanie 15.6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41476">
            <text:p>41476</text:p>
          </table:table-cell>
          <table:table-cell office:value-type="float" office:value="0">
            <text:p>0</text:p>
          </table:table-cell>
          <table:table-cell office:value-type="float" office:value="41476">
            <text:p>414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5-6-2-1</text:p>
          </table:table-cell>
          <table:table-cell office:value-type="string">
            <text:p>15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41476">
            <text:p>41476</text:p>
          </table:table-cell>
          <table:table-cell office:value-type="float" office:value="0">
            <text:p>0</text:p>
          </table:table-cell>
          <table:table-cell office:value-type="float" office:value="41476">
            <text:p>414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6</text:p>
          </table:table-cell>
          <table:table-cell office:value-type="string">
            <text:p>SPRAWY OBYWATELSKIE</text:p>
          </table:table-cell>
          <table:table-cell table:style-name="Default"/>
          <table:table-cell office:value-type="float" office:value="1548673">
            <text:p>1548673</text:p>
          </table:table-cell>
          <table:table-cell office:value-type="float" office:value="293988">
            <text:p>293988</text:p>
          </table:table-cell>
          <table:table-cell office:value-type="float" office:value="1254685">
            <text:p>1254685</text:p>
          </table:table-cell>
          <table:table-cell office:value-type="string">
            <text:p>18.98</text:p>
          </table:table-cell>
          <table:table-cell office:value-type="string">
            <text:p>81.02</text:p>
          </table:table-cell>
        </table:table-row>
        <table:table-row table:style-name="ro1">
          <table:table-cell table:style-name="ce1" office:value-type="string">
            <text:p>16-1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1</text:p>
          </table:table-cell>
          <table:table-cell office:value-type="string">
            <text:p>Obsługa administracyjna obywatela</text:p>
          </table:table-cell>
          <table:table-cell table:style-name="Default"/>
          <table:table-cell office:value-type="float" office:value="774453">
            <text:p>774453</text:p>
          </table:table-cell>
          <table:table-cell office:value-type="float" office:value="123112">
            <text:p>123112</text:p>
          </table:table-cell>
          <table:table-cell office:value-type="float" office:value="651341">
            <text:p>651341</text:p>
          </table:table-cell>
          <table:table-cell table:style-name="ce1" office:value-type="string">
            <text:p>15.9</text:p>
          </table:table-cell>
          <table:table-cell office:value-type="string">
            <text:p>84.1</text:p>
          </table:table-cell>
        </table:table-row>
        <table:table-row table:style-name="ro1">
          <table:table-cell table:style-name="ce1" office:value-type="string">
            <text:p>16-1-1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1</text:p>
          </table:table-cell>
          <table:table-cell office:value-type="string">
            <text:p>Ewidencja ludności i dowody osobiste, rejestracja stanu cywilnego oraz zmiana imion i nazwisk</text:p>
          </table:table-cell>
          <table:table-cell table:style-name="Default"/>
          <table:table-cell office:value-type="float" office:value="550218">
            <text:p>550218</text:p>
          </table:table-cell>
          <table:table-cell office:value-type="float" office:value="0">
            <text:p>0</text:p>
          </table:table-cell>
          <table:table-cell office:value-type="float" office:value="550218">
            <text:p>5502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1-1</text:p>
          </table:table-cell>
          <table:table-cell office:value-type="string">
            <text:p>16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23203">
            <text:p>223203</text:p>
          </table:table-cell>
          <table:table-cell office:value-type="float" office:value="0">
            <text:p>0</text:p>
          </table:table-cell>
          <table:table-cell office:value-type="float" office:value="223203">
            <text:p>2232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1-2</text:p>
          </table:table-cell>
          <table:table-cell office:value-type="string">
            <text:p>16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27015">
            <text:p>327015</text:p>
          </table:table-cell>
          <table:table-cell office:value-type="float" office:value="0">
            <text:p>0</text:p>
          </table:table-cell>
          <table:table-cell office:value-type="float" office:value="327015">
            <text:p>3270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2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2</text:p>
          </table:table-cell>
          <table:table-cell office:value-type="string">
            <text:p>Wydawanie dokumentów paszportowych</text:p>
          </table:table-cell>
          <table:table-cell table:style-name="Default"/>
          <table:table-cell office:value-type="float" office:value="46197">
            <text:p>46197</text:p>
          </table:table-cell>
          <table:table-cell office:value-type="float" office:value="0">
            <text:p>0</text:p>
          </table:table-cell>
          <table:table-cell office:value-type="float" office:value="46197">
            <text:p>461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2-1</text:p>
          </table:table-cell>
          <table:table-cell office:value-type="string">
            <text:p>16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77">
            <text:p>8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2-2</text:p>
          </table:table-cell>
          <table:table-cell office:value-type="string">
            <text:p>16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5320">
            <text:p>45320</text:p>
          </table:table-cell>
          <table:table-cell office:value-type="float" office:value="0">
            <text:p>0</text:p>
          </table:table-cell>
          <table:table-cell office:value-type="float" office:value="45320">
            <text:p>453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3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3</text:p>
          </table:table-cell>
          <table:table-cell office:value-type="string">
            <text:p>Wzmacnianie potencjału administracji publicznej</text:p>
          </table:table-cell>
          <table:table-cell table:style-name="Default"/>
          <table:table-cell office:value-type="float" office:value="151683">
            <text:p>151683</text:p>
          </table:table-cell>
          <table:table-cell office:value-type="float" office:value="123112">
            <text:p>123112</text:p>
          </table:table-cell>
          <table:table-cell office:value-type="float" office:value="28571">
            <text:p>28571</text:p>
          </table:table-cell>
          <table:table-cell office:value-type="string">
            <text:p>81.16</text:p>
          </table:table-cell>
          <table:table-cell office:value-type="string">
            <text:p>18.84</text:p>
          </table:table-cell>
        </table:table-row>
        <table:table-row table:style-name="ro1">
          <table:table-cell office:value-type="string">
            <text:p>16-1-3-1</text:p>
          </table:table-cell>
          <table:table-cell office:value-type="string">
            <text:p>16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134249">
            <text:p>134249</text:p>
          </table:table-cell>
          <table:table-cell office:value-type="float" office:value="119448">
            <text:p>119448</text:p>
          </table:table-cell>
          <table:table-cell office:value-type="float" office:value="14801">
            <text:p>14801</text:p>
          </table:table-cell>
          <table:table-cell office:value-type="string">
            <text:p>88.97</text:p>
          </table:table-cell>
          <table:table-cell table:style-name="ce1" office:value-type="string">
            <text:p>11.03</text:p>
          </table:table-cell>
        </table:table-row>
        <table:table-row table:style-name="ro1">
          <table:table-cell office:value-type="string">
            <text:p>16-1-3-2</text:p>
          </table:table-cell>
          <table:table-cell office:value-type="string">
            <text:p>16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4054">
            <text:p>4054</text:p>
          </table:table-cell>
          <table:table-cell office:value-type="float" office:value="3664">
            <text:p>3664</text:p>
          </table:table-cell>
          <table:table-cell office:value-type="float" office:value="390">
            <text:p>390</text:p>
          </table:table-cell>
          <table:table-cell office:value-type="string">
            <text:p>90.38</text:p>
          </table:table-cell>
          <table:table-cell table:style-name="ce1" office:value-type="string">
            <text:p>9.62</text:p>
          </table:table-cell>
        </table:table-row>
        <table:table-row table:style-name="ro1">
          <table:table-cell office:value-type="string">
            <text:p>16-1-3-3</text:p>
          </table:table-cell>
          <table:table-cell office:value-type="string">
            <text:p>16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3380">
            <text:p>13380</text:p>
          </table:table-cell>
          <table:table-cell office:value-type="float" office:value="0">
            <text:p>0</text:p>
          </table:table-cell>
          <table:table-cell office:value-type="float" office:value="13380">
            <text:p>13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4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4</text:p>
          </table:table-cell>
          <table:table-cell office:value-type="string">
            <text:p>Prowadzenie spraw z zakresu nadzoru sprawowanego przez ministra właściwego do spraw administracji publicznej oraz funkcjonowanie zespolonej administracji rządowej i jednostek samorządu terytorialnego</text:p>
          </table:table-cell>
          <table:table-cell table:style-name="Default"/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4-1</text:p>
          </table:table-cell>
          <table:table-cell office:value-type="string">
            <text:p>16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5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5</text:p>
          </table:table-cell>
          <table:table-cell office:value-type="string">
            <text:p>Prowadzenie spraw związanych z przyjmowaniem oraz rozpatrywaniem skarg i wniosków</text:p>
          </table:table-cell>
          <table:table-cell table:style-name="Default"/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5-1</text:p>
          </table:table-cell>
          <table:table-cell office:value-type="string">
            <text:p>16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5-2</text:p>
          </table:table-cell>
          <table:table-cell office:value-type="string">
            <text:p>16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5-3</text:p>
          </table:table-cell>
          <table:table-cell office:value-type="string">
            <text:p>16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6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6</text:p>
          </table:table-cell>
          <table:table-cell office:value-type="string">
            <text:p>Prowadzenie spraw dotyczących obywatelstwa polskiego</text:p>
          </table:table-cell>
          <table:table-cell table:style-name="Default"/>
          <table:table-cell office:value-type="float" office:value="18427">
            <text:p>18427</text:p>
          </table:table-cell>
          <table:table-cell office:value-type="float" office:value="0">
            <text:p>0</text:p>
          </table:table-cell>
          <table:table-cell office:value-type="float" office:value="18427">
            <text:p>184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6-1</text:p>
          </table:table-cell>
          <table:table-cell office:value-type="string">
            <text:p>16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6-2</text:p>
          </table:table-cell>
          <table:table-cell office:value-type="string">
            <text:p>16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202">
            <text:p>17202</text:p>
          </table:table-cell>
          <table:table-cell office:value-type="float" office:value="0">
            <text:p>0</text:p>
          </table:table-cell>
          <table:table-cell office:value-type="float" office:value="17202">
            <text:p>172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7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7</text:p>
          </table:table-cell>
          <table:table-cell office:value-type="string">
            <text:p>Wydawanie zezwoleń na zbiórki publiczne oraz kontrola zbiórek publicznych</text:p>
          </table:table-cell>
          <table:table-cell table:style-name="Default"/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7-1</text:p>
          </table:table-cell>
          <table:table-cell office:value-type="string">
            <text:p>16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7-2</text:p>
          </table:table-cell>
          <table:table-cell office:value-type="string">
            <text:p>16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1-8</text:p>
          </table:table-cell>
          <table:table-cell office:value-type="string">
            <text:p>16-1</text:p>
          </table:table-cell>
          <table:table-cell office:value-type="string">
            <text:p>d</text:p>
          </table:table-cell>
          <table:table-cell office:value-type="string">
            <text:p>Podzadanie 16.1.8</text:p>
          </table:table-cell>
          <table:table-cell office:value-type="string">
            <text:p>Kontrola działalności tłumaczy przysięgłych</text:p>
          </table:table-cell>
          <table:table-cell table:style-name="Default"/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1-8-1</text:p>
          </table:table-cell>
          <table:table-cell office:value-type="string">
            <text:p>16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2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2</text:p>
          </table:table-cell>
          <table:table-cell office:value-type="string">
            <text:p>Podtrzymywanie tożsamości kulturowej mniejszości narodowych i etnicznych</text:p>
          </table:table-cell>
          <table:table-cell table:style-name="Default"/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455">
            <text:p>164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2-1</text:p>
          </table:table-cell>
          <table:table-cell office:value-type="string">
            <text:p>16-2</text:p>
          </table:table-cell>
          <table:table-cell office:value-type="string">
            <text:p>d</text:p>
          </table:table-cell>
          <table:table-cell office:value-type="string">
            <text:p>Podzadanie 16.2.1</text:p>
          </table:table-cell>
          <table:table-cell office:value-type="string">
            <text:p>Działania wobec mniejszości narodowych i etnicznych</text:p>
          </table:table-cell>
          <table:table-cell table:style-name="Default"/>
          <table:table-cell office:value-type="float" office:value="14980">
            <text:p>14980</text:p>
          </table:table-cell>
          <table:table-cell office:value-type="float" office:value="0">
            <text:p>0</text:p>
          </table:table-cell>
          <table:table-cell office:value-type="float" office:value="14980">
            <text:p>149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1-1</text:p>
          </table:table-cell>
          <table:table-cell office:value-type="string">
            <text:p>16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14758">
            <text:p>14758</text:p>
          </table:table-cell>
          <table:table-cell office:value-type="float" office:value="0">
            <text:p>0</text:p>
          </table:table-cell>
          <table:table-cell office:value-type="float" office:value="14758">
            <text:p>147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1-2</text:p>
          </table:table-cell>
          <table:table-cell office:value-type="string">
            <text:p>16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2-2</text:p>
          </table:table-cell>
          <table:table-cell office:value-type="string">
            <text:p>16-2</text:p>
          </table:table-cell>
          <table:table-cell office:value-type="string">
            <text:p>d</text:p>
          </table:table-cell>
          <table:table-cell office:value-type="string">
            <text:p>Podzadanie 16.2.2</text:p>
          </table:table-cell>
          <table:table-cell office:value-type="string">
            <text:p>Realizacja zasady równego traktowania osób bez względu na pochodzenie etniczne</text:p>
          </table:table-cell>
          <table:table-cell table:style-name="Default"/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2-1</text:p>
          </table:table-cell>
          <table:table-cell office:value-type="string">
            <text:p>16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2-2</text:p>
          </table:table-cell>
          <table:table-cell office:value-type="string">
            <text:p>16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2-3</text:p>
          </table:table-cell>
          <table:table-cell office:value-type="string">
            <text:p>16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2-3</text:p>
          </table:table-cell>
          <table:table-cell office:value-type="string">
            <text:p>16-2</text:p>
          </table:table-cell>
          <table:table-cell office:value-type="string">
            <text:p>d</text:p>
          </table:table-cell>
          <table:table-cell office:value-type="string">
            <text:p>Podzadanie 16.2.3</text:p>
          </table:table-cell>
          <table:table-cell office:value-type="string">
            <text:p>Działania na rzecz społeczności romskiej w Polsce</text:p>
          </table:table-cell>
          <table:table-cell table:style-name="Default"/>
          <table:table-cell office:value-type="float" office:value="1209">
            <text:p>1209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3-1</text:p>
          </table:table-cell>
          <table:table-cell office:value-type="string">
            <text:p>16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2-3-2</text:p>
          </table:table-cell>
          <table:table-cell office:value-type="string">
            <text:p>16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3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3</text:p>
          </table:table-cell>
          <table:table-cell office:value-type="string">
            <text:p>Utrzymanie stosunków między Państwem a kościołem i związkami wyznaniowymi</text:p>
          </table:table-cell>
          <table:table-cell table:style-name="Default"/>
          <table:table-cell office:value-type="float" office:value="94512">
            <text:p>94512</text:p>
          </table:table-cell>
          <table:table-cell office:value-type="float" office:value="0">
            <text:p>0</text:p>
          </table:table-cell>
          <table:table-cell office:value-type="float" office:value="94512">
            <text:p>945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3-1</text:p>
          </table:table-cell>
          <table:table-cell office:value-type="string">
            <text:p>16-3</text:p>
          </table:table-cell>
          <table:table-cell office:value-type="string">
            <text:p>d</text:p>
          </table:table-cell>
          <table:table-cell office:value-type="string">
            <text:p>Podzadanie 16.3.1</text:p>
          </table:table-cell>
          <table:table-cell office:value-type="string">
            <text:p>Wydawanie zaświadczeń o osobowości prawnej jednostek kościelnych</text:p>
          </table:table-cell>
          <table:table-cell table:style-name="Default"/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3-1-1</text:p>
          </table:table-cell>
          <table:table-cell office:value-type="string">
            <text:p>16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3-2</text:p>
          </table:table-cell>
          <table:table-cell office:value-type="string">
            <text:p>16-3</text:p>
          </table:table-cell>
          <table:table-cell office:value-type="string">
            <text:p>d</text:p>
          </table:table-cell>
          <table:table-cell office:value-type="string">
            <text:p>Podzadanie 16.3.2</text:p>
          </table:table-cell>
          <table:table-cell office:value-type="string">
            <text:p>Realizacja zadań z zakresu stosunków pomiędzy Państwem a Kościołem</text:p>
          </table:table-cell>
          <table:table-cell table:style-name="Default"/>
          <table:table-cell office:value-type="float" office:value="94147">
            <text:p>94147</text:p>
          </table:table-cell>
          <table:table-cell office:value-type="float" office:value="0">
            <text:p>0</text:p>
          </table:table-cell>
          <table:table-cell office:value-type="float" office:value="94147">
            <text:p>941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3-2-1</text:p>
          </table:table-cell>
          <table:table-cell office:value-type="string">
            <text:p>16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93619">
            <text:p>93619</text:p>
          </table:table-cell>
          <table:table-cell office:value-type="float" office:value="0">
            <text:p>0</text:p>
          </table:table-cell>
          <table:table-cell office:value-type="float" office:value="93619">
            <text:p>936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3-2-2</text:p>
          </table:table-cell>
          <table:table-cell office:value-type="string">
            <text:p>16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4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4</text:p>
          </table:table-cell>
          <table:table-cell office:value-type="string">
            <text:p>Wspieranie Polonii i Polaków za granicą</text:p>
          </table:table-cell>
          <table:table-cell table:style-name="Default"/>
          <table:table-cell office:value-type="float" office:value="116232">
            <text:p>116232</text:p>
          </table:table-cell>
          <table:table-cell office:value-type="float" office:value="0">
            <text:p>0</text:p>
          </table:table-cell>
          <table:table-cell office:value-type="float" office:value="116232">
            <text:p>1162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4-1</text:p>
          </table:table-cell>
          <table:table-cell office:value-type="string">
            <text:p>16-4</text:p>
          </table:table-cell>
          <table:table-cell office:value-type="string">
            <text:p>d</text:p>
          </table:table-cell>
          <table:table-cell office:value-type="string">
            <text:p>Podzadanie 16.4.1</text:p>
          </table:table-cell>
          <table:table-cell office:value-type="string">
            <text:p>Współpraca i wspieranie Polonii i Polaków za granicą</text:p>
          </table:table-cell>
          <table:table-cell table:style-name="Default"/>
          <table:table-cell office:value-type="float" office:value="116232">
            <text:p>116232</text:p>
          </table:table-cell>
          <table:table-cell office:value-type="float" office:value="0">
            <text:p>0</text:p>
          </table:table-cell>
          <table:table-cell office:value-type="float" office:value="116232">
            <text:p>1162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4-1-1</text:p>
          </table:table-cell>
          <table:table-cell office:value-type="string">
            <text:p>16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76845">
            <text:p>76845</text:p>
          </table:table-cell>
          <table:table-cell office:value-type="float" office:value="0">
            <text:p>0</text:p>
          </table:table-cell>
          <table:table-cell office:value-type="float" office:value="76845">
            <text:p>768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4-1-2</text:p>
          </table:table-cell>
          <table:table-cell office:value-type="string">
            <text:p>16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4-1-3</text:p>
          </table:table-cell>
          <table:table-cell office:value-type="string">
            <text:p>16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4664">
            <text:p>4664</text:p>
          </table:table-cell>
          <table:table-cell office:value-type="float" office:value="0">
            <text:p>0</text:p>
          </table:table-cell>
          <table:table-cell office:value-type="float" office:value="4664">
            <text:p>46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4-1-4</text:p>
          </table:table-cell>
          <table:table-cell office:value-type="string">
            <text:p>16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34165">
            <text:p>34165</text:p>
          </table:table-cell>
          <table:table-cell office:value-type="float" office:value="0">
            <text:p>0</text:p>
          </table:table-cell>
          <table:table-cell office:value-type="float" office:value="34165">
            <text:p>341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5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5</text:p>
          </table:table-cell>
          <table:table-cell office:value-type="string">
            <text:p>Obsługa cudzoziemców i ruchy migracyjne</text:p>
          </table:table-cell>
          <table:table-cell table:style-name="Default"/>
          <table:table-cell office:value-type="float" office:value="105035">
            <text:p>105035</text:p>
          </table:table-cell>
          <table:table-cell office:value-type="float" office:value="1520">
            <text:p>1520</text:p>
          </table:table-cell>
          <table:table-cell office:value-type="float" office:value="103515">
            <text:p>103515</text:p>
          </table:table-cell>
          <table:table-cell table:style-name="ce1" office:value-type="string">
            <text:p>1.45</text:p>
          </table:table-cell>
          <table:table-cell office:value-type="string">
            <text:p>98.55</text:p>
          </table:table-cell>
        </table:table-row>
        <table:table-row table:style-name="ro1">
          <table:table-cell table:style-name="ce1" office:value-type="string">
            <text:p>16-5-1</text:p>
          </table:table-cell>
          <table:table-cell office:value-type="string">
            <text:p>16-5</text:p>
          </table:table-cell>
          <table:table-cell office:value-type="string">
            <text:p>d</text:p>
          </table:table-cell>
          <table:table-cell office:value-type="string">
            <text:p>Podzadanie 16.5.1</text:p>
          </table:table-cell>
          <table:table-cell office:value-type="string">
            <text:p>Obsługa cudzoziemców</text:p>
          </table:table-cell>
          <table:table-cell table:style-name="Default"/>
          <table:table-cell office:value-type="float" office:value="99148">
            <text:p>99148</text:p>
          </table:table-cell>
          <table:table-cell office:value-type="float" office:value="1520">
            <text:p>1520</text:p>
          </table:table-cell>
          <table:table-cell office:value-type="float" office:value="97628">
            <text:p>97628</text:p>
          </table:table-cell>
          <table:table-cell table:style-name="ce1" office:value-type="string">
            <text:p>1.53</text:p>
          </table:table-cell>
          <table:table-cell office:value-type="string">
            <text:p>98.47</text:p>
          </table:table-cell>
        </table:table-row>
        <table:table-row table:style-name="ro1">
          <table:table-cell office:value-type="string">
            <text:p>16-5-1-1</text:p>
          </table:table-cell>
          <table:table-cell office:value-type="string">
            <text:p>16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75643">
            <text:p>75643</text:p>
          </table:table-cell>
          <table:table-cell office:value-type="float" office:value="1520">
            <text:p>1520</text:p>
          </table:table-cell>
          <table:table-cell office:value-type="float" office:value="74123">
            <text:p>74123</text:p>
          </table:table-cell>
          <table:table-cell table:style-name="ce1" office:value-type="string">
            <text:p>2.01</text:p>
          </table:table-cell>
          <table:table-cell office:value-type="string">
            <text:p>97.99</text:p>
          </table:table-cell>
        </table:table-row>
        <table:table-row table:style-name="ro1">
          <table:table-cell office:value-type="string">
            <text:p>16-5-1-2</text:p>
          </table:table-cell>
          <table:table-cell office:value-type="string">
            <text:p>16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3505">
            <text:p>23505</text:p>
          </table:table-cell>
          <table:table-cell office:value-type="float" office:value="0">
            <text:p>0</text:p>
          </table:table-cell>
          <table:table-cell office:value-type="float" office:value="23505">
            <text:p>235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5-2</text:p>
          </table:table-cell>
          <table:table-cell office:value-type="string">
            <text:p>16-5</text:p>
          </table:table-cell>
          <table:table-cell office:value-type="string">
            <text:p>d</text:p>
          </table:table-cell>
          <table:table-cell office:value-type="string">
            <text:p>Podzadanie 16.5.2</text:p>
          </table:table-cell>
          <table:table-cell office:value-type="string">
            <text:p>Sprawy polityki migracyjnej państwa</text:p>
          </table:table-cell>
          <table:table-cell table:style-name="Default"/>
          <table:table-cell office:value-type="float" office:value="2821">
            <text:p>2821</text:p>
          </table:table-cell>
          <table:table-cell office:value-type="float" office:value="0">
            <text:p>0</text:p>
          </table:table-cell>
          <table:table-cell office:value-type="float" office:value="2821">
            <text:p>28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5-2-1</text:p>
          </table:table-cell>
          <table:table-cell office:value-type="string">
            <text:p>16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821">
            <text:p>2821</text:p>
          </table:table-cell>
          <table:table-cell office:value-type="float" office:value="0">
            <text:p>0</text:p>
          </table:table-cell>
          <table:table-cell office:value-type="float" office:value="2821">
            <text:p>28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5-3</text:p>
          </table:table-cell>
          <table:table-cell office:value-type="string">
            <text:p>16-5</text:p>
          </table:table-cell>
          <table:table-cell office:value-type="string">
            <text:p>d</text:p>
          </table:table-cell>
          <table:table-cell office:value-type="string">
            <text:p>Podzadanie 16.5.3</text:p>
          </table:table-cell>
          <table:table-cell office:value-type="string">
            <text:p>Sprawy repatriacji</text:p>
          </table:table-cell>
          <table:table-cell table:style-name="Default"/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5-3-1</text:p>
          </table:table-cell>
          <table:table-cell office:value-type="string">
            <text:p>16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5-3-2</text:p>
          </table:table-cell>
          <table:table-cell office:value-type="string">
            <text:p>16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5-4</text:p>
          </table:table-cell>
          <table:table-cell office:value-type="string">
            <text:p>16-5</text:p>
          </table:table-cell>
          <table:table-cell office:value-type="string">
            <text:p>d</text:p>
          </table:table-cell>
          <table:table-cell office:value-type="string">
            <text:p>Podzadanie 16.5.4</text:p>
          </table:table-cell>
          <table:table-cell office:value-type="string">
            <text:p>Ochrona praw uchodźców na terytorium RP</text:p>
          </table:table-cell>
          <table:table-cell table:style-name="Default"/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5-4-1</text:p>
          </table:table-cell>
          <table:table-cell office:value-type="string">
            <text:p>16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6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6</text:p>
          </table:table-cell>
          <table:table-cell office:value-type="string">
            <text:p>Ochrona Praw Obywatelskich i Praw Dziecka</text:p>
          </table:table-cell>
          <table:table-cell table:style-name="Default"/>
          <table:table-cell office:value-type="float" office:value="60017">
            <text:p>60017</text:p>
          </table:table-cell>
          <table:table-cell office:value-type="float" office:value="0">
            <text:p>0</text:p>
          </table:table-cell>
          <table:table-cell office:value-type="float" office:value="60017">
            <text:p>600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6-1</text:p>
          </table:table-cell>
          <table:table-cell office:value-type="string">
            <text:p>16-6</text:p>
          </table:table-cell>
          <table:table-cell office:value-type="string">
            <text:p>d</text:p>
          </table:table-cell>
          <table:table-cell office:value-type="string">
            <text:p>Podzadanie 16.6.1</text:p>
          </table:table-cell>
          <table:table-cell office:value-type="string">
            <text:p>Zapewnienie ochrony wolności oraz praw człowieka i obywatela</text:p>
          </table:table-cell>
          <table:table-cell table:style-name="Default"/>
          <table:table-cell office:value-type="float" office:value="32003">
            <text:p>32003</text:p>
          </table:table-cell>
          <table:table-cell office:value-type="float" office:value="0">
            <text:p>0</text:p>
          </table:table-cell>
          <table:table-cell office:value-type="float" office:value="32003">
            <text:p>320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6-1-1</text:p>
          </table:table-cell>
          <table:table-cell office:value-type="string">
            <text:p>16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ecznik Praw Obywatelskich</text:p>
          </table:table-cell>
          <table:table-cell office:value-type="string">
            <text:p>08</text:p>
          </table:table-cell>
          <table:table-cell office:value-type="float" office:value="32003">
            <text:p>32003</text:p>
          </table:table-cell>
          <table:table-cell office:value-type="float" office:value="0">
            <text:p>0</text:p>
          </table:table-cell>
          <table:table-cell office:value-type="float" office:value="32003">
            <text:p>320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6-2</text:p>
          </table:table-cell>
          <table:table-cell office:value-type="string">
            <text:p>16-6</text:p>
          </table:table-cell>
          <table:table-cell office:value-type="string">
            <text:p>d</text:p>
          </table:table-cell>
          <table:table-cell office:value-type="string">
            <text:p>Podzadanie 16.6.2</text:p>
          </table:table-cell>
          <table:table-cell office:value-type="string">
            <text:p>Zapewnienie ochrony i promocji praw dziecka</text:p>
          </table:table-cell>
          <table:table-cell table:style-name="Default"/>
          <table:table-cell office:value-type="float" office:value="8840">
            <text:p>8840</text:p>
          </table:table-cell>
          <table:table-cell office:value-type="float" office:value="0">
            <text:p>0</text:p>
          </table:table-cell>
          <table:table-cell office:value-type="float" office:value="8840">
            <text:p>88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6-2-1</text:p>
          </table:table-cell>
          <table:table-cell office:value-type="string">
            <text:p>16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ecznik Praw Dziecka</text:p>
          </table:table-cell>
          <table:table-cell office:value-type="string">
            <text:p>14</text:p>
          </table:table-cell>
          <table:table-cell office:value-type="float" office:value="8840">
            <text:p>8840</text:p>
          </table:table-cell>
          <table:table-cell office:value-type="float" office:value="0">
            <text:p>0</text:p>
          </table:table-cell>
          <table:table-cell office:value-type="float" office:value="8840">
            <text:p>88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6-3</text:p>
          </table:table-cell>
          <table:table-cell office:value-type="string">
            <text:p>16-6</text:p>
          </table:table-cell>
          <table:table-cell office:value-type="string">
            <text:p>d</text:p>
          </table:table-cell>
          <table:table-cell office:value-type="string">
            <text:p>Podzadanie 16.6.3</text:p>
          </table:table-cell>
          <table:table-cell office:value-type="string">
            <text:p>Działalność naukowo-badawcza i edukacyjna oraz opinie i ekspertyzy</text:p>
          </table:table-cell>
          <table:table-cell table:style-name="Default"/>
          <table:table-cell office:value-type="float" office:value="2734">
            <text:p>2734</text:p>
          </table:table-cell>
          <table:table-cell office:value-type="float" office:value="0">
            <text:p>0</text:p>
          </table:table-cell>
          <table:table-cell office:value-type="float" office:value="2734">
            <text:p>2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6-3-1</text:p>
          </table:table-cell>
          <table:table-cell office:value-type="string">
            <text:p>16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ecznik Praw Obywatelskich</text:p>
          </table:table-cell>
          <table:table-cell office:value-type="string">
            <text:p>08</text:p>
          </table:table-cell>
          <table:table-cell office:value-type="float" office:value="2734">
            <text:p>2734</text:p>
          </table:table-cell>
          <table:table-cell office:value-type="float" office:value="0">
            <text:p>0</text:p>
          </table:table-cell>
          <table:table-cell office:value-type="float" office:value="2734">
            <text:p>2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6-4</text:p>
          </table:table-cell>
          <table:table-cell office:value-type="string">
            <text:p>16-6</text:p>
          </table:table-cell>
          <table:table-cell office:value-type="string">
            <text:p>d</text:p>
          </table:table-cell>
          <table:table-cell office:value-type="string">
            <text:p>Podzadanie 16.6.4</text:p>
          </table:table-cell>
          <table:table-cell office:value-type="string">
            <text:p>Pełnienie funkcji Krajowego Mechanizmu Prewencji</text:p>
          </table:table-cell>
          <table:table-cell table:style-name="Default"/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1740">
            <text:p>17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6-4-1</text:p>
          </table:table-cell>
          <table:table-cell office:value-type="string">
            <text:p>16-6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ecznik Praw Obywatelskich</text:p>
          </table:table-cell>
          <table:table-cell office:value-type="string">
            <text:p>08</text:p>
          </table:table-cell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1740">
            <text:p>17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6-5</text:p>
          </table:table-cell>
          <table:table-cell office:value-type="string">
            <text:p>16-6</text:p>
          </table:table-cell>
          <table:table-cell office:value-type="string">
            <text:p>d</text:p>
          </table:table-cell>
          <table:table-cell office:value-type="string">
            <text:p>Podzadanie 16.6.5</text:p>
          </table:table-cell>
          <table:table-cell office:value-type="string">
            <text:p>Ochrona danych osobowych</text:p>
          </table:table-cell>
          <table:table-cell table:style-name="Default"/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14700">
            <text:p>14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6-5-1</text:p>
          </table:table-cell>
          <table:table-cell office:value-type="string">
            <text:p>16-6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Generalny Inspektor Ochrony Danych Osobowych</text:p>
          </table:table-cell>
          <table:table-cell office:value-type="string">
            <text:p>10</text:p>
          </table:table-cell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14700">
            <text:p>14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7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7</text:p>
          </table:table-cell>
          <table:table-cell office:value-type="string">
            <text:p>Sprawowanie funkcji organu wyższego stopnia w indywidualnych sprawach z zakresu administracji publicznej należących do właściwości jednostek samorządu terytorialnego</text:p>
          </table:table-cell>
          <table:table-cell table:style-name="Default"/>
          <table:table-cell office:value-type="float" office:value="123874">
            <text:p>123874</text:p>
          </table:table-cell>
          <table:table-cell office:value-type="float" office:value="247">
            <text:p>247</text:p>
          </table:table-cell>
          <table:table-cell office:value-type="float" office:value="123627">
            <text:p>123627</text:p>
          </table:table-cell>
          <table:table-cell office:value-type="string">
            <text:p>0.2</text:p>
          </table:table-cell>
          <table:table-cell office:value-type="string">
            <text:p>99.8</text:p>
          </table:table-cell>
        </table:table-row>
        <table:table-row table:style-name="ro1">
          <table:table-cell table:style-name="ce1" office:value-type="string">
            <text:p>16-7-1</text:p>
          </table:table-cell>
          <table:table-cell office:value-type="string">
            <text:p>16-7</text:p>
          </table:table-cell>
          <table:table-cell office:value-type="string">
            <text:p>d</text:p>
          </table:table-cell>
          <table:table-cell office:value-type="string">
            <text:p>Podzadanie 16.7.1</text:p>
          </table:table-cell>
          <table:table-cell office:value-type="string">
            <text:p>Rozpatrywanie odwołań, zażaleń, żądań wznowienia postępowania, żądań stwierdzenia nieważności decyzji oraz wszczynanie z urzędu postępowań w trybach nadzwyczajnych</text:p>
          </table:table-cell>
          <table:table-cell table:style-name="Default"/>
          <table:table-cell office:value-type="float" office:value="110867">
            <text:p>110867</text:p>
          </table:table-cell>
          <table:table-cell office:value-type="float" office:value="247">
            <text:p>247</text:p>
          </table:table-cell>
          <table:table-cell office:value-type="float" office:value="110620">
            <text:p>110620</text:p>
          </table:table-cell>
          <table:table-cell office:value-type="string">
            <text:p>0.22</text:p>
          </table:table-cell>
          <table:table-cell office:value-type="string">
            <text:p>99.78</text:p>
          </table:table-cell>
        </table:table-row>
        <table:table-row table:style-name="ro1">
          <table:table-cell office:value-type="string">
            <text:p>16-7-1-1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8278">
            <text:p>18278</text:p>
          </table:table-cell>
          <table:table-cell office:value-type="float" office:value="0">
            <text:p>0</text:p>
          </table:table-cell>
          <table:table-cell office:value-type="float" office:value="18278">
            <text:p>182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Elblągu</text:p>
          </table:table-cell>
          <table:table-cell office:value-type="string">
            <text:p>86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Gdańsku</text:p>
          </table:table-cell>
          <table:table-cell office:value-type="string">
            <text:p>86</text:p>
          </table:table-cell>
          <table:table-cell office:value-type="float" office:value="2548">
            <text:p>2548</text:p>
          </table:table-cell>
          <table:table-cell office:value-type="float" office:value="0">
            <text:p>0</text:p>
          </table:table-cell>
          <table:table-cell office:value-type="float" office:value="2548">
            <text:p>25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Gorzowie Wielkopolskim</text:p>
          </table:table-cell>
          <table:table-cell office:value-type="string">
            <text:p>86</text:p>
          </table:table-cell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5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Jeleniej Górze</text:p>
          </table:table-cell>
          <table:table-cell office:value-type="string">
            <text:p>86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6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aliszu</text:p>
          </table:table-cell>
          <table:table-cell office:value-type="string">
            <text:p>86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38">
            <text:p>14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7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atowicach</text:p>
          </table:table-cell>
          <table:table-cell office:value-type="string">
            <text:p>86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  <table:table-cell office:value-type="float" office:value="5880">
            <text:p>58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8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ielcach</text:p>
          </table:table-cell>
          <table:table-cell office:value-type="string">
            <text:p>86</text:p>
          </table:table-cell>
          <table:table-cell office:value-type="float" office:value="2734">
            <text:p>2734</text:p>
          </table:table-cell>
          <table:table-cell office:value-type="float" office:value="0">
            <text:p>0</text:p>
          </table:table-cell>
          <table:table-cell office:value-type="float" office:value="2734">
            <text:p>2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9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oninie</text:p>
          </table:table-cell>
          <table:table-cell office:value-type="string">
            <text:p>86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7">
            <text:p>11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0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oszalinie</text:p>
          </table:table-cell>
          <table:table-cell office:value-type="string">
            <text:p>86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1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rakowie</text:p>
          </table:table-cell>
          <table:table-cell office:value-type="string">
            <text:p>86</text:p>
          </table:table-cell>
          <table:table-cell office:value-type="float" office:value="4556">
            <text:p>4556</text:p>
          </table:table-cell>
          <table:table-cell office:value-type="float" office:value="0">
            <text:p>0</text:p>
          </table:table-cell>
          <table:table-cell office:value-type="float" office:value="4556">
            <text:p>45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2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iałej Podlaskiej</text:p>
          </table:table-cell>
          <table:table-cell office:value-type="string">
            <text:p>86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3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rośnie</text:p>
          </table:table-cell>
          <table:table-cell office:value-type="string">
            <text:p>86</text:p>
          </table:table-cell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4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Legnicy</text:p>
          </table:table-cell>
          <table:table-cell office:value-type="string">
            <text:p>86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5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Lesznie</text:p>
          </table:table-cell>
          <table:table-cell office:value-type="string">
            <text:p>86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6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Lublinie</text:p>
          </table:table-cell>
          <table:table-cell office:value-type="string">
            <text:p>86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7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Łomży</text:p>
          </table:table-cell>
          <table:table-cell office:value-type="string">
            <text:p>86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8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Łodzi</text:p>
          </table:table-cell>
          <table:table-cell office:value-type="string">
            <text:p>86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3230">
            <text:p>32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19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Olsztynie</text:p>
          </table:table-cell>
          <table:table-cell office:value-type="string">
            <text:p>86</text:p>
          </table:table-cell>
          <table:table-cell office:value-type="float" office:value="2989">
            <text:p>2989</text:p>
          </table:table-cell>
          <table:table-cell office:value-type="float" office:value="0">
            <text:p>0</text:p>
          </table:table-cell>
          <table:table-cell office:value-type="float" office:value="2989">
            <text:p>29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0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Opolu</text:p>
          </table:table-cell>
          <table:table-cell office:value-type="string">
            <text:p>86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1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Ostrołęce</text:p>
          </table:table-cell>
          <table:table-cell office:value-type="string">
            <text:p>86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2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ile</text:p>
          </table:table-cell>
          <table:table-cell office:value-type="string">
            <text:p>86</text:p>
          </table:table-cell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3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iałymstoku</text:p>
          </table:table-cell>
          <table:table-cell office:value-type="string">
            <text:p>86</text:p>
          </table:table-cell>
          <table:table-cell office:value-type="float" office:value="1653">
            <text:p>1653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4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iotrkowie Trybunalskim</text:p>
          </table:table-cell>
          <table:table-cell office:value-type="string">
            <text:p>86</text:p>
          </table:table-cell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5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łocku</text:p>
          </table:table-cell>
          <table:table-cell office:value-type="string">
            <text:p>86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6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oznaniu</text:p>
          </table:table-cell>
          <table:table-cell office:value-type="string">
            <text:p>86</text:p>
          </table:table-cell>
          <table:table-cell office:value-type="float" office:value="3301">
            <text:p>3301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7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rzemyślu</text:p>
          </table:table-cell>
          <table:table-cell office:value-type="string">
            <text:p>8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8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Radomiu</text:p>
          </table:table-cell>
          <table:table-cell office:value-type="string">
            <text:p>86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77">
            <text:p>16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29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Rzeszowie</text:p>
          </table:table-cell>
          <table:table-cell office:value-type="string">
            <text:p>86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0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iedlcach</text:p>
          </table:table-cell>
          <table:table-cell office:value-type="string">
            <text:p>86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1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ieradzu</text:p>
          </table:table-cell>
          <table:table-cell office:value-type="string">
            <text:p>86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2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kierniewicach</text:p>
          </table:table-cell>
          <table:table-cell office:value-type="string">
            <text:p>86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3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łupsku</text:p>
          </table:table-cell>
          <table:table-cell office:value-type="string">
            <text:p>86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4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ielsku-Białej</text:p>
          </table:table-cell>
          <table:table-cell office:value-type="string">
            <text:p>86</text:p>
          </table:table-cell>
          <table:table-cell office:value-type="float" office:value="2151">
            <text:p>2151</text:p>
          </table:table-cell>
          <table:table-cell office:value-type="float" office:value="0">
            <text:p>0</text:p>
          </table:table-cell>
          <table:table-cell office:value-type="float" office:value="2151">
            <text:p>21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5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uwałkach</text:p>
          </table:table-cell>
          <table:table-cell office:value-type="string">
            <text:p>86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16">
            <text:p>11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6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zczecinie</text:p>
          </table:table-cell>
          <table:table-cell office:value-type="string">
            <text:p>86</text:p>
          </table:table-cell>
          <table:table-cell office:value-type="float" office:value="2384">
            <text:p>2384</text:p>
          </table:table-cell>
          <table:table-cell office:value-type="float" office:value="0">
            <text:p>0</text:p>
          </table:table-cell>
          <table:table-cell office:value-type="float" office:value="2384">
            <text:p>23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7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Tarnobrzegu</text:p>
          </table:table-cell>
          <table:table-cell office:value-type="string">
            <text:p>86</text:p>
          </table:table-cell>
          <table:table-cell office:value-type="float" office:value="1488">
            <text:p>1488</text:p>
          </table:table-cell>
          <table:table-cell office:value-type="float" office:value="77">
            <text:p>77</text:p>
          </table:table-cell>
          <table:table-cell office:value-type="float" office:value="1411">
            <text:p>1411</text:p>
          </table:table-cell>
          <table:table-cell table:style-name="ce1" office:value-type="string">
            <text:p>5.17</text:p>
          </table:table-cell>
          <table:table-cell office:value-type="string">
            <text:p>94.83</text:p>
          </table:table-cell>
        </table:table-row>
        <table:table-row table:style-name="ro1">
          <table:table-cell office:value-type="string">
            <text:p>16-7-1-38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Tarnowie</text:p>
          </table:table-cell>
          <table:table-cell office:value-type="string">
            <text:p>86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09">
            <text:p>17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39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Toruniu</text:p>
          </table:table-cell>
          <table:table-cell office:value-type="string">
            <text:p>86</text:p>
          </table:table-cell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0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Wałbrzychu</text:p>
          </table:table-cell>
          <table:table-cell office:value-type="string">
            <text:p>86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459">
            <text:p>14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1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e Włocławku</text:p>
          </table:table-cell>
          <table:table-cell office:value-type="string">
            <text:p>86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2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e Wrocławiu</text:p>
          </table:table-cell>
          <table:table-cell office:value-type="string">
            <text:p>86</text:p>
          </table:table-cell>
          <table:table-cell office:value-type="float" office:value="2742">
            <text:p>2742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3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Zielonej Górze</text:p>
          </table:table-cell>
          <table:table-cell office:value-type="string">
            <text:p>86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2282">
            <text:p>22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4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Zamościu</text:p>
          </table:table-cell>
          <table:table-cell office:value-type="string">
            <text:p>86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5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ydgoszczy</text:p>
          </table:table-cell>
          <table:table-cell office:value-type="string">
            <text:p>86</text:p>
          </table:table-cell>
          <table:table-cell office:value-type="float" office:value="2955">
            <text:p>2955</text:p>
          </table:table-cell>
          <table:table-cell office:value-type="float" office:value="170">
            <text:p>170</text:p>
          </table:table-cell>
          <table:table-cell office:value-type="float" office:value="2785">
            <text:p>2785</text:p>
          </table:table-cell>
          <table:table-cell table:style-name="ce1" office:value-type="string">
            <text:p>5.75</text:p>
          </table:table-cell>
          <table:table-cell office:value-type="string">
            <text:p>94.25</text:p>
          </table:table-cell>
        </table:table-row>
        <table:table-row table:style-name="ro1">
          <table:table-cell office:value-type="string">
            <text:p>16-7-1-46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Nowym Sączu</text:p>
          </table:table-cell>
          <table:table-cell office:value-type="string">
            <text:p>86</text:p>
          </table:table-cell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  <table:table-cell office:value-type="float" office:value="1690">
            <text:p>16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7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Częstochowie</text:p>
          </table:table-cell>
          <table:table-cell office:value-type="string">
            <text:p>86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94">
            <text:p>19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8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Warszawie</text:p>
          </table:table-cell>
          <table:table-cell office:value-type="string">
            <text:p>86</text:p>
          </table:table-cell>
          <table:table-cell office:value-type="float" office:value="4927">
            <text:p>4927</text:p>
          </table:table-cell>
          <table:table-cell office:value-type="float" office:value="0">
            <text:p>0</text:p>
          </table:table-cell>
          <table:table-cell office:value-type="float" office:value="4927">
            <text:p>49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49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Chełmie</text:p>
          </table:table-cell>
          <table:table-cell office:value-type="string">
            <text:p>86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1-50</text:p>
          </table:table-cell>
          <table:table-cell office:value-type="string">
            <text:p>16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Ciechanowie</text:p>
          </table:table-cell>
          <table:table-cell office:value-type="string">
            <text:p>86</text:p>
          </table:table-cell>
          <table:table-cell office:value-type="float" office:value="1249">
            <text:p>1249</text:p>
          </table:table-cell>
          <table:table-cell office:value-type="float" office:value="0">
            <text:p>0</text:p>
          </table:table-cell>
          <table:table-cell office:value-type="float" office:value="1249">
            <text:p>12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7-2</text:p>
          </table:table-cell>
          <table:table-cell office:value-type="string">
            <text:p>16-7</text:p>
          </table:table-cell>
          <table:table-cell office:value-type="string">
            <text:p>d</text:p>
          </table:table-cell>
          <table:table-cell office:value-type="string">
            <text:p>Podzadanie 16.7.2</text:p>
          </table:table-cell>
          <table:table-cell office:value-type="string">
            <text:p>Rozpatrywanie sporów cywilno-prawnych dotyczących aktualizacji opłat rocznych za użytkowanie wieczyste nieruchomości gruntowych</text:p>
          </table:table-cell>
          <table:table-cell table:style-name="Default"/>
          <table:table-cell office:value-type="float" office:value="13007">
            <text:p>13007</text:p>
          </table:table-cell>
          <table:table-cell office:value-type="float" office:value="0">
            <text:p>0</text:p>
          </table:table-cell>
          <table:table-cell office:value-type="float" office:value="13007">
            <text:p>130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Elblągu</text:p>
          </table:table-cell>
          <table:table-cell office:value-type="string">
            <text:p>8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Gdańsku</text:p>
          </table:table-cell>
          <table:table-cell office:value-type="string">
            <text:p>86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Gorzowie Wielkopolskim</text:p>
          </table:table-cell>
          <table:table-cell office:value-type="string">
            <text:p>8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Jeleniej Górze</text:p>
          </table:table-cell>
          <table:table-cell office:value-type="string">
            <text:p>8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5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aliszu</text:p>
          </table:table-cell>
          <table:table-cell office:value-type="string">
            <text:p>8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6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atowicach</text:p>
          </table:table-cell>
          <table:table-cell office:value-type="string">
            <text:p>8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7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ielcach</text:p>
          </table:table-cell>
          <table:table-cell office:value-type="string">
            <text:p>86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8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oninie</text:p>
          </table:table-cell>
          <table:table-cell office:value-type="string">
            <text:p>8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9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oszalinie</text:p>
          </table:table-cell>
          <table:table-cell office:value-type="string">
            <text:p>8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0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rakowie</text:p>
          </table:table-cell>
          <table:table-cell office:value-type="string">
            <text:p>86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1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iałej Podlaskiej</text:p>
          </table:table-cell>
          <table:table-cell office:value-type="string">
            <text:p>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2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Krośnie</text:p>
          </table:table-cell>
          <table:table-cell office:value-type="string">
            <text:p>86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3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Legnicy</text:p>
          </table:table-cell>
          <table:table-cell office:value-type="string">
            <text:p>86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4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Lesznie</text:p>
          </table:table-cell>
          <table:table-cell office:value-type="string">
            <text:p>8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5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Lublinie</text:p>
          </table:table-cell>
          <table:table-cell office:value-type="string">
            <text:p>86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6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Łomży</text:p>
          </table:table-cell>
          <table:table-cell office:value-type="string">
            <text:p>8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7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Łodzi</text:p>
          </table:table-cell>
          <table:table-cell office:value-type="string">
            <text:p>8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8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Olsztynie</text:p>
          </table:table-cell>
          <table:table-cell office:value-type="string">
            <text:p>8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19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Opolu</text:p>
          </table:table-cell>
          <table:table-cell office:value-type="string">
            <text:p>8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0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Ostrołęce</text:p>
          </table:table-cell>
          <table:table-cell office:value-type="string">
            <text:p>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1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ile</text:p>
          </table:table-cell>
          <table:table-cell office:value-type="string">
            <text:p>86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2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iałymstoku</text:p>
          </table:table-cell>
          <table:table-cell office:value-type="string">
            <text:p>86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3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iotrkowie Trybunalskim</text:p>
          </table:table-cell>
          <table:table-cell office:value-type="string">
            <text:p>8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4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łocku</text:p>
          </table:table-cell>
          <table:table-cell office:value-type="string">
            <text:p>86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5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oznaniu</text:p>
          </table:table-cell>
          <table:table-cell office:value-type="string">
            <text:p>8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6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Przemyślu</text:p>
          </table:table-cell>
          <table:table-cell office:value-type="string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7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Radomiu</text:p>
          </table:table-cell>
          <table:table-cell office:value-type="string">
            <text:p>8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8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Rzeszowie</text:p>
          </table:table-cell>
          <table:table-cell office:value-type="string">
            <text:p>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29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iedlcach</text:p>
          </table:table-cell>
          <table:table-cell office:value-type="string">
            <text:p>86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0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ieradzu</text:p>
          </table:table-cell>
          <table:table-cell office:value-type="string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1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kierniewicach</text:p>
          </table:table-cell>
          <table:table-cell office:value-type="string">
            <text:p>86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2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łupsku</text:p>
          </table:table-cell>
          <table:table-cell office:value-type="string">
            <text:p>86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3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Bielsku-Białej</text:p>
          </table:table-cell>
          <table:table-cell office:value-type="string">
            <text:p>8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4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uwałkach</text:p>
          </table:table-cell>
          <table:table-cell office:value-type="string">
            <text:p>8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5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Szczecinie</text:p>
          </table:table-cell>
          <table:table-cell office:value-type="string">
            <text:p>86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6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Tarnobrzegu</text:p>
          </table:table-cell>
          <table:table-cell office:value-type="string">
            <text:p>8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7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Tarnowie</text:p>
          </table:table-cell>
          <table:table-cell office:value-type="string">
            <text:p>8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8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Toruniu</text:p>
          </table:table-cell>
          <table:table-cell office:value-type="string">
            <text:p>86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39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Wałbrzychu</text:p>
          </table:table-cell>
          <table:table-cell office:value-type="string">
            <text:p>86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0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e Włocławku</text:p>
          </table:table-cell>
          <table:table-cell office:value-type="string">
            <text:p>8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1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e Wrocławiu</text:p>
          </table:table-cell>
          <table:table-cell office:value-type="string">
            <text:p>8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2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Zielonej Górze</text:p>
          </table:table-cell>
          <table:table-cell office:value-type="string">
            <text:p>8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3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Zamościu</text:p>
          </table:table-cell>
          <table:table-cell office:value-type="string">
            <text:p>8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4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Nowym Sączu</text:p>
          </table:table-cell>
          <table:table-cell office:value-type="string">
            <text:p>86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5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Częstochowie</text:p>
          </table:table-cell>
          <table:table-cell office:value-type="string">
            <text:p>8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6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Warszawie</text:p>
          </table:table-cell>
          <table:table-cell office:value-type="string">
            <text:p>86</text:p>
          </table:table-cell>
          <table:table-cell office:value-type="float" office:value="3524">
            <text:p>3524</text:p>
          </table:table-cell>
          <table:table-cell office:value-type="float" office:value="0">
            <text:p>0</text:p>
          </table:table-cell>
          <table:table-cell office:value-type="float" office:value="3524">
            <text:p>352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7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Chełmie</text:p>
          </table:table-cell>
          <table:table-cell office:value-type="string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7-2-48</text:p>
          </table:table-cell>
          <table:table-cell office:value-type="string">
            <text:p>16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amorządowe Kolegium Odwoławcze w Ciechanowie</text:p>
          </table:table-cell>
          <table:table-cell office:value-type="string">
            <text:p>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8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8</text:p>
          </table:table-cell>
          <table:table-cell office:value-type="string">
            <text:p>Budowa społeczeństwa obywatelskiego</text:p>
          </table:table-cell>
          <table:table-cell table:style-name="Default"/>
          <table:table-cell office:value-type="float" office:value="34535">
            <text:p>34535</text:p>
          </table:table-cell>
          <table:table-cell office:value-type="float" office:value="11916">
            <text:p>11916</text:p>
          </table:table-cell>
          <table:table-cell office:value-type="float" office:value="22619">
            <text:p>22619</text:p>
          </table:table-cell>
          <table:table-cell office:value-type="string">
            <text:p>34.5</text:p>
          </table:table-cell>
          <table:table-cell office:value-type="string">
            <text:p>65.5</text:p>
          </table:table-cell>
        </table:table-row>
        <table:table-row table:style-name="ro1">
          <table:table-cell table:style-name="ce1" office:value-type="string">
            <text:p>16-8-1</text:p>
          </table:table-cell>
          <table:table-cell office:value-type="string">
            <text:p>16-8</text:p>
          </table:table-cell>
          <table:table-cell office:value-type="string">
            <text:p>d</text:p>
          </table:table-cell>
          <table:table-cell office:value-type="string">
            <text:p>Podzadanie 16.8.1</text:p>
          </table:table-cell>
          <table:table-cell office:value-type="string">
            <text:p>Tworzenie warunków dla rozwoju podmiotów prowadzących działalność pożytku publicznego, współpracy tych podmiotów z organami administracji publicznej oraz dialogu obywatelskiego</text:p>
          </table:table-cell>
          <table:table-cell table:style-name="Default"/>
          <table:table-cell office:value-type="float" office:value="14460">
            <text:p>14460</text:p>
          </table:table-cell>
          <table:table-cell office:value-type="float" office:value="4453">
            <text:p>4453</text:p>
          </table:table-cell>
          <table:table-cell office:value-type="float" office:value="10007">
            <text:p>10007</text:p>
          </table:table-cell>
          <table:table-cell table:style-name="ce1" office:value-type="string">
            <text:p>30.8</text:p>
          </table:table-cell>
          <table:table-cell office:value-type="string">
            <text:p>69.2</text:p>
          </table:table-cell>
        </table:table-row>
        <table:table-row table:style-name="ro1">
          <table:table-cell office:value-type="string">
            <text:p>16-8-1-1</text:p>
          </table:table-cell>
          <table:table-cell office:value-type="string">
            <text:p>16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8620">
            <text:p>8620</text:p>
          </table:table-cell>
          <table:table-cell office:value-type="float" office:value="0">
            <text:p>0</text:p>
          </table:table-cell>
          <table:table-cell office:value-type="float" office:value="8620">
            <text:p>86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8-1-2</text:p>
          </table:table-cell>
          <table:table-cell office:value-type="string">
            <text:p>16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5840">
            <text:p>5840</text:p>
          </table:table-cell>
          <table:table-cell office:value-type="float" office:value="4453">
            <text:p>4453</text:p>
          </table:table-cell>
          <table:table-cell office:value-type="float" office:value="1387">
            <text:p>1387</text:p>
          </table:table-cell>
          <table:table-cell office:value-type="string">
            <text:p>76.25</text:p>
          </table:table-cell>
          <table:table-cell office:value-type="string">
            <text:p>23.75</text:p>
          </table:table-cell>
        </table:table-row>
        <table:table-row table:style-name="ro1">
          <table:table-cell table:style-name="ce1" office:value-type="string">
            <text:p>16-8-2</text:p>
          </table:table-cell>
          <table:table-cell office:value-type="string">
            <text:p>16-8</text:p>
          </table:table-cell>
          <table:table-cell office:value-type="string">
            <text:p>d</text:p>
          </table:table-cell>
          <table:table-cell office:value-type="string">
            <text:p>Podzadanie 16.8.2</text:p>
          </table:table-cell>
          <table:table-cell office:value-type="string">
            <text:p>Wspieranie społeczeństwa obywatelskiego oraz instytucji gospodarki społecznej</text:p>
          </table:table-cell>
          <table:table-cell table:style-name="Default"/>
          <table:table-cell office:value-type="float" office:value="5117">
            <text:p>5117</text:p>
          </table:table-cell>
          <table:table-cell office:value-type="float" office:value="3997">
            <text:p>3997</text:p>
          </table:table-cell>
          <table:table-cell office:value-type="float" office:value="1120">
            <text:p>1120</text:p>
          </table:table-cell>
          <table:table-cell office:value-type="string">
            <text:p>78.11</text:p>
          </table:table-cell>
          <table:table-cell office:value-type="string">
            <text:p>21.89</text:p>
          </table:table-cell>
        </table:table-row>
        <table:table-row table:style-name="ro1">
          <table:table-cell office:value-type="string">
            <text:p>16-8-2-1</text:p>
          </table:table-cell>
          <table:table-cell office:value-type="string">
            <text:p>16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4427">
            <text:p>4427</text:p>
          </table:table-cell>
          <table:table-cell office:value-type="float" office:value="3997">
            <text:p>3997</text:p>
          </table:table-cell>
          <table:table-cell office:value-type="float" office:value="430">
            <text:p>430</text:p>
          </table:table-cell>
          <table:table-cell office:value-type="string">
            <text:p>90.29</text:p>
          </table:table-cell>
          <table:table-cell table:style-name="ce1" office:value-type="string">
            <text:p>9.71</text:p>
          </table:table-cell>
        </table:table-row>
        <table:table-row table:style-name="ro1">
          <table:table-cell office:value-type="string">
            <text:p>16-8-2-2</text:p>
          </table:table-cell>
          <table:table-cell office:value-type="string">
            <text:p>16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8-3</text:p>
          </table:table-cell>
          <table:table-cell office:value-type="string">
            <text:p>16-8</text:p>
          </table:table-cell>
          <table:table-cell office:value-type="string">
            <text:p>d</text:p>
          </table:table-cell>
          <table:table-cell office:value-type="string">
            <text:p>Podzadanie 16.8.3</text:p>
          </table:table-cell>
          <table:table-cell office:value-type="string">
            <text:p>Nadzór i kontrola nad organizacjami pożytku publicznego oraz fundacjami, dla których ministrem właściwym jest Minister Pracy i Polityki Społecznej</text:p>
          </table:table-cell>
          <table:table-cell table:style-name="Default"/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8-3-1</text:p>
          </table:table-cell>
          <table:table-cell office:value-type="string">
            <text:p>16-8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8-4</text:p>
          </table:table-cell>
          <table:table-cell office:value-type="string">
            <text:p>16-8</text:p>
          </table:table-cell>
          <table:table-cell office:value-type="string">
            <text:p>d</text:p>
          </table:table-cell>
          <table:table-cell office:value-type="string">
            <text:p>Podzadanie 16.8.4</text:p>
          </table:table-cell>
          <table:table-cell office:value-type="string">
            <text:p>Analiza i promocja informacji w zakresie dialogu społecznego</text:p>
          </table:table-cell>
          <table:table-cell table:style-name="Default"/>
          <table:table-cell office:value-type="float" office:value="3353">
            <text:p>3353</text:p>
          </table:table-cell>
          <table:table-cell office:value-type="float" office:value="0">
            <text:p>0</text:p>
          </table:table-cell>
          <table:table-cell office:value-type="float" office:value="3353">
            <text:p>33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8-4-1</text:p>
          </table:table-cell>
          <table:table-cell office:value-type="string">
            <text:p>16-8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3353">
            <text:p>3353</text:p>
          </table:table-cell>
          <table:table-cell office:value-type="float" office:value="0">
            <text:p>0</text:p>
          </table:table-cell>
          <table:table-cell office:value-type="float" office:value="3353">
            <text:p>33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8-5</text:p>
          </table:table-cell>
          <table:table-cell office:value-type="string">
            <text:p>16-8</text:p>
          </table:table-cell>
          <table:table-cell office:value-type="string">
            <text:p>d</text:p>
          </table:table-cell>
          <table:table-cell office:value-type="string">
            <text:p>Podzadanie 16.8.5</text:p>
          </table:table-cell>
          <table:table-cell office:value-type="string">
            <text:p>Koordynacja współpracy z partnerami społecznymi i wzmocnienie instytucji dialogu społecznego</text:p>
          </table:table-cell>
          <table:table-cell table:style-name="Default"/>
          <table:table-cell office:value-type="float" office:value="10858">
            <text:p>10858</text:p>
          </table:table-cell>
          <table:table-cell office:value-type="float" office:value="3466">
            <text:p>3466</text:p>
          </table:table-cell>
          <table:table-cell office:value-type="float" office:value="7392">
            <text:p>7392</text:p>
          </table:table-cell>
          <table:table-cell office:value-type="string">
            <text:p>31.92</text:p>
          </table:table-cell>
          <table:table-cell office:value-type="string">
            <text:p>68.08</text:p>
          </table:table-cell>
        </table:table-row>
        <table:table-row table:style-name="ro1">
          <table:table-cell office:value-type="string">
            <text:p>16-8-5-1</text:p>
          </table:table-cell>
          <table:table-cell office:value-type="string">
            <text:p>16-8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0392">
            <text:p>10392</text:p>
          </table:table-cell>
          <table:table-cell office:value-type="float" office:value="3466">
            <text:p>3466</text:p>
          </table:table-cell>
          <table:table-cell office:value-type="float" office:value="6926">
            <text:p>6926</text:p>
          </table:table-cell>
          <table:table-cell office:value-type="string">
            <text:p>33.35</text:p>
          </table:table-cell>
          <table:table-cell office:value-type="string">
            <text:p>66.65</text:p>
          </table:table-cell>
        </table:table-row>
        <table:table-row table:style-name="ro1">
          <table:table-cell office:value-type="string">
            <text:p>16-8-5-2</text:p>
          </table:table-cell>
          <table:table-cell office:value-type="string">
            <text:p>16-8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8-6</text:p>
          </table:table-cell>
          <table:table-cell office:value-type="string">
            <text:p>16-8</text:p>
          </table:table-cell>
          <table:table-cell office:value-type="string">
            <text:p>d</text:p>
          </table:table-cell>
          <table:table-cell office:value-type="string">
            <text:p>Podzadanie 16.8.6</text:p>
          </table:table-cell>
          <table:table-cell office:value-type="string">
            <text:p>Nadzór nad fundacjami i stowarzyszeniami</text:p>
          </table:table-cell>
          <table:table-cell table:style-name="Default"/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8-6-1</text:p>
          </table:table-cell>
          <table:table-cell office:value-type="string">
            <text:p>16-8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8-6-2</text:p>
          </table:table-cell>
          <table:table-cell office:value-type="string">
            <text:p>16-8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9</text:p>
          </table:table-cell>
          <table:table-cell office:value-type="string">
            <text:p>16</text:p>
          </table:table-cell>
          <table:table-cell office:value-type="string">
            <text:p>c</text:p>
          </table:table-cell>
          <table:table-cell office:value-type="string">
            <text:p>Zadanie 16.9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223560">
            <text:p>223560</text:p>
          </table:table-cell>
          <table:table-cell office:value-type="float" office:value="157193">
            <text:p>157193</text:p>
          </table:table-cell>
          <table:table-cell office:value-type="float" office:value="66367">
            <text:p>66367</text:p>
          </table:table-cell>
          <table:table-cell office:value-type="string">
            <text:p>70.31</text:p>
          </table:table-cell>
          <table:table-cell office:value-type="string">
            <text:p>29.69</text:p>
          </table:table-cell>
        </table:table-row>
        <table:table-row table:style-name="ro1">
          <table:table-cell table:style-name="ce1" office:value-type="string">
            <text:p>16-9-1</text:p>
          </table:table-cell>
          <table:table-cell office:value-type="string">
            <text:p>16-9</text:p>
          </table:table-cell>
          <table:table-cell office:value-type="string">
            <text:p>d</text:p>
          </table:table-cell>
          <table:table-cell office:value-type="string">
            <text:p>Podzadanie 16.9.1</text:p>
          </table:table-cell>
          <table:table-cell office:value-type="string">
            <text:p>Monitorowanie realizacji polityki w zakresie standardów informatyzacji administracji i zapewnienie dostępu do informacji publicznej w formie elektronicznej</text:p>
          </table:table-cell>
          <table:table-cell table:style-name="Default"/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9-1-1</text:p>
          </table:table-cell>
          <table:table-cell office:value-type="string">
            <text:p>16-9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9-2</text:p>
          </table:table-cell>
          <table:table-cell office:value-type="string">
            <text:p>16-9</text:p>
          </table:table-cell>
          <table:table-cell office:value-type="string">
            <text:p>d</text:p>
          </table:table-cell>
          <table:table-cell office:value-type="string">
            <text:p>Podzadanie 16.9.2</text:p>
          </table:table-cell>
          <table:table-cell office:value-type="string">
            <text:p>Centralne systemy ewidencji państwowych</text:p>
          </table:table-cell>
          <table:table-cell table:style-name="Default"/>
          <table:table-cell office:value-type="float" office:value="9422">
            <text:p>9422</text:p>
          </table:table-cell>
          <table:table-cell office:value-type="float" office:value="0">
            <text:p>0</text:p>
          </table:table-cell>
          <table:table-cell office:value-type="float" office:value="9422">
            <text:p>94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9-2-1</text:p>
          </table:table-cell>
          <table:table-cell office:value-type="string">
            <text:p>16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5775">
            <text:p>5775</text:p>
          </table:table-cell>
          <table:table-cell office:value-type="float" office:value="0">
            <text:p>0</text:p>
          </table:table-cell>
          <table:table-cell office:value-type="float" office:value="5775">
            <text:p>57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9-2-2</text:p>
          </table:table-cell>
          <table:table-cell office:value-type="string">
            <text:p>16-9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647">
            <text:p>3647</text:p>
          </table:table-cell>
          <table:table-cell office:value-type="float" office:value="0">
            <text:p>0</text:p>
          </table:table-cell>
          <table:table-cell office:value-type="float" office:value="3647">
            <text:p>364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9-3</text:p>
          </table:table-cell>
          <table:table-cell office:value-type="string">
            <text:p>16-9</text:p>
          </table:table-cell>
          <table:table-cell office:value-type="string">
            <text:p>d</text:p>
          </table:table-cell>
          <table:table-cell office:value-type="string">
            <text:p>Podzadanie 16.9.3</text:p>
          </table:table-cell>
          <table:table-cell office:value-type="string">
            <text:p>Wdrażanie przedsięwzięć informatycznych o publicznym zastosowaniu</text:p>
          </table:table-cell>
          <table:table-cell table:style-name="Default"/>
          <table:table-cell office:value-type="float" office:value="177847">
            <text:p>177847</text:p>
          </table:table-cell>
          <table:table-cell office:value-type="float" office:value="145788">
            <text:p>145788</text:p>
          </table:table-cell>
          <table:table-cell office:value-type="float" office:value="32059">
            <text:p>32059</text:p>
          </table:table-cell>
          <table:table-cell office:value-type="string">
            <text:p>81.97</text:p>
          </table:table-cell>
          <table:table-cell table:style-name="ce1" office:value-type="string">
            <text:p>18.03</text:p>
          </table:table-cell>
        </table:table-row>
        <table:table-row table:style-name="ro1">
          <table:table-cell office:value-type="string">
            <text:p>16-9-3-1</text:p>
          </table:table-cell>
          <table:table-cell office:value-type="string">
            <text:p>16-9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9-3-2</text:p>
          </table:table-cell>
          <table:table-cell office:value-type="string">
            <text:p>16-9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77289">
            <text:p>177289</text:p>
          </table:table-cell>
          <table:table-cell office:value-type="float" office:value="145788">
            <text:p>145788</text:p>
          </table:table-cell>
          <table:table-cell office:value-type="float" office:value="31501">
            <text:p>31501</text:p>
          </table:table-cell>
          <table:table-cell office:value-type="string">
            <text:p>82.23</text:p>
          </table:table-cell>
          <table:table-cell office:value-type="string">
            <text:p>17.77</text:p>
          </table:table-cell>
        </table:table-row>
        <table:table-row table:style-name="ro1">
          <table:table-cell table:style-name="ce1" office:value-type="string">
            <text:p>16-9-5</text:p>
          </table:table-cell>
          <table:table-cell office:value-type="string">
            <text:p>16-9</text:p>
          </table:table-cell>
          <table:table-cell office:value-type="string">
            <text:p>d</text:p>
          </table:table-cell>
          <table:table-cell office:value-type="string">
            <text:p>Podzadanie 16.9.5</text:p>
          </table:table-cell>
          <table:table-cell office:value-type="string">
            <text:p>Upowszechnianie i wspieranie e-administracji usług administracji publicznej</text:p>
          </table:table-cell>
          <table:table-cell table:style-name="Default"/>
          <table:table-cell office:value-type="float" office:value="33454">
            <text:p>33454</text:p>
          </table:table-cell>
          <table:table-cell office:value-type="float" office:value="11405">
            <text:p>11405</text:p>
          </table:table-cell>
          <table:table-cell office:value-type="float" office:value="22049">
            <text:p>22049</text:p>
          </table:table-cell>
          <table:table-cell office:value-type="string">
            <text:p>34.09</text:p>
          </table:table-cell>
          <table:table-cell office:value-type="string">
            <text:p>65.91</text:p>
          </table:table-cell>
        </table:table-row>
        <table:table-row table:style-name="ro1">
          <table:table-cell office:value-type="string">
            <text:p>16-9-5-1</text:p>
          </table:table-cell>
          <table:table-cell office:value-type="string">
            <text:p>16-9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17408">
            <text:p>17408</text:p>
          </table:table-cell>
          <table:table-cell office:value-type="float" office:value="11405">
            <text:p>11405</text:p>
          </table:table-cell>
          <table:table-cell office:value-type="float" office:value="6003">
            <text:p>6003</text:p>
          </table:table-cell>
          <table:table-cell office:value-type="string">
            <text:p>65.52</text:p>
          </table:table-cell>
          <table:table-cell office:value-type="string">
            <text:p>34.48</text:p>
          </table:table-cell>
        </table:table-row>
        <table:table-row table:style-name="ro1">
          <table:table-cell office:value-type="string">
            <text:p>16-9-5-2</text:p>
          </table:table-cell>
          <table:table-cell office:value-type="string">
            <text:p>16-9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5446">
            <text:p>15446</text:p>
          </table:table-cell>
          <table:table-cell office:value-type="float" office:value="0">
            <text:p>0</text:p>
          </table:table-cell>
          <table:table-cell office:value-type="float" office:value="15446">
            <text:p>154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9-5-3</text:p>
          </table:table-cell>
          <table:table-cell office:value-type="string">
            <text:p>16-9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6-9-7</text:p>
          </table:table-cell>
          <table:table-cell office:value-type="string">
            <text:p>16-9</text:p>
          </table:table-cell>
          <table:table-cell office:value-type="string">
            <text:p>d</text:p>
          </table:table-cell>
          <table:table-cell office:value-type="string">
            <text:p>Podzadanie 16.9.7</text:p>
          </table:table-cell>
          <table:table-cell office:value-type="string">
            <text:p>Promocja społeczeństwa informacyjnego <text:s/>i upowszechnianie umiejętności informatycznych w społeczeństwie</text:p>
          </table:table-cell>
          <table:table-cell table:style-name="Default"/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687">
            <text:p>16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6-9-7-1</text:p>
          </table:table-cell>
          <table:table-cell office:value-type="string">
            <text:p>16-9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687">
            <text:p>16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7</text:p>
          </table:table-cell>
          <table:table-cell office:value-type="string">
            <text:p>RÓWNOMIERNY ROZWÓJ KRAJU</text:p>
          </table:table-cell>
          <table:table-cell table:style-name="Default"/>
          <table:table-cell office:value-type="float" office:value="15303315">
            <text:p>15303315</text:p>
          </table:table-cell>
          <table:table-cell office:value-type="float" office:value="12822042">
            <text:p>12822042</text:p>
          </table:table-cell>
          <table:table-cell office:value-type="float" office:value="2481273">
            <text:p>2481273</text:p>
          </table:table-cell>
          <table:table-cell office:value-type="string">
            <text:p>83.79</text:p>
          </table:table-cell>
          <table:table-cell office:value-type="string">
            <text:p>16.21</text:p>
          </table:table-cell>
        </table:table-row>
        <table:table-row table:style-name="ro1">
          <table:table-cell table:style-name="ce1" office:value-type="string">
            <text:p>17-1</text:p>
          </table:table-cell>
          <table:table-cell office:value-type="string">
            <text:p>17</text:p>
          </table:table-cell>
          <table:table-cell office:value-type="string">
            <text:p>c</text:p>
          </table:table-cell>
          <table:table-cell office:value-type="string">
            <text:p>Zadanie 17.1</text:p>
          </table:table-cell>
          <table:table-cell office:value-type="string">
            <text:p>Wsparcie rozwoju regionalnego kraju</text:p>
          </table:table-cell>
          <table:table-cell table:style-name="Default"/>
          <table:table-cell office:value-type="float" office:value="12512337">
            <text:p>12512337</text:p>
          </table:table-cell>
          <table:table-cell office:value-type="float" office:value="11534284">
            <text:p>11534284</text:p>
          </table:table-cell>
          <table:table-cell office:value-type="float" office:value="978053">
            <text:p>978053</text:p>
          </table:table-cell>
          <table:table-cell office:value-type="string">
            <text:p>92.18</text:p>
          </table:table-cell>
          <table:table-cell table:style-name="ce1" office:value-type="string">
            <text:p>7.82</text:p>
          </table:table-cell>
        </table:table-row>
        <table:table-row table:style-name="ro1">
          <table:table-cell table:style-name="ce1" office:value-type="string">
            <text:p>17-1-1</text:p>
          </table:table-cell>
          <table:table-cell office:value-type="string">
            <text:p>17-1</text:p>
          </table:table-cell>
          <table:table-cell office:value-type="string">
            <text:p>d</text:p>
          </table:table-cell>
          <table:table-cell office:value-type="string">
            <text:p>Podzadanie 17.1.1</text:p>
          </table:table-cell>
          <table:table-cell office:value-type="string">
            <text:p>Wsparcie regionów w zakresie wzrostu poziomu zatrudnienia i spójności gospodarczej</text:p>
          </table:table-cell>
          <table:table-cell table:style-name="Default"/>
          <table:table-cell office:value-type="float" office:value="2951627">
            <text:p>2951627</text:p>
          </table:table-cell>
          <table:table-cell office:value-type="float" office:value="2678027">
            <text:p>2678027</text:p>
          </table:table-cell>
          <table:table-cell office:value-type="float" office:value="273600">
            <text:p>273600</text:p>
          </table:table-cell>
          <table:table-cell office:value-type="string">
            <text:p>90.73</text:p>
          </table:table-cell>
          <table:table-cell table:style-name="ce1" office:value-type="string">
            <text:p>9.27</text:p>
          </table:table-cell>
        </table:table-row>
        <table:table-row table:style-name="ro1">
          <table:table-cell office:value-type="string">
            <text:p>17-1-1-1</text:p>
          </table:table-cell>
          <table:table-cell office:value-type="string">
            <text:p>17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2951533">
            <text:p>2951533</text:p>
          </table:table-cell>
          <table:table-cell office:value-type="float" office:value="2678027">
            <text:p>2678027</text:p>
          </table:table-cell>
          <table:table-cell office:value-type="float" office:value="273506">
            <text:p>273506</text:p>
          </table:table-cell>
          <table:table-cell office:value-type="string">
            <text:p>90.73</text:p>
          </table:table-cell>
          <table:table-cell table:style-name="ce1" office:value-type="string">
            <text:p>9.27</text:p>
          </table:table-cell>
        </table:table-row>
        <table:table-row table:style-name="ro1">
          <table:table-cell office:value-type="string">
            <text:p>17-1-1-2</text:p>
          </table:table-cell>
          <table:table-cell office:value-type="string">
            <text:p>17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1-2</text:p>
          </table:table-cell>
          <table:table-cell office:value-type="string">
            <text:p>17-1</text:p>
          </table:table-cell>
          <table:table-cell office:value-type="string">
            <text:p>d</text:p>
          </table:table-cell>
          <table:table-cell office:value-type="string">
            <text:p>Podzadanie 17.1.2</text:p>
          </table:table-cell>
          <table:table-cell office:value-type="string">
            <text:p>Wsparcie rozwoju poszczególnych województw w ramach 16 RPO</text:p>
          </table:table-cell>
          <table:table-cell table:style-name="Default"/>
          <table:table-cell office:value-type="float" office:value="8308722">
            <text:p>8308722</text:p>
          </table:table-cell>
          <table:table-cell office:value-type="float" office:value="7631581">
            <text:p>7631581</text:p>
          </table:table-cell>
          <table:table-cell office:value-type="float" office:value="677141">
            <text:p>677141</text:p>
          </table:table-cell>
          <table:table-cell office:value-type="string">
            <text:p>91.85</text:p>
          </table:table-cell>
          <table:table-cell table:style-name="ce1" office:value-type="string">
            <text:p>8.15</text:p>
          </table:table-cell>
        </table:table-row>
        <table:table-row table:style-name="ro1">
          <table:table-cell office:value-type="string">
            <text:p>17-1-2-1</text:p>
          </table:table-cell>
          <table:table-cell office:value-type="string">
            <text:p>17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2628">
            <text:p>2628</text:p>
          </table:table-cell>
          <table:table-cell office:value-type="float" office:value="0">
            <text:p>0</text:p>
          </table:table-cell>
          <table:table-cell office:value-type="float" office:value="2628">
            <text:p>26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1-2-2</text:p>
          </table:table-cell>
          <table:table-cell office:value-type="string">
            <text:p>17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9957">
            <text:p>9957</text:p>
          </table:table-cell>
          <table:table-cell office:value-type="float" office:value="9296">
            <text:p>9296</text:p>
          </table:table-cell>
          <table:table-cell office:value-type="float" office:value="661">
            <text:p>661</text:p>
          </table:table-cell>
          <table:table-cell office:value-type="string">
            <text:p>93.36</text:p>
          </table:table-cell>
          <table:table-cell table:style-name="ce1" office:value-type="string">
            <text:p>6.64</text:p>
          </table:table-cell>
        </table:table-row>
        <table:table-row table:style-name="ro1">
          <table:table-cell office:value-type="string">
            <text:p>17-1-2-3</text:p>
          </table:table-cell>
          <table:table-cell office:value-type="string">
            <text:p>17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8195099">
            <text:p>8195099</text:p>
          </table:table-cell>
          <table:table-cell office:value-type="float" office:value="7562864">
            <text:p>7562864</text:p>
          </table:table-cell>
          <table:table-cell office:value-type="float" office:value="632235">
            <text:p>632235</text:p>
          </table:table-cell>
          <table:table-cell office:value-type="string">
            <text:p>92.29</text:p>
          </table:table-cell>
          <table:table-cell table:style-name="ce1" office:value-type="string">
            <text:p>7.71</text:p>
          </table:table-cell>
        </table:table-row>
        <table:table-row table:style-name="ro1">
          <table:table-cell office:value-type="string">
            <text:p>17-1-2-4</text:p>
          </table:table-cell>
          <table:table-cell office:value-type="string">
            <text:p>17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01038">
            <text:p>101038</text:p>
          </table:table-cell>
          <table:table-cell office:value-type="float" office:value="59421">
            <text:p>59421</text:p>
          </table:table-cell>
          <table:table-cell office:value-type="float" office:value="41617">
            <text:p>41617</text:p>
          </table:table-cell>
          <table:table-cell office:value-type="string">
            <text:p>58.81</text:p>
          </table:table-cell>
          <table:table-cell office:value-type="string">
            <text:p>41.19</text:p>
          </table:table-cell>
        </table:table-row>
        <table:table-row table:style-name="ro1">
          <table:table-cell table:style-name="ce1" office:value-type="string">
            <text:p>17-1-3</text:p>
          </table:table-cell>
          <table:table-cell office:value-type="string">
            <text:p>17-1</text:p>
          </table:table-cell>
          <table:table-cell office:value-type="string">
            <text:p>d</text:p>
          </table:table-cell>
          <table:table-cell office:value-type="string">
            <text:p>Podzadanie 17.1.3</text:p>
          </table:table-cell>
          <table:table-cell office:value-type="string">
            <text:p>Wsparcie województw Polski Wschodniej</text:p>
          </table:table-cell>
          <table:table-cell table:style-name="Default"/>
          <table:table-cell office:value-type="float" office:value="1251988">
            <text:p>1251988</text:p>
          </table:table-cell>
          <table:table-cell office:value-type="float" office:value="1224676">
            <text:p>1224676</text:p>
          </table:table-cell>
          <table:table-cell office:value-type="float" office:value="27312">
            <text:p>27312</text:p>
          </table:table-cell>
          <table:table-cell office:value-type="string">
            <text:p>97.82</text:p>
          </table:table-cell>
          <table:table-cell table:style-name="ce1" office:value-type="string">
            <text:p>2.18</text:p>
          </table:table-cell>
        </table:table-row>
        <table:table-row table:style-name="ro1">
          <table:table-cell office:value-type="string">
            <text:p>17-1-3-1</text:p>
          </table:table-cell>
          <table:table-cell office:value-type="string">
            <text:p>17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251988">
            <text:p>1251988</text:p>
          </table:table-cell>
          <table:table-cell office:value-type="float" office:value="1224676">
            <text:p>1224676</text:p>
          </table:table-cell>
          <table:table-cell office:value-type="float" office:value="27312">
            <text:p>27312</text:p>
          </table:table-cell>
          <table:table-cell office:value-type="string">
            <text:p>97.82</text:p>
          </table:table-cell>
          <table:table-cell table:style-name="ce1" office:value-type="string">
            <text:p>2.18</text:p>
          </table:table-cell>
        </table:table-row>
        <table:table-row table:style-name="ro1">
          <table:table-cell office:value-type="string">
            <text:p>17-1-3-2</text:p>
          </table:table-cell>
          <table:table-cell office:value-type="string">
            <text:p>17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7-2</text:p>
          </table:table-cell>
          <table:table-cell office:value-type="string">
            <text:p>17</text:p>
          </table:table-cell>
          <table:table-cell office:value-type="string">
            <text:p>c</text:p>
          </table:table-cell>
          <table:table-cell office:value-type="string">
            <text:p>Zadanie 17.2</text:p>
          </table:table-cell>
          <table:table-cell office:value-type="string">
            <text:p>Zamykanie programów Narodowego Planu Rozwoju 2004-2006</text:p>
          </table:table-cell>
          <table:table-cell table:style-name="Default"/>
          <table:table-cell office:value-type="float" office:value="66786">
            <text:p>66786</text:p>
          </table:table-cell>
          <table:table-cell office:value-type="float" office:value="0">
            <text:p>0</text:p>
          </table:table-cell>
          <table:table-cell office:value-type="float" office:value="66786">
            <text:p>667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2-1</text:p>
          </table:table-cell>
          <table:table-cell office:value-type="string">
            <text:p>17-2</text:p>
          </table:table-cell>
          <table:table-cell office:value-type="string">
            <text:p>d</text:p>
          </table:table-cell>
          <table:table-cell office:value-type="string">
            <text:p>Podzadanie 17.2.1</text:p>
          </table:table-cell>
          <table:table-cell office:value-type="string">
            <text:p>Certyfikacja wydatków w ramach programów NPR</text:p>
          </table:table-cell>
          <table:table-cell table:style-name="Default"/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2-1-1</text:p>
          </table:table-cell>
          <table:table-cell office:value-type="string">
            <text:p>17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2-2</text:p>
          </table:table-cell>
          <table:table-cell office:value-type="string">
            <text:p>17-2</text:p>
          </table:table-cell>
          <table:table-cell office:value-type="string">
            <text:p>d</text:p>
          </table:table-cell>
          <table:table-cell office:value-type="string">
            <text:p>Podzadanie 17.2.2</text:p>
          </table:table-cell>
          <table:table-cell office:value-type="string">
            <text:p>Zamykanie pomocy w ramach programu SPOT</text:p>
          </table:table-cell>
          <table:table-cell table:style-name="Default"/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2-2-1</text:p>
          </table:table-cell>
          <table:table-cell office:value-type="string">
            <text:p>17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2-2-2</text:p>
          </table:table-cell>
          <table:table-cell office:value-type="string">
            <text:p>17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2-3</text:p>
          </table:table-cell>
          <table:table-cell office:value-type="string">
            <text:p>17-2</text:p>
          </table:table-cell>
          <table:table-cell office:value-type="string">
            <text:p>d</text:p>
          </table:table-cell>
          <table:table-cell office:value-type="string">
            <text:p>Podzadanie 17.2.3</text:p>
          </table:table-cell>
          <table:table-cell office:value-type="string">
            <text:p>Zamykanie pomocy w ramach programu ZPORR</text:p>
          </table:table-cell>
          <table:table-cell table:style-name="Default"/>
          <table:table-cell office:value-type="float" office:value="55835">
            <text:p>55835</text:p>
          </table:table-cell>
          <table:table-cell office:value-type="float" office:value="0">
            <text:p>0</text:p>
          </table:table-cell>
          <table:table-cell office:value-type="float" office:value="55835">
            <text:p>558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2-3-1</text:p>
          </table:table-cell>
          <table:table-cell office:value-type="string">
            <text:p>17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2-3-2</text:p>
          </table:table-cell>
          <table:table-cell office:value-type="string">
            <text:p>17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5633">
            <text:p>55633</text:p>
          </table:table-cell>
          <table:table-cell office:value-type="float" office:value="0">
            <text:p>0</text:p>
          </table:table-cell>
          <table:table-cell office:value-type="float" office:value="55633">
            <text:p>556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2-4</text:p>
          </table:table-cell>
          <table:table-cell office:value-type="string">
            <text:p>17-2</text:p>
          </table:table-cell>
          <table:table-cell office:value-type="string">
            <text:p>d</text:p>
          </table:table-cell>
          <table:table-cell office:value-type="string">
            <text:p>Podzadanie 17.2.4</text:p>
          </table:table-cell>
          <table:table-cell office:value-type="string">
            <text:p>Zamykanie pomocy w ramach Inicjatywy Wspólnotowej INTERREG</text:p>
          </table:table-cell>
          <table:table-cell table:style-name="Default"/>
          <table:table-cell office:value-type="float" office:value="9503">
            <text:p>9503</text:p>
          </table:table-cell>
          <table:table-cell office:value-type="float" office:value="0">
            <text:p>0</text:p>
          </table:table-cell>
          <table:table-cell office:value-type="float" office:value="9503">
            <text:p>95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2-4-1</text:p>
          </table:table-cell>
          <table:table-cell office:value-type="string">
            <text:p>17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9503">
            <text:p>9503</text:p>
          </table:table-cell>
          <table:table-cell office:value-type="float" office:value="0">
            <text:p>0</text:p>
          </table:table-cell>
          <table:table-cell office:value-type="float" office:value="9503">
            <text:p>95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</text:p>
          </table:table-cell>
          <table:table-cell office:value-type="string">
            <text:p>17</text:p>
          </table:table-cell>
          <table:table-cell office:value-type="string">
            <text:p>c</text:p>
          </table:table-cell>
          <table:table-cell office:value-type="string">
            <text:p>Zadanie 17.3</text:p>
          </table:table-cell>
          <table:table-cell office:value-type="string">
            <text:p>Koordynacja realizacji NSRO 2007-2013 oraz zarządzanie i wdrażanie programów operacyjnych</text:p>
          </table:table-cell>
          <table:table-cell table:style-name="Default"/>
          <table:table-cell office:value-type="float" office:value="2516986">
            <text:p>2516986</text:p>
          </table:table-cell>
          <table:table-cell office:value-type="float" office:value="1196345">
            <text:p>1196345</text:p>
          </table:table-cell>
          <table:table-cell office:value-type="float" office:value="1320641">
            <text:p>1320641</text:p>
          </table:table-cell>
          <table:table-cell office:value-type="string">
            <text:p>47.53</text:p>
          </table:table-cell>
          <table:table-cell office:value-type="string">
            <text:p>52.47</text:p>
          </table:table-cell>
        </table:table-row>
        <table:table-row table:style-name="ro1">
          <table:table-cell table:style-name="ce1" office:value-type="string">
            <text:p>17-3-1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1</text:p>
          </table:table-cell>
          <table:table-cell office:value-type="string">
            <text:p>Koordynacja NSRO 2007-2013 i zarządzanie realizacją PO Pomoc Techniczna</text:p>
          </table:table-cell>
          <table:table-cell table:style-name="Default"/>
          <table:table-cell office:value-type="float" office:value="204215">
            <text:p>204215</text:p>
          </table:table-cell>
          <table:table-cell office:value-type="float" office:value="0">
            <text:p>0</text:p>
          </table:table-cell>
          <table:table-cell office:value-type="float" office:value="204215">
            <text:p>2042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-1</text:p>
          </table:table-cell>
          <table:table-cell office:value-type="string">
            <text:p>17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7-3-1-2</text:p>
          </table:table-cell>
          <table:table-cell office:value-type="string">
            <text:p>17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-3</text:p>
          </table:table-cell>
          <table:table-cell office:value-type="string">
            <text:p>17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2205">
            <text:p>12205</text:p>
          </table:table-cell>
          <table:table-cell office:value-type="float" office:value="0">
            <text:p>0</text:p>
          </table:table-cell>
          <table:table-cell office:value-type="float" office:value="12205">
            <text:p>122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-4</text:p>
          </table:table-cell>
          <table:table-cell office:value-type="string">
            <text:p>17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90998">
            <text:p>190998</text:p>
          </table:table-cell>
          <table:table-cell office:value-type="float" office:value="0">
            <text:p>0</text:p>
          </table:table-cell>
          <table:table-cell office:value-type="float" office:value="190998">
            <text:p>1909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2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2</text:p>
          </table:table-cell>
          <table:table-cell office:value-type="string">
            <text:p>Zarządzanie realizacją PO Innowacyjna Gospodarka</text:p>
          </table:table-cell>
          <table:table-cell table:style-name="Default"/>
          <table:table-cell office:value-type="float" office:value="9928">
            <text:p>9928</text:p>
          </table:table-cell>
          <table:table-cell office:value-type="float" office:value="0">
            <text:p>0</text:p>
          </table:table-cell>
          <table:table-cell office:value-type="float" office:value="9928">
            <text:p>99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2-1</text:p>
          </table:table-cell>
          <table:table-cell office:value-type="string">
            <text:p>17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9928">
            <text:p>9928</text:p>
          </table:table-cell>
          <table:table-cell office:value-type="float" office:value="0">
            <text:p>0</text:p>
          </table:table-cell>
          <table:table-cell office:value-type="float" office:value="9928">
            <text:p>992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3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3</text:p>
          </table:table-cell>
          <table:table-cell office:value-type="string">
            <text:p>Zarządzanie realizacją PO Infrastruktura i Środowisko</text:p>
          </table:table-cell>
          <table:table-cell table:style-name="Default"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3-1</text:p>
          </table:table-cell>
          <table:table-cell office:value-type="string">
            <text:p>17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7-3-3-2</text:p>
          </table:table-cell>
          <table:table-cell office:value-type="string">
            <text:p>17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4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4</text:p>
          </table:table-cell>
          <table:table-cell office:value-type="string">
            <text:p>Zarządzanie realizacją PO Kapitał Ludzki</text:p>
          </table:table-cell>
          <table:table-cell table:style-name="Default"/>
          <table:table-cell office:value-type="float" office:value="401838">
            <text:p>401838</text:p>
          </table:table-cell>
          <table:table-cell office:value-type="float" office:value="307823">
            <text:p>307823</text:p>
          </table:table-cell>
          <table:table-cell office:value-type="float" office:value="94015">
            <text:p>94015</text:p>
          </table:table-cell>
          <table:table-cell office:value-type="string">
            <text:p>76.6</text:p>
          </table:table-cell>
          <table:table-cell table:style-name="ce1" office:value-type="string">
            <text:p>23.4</text:p>
          </table:table-cell>
        </table:table-row>
        <table:table-row table:style-name="ro1">
          <table:table-cell office:value-type="string">
            <text:p>17-3-4-1</text:p>
          </table:table-cell>
          <table:table-cell office:value-type="string">
            <text:p>17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370350">
            <text:p>370350</text:p>
          </table:table-cell>
          <table:table-cell office:value-type="float" office:value="307823">
            <text:p>307823</text:p>
          </table:table-cell>
          <table:table-cell office:value-type="float" office:value="62527">
            <text:p>62527</text:p>
          </table:table-cell>
          <table:table-cell office:value-type="string">
            <text:p>83.12</text:p>
          </table:table-cell>
          <table:table-cell office:value-type="string">
            <text:p>16.88</text:p>
          </table:table-cell>
        </table:table-row>
        <table:table-row table:style-name="ro1">
          <table:table-cell office:value-type="string">
            <text:p>17-3-4-2</text:p>
          </table:table-cell>
          <table:table-cell office:value-type="string">
            <text:p>17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31488">
            <text:p>31488</text:p>
          </table:table-cell>
          <table:table-cell office:value-type="float" office:value="0">
            <text:p>0</text:p>
          </table:table-cell>
          <table:table-cell office:value-type="float" office:value="31488">
            <text:p>3148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5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5</text:p>
          </table:table-cell>
          <table:table-cell office:value-type="string">
            <text:p>Zarządzanie realizacją PO Rozwój Polski Wschodniej</text:p>
          </table:table-cell>
          <table:table-cell table:style-name="Default"/>
          <table:table-cell office:value-type="float" office:value="6318">
            <text:p>6318</text:p>
          </table:table-cell>
          <table:table-cell office:value-type="float" office:value="0">
            <text:p>0</text:p>
          </table:table-cell>
          <table:table-cell office:value-type="float" office:value="6318">
            <text:p>63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5-1</text:p>
          </table:table-cell>
          <table:table-cell office:value-type="string">
            <text:p>17-3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6318">
            <text:p>6318</text:p>
          </table:table-cell>
          <table:table-cell office:value-type="float" office:value="0">
            <text:p>0</text:p>
          </table:table-cell>
          <table:table-cell office:value-type="float" office:value="6318">
            <text:p>63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6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6</text:p>
          </table:table-cell>
          <table:table-cell office:value-type="string">
            <text:p>Zarządzanie realizacją PO Europejskiej Współpracy Terytorialnej i Europejskiego Instrumentu Sąsiedztwa i Partnerstwa</text:p>
          </table:table-cell>
          <table:table-cell table:style-name="Default"/>
          <table:table-cell office:value-type="float" office:value="34613">
            <text:p>34613</text:p>
          </table:table-cell>
          <table:table-cell office:value-type="float" office:value="0">
            <text:p>0</text:p>
          </table:table-cell>
          <table:table-cell office:value-type="float" office:value="34613">
            <text:p>346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6-1</text:p>
          </table:table-cell>
          <table:table-cell office:value-type="string">
            <text:p>17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7-3-6-2</text:p>
          </table:table-cell>
          <table:table-cell office:value-type="string">
            <text:p>17-3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34613">
            <text:p>34613</text:p>
          </table:table-cell>
          <table:table-cell office:value-type="float" office:value="0">
            <text:p>0</text:p>
          </table:table-cell>
          <table:table-cell office:value-type="float" office:value="34613">
            <text:p>346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7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7</text:p>
          </table:table-cell>
          <table:table-cell office:value-type="string">
            <text:p>Rozliczanie środków pochodzących z UE w ramach NSRO</text:p>
          </table:table-cell>
          <table:table-cell table:style-name="Default"/>
          <table:table-cell office:value-type="float" office:value="9552">
            <text:p>9552</text:p>
          </table:table-cell>
          <table:table-cell office:value-type="float" office:value="0">
            <text:p>0</text:p>
          </table:table-cell>
          <table:table-cell office:value-type="float" office:value="9552">
            <text:p>95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7-1</text:p>
          </table:table-cell>
          <table:table-cell office:value-type="string">
            <text:p>17-3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7-2</text:p>
          </table:table-cell>
          <table:table-cell office:value-type="string">
            <text:p>17-3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842">
            <text:p>5842</text:p>
          </table:table-cell>
          <table:table-cell office:value-type="float" office:value="0">
            <text:p>0</text:p>
          </table:table-cell>
          <table:table-cell office:value-type="float" office:value="5842">
            <text:p>584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8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8</text:p>
          </table:table-cell>
          <table:table-cell office:value-type="string">
            <text:p>Realizacja PO Pomoc Techniczna służąca wdrażaniu programów NSRO 2007-2013</text:p>
          </table:table-cell>
          <table:table-cell table:style-name="Default"/>
          <table:table-cell office:value-type="float" office:value="153665">
            <text:p>153665</text:p>
          </table:table-cell>
          <table:table-cell office:value-type="float" office:value="0">
            <text:p>0</text:p>
          </table:table-cell>
          <table:table-cell office:value-type="float" office:value="153665">
            <text:p>1536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8-1</text:p>
          </table:table-cell>
          <table:table-cell office:value-type="string">
            <text:p>17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8-2</text:p>
          </table:table-cell>
          <table:table-cell office:value-type="string">
            <text:p>17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3636">
            <text:p>3636</text:p>
          </table:table-cell>
          <table:table-cell office:value-type="float" office:value="0">
            <text:p>0</text:p>
          </table:table-cell>
          <table:table-cell office:value-type="float" office:value="3636">
            <text:p>36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8-3</text:p>
          </table:table-cell>
          <table:table-cell office:value-type="string">
            <text:p>17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29587">
            <text:p>129587</text:p>
          </table:table-cell>
          <table:table-cell office:value-type="float" office:value="0">
            <text:p>0</text:p>
          </table:table-cell>
          <table:table-cell office:value-type="float" office:value="129587">
            <text:p>1295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8-4</text:p>
          </table:table-cell>
          <table:table-cell office:value-type="string">
            <text:p>17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8-5</text:p>
          </table:table-cell>
          <table:table-cell office:value-type="string">
            <text:p>17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8-6</text:p>
          </table:table-cell>
          <table:table-cell office:value-type="string">
            <text:p>17-3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12897">
            <text:p>12897</text:p>
          </table:table-cell>
          <table:table-cell office:value-type="float" office:value="0">
            <text:p>0</text:p>
          </table:table-cell>
          <table:table-cell office:value-type="float" office:value="12897">
            <text:p>128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9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9</text:p>
          </table:table-cell>
          <table:table-cell office:value-type="string">
            <text:p>Wdrażanie PO Innowacyjna Gospodarka</text:p>
          </table:table-cell>
          <table:table-cell table:style-name="Default"/>
          <table:table-cell office:value-type="float" office:value="278981">
            <text:p>278981</text:p>
          </table:table-cell>
          <table:table-cell office:value-type="float" office:value="214956">
            <text:p>214956</text:p>
          </table:table-cell>
          <table:table-cell office:value-type="float" office:value="64025">
            <text:p>64025</text:p>
          </table:table-cell>
          <table:table-cell office:value-type="string">
            <text:p>77.05</text:p>
          </table:table-cell>
          <table:table-cell office:value-type="string">
            <text:p>22.95</text:p>
          </table:table-cell>
        </table:table-row>
        <table:table-row table:style-name="ro1">
          <table:table-cell office:value-type="string">
            <text:p>17-3-9-1</text:p>
          </table:table-cell>
          <table:table-cell office:value-type="string">
            <text:p>17-3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5915">
            <text:p>15915</text:p>
          </table:table-cell>
          <table:table-cell office:value-type="float" office:value="0">
            <text:p>0</text:p>
          </table:table-cell>
          <table:table-cell office:value-type="float" office:value="15915">
            <text:p>159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9-2</text:p>
          </table:table-cell>
          <table:table-cell office:value-type="string">
            <text:p>17-3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259266">
            <text:p>259266</text:p>
          </table:table-cell>
          <table:table-cell office:value-type="float" office:value="214956">
            <text:p>214956</text:p>
          </table:table-cell>
          <table:table-cell office:value-type="float" office:value="44310">
            <text:p>44310</text:p>
          </table:table-cell>
          <table:table-cell office:value-type="string">
            <text:p>82.91</text:p>
          </table:table-cell>
          <table:table-cell table:style-name="ce1" office:value-type="string">
            <text:p>17.09</text:p>
          </table:table-cell>
        </table:table-row>
        <table:table-row table:style-name="ro1">
          <table:table-cell office:value-type="string">
            <text:p>17-3-9-3</text:p>
          </table:table-cell>
          <table:table-cell office:value-type="string">
            <text:p>17-3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10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10</text:p>
          </table:table-cell>
          <table:table-cell office:value-type="string">
            <text:p>Wdrażanie PO Infrastruktura i Środowisko</text:p>
          </table:table-cell>
          <table:table-cell table:style-name="Default"/>
          <table:table-cell office:value-type="float" office:value="774472">
            <text:p>774472</text:p>
          </table:table-cell>
          <table:table-cell office:value-type="float" office:value="428874">
            <text:p>428874</text:p>
          </table:table-cell>
          <table:table-cell office:value-type="float" office:value="345598">
            <text:p>345598</text:p>
          </table:table-cell>
          <table:table-cell office:value-type="string">
            <text:p>55.38</text:p>
          </table:table-cell>
          <table:table-cell office:value-type="string">
            <text:p>44.62</text:p>
          </table:table-cell>
        </table:table-row>
        <table:table-row table:style-name="ro1">
          <table:table-cell office:value-type="string">
            <text:p>17-3-10-1</text:p>
          </table:table-cell>
          <table:table-cell office:value-type="string">
            <text:p>17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36755">
            <text:p>36755</text:p>
          </table:table-cell>
          <table:table-cell office:value-type="float" office:value="0">
            <text:p>0</text:p>
          </table:table-cell>
          <table:table-cell office:value-type="float" office:value="36755">
            <text:p>367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0-2</text:p>
          </table:table-cell>
          <table:table-cell office:value-type="string">
            <text:p>17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4751">
            <text:p>4751</text:p>
          </table:table-cell>
          <table:table-cell office:value-type="float" office:value="0">
            <text:p>0</text:p>
          </table:table-cell>
          <table:table-cell office:value-type="float" office:value="4751">
            <text:p>47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0-3</text:p>
          </table:table-cell>
          <table:table-cell office:value-type="string">
            <text:p>17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7380">
            <text:p>7380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0-4</text:p>
          </table:table-cell>
          <table:table-cell office:value-type="string">
            <text:p>17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5564">
            <text:p>75564</text:p>
          </table:table-cell>
          <table:table-cell office:value-type="float" office:value="28874">
            <text:p>28874</text:p>
          </table:table-cell>
          <table:table-cell office:value-type="float" office:value="46690">
            <text:p>46690</text:p>
          </table:table-cell>
          <table:table-cell office:value-type="string">
            <text:p>38.21</text:p>
          </table:table-cell>
          <table:table-cell office:value-type="string">
            <text:p>61.79</text:p>
          </table:table-cell>
        </table:table-row>
        <table:table-row table:style-name="ro1">
          <table:table-cell office:value-type="string">
            <text:p>17-3-10-5</text:p>
          </table:table-cell>
          <table:table-cell office:value-type="string">
            <text:p>17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476829">
            <text:p>476829</text:p>
          </table:table-cell>
          <table:table-cell office:value-type="float" office:value="400000">
            <text:p>400000</text:p>
          </table:table-cell>
          <table:table-cell office:value-type="float" office:value="76829">
            <text:p>76829</text:p>
          </table:table-cell>
          <table:table-cell office:value-type="string">
            <text:p>83.89</text:p>
          </table:table-cell>
          <table:table-cell table:style-name="ce1" office:value-type="string">
            <text:p>16.11</text:p>
          </table:table-cell>
        </table:table-row>
        <table:table-row table:style-name="ro1">
          <table:table-cell office:value-type="string">
            <text:p>17-3-10-6</text:p>
          </table:table-cell>
          <table:table-cell office:value-type="string">
            <text:p>17-3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173193">
            <text:p>173193</text:p>
          </table:table-cell>
          <table:table-cell office:value-type="float" office:value="0">
            <text:p>0</text:p>
          </table:table-cell>
          <table:table-cell office:value-type="float" office:value="173193">
            <text:p>1731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11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11</text:p>
          </table:table-cell>
          <table:table-cell office:value-type="string">
            <text:p>Wdrażanie PO Kapitał Ludzki</text:p>
          </table:table-cell>
          <table:table-cell table:style-name="Default"/>
          <table:table-cell office:value-type="float" office:value="518456">
            <text:p>518456</text:p>
          </table:table-cell>
          <table:table-cell office:value-type="float" office:value="244692">
            <text:p>244692</text:p>
          </table:table-cell>
          <table:table-cell office:value-type="float" office:value="273764">
            <text:p>273764</text:p>
          </table:table-cell>
          <table:table-cell office:value-type="string">
            <text:p>47.2</text:p>
          </table:table-cell>
          <table:table-cell office:value-type="string">
            <text:p>52.8</text:p>
          </table:table-cell>
        </table:table-row>
        <table:table-row table:style-name="ro1">
          <table:table-cell office:value-type="string">
            <text:p>17-3-11-1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5832">
            <text:p>5832</text:p>
          </table:table-cell>
          <table:table-cell office:value-type="float" office:value="0">
            <text:p>0</text:p>
          </table:table-cell>
          <table:table-cell office:value-type="float" office:value="5832">
            <text:p>58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1-2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1-3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10197">
            <text:p>10197</text:p>
          </table:table-cell>
          <table:table-cell office:value-type="float" office:value="9180">
            <text:p>9180</text:p>
          </table:table-cell>
          <table:table-cell office:value-type="float" office:value="1017">
            <text:p>1017</text:p>
          </table:table-cell>
          <table:table-cell office:value-type="string">
            <text:p>90.03</text:p>
          </table:table-cell>
          <table:table-cell table:style-name="ce1" office:value-type="string">
            <text:p>9.97</text:p>
          </table:table-cell>
        </table:table-row>
        <table:table-row table:style-name="ro1">
          <table:table-cell office:value-type="string">
            <text:p>17-3-11-4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1-5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317">
            <text:p>4317</text:p>
          </table:table-cell>
          <table:table-cell office:value-type="float" office:value="2334">
            <text:p>2334</text:p>
          </table:table-cell>
          <table:table-cell office:value-type="float" office:value="1983">
            <text:p>1983</text:p>
          </table:table-cell>
          <table:table-cell office:value-type="string">
            <text:p>54.07</text:p>
          </table:table-cell>
          <table:table-cell office:value-type="string">
            <text:p>45.93</text:p>
          </table:table-cell>
        </table:table-row>
        <table:table-row table:style-name="ro1">
          <table:table-cell office:value-type="string">
            <text:p>17-3-11-6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282747">
            <text:p>282747</text:p>
          </table:table-cell>
          <table:table-cell office:value-type="float" office:value="233178">
            <text:p>233178</text:p>
          </table:table-cell>
          <table:table-cell office:value-type="float" office:value="49569">
            <text:p>49569</text:p>
          </table:table-cell>
          <table:table-cell office:value-type="string">
            <text:p>82.47</text:p>
          </table:table-cell>
          <table:table-cell office:value-type="string">
            <text:p>17.53</text:p>
          </table:table-cell>
        </table:table-row>
        <table:table-row table:style-name="ro1">
          <table:table-cell office:value-type="string">
            <text:p>17-3-11-7</text:p>
          </table:table-cell>
          <table:table-cell office:value-type="string">
            <text:p>17-3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212696">
            <text:p>212696</text:p>
          </table:table-cell>
          <table:table-cell office:value-type="float" office:value="0">
            <text:p>0</text:p>
          </table:table-cell>
          <table:table-cell office:value-type="float" office:value="212696">
            <text:p>2126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12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12</text:p>
          </table:table-cell>
          <table:table-cell office:value-type="string">
            <text:p>Wdrażanie PO Rozwój Polski Wschodniej</text:p>
          </table:table-cell>
          <table:table-cell table:style-name="Default"/>
          <table:table-cell office:value-type="float" office:value="10832">
            <text:p>10832</text:p>
          </table:table-cell>
          <table:table-cell office:value-type="float" office:value="0">
            <text:p>0</text:p>
          </table:table-cell>
          <table:table-cell office:value-type="float" office:value="10832">
            <text:p>108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2-1</text:p>
          </table:table-cell>
          <table:table-cell office:value-type="string">
            <text:p>17-3-1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0832">
            <text:p>10832</text:p>
          </table:table-cell>
          <table:table-cell office:value-type="float" office:value="0">
            <text:p>0</text:p>
          </table:table-cell>
          <table:table-cell office:value-type="float" office:value="10832">
            <text:p>108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3-13</text:p>
          </table:table-cell>
          <table:table-cell office:value-type="string">
            <text:p>17-3</text:p>
          </table:table-cell>
          <table:table-cell office:value-type="string">
            <text:p>d</text:p>
          </table:table-cell>
          <table:table-cell office:value-type="string">
            <text:p>Podzadanie 17.3.13</text:p>
          </table:table-cell>
          <table:table-cell office:value-type="string">
            <text:p>Wdrażanie PO Europejskiej Współpracy Terytorialnej i Europejskiego Instrumentu Sąsiedztwa i Partnerstwa</text:p>
          </table:table-cell>
          <table:table-cell table:style-name="Default"/>
          <table:table-cell office:value-type="float" office:value="104116">
            <text:p>104116</text:p>
          </table:table-cell>
          <table:table-cell office:value-type="float" office:value="0">
            <text:p>0</text:p>
          </table:table-cell>
          <table:table-cell office:value-type="float" office:value="104116">
            <text:p>1041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3-1</text:p>
          </table:table-cell>
          <table:table-cell office:value-type="string">
            <text:p>17-3-1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3-2</text:p>
          </table:table-cell>
          <table:table-cell office:value-type="string">
            <text:p>17-3-1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02963">
            <text:p>102963</text:p>
          </table:table-cell>
          <table:table-cell office:value-type="float" office:value="0">
            <text:p>0</text:p>
          </table:table-cell>
          <table:table-cell office:value-type="float" office:value="102963">
            <text:p>10296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3-13-3</text:p>
          </table:table-cell>
          <table:table-cell office:value-type="string">
            <text:p>17-3-1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7-4</text:p>
          </table:table-cell>
          <table:table-cell office:value-type="string">
            <text:p>17</text:p>
          </table:table-cell>
          <table:table-cell office:value-type="string">
            <text:p>c</text:p>
          </table:table-cell>
          <table:table-cell office:value-type="string">
            <text:p>Zadanie 17.4</text:p>
          </table:table-cell>
          <table:table-cell office:value-type="string">
            <text:p>Zarządzanie realizacją pozostałych programów finansowanych z udziałem niepodlegających zwrotowi środków pomocowych</text:p>
          </table:table-cell>
          <table:table-cell table:style-name="Default"/>
          <table:table-cell office:value-type="float" office:value="207206">
            <text:p>207206</text:p>
          </table:table-cell>
          <table:table-cell office:value-type="float" office:value="91413">
            <text:p>91413</text:p>
          </table:table-cell>
          <table:table-cell office:value-type="float" office:value="115793">
            <text:p>115793</text:p>
          </table:table-cell>
          <table:table-cell office:value-type="string">
            <text:p>44.12</text:p>
          </table:table-cell>
          <table:table-cell office:value-type="string">
            <text:p>55.88</text:p>
          </table:table-cell>
        </table:table-row>
        <table:table-row table:style-name="ro1">
          <table:table-cell table:style-name="ce1" office:value-type="string">
            <text:p>17-4-1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1</text:p>
          </table:table-cell>
          <table:table-cell office:value-type="string">
            <text:p>Zarządzanie realizacją zadań w ramach Mechanizmu Finansowego EOG oraz Norweskiego Mechanizmu Finansowego</text:p>
          </table:table-cell>
          <table:table-cell table:style-name="Default"/>
          <table:table-cell office:value-type="float" office:value="5694">
            <text:p>5694</text:p>
          </table:table-cell>
          <table:table-cell office:value-type="float" office:value="0">
            <text:p>0</text:p>
          </table:table-cell>
          <table:table-cell office:value-type="float" office:value="5694">
            <text:p>56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-1</text:p>
          </table:table-cell>
          <table:table-cell office:value-type="string">
            <text:p>1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-2</text:p>
          </table:table-cell>
          <table:table-cell office:value-type="string">
            <text:p>1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office:value-type="float" office:value="752">
            <text:p>7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-3</text:p>
          </table:table-cell>
          <table:table-cell office:value-type="string">
            <text:p>1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1951">
            <text:p>19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-4</text:p>
          </table:table-cell>
          <table:table-cell office:value-type="string">
            <text:p>1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-5</text:p>
          </table:table-cell>
          <table:table-cell office:value-type="string">
            <text:p>17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  <table:table-cell office:value-type="float" office:value="1684">
            <text:p>16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4-2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2</text:p>
          </table:table-cell>
          <table:table-cell office:value-type="string">
            <text:p>Zarządzanie realizacją zadań w ramach Szwajcarsko-Polskiego Programu Współpracy (SPPW)</text:p>
          </table:table-cell>
          <table:table-cell table:style-name="Default"/>
          <table:table-cell office:value-type="float" office:value="6321">
            <text:p>6321</text:p>
          </table:table-cell>
          <table:table-cell office:value-type="float" office:value="4682">
            <text:p>4682</text:p>
          </table:table-cell>
          <table:table-cell office:value-type="float" office:value="1639">
            <text:p>1639</text:p>
          </table:table-cell>
          <table:table-cell office:value-type="string">
            <text:p>74.07</text:p>
          </table:table-cell>
          <table:table-cell office:value-type="string">
            <text:p>25.93</text:p>
          </table:table-cell>
        </table:table-row>
        <table:table-row table:style-name="ro1">
          <table:table-cell office:value-type="string">
            <text:p>17-4-2-1</text:p>
          </table:table-cell>
          <table:table-cell office:value-type="string">
            <text:p>17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288">
            <text:p>5288</text:p>
          </table:table-cell>
          <table:table-cell office:value-type="float" office:value="4682">
            <text:p>4682</text:p>
          </table:table-cell>
          <table:table-cell office:value-type="float" office:value="606">
            <text:p>606</text:p>
          </table:table-cell>
          <table:table-cell office:value-type="string">
            <text:p>88.54</text:p>
          </table:table-cell>
          <table:table-cell table:style-name="ce1" office:value-type="string">
            <text:p>11.46</text:p>
          </table:table-cell>
        </table:table-row>
        <table:table-row table:style-name="ro1">
          <table:table-cell office:value-type="string">
            <text:p>17-4-2-2</text:p>
          </table:table-cell>
          <table:table-cell office:value-type="string">
            <text:p>17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2-3</text:p>
          </table:table-cell>
          <table:table-cell office:value-type="string">
            <text:p>17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4-3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3</text:p>
          </table:table-cell>
          <table:table-cell office:value-type="string">
            <text:p>Wdrażanie projektów w ramach Mechanizmu Finansowego EOG oraz Norweskiego Mechanizmu Finansowego</text:p>
          </table:table-cell>
          <table:table-cell table:style-name="Default"/>
          <table:table-cell office:value-type="float" office:value="101648">
            <text:p>101648</text:p>
          </table:table-cell>
          <table:table-cell office:value-type="float" office:value="0">
            <text:p>0</text:p>
          </table:table-cell>
          <table:table-cell office:value-type="float" office:value="101648">
            <text:p>1016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3-1</text:p>
          </table:table-cell>
          <table:table-cell office:value-type="string">
            <text:p>1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52654">
            <text:p>52654</text:p>
          </table:table-cell>
          <table:table-cell office:value-type="float" office:value="0">
            <text:p>0</text:p>
          </table:table-cell>
          <table:table-cell office:value-type="float" office:value="52654">
            <text:p>526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3-2</text:p>
          </table:table-cell>
          <table:table-cell office:value-type="string">
            <text:p>1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4152">
            <text:p>14152</text:p>
          </table:table-cell>
          <table:table-cell office:value-type="float" office:value="0">
            <text:p>0</text:p>
          </table:table-cell>
          <table:table-cell office:value-type="float" office:value="14152">
            <text:p>141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3-3</text:p>
          </table:table-cell>
          <table:table-cell office:value-type="string">
            <text:p>1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33659">
            <text:p>33659</text:p>
          </table:table-cell>
          <table:table-cell office:value-type="float" office:value="0">
            <text:p>0</text:p>
          </table:table-cell>
          <table:table-cell office:value-type="float" office:value="33659">
            <text:p>336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3-4</text:p>
          </table:table-cell>
          <table:table-cell office:value-type="string">
            <text:p>1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3-5</text:p>
          </table:table-cell>
          <table:table-cell office:value-type="string">
            <text:p>17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omisja Nadzoru Finansowego</text:p>
          </table:table-cell>
          <table:table-cell office:value-type="string">
            <text:p>70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4-4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4</text:p>
          </table:table-cell>
          <table:table-cell office:value-type="string">
            <text:p>Wdrażanie Funduszu Stypendialnego i Szkoleniowego w ramach Mechanizmów Finansowych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7-4-4-1</text:p>
          </table:table-cell>
          <table:table-cell office:value-type="string">
            <text:p>17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7-4-5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5</text:p>
          </table:table-cell>
          <table:table-cell office:value-type="string">
            <text:p>Wdrażanie projektów w ramach SPPW</text:p>
          </table:table-cell>
          <table:table-cell table:style-name="Default"/>
          <table:table-cell office:value-type="float" office:value="37314">
            <text:p>37314</text:p>
          </table:table-cell>
          <table:table-cell office:value-type="float" office:value="34531">
            <text:p>34531</text:p>
          </table:table-cell>
          <table:table-cell office:value-type="float" office:value="2783">
            <text:p>2783</text:p>
          </table:table-cell>
          <table:table-cell office:value-type="string">
            <text:p>92.54</text:p>
          </table:table-cell>
          <table:table-cell table:style-name="ce1" office:value-type="string">
            <text:p>7.46</text:p>
          </table:table-cell>
        </table:table-row>
        <table:table-row table:style-name="ro1">
          <table:table-cell office:value-type="string">
            <text:p>17-4-5-1</text:p>
          </table:table-cell>
          <table:table-cell office:value-type="string">
            <text:p>17-4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6640">
            <text:p>6640</text:p>
          </table:table-cell>
          <table:table-cell office:value-type="float" office:value="5863">
            <text:p>5863</text:p>
          </table:table-cell>
          <table:table-cell office:value-type="float" office:value="777">
            <text:p>777</text:p>
          </table:table-cell>
          <table:table-cell office:value-type="string">
            <text:p>88.3</text:p>
          </table:table-cell>
          <table:table-cell table:style-name="ce1" office:value-type="string">
            <text:p>11.7</text:p>
          </table:table-cell>
        </table:table-row>
        <table:table-row table:style-name="ro1">
          <table:table-cell office:value-type="string">
            <text:p>17-4-5-2</text:p>
          </table:table-cell>
          <table:table-cell office:value-type="string">
            <text:p>17-4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30674">
            <text:p>30674</text:p>
          </table:table-cell>
          <table:table-cell office:value-type="float" office:value="28668">
            <text:p>28668</text:p>
          </table:table-cell>
          <table:table-cell office:value-type="float" office:value="2006">
            <text:p>2006</text:p>
          </table:table-cell>
          <table:table-cell office:value-type="string">
            <text:p>93.46</text:p>
          </table:table-cell>
          <table:table-cell table:style-name="ce1" office:value-type="string">
            <text:p>6.54</text:p>
          </table:table-cell>
        </table:table-row>
        <table:table-row table:style-name="ro1">
          <table:table-cell table:style-name="ce1" office:value-type="string">
            <text:p>17-4-6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6</text:p>
          </table:table-cell>
          <table:table-cell office:value-type="string">
            <text:p>Wsparcie organizacji pozarządowych w ramach Mechanizów Finansowych oraz SPPW</text:p>
          </table:table-cell>
          <table:table-cell table:style-name="Default"/>
          <table:table-cell office:value-type="float" office:value="12748">
            <text:p>12748</text:p>
          </table:table-cell>
          <table:table-cell office:value-type="float" office:value="9948">
            <text:p>9948</text:p>
          </table:table-cell>
          <table:table-cell office:value-type="float" office:value="2800">
            <text:p>2800</text:p>
          </table:table-cell>
          <table:table-cell office:value-type="string">
            <text:p>78.04</text:p>
          </table:table-cell>
          <table:table-cell office:value-type="string">
            <text:p>21.96</text:p>
          </table:table-cell>
        </table:table-row>
        <table:table-row table:style-name="ro1">
          <table:table-cell office:value-type="string">
            <text:p>17-4-6-1</text:p>
          </table:table-cell>
          <table:table-cell office:value-type="string">
            <text:p>17-4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12748">
            <text:p>12748</text:p>
          </table:table-cell>
          <table:table-cell office:value-type="float" office:value="9948">
            <text:p>9948</text:p>
          </table:table-cell>
          <table:table-cell office:value-type="float" office:value="2800">
            <text:p>2800</text:p>
          </table:table-cell>
          <table:table-cell office:value-type="string">
            <text:p>78.04</text:p>
          </table:table-cell>
          <table:table-cell office:value-type="string">
            <text:p>21.96</text:p>
          </table:table-cell>
        </table:table-row>
        <table:table-row table:style-name="ro1">
          <table:table-cell table:style-name="ce1" office:value-type="string">
            <text:p>17-4-7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7</text:p>
          </table:table-cell>
          <table:table-cell office:value-type="string">
            <text:p>Wsparcie sektora prywatnego w ramach SPPW</text:p>
          </table:table-cell>
          <table:table-cell table:style-name="Default"/>
          <table:table-cell table:number-columns-repeated="2" office:value-type="float" office:value="42252">
            <text:p>42252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7-4-7-1</text:p>
          </table:table-cell>
          <table:table-cell office:value-type="string">
            <text:p>17-4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table:number-columns-repeated="2" office:value-type="float" office:value="42252">
            <text:p>42252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7-4-10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10</text:p>
          </table:table-cell>
          <table:table-cell office:value-type="string">
            <text:p>Zarządzanie programem ogólnym ``Solidarność i zarządzanie przepływami migracyjnymi``</text:p>
          </table:table-cell>
          <table:table-cell table:style-name="Default"/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0-1</text:p>
          </table:table-cell>
          <table:table-cell office:value-type="string">
            <text:p>17-4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0-2</text:p>
          </table:table-cell>
          <table:table-cell office:value-type="string">
            <text:p>17-4-10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7-4-11</text:p>
          </table:table-cell>
          <table:table-cell office:value-type="string">
            <text:p>17-4</text:p>
          </table:table-cell>
          <table:table-cell office:value-type="string">
            <text:p>d</text:p>
          </table:table-cell>
          <table:table-cell office:value-type="string">
            <text:p>Podzadanie 17.4.11</text:p>
          </table:table-cell>
          <table:table-cell office:value-type="string">
            <text:p>Zarządzanie realizacją pozostałych programów finansowanych z udziałem bezzwrotnej pomocy zagranicznej</text:p>
          </table:table-cell>
          <table:table-cell table:style-name="Default"/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7-4-11-1</text:p>
          </table:table-cell>
          <table:table-cell office:value-type="string">
            <text:p>17-4-1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8</text:p>
          </table:table-cell>
          <table:table-cell office:value-type="string">
            <text:p>SPRAWIEDLIWOŚĆ</text:p>
          </table:table-cell>
          <table:table-cell table:style-name="Default"/>
          <table:table-cell office:value-type="float" office:value="8856432">
            <text:p>8856432</text:p>
          </table:table-cell>
          <table:table-cell office:value-type="float" office:value="35727">
            <text:p>35727</text:p>
          </table:table-cell>
          <table:table-cell office:value-type="float" office:value="8820705">
            <text:p>8820705</text:p>
          </table:table-cell>
          <table:table-cell office:value-type="string">
            <text:p>0.4</text:p>
          </table:table-cell>
          <table:table-cell office:value-type="string">
            <text:p>99.6</text:p>
          </table:table-cell>
        </table:table-row>
        <table:table-row table:style-name="ro1">
          <table:table-cell table:style-name="ce1" office:value-type="string">
            <text:p>18-1</text:p>
          </table:table-cell>
          <table:table-cell office:value-type="string">
            <text:p>18</text:p>
          </table:table-cell>
          <table:table-cell office:value-type="string">
            <text:p>c</text:p>
          </table:table-cell>
          <table:table-cell office:value-type="string">
            <text:p>Zadanie 18.1</text:p>
          </table:table-cell>
          <table:table-cell office:value-type="string">
            <text:p>Sprawowanie wymiaru sprawiedliwości przez sądy powszechne i wojskowe</text:p>
          </table:table-cell>
          <table:table-cell table:style-name="Default"/>
          <table:table-cell office:value-type="float" office:value="5554481">
            <text:p>5554481</text:p>
          </table:table-cell>
          <table:table-cell office:value-type="float" office:value="0">
            <text:p>0</text:p>
          </table:table-cell>
          <table:table-cell office:value-type="float" office:value="5554481">
            <text:p>55544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1-1</text:p>
          </table:table-cell>
          <table:table-cell office:value-type="string">
            <text:p>18-1</text:p>
          </table:table-cell>
          <table:table-cell office:value-type="string">
            <text:p>d</text:p>
          </table:table-cell>
          <table:table-cell office:value-type="string">
            <text:p>Podzadanie 18.1.1</text:p>
          </table:table-cell>
          <table:table-cell office:value-type="string">
            <text:p>Działalność orzecznicza</text:p>
          </table:table-cell>
          <table:table-cell table:style-name="Default"/>
          <table:table-cell office:value-type="float" office:value="4405957">
            <text:p>4405957</text:p>
          </table:table-cell>
          <table:table-cell office:value-type="float" office:value="0">
            <text:p>0</text:p>
          </table:table-cell>
          <table:table-cell office:value-type="float" office:value="4405957">
            <text:p>440595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1-1-1</text:p>
          </table:table-cell>
          <table:table-cell office:value-type="string">
            <text:p>18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15</text:p>
          </table:table-cell>
          <table:table-cell office:value-type="float" office:value="4387741">
            <text:p>4387741</text:p>
          </table:table-cell>
          <table:table-cell office:value-type="float" office:value="0">
            <text:p>0</text:p>
          </table:table-cell>
          <table:table-cell office:value-type="float" office:value="4387741">
            <text:p>43877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1-1-2</text:p>
          </table:table-cell>
          <table:table-cell office:value-type="string">
            <text:p>18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8216">
            <text:p>18216</text:p>
          </table:table-cell>
          <table:table-cell office:value-type="float" office:value="0">
            <text:p>0</text:p>
          </table:table-cell>
          <table:table-cell office:value-type="float" office:value="18216">
            <text:p>182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1-4</text:p>
          </table:table-cell>
          <table:table-cell office:value-type="string">
            <text:p>18-1</text:p>
          </table:table-cell>
          <table:table-cell office:value-type="string">
            <text:p>d</text:p>
          </table:table-cell>
          <table:table-cell office:value-type="string">
            <text:p>Podzadanie 18.1.4</text:p>
          </table:table-cell>
          <table:table-cell office:value-type="string">
            <text:p>Zapewnienie warunków organizacyjnych i technicznych funkcjonowania sądów</text:p>
          </table:table-cell>
          <table:table-cell table:style-name="Default"/>
          <table:table-cell office:value-type="float" office:value="1083107">
            <text:p>1083107</text:p>
          </table:table-cell>
          <table:table-cell office:value-type="float" office:value="0">
            <text:p>0</text:p>
          </table:table-cell>
          <table:table-cell office:value-type="float" office:value="1083107">
            <text:p>10831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1-4-1</text:p>
          </table:table-cell>
          <table:table-cell office:value-type="string">
            <text:p>18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15</text:p>
          </table:table-cell>
          <table:table-cell office:value-type="float" office:value="1081034">
            <text:p>1081034</text:p>
          </table:table-cell>
          <table:table-cell office:value-type="float" office:value="0">
            <text:p>0</text:p>
          </table:table-cell>
          <table:table-cell office:value-type="float" office:value="1081034">
            <text:p>10810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1-4-2</text:p>
          </table:table-cell>
          <table:table-cell office:value-type="string">
            <text:p>18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073">
            <text:p>2073</text:p>
          </table:table-cell>
          <table:table-cell office:value-type="float" office:value="0">
            <text:p>0</text:p>
          </table:table-cell>
          <table:table-cell office:value-type="float" office:value="2073">
            <text:p>20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1-6</text:p>
          </table:table-cell>
          <table:table-cell office:value-type="string">
            <text:p>18-1</text:p>
          </table:table-cell>
          <table:table-cell office:value-type="string">
            <text:p>d</text:p>
          </table:table-cell>
          <table:table-cell office:value-type="string">
            <text:p>Podzadanie 18.1.6</text:p>
          </table:table-cell>
          <table:table-cell office:value-type="string">
            <text:p>Wypłata odszkodowań i zadośćuczynień orzekanych przez sądy</text:p>
          </table:table-cell>
          <table:table-cell table:style-name="Default"/>
          <table:table-cell office:value-type="float" office:value="65417">
            <text:p>65417</text:p>
          </table:table-cell>
          <table:table-cell office:value-type="float" office:value="0">
            <text:p>0</text:p>
          </table:table-cell>
          <table:table-cell office:value-type="float" office:value="65417">
            <text:p>654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1-6-1</text:p>
          </table:table-cell>
          <table:table-cell office:value-type="string">
            <text:p>18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15</text:p>
          </table:table-cell>
          <table:table-cell office:value-type="float" office:value="65417">
            <text:p>65417</text:p>
          </table:table-cell>
          <table:table-cell office:value-type="float" office:value="0">
            <text:p>0</text:p>
          </table:table-cell>
          <table:table-cell office:value-type="float" office:value="65417">
            <text:p>654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2</text:p>
          </table:table-cell>
          <table:table-cell office:value-type="string">
            <text:p>18</text:p>
          </table:table-cell>
          <table:table-cell office:value-type="string">
            <text:p>c</text:p>
          </table:table-cell>
          <table:table-cell office:value-type="string">
            <text:p>Zadanie 18.2</text:p>
          </table:table-cell>
          <table:table-cell office:value-type="string">
            <text:p>Sprawowanie wymiaru sprawiedliwości przez sądownictwo administracyjne</text:p>
          </table:table-cell>
          <table:table-cell table:style-name="Default"/>
          <table:table-cell office:value-type="float" office:value="350494">
            <text:p>350494</text:p>
          </table:table-cell>
          <table:table-cell office:value-type="float" office:value="0">
            <text:p>0</text:p>
          </table:table-cell>
          <table:table-cell office:value-type="float" office:value="350494">
            <text:p>3504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2-1</text:p>
          </table:table-cell>
          <table:table-cell office:value-type="string">
            <text:p>18-2</text:p>
          </table:table-cell>
          <table:table-cell office:value-type="string">
            <text:p>d</text:p>
          </table:table-cell>
          <table:table-cell office:value-type="string">
            <text:p>Podzadanie 18.2.1</text:p>
          </table:table-cell>
          <table:table-cell office:value-type="string">
            <text:p>Działalność orzecznicza</text:p>
          </table:table-cell>
          <table:table-cell table:style-name="Default"/>
          <table:table-cell office:value-type="float" office:value="324731">
            <text:p>324731</text:p>
          </table:table-cell>
          <table:table-cell office:value-type="float" office:value="0">
            <text:p>0</text:p>
          </table:table-cell>
          <table:table-cell office:value-type="float" office:value="324731">
            <text:p>3247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2-1-1</text:p>
          </table:table-cell>
          <table:table-cell office:value-type="string">
            <text:p>18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324731">
            <text:p>324731</text:p>
          </table:table-cell>
          <table:table-cell office:value-type="float" office:value="0">
            <text:p>0</text:p>
          </table:table-cell>
          <table:table-cell office:value-type="float" office:value="324731">
            <text:p>3247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2-2</text:p>
          </table:table-cell>
          <table:table-cell office:value-type="string">
            <text:p>18-2</text:p>
          </table:table-cell>
          <table:table-cell office:value-type="string">
            <text:p>d</text:p>
          </table:table-cell>
          <table:table-cell office:value-type="string">
            <text:p>Podzadanie 18.2.2</text:p>
          </table:table-cell>
          <table:table-cell office:value-type="string">
            <text:p>Nadzór administracyjny nad działalnością sądów</text:p>
          </table:table-cell>
          <table:table-cell table:style-name="Default"/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2-2-1</text:p>
          </table:table-cell>
          <table:table-cell office:value-type="string">
            <text:p>18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2-3</text:p>
          </table:table-cell>
          <table:table-cell office:value-type="string">
            <text:p>18-2</text:p>
          </table:table-cell>
          <table:table-cell office:value-type="string">
            <text:p>d</text:p>
          </table:table-cell>
          <table:table-cell office:value-type="string">
            <text:p>Podzadanie 18.2.3</text:p>
          </table:table-cell>
          <table:table-cell office:value-type="string">
            <text:p>Działania na rzecz podnoszenia jakości orzecznictwa</text:p>
          </table:table-cell>
          <table:table-cell table:style-name="Default"/>
          <table:table-cell office:value-type="float" office:value="4061">
            <text:p>4061</text:p>
          </table:table-cell>
          <table:table-cell office:value-type="float" office:value="0">
            <text:p>0</text:p>
          </table:table-cell>
          <table:table-cell office:value-type="float" office:value="4061">
            <text:p>40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2-3-1</text:p>
          </table:table-cell>
          <table:table-cell office:value-type="string">
            <text:p>18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4061">
            <text:p>4061</text:p>
          </table:table-cell>
          <table:table-cell office:value-type="float" office:value="0">
            <text:p>0</text:p>
          </table:table-cell>
          <table:table-cell office:value-type="float" office:value="4061">
            <text:p>40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2-4</text:p>
          </table:table-cell>
          <table:table-cell office:value-type="string">
            <text:p>18-2</text:p>
          </table:table-cell>
          <table:table-cell office:value-type="string">
            <text:p>d</text:p>
          </table:table-cell>
          <table:table-cell office:value-type="string">
            <text:p>Podzadanie 18.2.4</text:p>
          </table:table-cell>
          <table:table-cell office:value-type="string">
            <text:p>Zapewnienie warunków organizacyjnych i technicznych funkcjonowania sądów</text:p>
          </table:table-cell>
          <table:table-cell table:style-name="Default"/>
          <table:table-cell office:value-type="float" office:value="21430">
            <text:p>21430</text:p>
          </table:table-cell>
          <table:table-cell office:value-type="float" office:value="0">
            <text:p>0</text:p>
          </table:table-cell>
          <table:table-cell office:value-type="float" office:value="21430">
            <text:p>214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2-4-1</text:p>
          </table:table-cell>
          <table:table-cell office:value-type="string">
            <text:p>18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21430">
            <text:p>21430</text:p>
          </table:table-cell>
          <table:table-cell office:value-type="float" office:value="0">
            <text:p>0</text:p>
          </table:table-cell>
          <table:table-cell office:value-type="float" office:value="21430">
            <text:p>214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3</text:p>
          </table:table-cell>
          <table:table-cell office:value-type="string">
            <text:p>18</text:p>
          </table:table-cell>
          <table:table-cell office:value-type="string">
            <text:p>c</text:p>
          </table:table-cell>
          <table:table-cell office:value-type="string">
            <text:p>Zadanie 18.3</text:p>
          </table:table-cell>
          <table:table-cell office:value-type="string">
            <text:p>Sprawowanie wymiaru sprawiedliwości przez Sąd Najwyższy oraz działalność KRS</text:p>
          </table:table-cell>
          <table:table-cell table:style-name="Default"/>
          <table:table-cell office:value-type="float" office:value="82710">
            <text:p>82710</text:p>
          </table:table-cell>
          <table:table-cell office:value-type="float" office:value="0">
            <text:p>0</text:p>
          </table:table-cell>
          <table:table-cell office:value-type="float" office:value="82710">
            <text:p>827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3-1</text:p>
          </table:table-cell>
          <table:table-cell office:value-type="string">
            <text:p>18-3</text:p>
          </table:table-cell>
          <table:table-cell office:value-type="string">
            <text:p>d</text:p>
          </table:table-cell>
          <table:table-cell office:value-type="string">
            <text:p>Podzadanie 18.3.1</text:p>
          </table:table-cell>
          <table:table-cell office:value-type="string">
            <text:p>Działalność orzecznicza Sądu Najwyższego</text:p>
          </table:table-cell>
          <table:table-cell table:style-name="Default"/>
          <table:table-cell office:value-type="float" office:value="46681">
            <text:p>46681</text:p>
          </table:table-cell>
          <table:table-cell office:value-type="float" office:value="0">
            <text:p>0</text:p>
          </table:table-cell>
          <table:table-cell office:value-type="float" office:value="46681">
            <text:p>466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3-1-1</text:p>
          </table:table-cell>
          <table:table-cell office:value-type="string">
            <text:p>18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ąd Najwyższy</text:p>
          </table:table-cell>
          <table:table-cell office:value-type="string">
            <text:p>04</text:p>
          </table:table-cell>
          <table:table-cell office:value-type="float" office:value="46681">
            <text:p>46681</text:p>
          </table:table-cell>
          <table:table-cell office:value-type="float" office:value="0">
            <text:p>0</text:p>
          </table:table-cell>
          <table:table-cell office:value-type="float" office:value="46681">
            <text:p>466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3-2</text:p>
          </table:table-cell>
          <table:table-cell office:value-type="string">
            <text:p>18-3</text:p>
          </table:table-cell>
          <table:table-cell office:value-type="string">
            <text:p>d</text:p>
          </table:table-cell>
          <table:table-cell office:value-type="string">
            <text:p>Podzadanie 18.3.2</text:p>
          </table:table-cell>
          <table:table-cell office:value-type="string">
            <text:p>Strzeżenie niezależności sądów i niezawisłości sędziów</text:p>
          </table:table-cell>
          <table:table-cell table:style-name="Default"/>
          <table:table-cell office:value-type="float" office:value="11650">
            <text:p>11650</text:p>
          </table:table-cell>
          <table:table-cell office:value-type="float" office:value="0">
            <text:p>0</text:p>
          </table:table-cell>
          <table:table-cell office:value-type="float" office:value="11650">
            <text:p>116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3-2-1</text:p>
          </table:table-cell>
          <table:table-cell office:value-type="string">
            <text:p>18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rajowa Rada Sądownictwa</text:p>
          </table:table-cell>
          <table:table-cell office:value-type="string">
            <text:p>52</text:p>
          </table:table-cell>
          <table:table-cell office:value-type="float" office:value="11650">
            <text:p>11650</text:p>
          </table:table-cell>
          <table:table-cell office:value-type="float" office:value="0">
            <text:p>0</text:p>
          </table:table-cell>
          <table:table-cell office:value-type="float" office:value="11650">
            <text:p>116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3-4</text:p>
          </table:table-cell>
          <table:table-cell office:value-type="string">
            <text:p>18-3</text:p>
          </table:table-cell>
          <table:table-cell office:value-type="string">
            <text:p>d</text:p>
          </table:table-cell>
          <table:table-cell office:value-type="string">
            <text:p>Podzadanie 18.3.4</text:p>
          </table:table-cell>
          <table:table-cell office:value-type="string">
            <text:p>Zapewnienie warunków organizacyjnych i technicznych funkcjonowania sądów</text:p>
          </table:table-cell>
          <table:table-cell table:style-name="Default"/>
          <table:table-cell office:value-type="float" office:value="24379">
            <text:p>24379</text:p>
          </table:table-cell>
          <table:table-cell office:value-type="float" office:value="0">
            <text:p>0</text:p>
          </table:table-cell>
          <table:table-cell office:value-type="float" office:value="24379">
            <text:p>243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3-4-1</text:p>
          </table:table-cell>
          <table:table-cell office:value-type="string">
            <text:p>18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Sąd Najwyższy</text:p>
          </table:table-cell>
          <table:table-cell office:value-type="string">
            <text:p>04</text:p>
          </table:table-cell>
          <table:table-cell office:value-type="float" office:value="24379">
            <text:p>24379</text:p>
          </table:table-cell>
          <table:table-cell office:value-type="float" office:value="0">
            <text:p>0</text:p>
          </table:table-cell>
          <table:table-cell office:value-type="float" office:value="24379">
            <text:p>243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4</text:p>
          </table:table-cell>
          <table:table-cell office:value-type="string">
            <text:p>18</text:p>
          </table:table-cell>
          <table:table-cell office:value-type="string">
            <text:p>c</text:p>
          </table:table-cell>
          <table:table-cell office:value-type="string">
            <text:p>Zadanie 18.4</text:p>
          </table:table-cell>
          <table:table-cell office:value-type="string">
            <text:p>Wykonywanie kary pozbawienia wolności i tymczasowego aresztowania</text:p>
          </table:table-cell>
          <table:table-cell table:style-name="Default"/>
          <table:table-cell office:value-type="float" office:value="2393879">
            <text:p>2393879</text:p>
          </table:table-cell>
          <table:table-cell office:value-type="float" office:value="16598">
            <text:p>16598</text:p>
          </table:table-cell>
          <table:table-cell office:value-type="float" office:value="2377281">
            <text:p>2377281</text:p>
          </table:table-cell>
          <table:table-cell office:value-type="string">
            <text:p>0.69</text:p>
          </table:table-cell>
          <table:table-cell office:value-type="string">
            <text:p>99.31</text:p>
          </table:table-cell>
        </table:table-row>
        <table:table-row table:style-name="ro1">
          <table:table-cell table:style-name="ce1" office:value-type="string">
            <text:p>18-4-1</text:p>
          </table:table-cell>
          <table:table-cell office:value-type="string">
            <text:p>18-4</text:p>
          </table:table-cell>
          <table:table-cell office:value-type="string">
            <text:p>d</text:p>
          </table:table-cell>
          <table:table-cell office:value-type="string">
            <text:p>Podzadanie 18.4.1</text:p>
          </table:table-cell>
          <table:table-cell office:value-type="string">
            <text:p>Wykonywanie obowiązków statutowych jednostek organizacyjnych Służby Więziennej</text:p>
          </table:table-cell>
          <table:table-cell table:style-name="Default"/>
          <table:table-cell office:value-type="float" office:value="2382438">
            <text:p>2382438</text:p>
          </table:table-cell>
          <table:table-cell office:value-type="float" office:value="16598">
            <text:p>16598</text:p>
          </table:table-cell>
          <table:table-cell office:value-type="float" office:value="2365840">
            <text:p>2365840</text:p>
          </table:table-cell>
          <table:table-cell office:value-type="string">
            <text:p>0.7</text:p>
          </table:table-cell>
          <table:table-cell office:value-type="string">
            <text:p>99.3</text:p>
          </table:table-cell>
        </table:table-row>
        <table:table-row table:style-name="ro1">
          <table:table-cell office:value-type="string">
            <text:p>18-4-1-1</text:p>
          </table:table-cell>
          <table:table-cell office:value-type="string">
            <text:p>18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2382438">
            <text:p>2382438</text:p>
          </table:table-cell>
          <table:table-cell office:value-type="float" office:value="16598">
            <text:p>16598</text:p>
          </table:table-cell>
          <table:table-cell office:value-type="float" office:value="2365840">
            <text:p>2365840</text:p>
          </table:table-cell>
          <table:table-cell office:value-type="string">
            <text:p>0.7</text:p>
          </table:table-cell>
          <table:table-cell office:value-type="string">
            <text:p>99.3</text:p>
          </table:table-cell>
        </table:table-row>
        <table:table-row table:style-name="ro1">
          <table:table-cell table:style-name="ce1" office:value-type="string">
            <text:p>18-4-2</text:p>
          </table:table-cell>
          <table:table-cell office:value-type="string">
            <text:p>18-4</text:p>
          </table:table-cell>
          <table:table-cell office:value-type="string">
            <text:p>d</text:p>
          </table:table-cell>
          <table:table-cell office:value-type="string">
            <text:p>Podzadanie 18.4.2</text:p>
          </table:table-cell>
          <table:table-cell office:value-type="string">
            <text:p>Realizacja programu pozyskania 17 tys. miejsc w jednostkach organizacyjnych więziennictwa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8-4-2-1</text:p>
          </table:table-cell>
          <table:table-cell office:value-type="string">
            <text:p>18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8-4-3</text:p>
          </table:table-cell>
          <table:table-cell office:value-type="string">
            <text:p>18-4</text:p>
          </table:table-cell>
          <table:table-cell office:value-type="string">
            <text:p>d</text:p>
          </table:table-cell>
          <table:table-cell office:value-type="string">
            <text:p>Podzadanie 18.4.3</text:p>
          </table:table-cell>
          <table:table-cell office:value-type="string">
            <text:p>System Dozoru Elektronicznego</text:p>
          </table:table-cell>
          <table:table-cell table:style-name="Default"/>
          <table:table-cell office:value-type="float" office:value="11441">
            <text:p>11441</text:p>
          </table:table-cell>
          <table:table-cell office:value-type="float" office:value="0">
            <text:p>0</text:p>
          </table:table-cell>
          <table:table-cell office:value-type="float" office:value="11441">
            <text:p>114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4-3-1</text:p>
          </table:table-cell>
          <table:table-cell office:value-type="string">
            <text:p>18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1441">
            <text:p>11441</text:p>
          </table:table-cell>
          <table:table-cell office:value-type="float" office:value="0">
            <text:p>0</text:p>
          </table:table-cell>
          <table:table-cell office:value-type="float" office:value="11441">
            <text:p>114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8-4-4</text:p>
          </table:table-cell>
          <table:table-cell office:value-type="string">
            <text:p>18-4</text:p>
          </table:table-cell>
          <table:table-cell office:value-type="string">
            <text:p>d</text:p>
          </table:table-cell>
          <table:table-cell office:value-type="string">
            <text:p>Podzadanie 18.4.4</text:p>
          </table:table-cell>
          <table:table-cell office:value-type="string">
            <text:p>Resocjalizacja osób pozbawionych wolności poprzez pracę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8-4-4-1</text:p>
          </table:table-cell>
          <table:table-cell office:value-type="string">
            <text:p>18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8-4-5</text:p>
          </table:table-cell>
          <table:table-cell office:value-type="string">
            <text:p>18-4</text:p>
          </table:table-cell>
          <table:table-cell office:value-type="string">
            <text:p>d</text:p>
          </table:table-cell>
          <table:table-cell office:value-type="string">
            <text:p>Podzadanie 18.4.5</text:p>
          </table:table-cell>
          <table:table-cell office:value-type="string">
            <text:p>Udzielanie pomocy osobom pozbawionym wolności, zwalnianym z zakładów karnych i aresztów śledczych, rodzinom tych osób, pokrzywdzonym przestępstwem i ich rodzinom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8-4-5-1</text:p>
          </table:table-cell>
          <table:table-cell office:value-type="string">
            <text:p>18-4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8-5</text:p>
          </table:table-cell>
          <table:table-cell office:value-type="string">
            <text:p>18</text:p>
          </table:table-cell>
          <table:table-cell office:value-type="string">
            <text:p>c</text:p>
          </table:table-cell>
          <table:table-cell office:value-type="string">
            <text:p>Zadanie 18.5</text:p>
          </table:table-cell>
          <table:table-cell office:value-type="string">
            <text:p>Przeciwdziałanie demoralizacji i przestępczości wśród nieletnich i stworzenie warunków do powrotu nieletnich do normalnego życia</text:p>
          </table:table-cell>
          <table:table-cell table:style-name="Default"/>
          <table:table-cell office:value-type="float" office:value="212192">
            <text:p>212192</text:p>
          </table:table-cell>
          <table:table-cell office:value-type="float" office:value="4882">
            <text:p>4882</text:p>
          </table:table-cell>
          <table:table-cell office:value-type="float" office:value="207310">
            <text:p>207310</text:p>
          </table:table-cell>
          <table:table-cell table:style-name="ce1" office:value-type="string">
            <text:p>2.3</text:p>
          </table:table-cell>
          <table:table-cell office:value-type="string">
            <text:p>97.7</text:p>
          </table:table-cell>
        </table:table-row>
        <table:table-row table:style-name="ro1">
          <table:table-cell table:style-name="ce1" office:value-type="string">
            <text:p>18-5-1</text:p>
          </table:table-cell>
          <table:table-cell office:value-type="string">
            <text:p>18-5</text:p>
          </table:table-cell>
          <table:table-cell office:value-type="string">
            <text:p>d</text:p>
          </table:table-cell>
          <table:table-cell office:value-type="string">
            <text:p>Podzadanie 18.5.1</text:p>
          </table:table-cell>
          <table:table-cell office:value-type="string">
            <text:p>Działalność zakładów poprawczych i schronisk dla nieletnich</text:p>
          </table:table-cell>
          <table:table-cell table:style-name="Default"/>
          <table:table-cell office:value-type="float" office:value="212192">
            <text:p>212192</text:p>
          </table:table-cell>
          <table:table-cell office:value-type="float" office:value="4882">
            <text:p>4882</text:p>
          </table:table-cell>
          <table:table-cell office:value-type="float" office:value="207310">
            <text:p>207310</text:p>
          </table:table-cell>
          <table:table-cell table:style-name="ce1" office:value-type="string">
            <text:p>2.3</text:p>
          </table:table-cell>
          <table:table-cell office:value-type="string">
            <text:p>97.7</text:p>
          </table:table-cell>
        </table:table-row>
        <table:table-row table:style-name="ro1">
          <table:table-cell office:value-type="string">
            <text:p>18-5-1-1</text:p>
          </table:table-cell>
          <table:table-cell office:value-type="string">
            <text:p>18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212192">
            <text:p>212192</text:p>
          </table:table-cell>
          <table:table-cell office:value-type="float" office:value="4882">
            <text:p>4882</text:p>
          </table:table-cell>
          <table:table-cell office:value-type="float" office:value="207310">
            <text:p>207310</text:p>
          </table:table-cell>
          <table:table-cell table:style-name="ce1" office:value-type="string">
            <text:p>2.3</text:p>
          </table:table-cell>
          <table:table-cell office:value-type="string">
            <text:p>97.7</text:p>
          </table:table-cell>
        </table:table-row>
        <table:table-row table:style-name="ro1">
          <table:table-cell table:style-name="ce1" office:value-type="string">
            <text:p>18-5-2</text:p>
          </table:table-cell>
          <table:table-cell office:value-type="string">
            <text:p>18-5</text:p>
          </table:table-cell>
          <table:table-cell office:value-type="string">
            <text:p>d</text:p>
          </table:table-cell>
          <table:table-cell office:value-type="string">
            <text:p>Podzadanie 18.5.2</text:p>
          </table:table-cell>
          <table:table-cell office:value-type="string">
            <text:p>Nadzór nad procesem resocjalizacji nieletnich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8-5-2-1</text:p>
          </table:table-cell>
          <table:table-cell office:value-type="string">
            <text:p>18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8-6</text:p>
          </table:table-cell>
          <table:table-cell office:value-type="string">
            <text:p>18</text:p>
          </table:table-cell>
          <table:table-cell office:value-type="string">
            <text:p>c</text:p>
          </table:table-cell>
          <table:table-cell office:value-type="string">
            <text:p>Zadanie 18.6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262676">
            <text:p>262676</text:p>
          </table:table-cell>
          <table:table-cell office:value-type="float" office:value="14247">
            <text:p>14247</text:p>
          </table:table-cell>
          <table:table-cell office:value-type="float" office:value="248429">
            <text:p>248429</text:p>
          </table:table-cell>
          <table:table-cell table:style-name="ce1" office:value-type="string">
            <text:p>5.42</text:p>
          </table:table-cell>
          <table:table-cell office:value-type="string">
            <text:p>94.58</text:p>
          </table:table-cell>
        </table:table-row>
        <table:table-row table:style-name="ro1">
          <table:table-cell table:style-name="ce1" office:value-type="string">
            <text:p>18-6-1</text:p>
          </table:table-cell>
          <table:table-cell office:value-type="string">
            <text:p>18-6</text:p>
          </table:table-cell>
          <table:table-cell office:value-type="string">
            <text:p>d</text:p>
          </table:table-cell>
          <table:table-cell office:value-type="string">
            <text:p>Podzadanie 18.6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139322">
            <text:p>139322</text:p>
          </table:table-cell>
          <table:table-cell office:value-type="float" office:value="14247">
            <text:p>14247</text:p>
          </table:table-cell>
          <table:table-cell office:value-type="float" office:value="125075">
            <text:p>125075</text:p>
          </table:table-cell>
          <table:table-cell table:style-name="ce1" office:value-type="string">
            <text:p>10.23</text:p>
          </table:table-cell>
          <table:table-cell office:value-type="string">
            <text:p>89.77</text:p>
          </table:table-cell>
        </table:table-row>
        <table:table-row table:style-name="ro1">
          <table:table-cell office:value-type="string">
            <text:p>18-6-1-1</text:p>
          </table:table-cell>
          <table:table-cell office:value-type="string">
            <text:p>18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6402">
            <text:p>6402</text:p>
          </table:table-cell>
          <table:table-cell office:value-type="float" office:value="0">
            <text:p>0</text:p>
          </table:table-cell>
          <table:table-cell office:value-type="float" office:value="6402">
            <text:p>64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6-1-2</text:p>
          </table:table-cell>
          <table:table-cell office:value-type="string">
            <text:p>18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15</text:p>
          </table:table-cell>
          <table:table-cell office:value-type="float" office:value="94752">
            <text:p>94752</text:p>
          </table:table-cell>
          <table:table-cell office:value-type="float" office:value="0">
            <text:p>0</text:p>
          </table:table-cell>
          <table:table-cell office:value-type="float" office:value="94752">
            <text:p>947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6-1-3</text:p>
          </table:table-cell>
          <table:table-cell office:value-type="string">
            <text:p>18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38168">
            <text:p>38168</text:p>
          </table:table-cell>
          <table:table-cell office:value-type="float" office:value="14247">
            <text:p>14247</text:p>
          </table:table-cell>
          <table:table-cell office:value-type="float" office:value="23921">
            <text:p>23921</text:p>
          </table:table-cell>
          <table:table-cell office:value-type="string">
            <text:p>37.33</text:p>
          </table:table-cell>
          <table:table-cell office:value-type="string">
            <text:p>62.67</text:p>
          </table:table-cell>
        </table:table-row>
        <table:table-row table:style-name="ro1">
          <table:table-cell table:style-name="ce1" office:value-type="string">
            <text:p>18-6-2</text:p>
          </table:table-cell>
          <table:table-cell office:value-type="string">
            <text:p>18-6</text:p>
          </table:table-cell>
          <table:table-cell office:value-type="string">
            <text:p>d</text:p>
          </table:table-cell>
          <table:table-cell office:value-type="string">
            <text:p>Podzadanie 18.6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123354">
            <text:p>123354</text:p>
          </table:table-cell>
          <table:table-cell office:value-type="float" office:value="0">
            <text:p>0</text:p>
          </table:table-cell>
          <table:table-cell office:value-type="float" office:value="123354">
            <text:p>1233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6-2-1</text:p>
          </table:table-cell>
          <table:table-cell office:value-type="string">
            <text:p>18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Naczelny Sąd Administracyjny</text:p>
          </table:table-cell>
          <table:table-cell office:value-type="string">
            <text:p>05</text:p>
          </table:table-cell>
          <table:table-cell office:value-type="float" office:value="3333">
            <text:p>3333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6-2-2</text:p>
          </table:table-cell>
          <table:table-cell office:value-type="string">
            <text:p>18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15</text:p>
          </table:table-cell>
          <table:table-cell office:value-type="float" office:value="110905">
            <text:p>110905</text:p>
          </table:table-cell>
          <table:table-cell office:value-type="float" office:value="0">
            <text:p>0</text:p>
          </table:table-cell>
          <table:table-cell office:value-type="float" office:value="110905">
            <text:p>1109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8-6-2-3</text:p>
          </table:table-cell>
          <table:table-cell office:value-type="string">
            <text:p>18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9116">
            <text:p>9116</text:p>
          </table:table-cell>
          <table:table-cell office:value-type="float" office:value="0">
            <text:p>0</text:p>
          </table:table-cell>
          <table:table-cell office:value-type="float" office:value="9116">
            <text:p>91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19</text:p>
          </table:table-cell>
          <table:table-cell office:value-type="string">
            <text:p>INFRASTRUKTURA TRANSPORTOWA</text:p>
          </table:table-cell>
          <table:table-cell table:style-name="Default"/>
          <table:table-cell office:value-type="float" office:value="14654234">
            <text:p>14654234</text:p>
          </table:table-cell>
          <table:table-cell office:value-type="float" office:value="7719549">
            <text:p>7719549</text:p>
          </table:table-cell>
          <table:table-cell office:value-type="float" office:value="6934685">
            <text:p>6934685</text:p>
          </table:table-cell>
          <table:table-cell office:value-type="string">
            <text:p>52.68</text:p>
          </table:table-cell>
          <table:table-cell office:value-type="string">
            <text:p>47.32</text:p>
          </table:table-cell>
        </table:table-row>
        <table:table-row table:style-name="ro1">
          <table:table-cell table:style-name="ce1" office:value-type="string">
            <text:p>19-1</text:p>
          </table:table-cell>
          <table:table-cell office:value-type="string">
            <text:p>19</text:p>
          </table:table-cell>
          <table:table-cell office:value-type="string">
            <text:p>c</text:p>
          </table:table-cell>
          <table:table-cell office:value-type="string">
            <text:p>Zadanie 19.1</text:p>
          </table:table-cell>
          <table:table-cell office:value-type="string">
            <text:p>Wspieranie transportu drogowego</text:p>
          </table:table-cell>
          <table:table-cell table:style-name="Default"/>
          <table:table-cell office:value-type="float" office:value="3586608">
            <text:p>3586608</text:p>
          </table:table-cell>
          <table:table-cell office:value-type="float" office:value="6602">
            <text:p>6602</text:p>
          </table:table-cell>
          <table:table-cell office:value-type="float" office:value="3580006">
            <text:p>3580006</text:p>
          </table:table-cell>
          <table:table-cell office:value-type="string">
            <text:p>0.18</text:p>
          </table:table-cell>
          <table:table-cell office:value-type="string">
            <text:p>99.82</text:p>
          </table:table-cell>
        </table:table-row>
        <table:table-row table:style-name="ro1">
          <table:table-cell table:style-name="ce1" office:value-type="string">
            <text:p>19-1-1</text:p>
          </table:table-cell>
          <table:table-cell office:value-type="string">
            <text:p>19-1</text:p>
          </table:table-cell>
          <table:table-cell office:value-type="string">
            <text:p>d</text:p>
          </table:table-cell>
          <table:table-cell office:value-type="string">
            <text:p>Podzadanie 19.1.1</text:p>
          </table:table-cell>
          <table:table-cell office:value-type="string">
            <text:p>Budowa i przebudowa sieci dróg krajowych</text:p>
          </table:table-cell>
          <table:table-cell table:style-name="Default"/>
          <table:table-cell office:value-type="float" office:value="640287">
            <text:p>640287</text:p>
          </table:table-cell>
          <table:table-cell office:value-type="float" office:value="0">
            <text:p>0</text:p>
          </table:table-cell>
          <table:table-cell office:value-type="float" office:value="640287">
            <text:p>6402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1-1-1</text:p>
          </table:table-cell>
          <table:table-cell office:value-type="string">
            <text:p>19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636227">
            <text:p>636227</text:p>
          </table:table-cell>
          <table:table-cell office:value-type="float" office:value="0">
            <text:p>0</text:p>
          </table:table-cell>
          <table:table-cell office:value-type="float" office:value="636227">
            <text:p>6362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1-1-2</text:p>
          </table:table-cell>
          <table:table-cell office:value-type="string">
            <text:p>19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060">
            <text:p>4060</text:p>
          </table:table-cell>
          <table:table-cell office:value-type="float" office:value="0">
            <text:p>0</text:p>
          </table:table-cell>
          <table:table-cell office:value-type="float" office:value="4060">
            <text:p>40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1-2</text:p>
          </table:table-cell>
          <table:table-cell office:value-type="string">
            <text:p>19-1</text:p>
          </table:table-cell>
          <table:table-cell office:value-type="string">
            <text:p>d</text:p>
          </table:table-cell>
          <table:table-cell office:value-type="string">
            <text:p>Podzadanie 19.1.2</text:p>
          </table:table-cell>
          <table:table-cell office:value-type="string">
            <text:p>Utrzymanie i zarządzanie siecią dróg krajowych</text:p>
          </table:table-cell>
          <table:table-cell table:style-name="Default"/>
          <table:table-cell office:value-type="float" office:value="2001643">
            <text:p>2001643</text:p>
          </table:table-cell>
          <table:table-cell office:value-type="float" office:value="0">
            <text:p>0</text:p>
          </table:table-cell>
          <table:table-cell office:value-type="float" office:value="2001643">
            <text:p>20016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1-2-1</text:p>
          </table:table-cell>
          <table:table-cell office:value-type="string">
            <text:p>19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2001643">
            <text:p>2001643</text:p>
          </table:table-cell>
          <table:table-cell office:value-type="float" office:value="0">
            <text:p>0</text:p>
          </table:table-cell>
          <table:table-cell office:value-type="float" office:value="2001643">
            <text:p>20016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1-3</text:p>
          </table:table-cell>
          <table:table-cell office:value-type="string">
            <text:p>19-1</text:p>
          </table:table-cell>
          <table:table-cell office:value-type="string">
            <text:p>d</text:p>
          </table:table-cell>
          <table:table-cell office:value-type="string">
            <text:p>Podzadanie 19.1.3</text:p>
          </table:table-cell>
          <table:table-cell office:value-type="string">
            <text:p>Zapewnienie bezpieczeństwa użytkownikom sieci drogowej</text:p>
          </table:table-cell>
          <table:table-cell table:style-name="Default"/>
          <table:table-cell office:value-type="float" office:value="441034">
            <text:p>441034</text:p>
          </table:table-cell>
          <table:table-cell office:value-type="float" office:value="6602">
            <text:p>6602</text:p>
          </table:table-cell>
          <table:table-cell office:value-type="float" office:value="434432">
            <text:p>434432</text:p>
          </table:table-cell>
          <table:table-cell table:style-name="ce1" office:value-type="string">
            <text:p>1.5</text:p>
          </table:table-cell>
          <table:table-cell office:value-type="string">
            <text:p>98.5</text:p>
          </table:table-cell>
        </table:table-row>
        <table:table-row table:style-name="ro1">
          <table:table-cell office:value-type="string">
            <text:p>19-1-3-1</text:p>
          </table:table-cell>
          <table:table-cell office:value-type="string">
            <text:p>19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295454">
            <text:p>295454</text:p>
          </table:table-cell>
          <table:table-cell office:value-type="float" office:value="6602">
            <text:p>6602</text:p>
          </table:table-cell>
          <table:table-cell office:value-type="float" office:value="288852">
            <text:p>288852</text:p>
          </table:table-cell>
          <table:table-cell table:style-name="ce1" office:value-type="string">
            <text:p>2.23</text:p>
          </table:table-cell>
          <table:table-cell office:value-type="string">
            <text:p>97.77</text:p>
          </table:table-cell>
        </table:table-row>
        <table:table-row table:style-name="ro1">
          <table:table-cell office:value-type="string">
            <text:p>19-1-3-2</text:p>
          </table:table-cell>
          <table:table-cell office:value-type="string">
            <text:p>19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45580">
            <text:p>145580</text:p>
          </table:table-cell>
          <table:table-cell office:value-type="float" office:value="0">
            <text:p>0</text:p>
          </table:table-cell>
          <table:table-cell office:value-type="float" office:value="145580">
            <text:p>1455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1-4</text:p>
          </table:table-cell>
          <table:table-cell office:value-type="string">
            <text:p>19-1</text:p>
          </table:table-cell>
          <table:table-cell office:value-type="string">
            <text:p>d</text:p>
          </table:table-cell>
          <table:table-cell office:value-type="string">
            <text:p>Podzadanie 19.1.4</text:p>
          </table:table-cell>
          <table:table-cell office:value-type="string">
            <text:p>Kształtowanie warunków dla rozwoju transportu drogowego</text:p>
          </table:table-cell>
          <table:table-cell table:style-name="Default"/>
          <table:table-cell office:value-type="float" office:value="500222">
            <text:p>500222</text:p>
          </table:table-cell>
          <table:table-cell office:value-type="float" office:value="0">
            <text:p>0</text:p>
          </table:table-cell>
          <table:table-cell office:value-type="float" office:value="500222">
            <text:p>5002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1-4-1</text:p>
          </table:table-cell>
          <table:table-cell office:value-type="string">
            <text:p>19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5197">
            <text:p>5197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1-4-2</text:p>
          </table:table-cell>
          <table:table-cell office:value-type="string">
            <text:p>19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495025">
            <text:p>495025</text:p>
          </table:table-cell>
          <table:table-cell office:value-type="float" office:value="0">
            <text:p>0</text:p>
          </table:table-cell>
          <table:table-cell office:value-type="float" office:value="495025">
            <text:p>4950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1-5</text:p>
          </table:table-cell>
          <table:table-cell office:value-type="string">
            <text:p>19-1</text:p>
          </table:table-cell>
          <table:table-cell office:value-type="string">
            <text:p>d</text:p>
          </table:table-cell>
          <table:table-cell office:value-type="string">
            <text:p>Podzadanie 19.1.5</text:p>
          </table:table-cell>
          <table:table-cell office:value-type="string">
            <text:p>Program wieloletni ``Narodowy program przebudowy dróg lokalnych 2008-2011``</text:p>
          </table:table-cell>
          <table:table-cell table:style-name="Default"/>
          <table:table-cell office:value-type="float" office:value="3422">
            <text:p>3422</text:p>
          </table:table-cell>
          <table:table-cell office:value-type="float" office:value="0">
            <text:p>0</text:p>
          </table:table-cell>
          <table:table-cell office:value-type="float" office:value="3422">
            <text:p>34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1-5-1</text:p>
          </table:table-cell>
          <table:table-cell office:value-type="string">
            <text:p>19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422">
            <text:p>3422</text:p>
          </table:table-cell>
          <table:table-cell office:value-type="float" office:value="0">
            <text:p>0</text:p>
          </table:table-cell>
          <table:table-cell office:value-type="float" office:value="3422">
            <text:p>34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2</text:p>
          </table:table-cell>
          <table:table-cell office:value-type="string">
            <text:p>19</text:p>
          </table:table-cell>
          <table:table-cell office:value-type="string">
            <text:p>c</text:p>
          </table:table-cell>
          <table:table-cell office:value-type="string">
            <text:p>Zadanie 19.2</text:p>
          </table:table-cell>
          <table:table-cell office:value-type="string">
            <text:p>Wspieranie transportu kolejowego</text:p>
          </table:table-cell>
          <table:table-cell table:style-name="Default"/>
          <table:table-cell office:value-type="float" office:value="5343374">
            <text:p>5343374</text:p>
          </table:table-cell>
          <table:table-cell office:value-type="float" office:value="2738828">
            <text:p>2738828</text:p>
          </table:table-cell>
          <table:table-cell office:value-type="float" office:value="2604546">
            <text:p>2604546</text:p>
          </table:table-cell>
          <table:table-cell office:value-type="string">
            <text:p>51.26</text:p>
          </table:table-cell>
          <table:table-cell office:value-type="string">
            <text:p>48.74</text:p>
          </table:table-cell>
        </table:table-row>
        <table:table-row table:style-name="ro1">
          <table:table-cell table:style-name="ce1" office:value-type="string">
            <text:p>19-2-1</text:p>
          </table:table-cell>
          <table:table-cell office:value-type="string">
            <text:p>19-2</text:p>
          </table:table-cell>
          <table:table-cell office:value-type="string">
            <text:p>d</text:p>
          </table:table-cell>
          <table:table-cell office:value-type="string">
            <text:p>Podzadanie 19.2.1</text:p>
          </table:table-cell>
          <table:table-cell office:value-type="string">
            <text:p>Budowa, rozbudowa i modernizacja infrastruktury kolejowej</text:p>
          </table:table-cell>
          <table:table-cell table:style-name="Default"/>
          <table:table-cell office:value-type="float" office:value="3598334">
            <text:p>3598334</text:p>
          </table:table-cell>
          <table:table-cell office:value-type="float" office:value="2629395">
            <text:p>2629395</text:p>
          </table:table-cell>
          <table:table-cell office:value-type="float" office:value="968939">
            <text:p>968939</text:p>
          </table:table-cell>
          <table:table-cell office:value-type="string">
            <text:p>73.07</text:p>
          </table:table-cell>
          <table:table-cell office:value-type="string">
            <text:p>26.93</text:p>
          </table:table-cell>
        </table:table-row>
        <table:table-row table:style-name="ro1">
          <table:table-cell office:value-type="string">
            <text:p>19-2-1-1</text:p>
          </table:table-cell>
          <table:table-cell office:value-type="string">
            <text:p>19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3596509">
            <text:p>3596509</text:p>
          </table:table-cell>
          <table:table-cell office:value-type="float" office:value="2629395">
            <text:p>2629395</text:p>
          </table:table-cell>
          <table:table-cell office:value-type="float" office:value="967114">
            <text:p>967114</text:p>
          </table:table-cell>
          <table:table-cell office:value-type="string">
            <text:p>73.11</text:p>
          </table:table-cell>
          <table:table-cell office:value-type="string">
            <text:p>26.89</text:p>
          </table:table-cell>
        </table:table-row>
        <table:table-row table:style-name="ro1">
          <table:table-cell office:value-type="string">
            <text:p>19-2-1-2</text:p>
          </table:table-cell>
          <table:table-cell office:value-type="string">
            <text:p>19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25">
            <text:p>18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2-2</text:p>
          </table:table-cell>
          <table:table-cell office:value-type="string">
            <text:p>19-2</text:p>
          </table:table-cell>
          <table:table-cell office:value-type="string">
            <text:p>d</text:p>
          </table:table-cell>
          <table:table-cell office:value-type="string">
            <text:p>Podzadanie 19.2.2</text:p>
          </table:table-cell>
          <table:table-cell office:value-type="string">
            <text:p>Utrzymanie powszechnie dostępnej infrastruktury kolejowej</text:p>
          </table:table-cell>
          <table:table-cell table:style-name="Default"/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2-2-1</text:p>
          </table:table-cell>
          <table:table-cell office:value-type="string">
            <text:p>19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2-3</text:p>
          </table:table-cell>
          <table:table-cell office:value-type="string">
            <text:p>19-2</text:p>
          </table:table-cell>
          <table:table-cell office:value-type="string">
            <text:p>d</text:p>
          </table:table-cell>
          <table:table-cell office:value-type="string">
            <text:p>Podzadanie 19.2.3</text:p>
          </table:table-cell>
          <table:table-cell office:value-type="string">
            <text:p>Finansowania usług publicznych w pasażerskim transporcie kolejowym</text:p>
          </table:table-cell>
          <table:table-cell table:style-name="Default"/>
          <table:table-cell office:value-type="float" office:value="620000">
            <text:p>620000</text:p>
          </table:table-cell>
          <table:table-cell office:value-type="float" office:value="0">
            <text:p>0</text:p>
          </table:table-cell>
          <table:table-cell office:value-type="float" office:value="620000">
            <text:p>62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2-3-1</text:p>
          </table:table-cell>
          <table:table-cell office:value-type="string">
            <text:p>19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620000">
            <text:p>620000</text:p>
          </table:table-cell>
          <table:table-cell office:value-type="float" office:value="0">
            <text:p>0</text:p>
          </table:table-cell>
          <table:table-cell office:value-type="float" office:value="620000">
            <text:p>62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2-4</text:p>
          </table:table-cell>
          <table:table-cell office:value-type="string">
            <text:p>19-2</text:p>
          </table:table-cell>
          <table:table-cell office:value-type="string">
            <text:p>d</text:p>
          </table:table-cell>
          <table:table-cell office:value-type="string">
            <text:p>Podzadanie 19.2.4</text:p>
          </table:table-cell>
          <table:table-cell office:value-type="string">
            <text:p>Zakup i modernizacja taboru kolejowego</text:p>
          </table:table-cell>
          <table:table-cell table:style-name="Default"/>
          <table:table-cell table:number-columns-repeated="2" office:value-type="float" office:value="109433">
            <text:p>109433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9-2-4-1</text:p>
          </table:table-cell>
          <table:table-cell office:value-type="string">
            <text:p>19-2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table:number-columns-repeated="2" office:value-type="float" office:value="109433">
            <text:p>109433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table:style-name="ce1" office:value-type="string">
            <text:p>19-2-5</text:p>
          </table:table-cell>
          <table:table-cell office:value-type="string">
            <text:p>19-2</text:p>
          </table:table-cell>
          <table:table-cell office:value-type="string">
            <text:p>d</text:p>
          </table:table-cell>
          <table:table-cell office:value-type="string">
            <text:p>Podzadanie 19.2.5</text:p>
          </table:table-cell>
          <table:table-cell office:value-type="string">
            <text:p>Kształtowanie warunków dla rozwoju transportu kolejowego</text:p>
          </table:table-cell>
          <table:table-cell table:style-name="Default"/>
          <table:table-cell office:value-type="float" office:value="15607">
            <text:p>15607</text:p>
          </table:table-cell>
          <table:table-cell office:value-type="float" office:value="0">
            <text:p>0</text:p>
          </table:table-cell>
          <table:table-cell office:value-type="float" office:value="15607">
            <text:p>156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2-5-1</text:p>
          </table:table-cell>
          <table:table-cell office:value-type="string">
            <text:p>19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4746">
            <text:p>4746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2-5-2</text:p>
          </table:table-cell>
          <table:table-cell office:value-type="string">
            <text:p>19-2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Transportu Kolejowego</text:p>
          </table:table-cell>
          <table:table-cell office:value-type="string">
            <text:p>71</text:p>
          </table:table-cell>
          <table:table-cell office:value-type="float" office:value="10861">
            <text:p>10861</text:p>
          </table:table-cell>
          <table:table-cell office:value-type="float" office:value="0">
            <text:p>0</text:p>
          </table:table-cell>
          <table:table-cell office:value-type="float" office:value="10861">
            <text:p>108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3</text:p>
          </table:table-cell>
          <table:table-cell office:value-type="string">
            <text:p>19</text:p>
          </table:table-cell>
          <table:table-cell office:value-type="string">
            <text:p>c</text:p>
          </table:table-cell>
          <table:table-cell office:value-type="string">
            <text:p>Zadanie 19.3</text:p>
          </table:table-cell>
          <table:table-cell office:value-type="string">
            <text:p>Wspieranie transportu morskiego i żeglugi śródlądowej</text:p>
          </table:table-cell>
          <table:table-cell table:style-name="Default"/>
          <table:table-cell office:value-type="float" office:value="831926">
            <text:p>831926</text:p>
          </table:table-cell>
          <table:table-cell office:value-type="float" office:value="163199">
            <text:p>163199</text:p>
          </table:table-cell>
          <table:table-cell office:value-type="float" office:value="668727">
            <text:p>668727</text:p>
          </table:table-cell>
          <table:table-cell office:value-type="string">
            <text:p>19.62</text:p>
          </table:table-cell>
          <table:table-cell office:value-type="string">
            <text:p>80.38</text:p>
          </table:table-cell>
        </table:table-row>
        <table:table-row table:style-name="ro1">
          <table:table-cell table:style-name="ce1" office:value-type="string">
            <text:p>19-3-1</text:p>
          </table:table-cell>
          <table:table-cell office:value-type="string">
            <text:p>19-3</text:p>
          </table:table-cell>
          <table:table-cell office:value-type="string">
            <text:p>d</text:p>
          </table:table-cell>
          <table:table-cell office:value-type="string">
            <text:p>Podzadanie 19.3.1</text:p>
          </table:table-cell>
          <table:table-cell office:value-type="string">
            <text:p>Bezpieczeństwo żeglugi morskiej, ochrona brzegów i środowiska morskiego</text:p>
          </table:table-cell>
          <table:table-cell table:style-name="Default"/>
          <table:table-cell office:value-type="float" office:value="249879">
            <text:p>249879</text:p>
          </table:table-cell>
          <table:table-cell office:value-type="float" office:value="95802">
            <text:p>95802</text:p>
          </table:table-cell>
          <table:table-cell office:value-type="float" office:value="154077">
            <text:p>154077</text:p>
          </table:table-cell>
          <table:table-cell office:value-type="string">
            <text:p>38.34</text:p>
          </table:table-cell>
          <table:table-cell office:value-type="string">
            <text:p>61.66</text:p>
          </table:table-cell>
        </table:table-row>
        <table:table-row table:style-name="ro1">
          <table:table-cell office:value-type="string">
            <text:p>19-3-1-1</text:p>
          </table:table-cell>
          <table:table-cell office:value-type="string">
            <text:p>19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249879">
            <text:p>249879</text:p>
          </table:table-cell>
          <table:table-cell office:value-type="float" office:value="95802">
            <text:p>95802</text:p>
          </table:table-cell>
          <table:table-cell office:value-type="float" office:value="154077">
            <text:p>154077</text:p>
          </table:table-cell>
          <table:table-cell office:value-type="string">
            <text:p>38.34</text:p>
          </table:table-cell>
          <table:table-cell office:value-type="string">
            <text:p>61.66</text:p>
          </table:table-cell>
        </table:table-row>
        <table:table-row table:style-name="ro1">
          <table:table-cell table:style-name="ce1" office:value-type="string">
            <text:p>19-3-2</text:p>
          </table:table-cell>
          <table:table-cell office:value-type="string">
            <text:p>19-3</text:p>
          </table:table-cell>
          <table:table-cell office:value-type="string">
            <text:p>d</text:p>
          </table:table-cell>
          <table:table-cell office:value-type="string">
            <text:p>Podzadanie 19.3.2</text:p>
          </table:table-cell>
          <table:table-cell office:value-type="string">
            <text:p>Wspieranie infrastruktury morskiej i żeglugi śródlądowej</text:p>
          </table:table-cell>
          <table:table-cell table:style-name="Default"/>
          <table:table-cell office:value-type="float" office:value="411377">
            <text:p>411377</text:p>
          </table:table-cell>
          <table:table-cell office:value-type="float" office:value="67397">
            <text:p>67397</text:p>
          </table:table-cell>
          <table:table-cell office:value-type="float" office:value="343980">
            <text:p>343980</text:p>
          </table:table-cell>
          <table:table-cell office:value-type="string">
            <text:p>16.38</text:p>
          </table:table-cell>
          <table:table-cell office:value-type="string">
            <text:p>83.62</text:p>
          </table:table-cell>
        </table:table-row>
        <table:table-row table:style-name="ro1">
          <table:table-cell office:value-type="string">
            <text:p>19-3-2-1</text:p>
          </table:table-cell>
          <table:table-cell office:value-type="string">
            <text:p>19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410812">
            <text:p>410812</text:p>
          </table:table-cell>
          <table:table-cell office:value-type="float" office:value="67397">
            <text:p>67397</text:p>
          </table:table-cell>
          <table:table-cell office:value-type="float" office:value="343415">
            <text:p>343415</text:p>
          </table:table-cell>
          <table:table-cell office:value-type="string">
            <text:p>16.41</text:p>
          </table:table-cell>
          <table:table-cell office:value-type="string">
            <text:p>83.59</text:p>
          </table:table-cell>
        </table:table-row>
        <table:table-row table:style-name="ro1">
          <table:table-cell office:value-type="string">
            <text:p>19-3-2-2</text:p>
          </table:table-cell>
          <table:table-cell office:value-type="string">
            <text:p>19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9-3-2-3</text:p>
          </table:table-cell>
          <table:table-cell office:value-type="string">
            <text:p>19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3-3</text:p>
          </table:table-cell>
          <table:table-cell office:value-type="string">
            <text:p>19-3</text:p>
          </table:table-cell>
          <table:table-cell office:value-type="string">
            <text:p>d</text:p>
          </table:table-cell>
          <table:table-cell office:value-type="string">
            <text:p>Podzadanie 19.3.3</text:p>
          </table:table-cell>
          <table:table-cell office:value-type="string">
            <text:p>Ratowanie życia ludzkiego oraz zwalczanie zagrożeń na morzu</text:p>
          </table:table-cell>
          <table:table-cell table:style-name="Default"/>
          <table:table-cell office:value-type="float" office:value="29480">
            <text:p>29480</text:p>
          </table:table-cell>
          <table:table-cell office:value-type="float" office:value="0">
            <text:p>0</text:p>
          </table:table-cell>
          <table:table-cell office:value-type="float" office:value="29480">
            <text:p>294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3-3-1</text:p>
          </table:table-cell>
          <table:table-cell office:value-type="string">
            <text:p>19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29480">
            <text:p>29480</text:p>
          </table:table-cell>
          <table:table-cell office:value-type="float" office:value="0">
            <text:p>0</text:p>
          </table:table-cell>
          <table:table-cell office:value-type="float" office:value="29480">
            <text:p>294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3-4</text:p>
          </table:table-cell>
          <table:table-cell office:value-type="string">
            <text:p>19-3</text:p>
          </table:table-cell>
          <table:table-cell office:value-type="string">
            <text:p>d</text:p>
          </table:table-cell>
          <table:table-cell office:value-type="string">
            <text:p>Podzadanie 19.3.4</text:p>
          </table:table-cell>
          <table:table-cell office:value-type="string">
            <text:p>Administracja morska i żeglugi śródlądowej</text:p>
          </table:table-cell>
          <table:table-cell table:style-name="Default"/>
          <table:table-cell office:value-type="float" office:value="130952">
            <text:p>130952</text:p>
          </table:table-cell>
          <table:table-cell office:value-type="float" office:value="0">
            <text:p>0</text:p>
          </table:table-cell>
          <table:table-cell office:value-type="float" office:value="130952">
            <text:p>1309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3-4-1</text:p>
          </table:table-cell>
          <table:table-cell office:value-type="string">
            <text:p>19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127397">
            <text:p>127397</text:p>
          </table:table-cell>
          <table:table-cell office:value-type="float" office:value="0">
            <text:p>0</text:p>
          </table:table-cell>
          <table:table-cell office:value-type="float" office:value="127397">
            <text:p>1273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3-4-2</text:p>
          </table:table-cell>
          <table:table-cell office:value-type="string">
            <text:p>19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555">
            <text:p>35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3-5</text:p>
          </table:table-cell>
          <table:table-cell office:value-type="string">
            <text:p>19-3</text:p>
          </table:table-cell>
          <table:table-cell office:value-type="string">
            <text:p>d</text:p>
          </table:table-cell>
          <table:table-cell office:value-type="string">
            <text:p>Podzadanie 19.3.5</text:p>
          </table:table-cell>
          <table:table-cell office:value-type="string">
            <text:p>Kształtowanie warunków dla rozwoju transportu morskiego i żeglugi śródlądowej</text:p>
          </table:table-cell>
          <table:table-cell table:style-name="Default"/>
          <table:table-cell office:value-type="float" office:value="10238">
            <text:p>10238</text:p>
          </table:table-cell>
          <table:table-cell office:value-type="float" office:value="0">
            <text:p>0</text:p>
          </table:table-cell>
          <table:table-cell office:value-type="float" office:value="10238">
            <text:p>102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3-5-1</text:p>
          </table:table-cell>
          <table:table-cell office:value-type="string">
            <text:p>19-3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3-5-2</text:p>
          </table:table-cell>
          <table:table-cell office:value-type="string">
            <text:p>19-3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3136">
            <text:p>3136</text:p>
          </table:table-cell>
          <table:table-cell office:value-type="float" office:value="0">
            <text:p>0</text:p>
          </table:table-cell>
          <table:table-cell office:value-type="float" office:value="3136">
            <text:p>31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4</text:p>
          </table:table-cell>
          <table:table-cell office:value-type="string">
            <text:p>19</text:p>
          </table:table-cell>
          <table:table-cell office:value-type="string">
            <text:p>c</text:p>
          </table:table-cell>
          <table:table-cell office:value-type="string">
            <text:p>Zadanie 19.4</text:p>
          </table:table-cell>
          <table:table-cell office:value-type="string">
            <text:p>Wspieranie transportu lotniczego i infrastruktury lotniczej</text:p>
          </table:table-cell>
          <table:table-cell table:style-name="Default"/>
          <table:table-cell office:value-type="float" office:value="529465">
            <text:p>529465</text:p>
          </table:table-cell>
          <table:table-cell office:value-type="float" office:value="462742">
            <text:p>462742</text:p>
          </table:table-cell>
          <table:table-cell office:value-type="float" office:value="66723">
            <text:p>66723</text:p>
          </table:table-cell>
          <table:table-cell office:value-type="string">
            <text:p>87.4</text:p>
          </table:table-cell>
          <table:table-cell table:style-name="ce1" office:value-type="string">
            <text:p>12.6</text:p>
          </table:table-cell>
        </table:table-row>
        <table:table-row table:style-name="ro1">
          <table:table-cell table:style-name="ce1" office:value-type="string">
            <text:p>19-4-1</text:p>
          </table:table-cell>
          <table:table-cell office:value-type="string">
            <text:p>19-4</text:p>
          </table:table-cell>
          <table:table-cell office:value-type="string">
            <text:p>d</text:p>
          </table:table-cell>
          <table:table-cell office:value-type="string">
            <text:p>Podzadanie 19.4.1</text:p>
          </table:table-cell>
          <table:table-cell office:value-type="string">
            <text:p>Wspieranie infrastruktury lotniskowej i nawigacyjnej</text:p>
          </table:table-cell>
          <table:table-cell table:style-name="Default"/>
          <table:table-cell office:value-type="float" office:value="466103">
            <text:p>466103</text:p>
          </table:table-cell>
          <table:table-cell office:value-type="float" office:value="462742">
            <text:p>462742</text:p>
          </table:table-cell>
          <table:table-cell office:value-type="float" office:value="3361">
            <text:p>3361</text:p>
          </table:table-cell>
          <table:table-cell office:value-type="string">
            <text:p>99.28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string">
            <text:p>19-4-1-1</text:p>
          </table:table-cell>
          <table:table-cell office:value-type="string">
            <text:p>19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465460">
            <text:p>465460</text:p>
          </table:table-cell>
          <table:table-cell office:value-type="float" office:value="462742">
            <text:p>462742</text:p>
          </table:table-cell>
          <table:table-cell office:value-type="float" office:value="2718">
            <text:p>2718</text:p>
          </table:table-cell>
          <table:table-cell office:value-type="string">
            <text:p>99.42</text:p>
          </table:table-cell>
          <table:table-cell office:value-type="string">
            <text:p>0.58</text:p>
          </table:table-cell>
        </table:table-row>
        <table:table-row table:style-name="ro1">
          <table:table-cell office:value-type="string">
            <text:p>19-4-1-2</text:p>
          </table:table-cell>
          <table:table-cell office:value-type="string">
            <text:p>19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4-2</text:p>
          </table:table-cell>
          <table:table-cell office:value-type="string">
            <text:p>19-4</text:p>
          </table:table-cell>
          <table:table-cell office:value-type="string">
            <text:p>d</text:p>
          </table:table-cell>
          <table:table-cell office:value-type="string">
            <text:p>Podzadanie 19.4.2</text:p>
          </table:table-cell>
          <table:table-cell office:value-type="string">
            <text:p>Regulowanie i nadzorowanie systemu lotnictwa cywilnego w Polsce</text:p>
          </table:table-cell>
          <table:table-cell table:style-name="Default"/>
          <table:table-cell office:value-type="float" office:value="60426">
            <text:p>60426</text:p>
          </table:table-cell>
          <table:table-cell office:value-type="float" office:value="0">
            <text:p>0</text:p>
          </table:table-cell>
          <table:table-cell office:value-type="float" office:value="60426">
            <text:p>604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4-2-1</text:p>
          </table:table-cell>
          <table:table-cell office:value-type="string">
            <text:p>19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60426">
            <text:p>60426</text:p>
          </table:table-cell>
          <table:table-cell office:value-type="float" office:value="0">
            <text:p>0</text:p>
          </table:table-cell>
          <table:table-cell office:value-type="float" office:value="60426">
            <text:p>604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4-3</text:p>
          </table:table-cell>
          <table:table-cell office:value-type="string">
            <text:p>19-4</text:p>
          </table:table-cell>
          <table:table-cell office:value-type="string">
            <text:p>d</text:p>
          </table:table-cell>
          <table:table-cell office:value-type="string">
            <text:p>Podzadanie 19.4.3</text:p>
          </table:table-cell>
          <table:table-cell office:value-type="string">
            <text:p>Kształtowanie warunków dla rozwoju transportu lotniczego</text:p>
          </table:table-cell>
          <table:table-cell table:style-name="Default"/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936">
            <text:p>29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4-3-1</text:p>
          </table:table-cell>
          <table:table-cell office:value-type="string">
            <text:p>19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936">
            <text:p>29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5</text:p>
          </table:table-cell>
          <table:table-cell office:value-type="string">
            <text:p>19</text:p>
          </table:table-cell>
          <table:table-cell office:value-type="string">
            <text:p>c</text:p>
          </table:table-cell>
          <table:table-cell office:value-type="string">
            <text:p>Zadanie 19.5</text:p>
          </table:table-cell>
          <table:table-cell office:value-type="string">
            <text:p>Wspieranie zrównoważonego rozwoju transportu</text:p>
          </table:table-cell>
          <table:table-cell table:style-name="Default"/>
          <table:table-cell office:value-type="float" office:value="4358286">
            <text:p>4358286</text:p>
          </table:table-cell>
          <table:table-cell office:value-type="float" office:value="4348178">
            <text:p>4348178</text:p>
          </table:table-cell>
          <table:table-cell office:value-type="float" office:value="10108">
            <text:p>10108</text:p>
          </table:table-cell>
          <table:table-cell office:value-type="string">
            <text:p>99.77</text:p>
          </table:table-cell>
          <table:table-cell office:value-type="string">
            <text:p>0.23</text:p>
          </table:table-cell>
        </table:table-row>
        <table:table-row table:style-name="ro1">
          <table:table-cell table:style-name="ce1" office:value-type="string">
            <text:p>19-5-1</text:p>
          </table:table-cell>
          <table:table-cell office:value-type="string">
            <text:p>19-5</text:p>
          </table:table-cell>
          <table:table-cell office:value-type="string">
            <text:p>d</text:p>
          </table:table-cell>
          <table:table-cell office:value-type="string">
            <text:p>Podzadanie 19.5.1</text:p>
          </table:table-cell>
          <table:table-cell office:value-type="string">
            <text:p>Wspieranie infrastruktury portowej</text:p>
          </table:table-cell>
          <table:table-cell table:style-name="Default"/>
          <table:table-cell office:value-type="float" office:value="394353">
            <text:p>394353</text:p>
          </table:table-cell>
          <table:table-cell office:value-type="float" office:value="394181">
            <text:p>394181</text:p>
          </table:table-cell>
          <table:table-cell office:value-type="float" office:value="172">
            <text:p>172</text:p>
          </table:table-cell>
          <table:table-cell office:value-type="string">
            <text:p>99.96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19-5-1-1</text:p>
          </table:table-cell>
          <table:table-cell office:value-type="string">
            <text:p>19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394353">
            <text:p>394353</text:p>
          </table:table-cell>
          <table:table-cell office:value-type="float" office:value="394181">
            <text:p>394181</text:p>
          </table:table-cell>
          <table:table-cell office:value-type="float" office:value="172">
            <text:p>172</text:p>
          </table:table-cell>
          <table:table-cell office:value-type="string">
            <text:p>99.96</text:p>
          </table:table-cell>
          <table:table-cell office:value-type="string">
            <text:p>0.04</text:p>
          </table:table-cell>
        </table:table-row>
        <table:table-row table:style-name="ro1">
          <table:table-cell table:style-name="ce1" office:value-type="string">
            <text:p>19-5-2</text:p>
          </table:table-cell>
          <table:table-cell office:value-type="string">
            <text:p>19-5</text:p>
          </table:table-cell>
          <table:table-cell office:value-type="string">
            <text:p>d</text:p>
          </table:table-cell>
          <table:table-cell office:value-type="string">
            <text:p>Podzadanie 19.5.2</text:p>
          </table:table-cell>
          <table:table-cell office:value-type="string">
            <text:p>Wspieranie transportu intermodalnego</text:p>
          </table:table-cell>
          <table:table-cell table:style-name="Default"/>
          <table:table-cell table:number-columns-repeated="2" office:value-type="float" office:value="158159">
            <text:p>158159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9-5-2-1</text:p>
          </table:table-cell>
          <table:table-cell office:value-type="string">
            <text:p>19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table:number-columns-repeated="2" office:value-type="float" office:value="158159">
            <text:p>158159</text:p>
          </table:table-cell>
          <table:table-cell office:value-type="float" office:value="0">
            <text:p>0</text:p>
          </table:table-cell>
          <table:table-cell office:value-type="string">
            <text:p>1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9-5-2-2</text:p>
          </table:table-cell>
          <table:table-cell office:value-type="string">
            <text:p>19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9-5-3</text:p>
          </table:table-cell>
          <table:table-cell office:value-type="string">
            <text:p>19-5</text:p>
          </table:table-cell>
          <table:table-cell office:value-type="string">
            <text:p>d</text:p>
          </table:table-cell>
          <table:table-cell office:value-type="string">
            <text:p>Podzadanie 19.5.3</text:p>
          </table:table-cell>
          <table:table-cell office:value-type="string">
            <text:p>Wspieranie rozwoju transportu miejskiego</text:p>
          </table:table-cell>
          <table:table-cell table:style-name="Default"/>
          <table:table-cell office:value-type="float" office:value="3803497">
            <text:p>3803497</text:p>
          </table:table-cell>
          <table:table-cell office:value-type="float" office:value="3795838">
            <text:p>3795838</text:p>
          </table:table-cell>
          <table:table-cell office:value-type="float" office:value="7659">
            <text:p>7659</text:p>
          </table:table-cell>
          <table:table-cell office:value-type="string">
            <text:p>99.8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string">
            <text:p>19-5-3-1</text:p>
          </table:table-cell>
          <table:table-cell office:value-type="string">
            <text:p>19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3803497">
            <text:p>3803497</text:p>
          </table:table-cell>
          <table:table-cell office:value-type="float" office:value="3795838">
            <text:p>3795838</text:p>
          </table:table-cell>
          <table:table-cell office:value-type="float" office:value="7659">
            <text:p>7659</text:p>
          </table:table-cell>
          <table:table-cell office:value-type="string">
            <text:p>99.8</text:p>
          </table:table-cell>
          <table:table-cell office:value-type="string">
            <text:p>0.2</text:p>
          </table:table-cell>
        </table:table-row>
        <table:table-row table:style-name="ro1">
          <table:table-cell table:style-name="ce1" office:value-type="string">
            <text:p>19-5-4</text:p>
          </table:table-cell>
          <table:table-cell office:value-type="string">
            <text:p>19-5</text:p>
          </table:table-cell>
          <table:table-cell office:value-type="string">
            <text:p>d</text:p>
          </table:table-cell>
          <table:table-cell office:value-type="string">
            <text:p>Podzadanie 19.5.4</text:p>
          </table:table-cell>
          <table:table-cell office:value-type="string">
            <text:p>Zapewnienie właściwych standardów bezpieczeństwa dla urządzeń technicznych w zakresie transportu drogowego, kolejowego, lotniczego oraz wodnego</text:p>
          </table:table-cell>
          <table:table-cell table:style-name="Default"/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5-4-1</text:p>
          </table:table-cell>
          <table:table-cell office:value-type="string">
            <text:p>19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Transportu Kolejowego</text:p>
          </table:table-cell>
          <table:table-cell office:value-type="string">
            <text:p>71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6</text:p>
          </table:table-cell>
          <table:table-cell office:value-type="string">
            <text:p>19</text:p>
          </table:table-cell>
          <table:table-cell office:value-type="string">
            <text:p>c</text:p>
          </table:table-cell>
          <table:table-cell office:value-type="string">
            <text:p>Zadanie 19.6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4575">
            <text:p>4575</text:p>
          </table:table-cell>
          <table:table-cell office:value-type="float" office:value="0">
            <text:p>0</text:p>
          </table:table-cell>
          <table:table-cell office:value-type="float" office:value="4575">
            <text:p>45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6-1</text:p>
          </table:table-cell>
          <table:table-cell office:value-type="string">
            <text:p>19-6</text:p>
          </table:table-cell>
          <table:table-cell office:value-type="string">
            <text:p>d</text:p>
          </table:table-cell>
          <table:table-cell office:value-type="string">
            <text:p>Podzadanie 19.6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6-1-1</text:p>
          </table:table-cell>
          <table:table-cell office:value-type="string">
            <text:p>19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Transportu Kolejowego</text:p>
          </table:table-cell>
          <table:table-cell office:value-type="string">
            <text:p>7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9-6-1-2</text:p>
          </table:table-cell>
          <table:table-cell office:value-type="string">
            <text:p>19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19-6-2</text:p>
          </table:table-cell>
          <table:table-cell office:value-type="string">
            <text:p>19-6</text:p>
          </table:table-cell>
          <table:table-cell office:value-type="string">
            <text:p>d</text:p>
          </table:table-cell>
          <table:table-cell office:value-type="string">
            <text:p>Podzadanie 19.6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4053">
            <text:p>4053</text:p>
          </table:table-cell>
          <table:table-cell office:value-type="float" office:value="0">
            <text:p>0</text:p>
          </table:table-cell>
          <table:table-cell office:value-type="float" office:value="4053">
            <text:p>40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6-2-1</text:p>
          </table:table-cell>
          <table:table-cell office:value-type="string">
            <text:p>19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19-6-2-2</text:p>
          </table:table-cell>
          <table:table-cell office:value-type="string">
            <text:p>19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Urząd Transportu Kolejowego</text:p>
          </table:table-cell>
          <table:table-cell office:value-type="string">
            <text:p>7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20</text:p>
          </table:table-cell>
          <table:table-cell office:value-type="string">
            <text:p>ZDROWIE</text:p>
          </table:table-cell>
          <table:table-cell table:style-name="Default"/>
          <table:table-cell office:value-type="float" office:value="8813577">
            <text:p>8813577</text:p>
          </table:table-cell>
          <table:table-cell office:value-type="float" office:value="404917">
            <text:p>404917</text:p>
          </table:table-cell>
          <table:table-cell office:value-type="float" office:value="8408660">
            <text:p>8408660</text:p>
          </table:table-cell>
          <table:table-cell table:style-name="ce1" office:value-type="string">
            <text:p>4.59</text:p>
          </table:table-cell>
          <table:table-cell office:value-type="string">
            <text:p>95.41</text:p>
          </table:table-cell>
        </table:table-row>
        <table:table-row table:style-name="ro1">
          <table:table-cell table:style-name="ce1" office:value-type="string">
            <text:p>20-1</text:p>
          </table:table-cell>
          <table:table-cell office:value-type="string">
            <text:p>20</text:p>
          </table:table-cell>
          <table:table-cell office:value-type="string">
            <text:p>c</text:p>
          </table:table-cell>
          <table:table-cell office:value-type="string">
            <text:p>Zadanie 20.1</text:p>
          </table:table-cell>
          <table:table-cell office:value-type="string">
            <text:p>Zapewnianie dostępu do świadczeń opieki zdrowotnej</text:p>
          </table:table-cell>
          <table:table-cell table:style-name="Default"/>
          <table:table-cell office:value-type="float" office:value="4715383">
            <text:p>4715383</text:p>
          </table:table-cell>
          <table:table-cell office:value-type="float" office:value="2025">
            <text:p>2025</text:p>
          </table:table-cell>
          <table:table-cell office:value-type="float" office:value="4713358">
            <text:p>4713358</text:p>
          </table:table-cell>
          <table:table-cell office:value-type="string">
            <text:p>0.04</text:p>
          </table:table-cell>
          <table:table-cell office:value-type="string">
            <text:p>99.96</text:p>
          </table:table-cell>
        </table:table-row>
        <table:table-row table:style-name="ro1">
          <table:table-cell table:style-name="ce1" office:value-type="string">
            <text:p>20-1-1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1</text:p>
          </table:table-cell>
          <table:table-cell office:value-type="string">
            <text:p>Organizacja oraz nadzór nad systemem opieki zdrowotnej</text:p>
          </table:table-cell>
          <table:table-cell table:style-name="Default"/>
          <table:table-cell office:value-type="float" office:value="92900">
            <text:p>92900</text:p>
          </table:table-cell>
          <table:table-cell office:value-type="float" office:value="2025">
            <text:p>2025</text:p>
          </table:table-cell>
          <table:table-cell office:value-type="float" office:value="90875">
            <text:p>90875</text:p>
          </table:table-cell>
          <table:table-cell table:style-name="ce1" office:value-type="string">
            <text:p>2.18</text:p>
          </table:table-cell>
          <table:table-cell office:value-type="string">
            <text:p>97.82</text:p>
          </table:table-cell>
        </table:table-row>
        <table:table-row table:style-name="ro1">
          <table:table-cell office:value-type="string">
            <text:p>20-1-1-1</text:p>
          </table:table-cell>
          <table:table-cell office:value-type="string">
            <text:p>20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2414">
            <text:p>22414</text:p>
          </table:table-cell>
          <table:table-cell office:value-type="float" office:value="2025">
            <text:p>2025</text:p>
          </table:table-cell>
          <table:table-cell office:value-type="float" office:value="20389">
            <text:p>20389</text:p>
          </table:table-cell>
          <table:table-cell table:style-name="ce1" office:value-type="string">
            <text:p>9.03</text:p>
          </table:table-cell>
          <table:table-cell office:value-type="string">
            <text:p>90.97</text:p>
          </table:table-cell>
        </table:table-row>
        <table:table-row table:style-name="ro1">
          <table:table-cell office:value-type="string">
            <text:p>20-1-1-2</text:p>
          </table:table-cell>
          <table:table-cell office:value-type="string">
            <text:p>20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Rzecznik Praw Pacjenta</text:p>
          </table:table-cell>
          <table:table-cell office:value-type="string">
            <text:p>66</text:p>
          </table:table-cell>
          <table:table-cell office:value-type="float" office:value="6591">
            <text:p>6591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1-3</text:p>
          </table:table-cell>
          <table:table-cell office:value-type="string">
            <text:p>20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63895">
            <text:p>63895</text:p>
          </table:table-cell>
          <table:table-cell office:value-type="float" office:value="0">
            <text:p>0</text:p>
          </table:table-cell>
          <table:table-cell office:value-type="float" office:value="63895">
            <text:p>638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1-2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2</text:p>
          </table:table-cell>
          <table:table-cell office:value-type="string">
            <text:p>Realizacja programów polityki zdrowotnej ważnych dla zdrowia społeczeństwa</text:p>
          </table:table-cell>
          <table:table-cell table:style-name="Default"/>
          <table:table-cell office:value-type="float" office:value="644741">
            <text:p>644741</text:p>
          </table:table-cell>
          <table:table-cell office:value-type="float" office:value="0">
            <text:p>0</text:p>
          </table:table-cell>
          <table:table-cell office:value-type="float" office:value="644741">
            <text:p>6447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2-1</text:p>
          </table:table-cell>
          <table:table-cell office:value-type="string">
            <text:p>20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2-2</text:p>
          </table:table-cell>
          <table:table-cell office:value-type="string">
            <text:p>20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643656">
            <text:p>643656</text:p>
          </table:table-cell>
          <table:table-cell office:value-type="float" office:value="0">
            <text:p>0</text:p>
          </table:table-cell>
          <table:table-cell office:value-type="float" office:value="643656">
            <text:p>6436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2-3</text:p>
          </table:table-cell>
          <table:table-cell office:value-type="string">
            <text:p>20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1-3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3</text:p>
          </table:table-cell>
          <table:table-cell office:value-type="string">
            <text:p>Świadczenia zdrowotne w zakresie lecznictwa</text:p>
          </table:table-cell>
          <table:table-cell table:style-name="Default"/>
          <table:table-cell office:value-type="float" office:value="45956">
            <text:p>45956</text:p>
          </table:table-cell>
          <table:table-cell office:value-type="float" office:value="0">
            <text:p>0</text:p>
          </table:table-cell>
          <table:table-cell office:value-type="float" office:value="45956">
            <text:p>459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3-1</text:p>
          </table:table-cell>
          <table:table-cell office:value-type="string">
            <text:p>20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44893">
            <text:p>44893</text:p>
          </table:table-cell>
          <table:table-cell office:value-type="float" office:value="0">
            <text:p>0</text:p>
          </table:table-cell>
          <table:table-cell office:value-type="float" office:value="44893">
            <text:p>448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3-2</text:p>
          </table:table-cell>
          <table:table-cell office:value-type="string">
            <text:p>20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1-4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4</text:p>
          </table:table-cell>
          <table:table-cell office:value-type="string">
            <text:p>Świadczenia wysokospecjalistyczne finansowane z budżetu państwa</text:p>
          </table:table-cell>
          <table:table-cell table:style-name="Default"/>
          <table:table-cell office:value-type="float" office:value="310469">
            <text:p>310469</text:p>
          </table:table-cell>
          <table:table-cell office:value-type="float" office:value="0">
            <text:p>0</text:p>
          </table:table-cell>
          <table:table-cell office:value-type="float" office:value="310469">
            <text:p>3104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4-1</text:p>
          </table:table-cell>
          <table:table-cell office:value-type="string">
            <text:p>20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310469">
            <text:p>310469</text:p>
          </table:table-cell>
          <table:table-cell office:value-type="float" office:value="0">
            <text:p>0</text:p>
          </table:table-cell>
          <table:table-cell office:value-type="float" office:value="310469">
            <text:p>3104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1-5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5</text:p>
          </table:table-cell>
          <table:table-cell office:value-type="string">
            <text:p>Zapewnianie funkcjonowania publicznej służby krwi</text:p>
          </table:table-cell>
          <table:table-cell table:style-name="Default"/>
          <table:table-cell office:value-type="float" office:value="95546">
            <text:p>95546</text:p>
          </table:table-cell>
          <table:table-cell office:value-type="float" office:value="0">
            <text:p>0</text:p>
          </table:table-cell>
          <table:table-cell office:value-type="float" office:value="95546">
            <text:p>955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5-1</text:p>
          </table:table-cell>
          <table:table-cell office:value-type="string">
            <text:p>20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5-2</text:p>
          </table:table-cell>
          <table:table-cell office:value-type="string">
            <text:p>20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5-3</text:p>
          </table:table-cell>
          <table:table-cell office:value-type="string">
            <text:p>20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87523">
            <text:p>87523</text:p>
          </table:table-cell>
          <table:table-cell office:value-type="float" office:value="0">
            <text:p>0</text:p>
          </table:table-cell>
          <table:table-cell office:value-type="float" office:value="87523">
            <text:p>875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1-6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6</text:p>
          </table:table-cell>
          <table:table-cell office:value-type="string">
            <text:p>Składki na ubezpieczenia zdrowotne opłacane z budżetu państwa za osoby uprawnione</text:p>
          </table:table-cell>
          <table:table-cell table:style-name="Default"/>
          <table:table-cell office:value-type="float" office:value="3314525">
            <text:p>3314525</text:p>
          </table:table-cell>
          <table:table-cell office:value-type="float" office:value="0">
            <text:p>0</text:p>
          </table:table-cell>
          <table:table-cell office:value-type="float" office:value="3314525">
            <text:p>33145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6-1</text:p>
          </table:table-cell>
          <table:table-cell office:value-type="string">
            <text:p>20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38">
            <text:p>14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6-2</text:p>
          </table:table-cell>
          <table:table-cell office:value-type="string">
            <text:p>20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10131">
            <text:p>10131</text:p>
          </table:table-cell>
          <table:table-cell office:value-type="float" office:value="0">
            <text:p>0</text:p>
          </table:table-cell>
          <table:table-cell office:value-type="float" office:value="10131">
            <text:p>101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6-3</text:p>
          </table:table-cell>
          <table:table-cell office:value-type="string">
            <text:p>20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Kasa Rolniczego Ubezpieczenia Społecznego</text:p>
          </table:table-cell>
          <table:table-cell office:value-type="string">
            <text:p>72</text:p>
          </table:table-cell>
          <table:table-cell office:value-type="float" office:value="1884115">
            <text:p>1884115</text:p>
          </table:table-cell>
          <table:table-cell office:value-type="float" office:value="0">
            <text:p>0</text:p>
          </table:table-cell>
          <table:table-cell office:value-type="float" office:value="1884115">
            <text:p>18841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6-4</text:p>
          </table:table-cell>
          <table:table-cell office:value-type="string">
            <text:p>20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Zakład Ubezpieczeń Społecznych</text:p>
          </table:table-cell>
          <table:table-cell office:value-type="string">
            <text:p>73</text:p>
          </table:table-cell>
          <table:table-cell office:value-type="float" office:value="266192">
            <text:p>266192</text:p>
          </table:table-cell>
          <table:table-cell office:value-type="float" office:value="0">
            <text:p>0</text:p>
          </table:table-cell>
          <table:table-cell office:value-type="float" office:value="266192">
            <text:p>2661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6-5</text:p>
          </table:table-cell>
          <table:table-cell office:value-type="string">
            <text:p>20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152649">
            <text:p>1152649</text:p>
          </table:table-cell>
          <table:table-cell office:value-type="float" office:value="0">
            <text:p>0</text:p>
          </table:table-cell>
          <table:table-cell office:value-type="float" office:value="1152649">
            <text:p>11526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1-7</text:p>
          </table:table-cell>
          <table:table-cell office:value-type="string">
            <text:p>20-1</text:p>
          </table:table-cell>
          <table:table-cell office:value-type="string">
            <text:p>d</text:p>
          </table:table-cell>
          <table:table-cell office:value-type="string">
            <text:p>Podzadanie 20.1.7</text:p>
          </table:table-cell>
          <table:table-cell office:value-type="string">
            <text:p>Udzielanie świadczeń medycznych dla osób nieobjętych obowiązkiem ubezpieczenia zdrowotnego</text:p>
          </table:table-cell>
          <table:table-cell table:style-name="Default"/>
          <table:table-cell office:value-type="float" office:value="211246">
            <text:p>211246</text:p>
          </table:table-cell>
          <table:table-cell office:value-type="float" office:value="0">
            <text:p>0</text:p>
          </table:table-cell>
          <table:table-cell office:value-type="float" office:value="211246">
            <text:p>2112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7-1</text:p>
          </table:table-cell>
          <table:table-cell office:value-type="string">
            <text:p>20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7-2</text:p>
          </table:table-cell>
          <table:table-cell office:value-type="string">
            <text:p>20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1-7-3</text:p>
          </table:table-cell>
          <table:table-cell office:value-type="string">
            <text:p>20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08967">
            <text:p>208967</text:p>
          </table:table-cell>
          <table:table-cell office:value-type="float" office:value="0">
            <text:p>0</text:p>
          </table:table-cell>
          <table:table-cell office:value-type="float" office:value="208967">
            <text:p>2089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2</text:p>
          </table:table-cell>
          <table:table-cell office:value-type="string">
            <text:p>20</text:p>
          </table:table-cell>
          <table:table-cell office:value-type="string">
            <text:p>c</text:p>
          </table:table-cell>
          <table:table-cell office:value-type="string">
            <text:p>Zadanie 20.2</text:p>
          </table:table-cell>
          <table:table-cell office:value-type="string">
            <text:p>Ratownictwo medyczne</text:p>
          </table:table-cell>
          <table:table-cell table:style-name="Default"/>
          <table:table-cell office:value-type="float" office:value="2198898">
            <text:p>2198898</text:p>
          </table:table-cell>
          <table:table-cell office:value-type="float" office:value="261118">
            <text:p>261118</text:p>
          </table:table-cell>
          <table:table-cell office:value-type="float" office:value="1937780">
            <text:p>1937780</text:p>
          </table:table-cell>
          <table:table-cell table:style-name="ce1" office:value-type="string">
            <text:p>11.87</text:p>
          </table:table-cell>
          <table:table-cell office:value-type="string">
            <text:p>88.13</text:p>
          </table:table-cell>
        </table:table-row>
        <table:table-row table:style-name="ro1">
          <table:table-cell table:style-name="ce1" office:value-type="string">
            <text:p>20-2-1</text:p>
          </table:table-cell>
          <table:table-cell office:value-type="string">
            <text:p>20-2</text:p>
          </table:table-cell>
          <table:table-cell office:value-type="string">
            <text:p>d</text:p>
          </table:table-cell>
          <table:table-cell office:value-type="string">
            <text:p>Podzadanie 20.2.1</text:p>
          </table:table-cell>
          <table:table-cell office:value-type="string">
            <text:p>Zapewnianie prawidłowej działalności lotniczych zespołów ratownictwa medycznego</text:p>
          </table:table-cell>
          <table:table-cell table:style-name="Default"/>
          <table:table-cell office:value-type="float" office:value="228547">
            <text:p>228547</text:p>
          </table:table-cell>
          <table:table-cell office:value-type="float" office:value="40842">
            <text:p>40842</text:p>
          </table:table-cell>
          <table:table-cell office:value-type="float" office:value="187705">
            <text:p>187705</text:p>
          </table:table-cell>
          <table:table-cell office:value-type="string">
            <text:p>17.87</text:p>
          </table:table-cell>
          <table:table-cell office:value-type="string">
            <text:p>82.13</text:p>
          </table:table-cell>
        </table:table-row>
        <table:table-row table:style-name="ro1">
          <table:table-cell office:value-type="string">
            <text:p>20-2-1-1</text:p>
          </table:table-cell>
          <table:table-cell office:value-type="string">
            <text:p>20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21717">
            <text:p>121717</text:p>
          </table:table-cell>
          <table:table-cell office:value-type="float" office:value="40842">
            <text:p>40842</text:p>
          </table:table-cell>
          <table:table-cell office:value-type="float" office:value="80875">
            <text:p>80875</text:p>
          </table:table-cell>
          <table:table-cell office:value-type="string">
            <text:p>33.55</text:p>
          </table:table-cell>
          <table:table-cell office:value-type="string">
            <text:p>66.45</text:p>
          </table:table-cell>
        </table:table-row>
        <table:table-row table:style-name="ro1">
          <table:table-cell office:value-type="string">
            <text:p>20-2-1-2</text:p>
          </table:table-cell>
          <table:table-cell office:value-type="string">
            <text:p>20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06830">
            <text:p>106830</text:p>
          </table:table-cell>
          <table:table-cell office:value-type="float" office:value="0">
            <text:p>0</text:p>
          </table:table-cell>
          <table:table-cell office:value-type="float" office:value="106830">
            <text:p>10683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2-2</text:p>
          </table:table-cell>
          <table:table-cell office:value-type="string">
            <text:p>20-2</text:p>
          </table:table-cell>
          <table:table-cell office:value-type="string">
            <text:p>d</text:p>
          </table:table-cell>
          <table:table-cell office:value-type="string">
            <text:p>Podzadanie 20.2.2</text:p>
          </table:table-cell>
          <table:table-cell office:value-type="string">
            <text:p>Zapewnianie prawidłowej działalności szpitalnych oddziałów ratunkowych, centrów urazowych oraz zespołów ratownictwa medycznego, z wyłączeniem lotniczych zespołów ratownictwa medycznego</text:p>
          </table:table-cell>
          <table:table-cell table:style-name="Default"/>
          <table:table-cell office:value-type="float" office:value="1970351">
            <text:p>1970351</text:p>
          </table:table-cell>
          <table:table-cell office:value-type="float" office:value="220276">
            <text:p>220276</text:p>
          </table:table-cell>
          <table:table-cell office:value-type="float" office:value="1750075">
            <text:p>1750075</text:p>
          </table:table-cell>
          <table:table-cell table:style-name="ce1" office:value-type="string">
            <text:p>11.18</text:p>
          </table:table-cell>
          <table:table-cell office:value-type="string">
            <text:p>88.82</text:p>
          </table:table-cell>
        </table:table-row>
        <table:table-row table:style-name="ro1">
          <table:table-cell office:value-type="string">
            <text:p>20-2-2-1</text:p>
          </table:table-cell>
          <table:table-cell office:value-type="string">
            <text:p>20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2-2-2</text:p>
          </table:table-cell>
          <table:table-cell office:value-type="string">
            <text:p>20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28380">
            <text:p>228380</text:p>
          </table:table-cell>
          <table:table-cell office:value-type="float" office:value="220276">
            <text:p>220276</text:p>
          </table:table-cell>
          <table:table-cell office:value-type="float" office:value="8104">
            <text:p>8104</text:p>
          </table:table-cell>
          <table:table-cell office:value-type="string">
            <text:p>96.45</text:p>
          </table:table-cell>
          <table:table-cell table:style-name="ce1" office:value-type="string">
            <text:p>3.55</text:p>
          </table:table-cell>
        </table:table-row>
        <table:table-row table:style-name="ro1">
          <table:table-cell office:value-type="string">
            <text:p>20-2-2-3</text:p>
          </table:table-cell>
          <table:table-cell office:value-type="string">
            <text:p>20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740860">
            <text:p>1740860</text:p>
          </table:table-cell>
          <table:table-cell office:value-type="float" office:value="0">
            <text:p>0</text:p>
          </table:table-cell>
          <table:table-cell office:value-type="float" office:value="1740860">
            <text:p>17408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3</text:p>
          </table:table-cell>
          <table:table-cell office:value-type="string">
            <text:p>20</text:p>
          </table:table-cell>
          <table:table-cell office:value-type="string">
            <text:p>c</text:p>
          </table:table-cell>
          <table:table-cell office:value-type="string">
            <text:p>Zadanie 20.3</text:p>
          </table:table-cell>
          <table:table-cell office:value-type="string">
            <text:p>Realizacja polityki lekowej państwa</text:p>
          </table:table-cell>
          <table:table-cell table:style-name="Default"/>
          <table:table-cell office:value-type="float" office:value="85905">
            <text:p>85905</text:p>
          </table:table-cell>
          <table:table-cell office:value-type="float" office:value="0">
            <text:p>0</text:p>
          </table:table-cell>
          <table:table-cell office:value-type="float" office:value="85905">
            <text:p>859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3-1</text:p>
          </table:table-cell>
          <table:table-cell office:value-type="string">
            <text:p>20-3</text:p>
          </table:table-cell>
          <table:table-cell office:value-type="string">
            <text:p>d</text:p>
          </table:table-cell>
          <table:table-cell office:value-type="string">
            <text:p>Podzadanie 20.3.1</text:p>
          </table:table-cell>
          <table:table-cell office:value-type="string">
            <text:p>Zapewnianie możliwości rejestracji produktów leczniczych, wyrobów medycznych i produktów biobójczych</text:p>
          </table:table-cell>
          <table:table-cell table:style-name="Default"/>
          <table:table-cell office:value-type="float" office:value="46673">
            <text:p>46673</text:p>
          </table:table-cell>
          <table:table-cell office:value-type="float" office:value="0">
            <text:p>0</text:p>
          </table:table-cell>
          <table:table-cell office:value-type="float" office:value="46673">
            <text:p>466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3-1-1</text:p>
          </table:table-cell>
          <table:table-cell office:value-type="string">
            <text:p>20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46673">
            <text:p>46673</text:p>
          </table:table-cell>
          <table:table-cell office:value-type="float" office:value="0">
            <text:p>0</text:p>
          </table:table-cell>
          <table:table-cell office:value-type="float" office:value="46673">
            <text:p>466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3-2</text:p>
          </table:table-cell>
          <table:table-cell office:value-type="string">
            <text:p>20-3</text:p>
          </table:table-cell>
          <table:table-cell office:value-type="string">
            <text:p>d</text:p>
          </table:table-cell>
          <table:table-cell office:value-type="string">
            <text:p>Podzadanie 20.3.2</text:p>
          </table:table-cell>
          <table:table-cell office:value-type="string">
            <text:p>Zapewnianie nadzoru nad jakością i obrotem produktami leczniczymi, wyrobami medycznymi i produktami biobójczymi</text:p>
          </table:table-cell>
          <table:table-cell table:style-name="Default"/>
          <table:table-cell office:value-type="float" office:value="36383">
            <text:p>36383</text:p>
          </table:table-cell>
          <table:table-cell office:value-type="float" office:value="0">
            <text:p>0</text:p>
          </table:table-cell>
          <table:table-cell office:value-type="float" office:value="36383">
            <text:p>363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3-2-1</text:p>
          </table:table-cell>
          <table:table-cell office:value-type="string">
            <text:p>20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2654">
            <text:p>12654</text:p>
          </table:table-cell>
          <table:table-cell office:value-type="float" office:value="0">
            <text:p>0</text:p>
          </table:table-cell>
          <table:table-cell office:value-type="float" office:value="12654">
            <text:p>126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3-2-2</text:p>
          </table:table-cell>
          <table:table-cell office:value-type="string">
            <text:p>20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3729">
            <text:p>23729</text:p>
          </table:table-cell>
          <table:table-cell office:value-type="float" office:value="0">
            <text:p>0</text:p>
          </table:table-cell>
          <table:table-cell office:value-type="float" office:value="23729">
            <text:p>237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3-3</text:p>
          </table:table-cell>
          <table:table-cell office:value-type="string">
            <text:p>20-3</text:p>
          </table:table-cell>
          <table:table-cell office:value-type="string">
            <text:p>d</text:p>
          </table:table-cell>
          <table:table-cell office:value-type="string">
            <text:p>Podzadanie 20.3.3</text:p>
          </table:table-cell>
          <table:table-cell office:value-type="string">
            <text:p>Zapewnianie dostępu do leków i wyrobów medycznych poprzez umożliwienie refundacji leków i wyrobów medycznych najistotniejszych dla zdrowia społeczeństwa</text:p>
          </table:table-cell>
          <table:table-cell table:style-name="Default"/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849">
            <text:p>28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3-3-1</text:p>
          </table:table-cell>
          <table:table-cell office:value-type="string">
            <text:p>20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849">
            <text:p>28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4</text:p>
          </table:table-cell>
          <table:table-cell office:value-type="string">
            <text:p>20</text:p>
          </table:table-cell>
          <table:table-cell office:value-type="string">
            <text:p>c</text:p>
          </table:table-cell>
          <table:table-cell office:value-type="string">
            <text:p>Zadanie 20.4</text:p>
          </table:table-cell>
          <table:table-cell office:value-type="string">
            <text:p>Wspieranie rozwoju i restrukturyzacji systemu ochrony zdrowia</text:p>
          </table:table-cell>
          <table:table-cell table:style-name="Default"/>
          <table:table-cell office:value-type="float" office:value="812963">
            <text:p>812963</text:p>
          </table:table-cell>
          <table:table-cell office:value-type="float" office:value="114372">
            <text:p>114372</text:p>
          </table:table-cell>
          <table:table-cell office:value-type="float" office:value="698591">
            <text:p>698591</text:p>
          </table:table-cell>
          <table:table-cell table:style-name="ce1" office:value-type="string">
            <text:p>14.07</text:p>
          </table:table-cell>
          <table:table-cell office:value-type="string">
            <text:p>85.93</text:p>
          </table:table-cell>
        </table:table-row>
        <table:table-row table:style-name="ro1">
          <table:table-cell table:style-name="ce1" office:value-type="string">
            <text:p>20-4-1</text:p>
          </table:table-cell>
          <table:table-cell office:value-type="string">
            <text:p>20-4</text:p>
          </table:table-cell>
          <table:table-cell office:value-type="string">
            <text:p>d</text:p>
          </table:table-cell>
          <table:table-cell office:value-type="string">
            <text:p>Podzadanie 20.4.1</text:p>
          </table:table-cell>
          <table:table-cell office:value-type="string">
            <text:p>Inwestycje w infrastrukturę w ochronie zdrowia</text:p>
          </table:table-cell>
          <table:table-cell table:style-name="Default"/>
          <table:table-cell office:value-type="float" office:value="811193">
            <text:p>811193</text:p>
          </table:table-cell>
          <table:table-cell office:value-type="float" office:value="114372">
            <text:p>114372</text:p>
          </table:table-cell>
          <table:table-cell office:value-type="float" office:value="696821">
            <text:p>696821</text:p>
          </table:table-cell>
          <table:table-cell table:style-name="ce1" office:value-type="string">
            <text:p>14.1</text:p>
          </table:table-cell>
          <table:table-cell office:value-type="string">
            <text:p>85.9</text:p>
          </table:table-cell>
        </table:table-row>
        <table:table-row table:style-name="ro1">
          <table:table-cell office:value-type="string">
            <text:p>20-4-1-1</text:p>
          </table:table-cell>
          <table:table-cell office:value-type="string">
            <text:p>20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96494">
            <text:p>96494</text:p>
          </table:table-cell>
          <table:table-cell office:value-type="float" office:value="0">
            <text:p>0</text:p>
          </table:table-cell>
          <table:table-cell office:value-type="float" office:value="96494">
            <text:p>9649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4-1-2</text:p>
          </table:table-cell>
          <table:table-cell office:value-type="string">
            <text:p>20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46606">
            <text:p>46606</text:p>
          </table:table-cell>
          <table:table-cell office:value-type="float" office:value="0">
            <text:p>0</text:p>
          </table:table-cell>
          <table:table-cell office:value-type="float" office:value="46606">
            <text:p>466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4-1-3</text:p>
          </table:table-cell>
          <table:table-cell office:value-type="string">
            <text:p>20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668064">
            <text:p>668064</text:p>
          </table:table-cell>
          <table:table-cell office:value-type="float" office:value="114372">
            <text:p>114372</text:p>
          </table:table-cell>
          <table:table-cell office:value-type="float" office:value="553692">
            <text:p>553692</text:p>
          </table:table-cell>
          <table:table-cell table:style-name="ce1" office:value-type="string">
            <text:p>17.12</text:p>
          </table:table-cell>
          <table:table-cell office:value-type="string">
            <text:p>82.88</text:p>
          </table:table-cell>
        </table:table-row>
        <table:table-row table:style-name="ro1">
          <table:table-cell office:value-type="string">
            <text:p>20-4-1-4</text:p>
          </table:table-cell>
          <table:table-cell office:value-type="string">
            <text:p>20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4-2</text:p>
          </table:table-cell>
          <table:table-cell office:value-type="string">
            <text:p>20-4</text:p>
          </table:table-cell>
          <table:table-cell office:value-type="string">
            <text:p>d</text:p>
          </table:table-cell>
          <table:table-cell office:value-type="string">
            <text:p>Podzadanie 20.4.2</text:p>
          </table:table-cell>
          <table:table-cell office:value-type="string">
            <text:p>Wspieranie restrukturyzacji systemu ochrony zdrowia</text:p>
          </table:table-cell>
          <table:table-cell table:style-name="Default"/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4-2-1</text:p>
          </table:table-cell>
          <table:table-cell office:value-type="string">
            <text:p>20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4-3</text:p>
          </table:table-cell>
          <table:table-cell office:value-type="string">
            <text:p>20-4</text:p>
          </table:table-cell>
          <table:table-cell office:value-type="string">
            <text:p>d</text:p>
          </table:table-cell>
          <table:table-cell office:value-type="string">
            <text:p>Podzadanie 20.4.3</text:p>
          </table:table-cell>
          <table:table-cell office:value-type="string">
            <text:p>Program wieloletni ``Wsparcie jednostek samorządu terytorialnego w działaniach stabilizujących system ochrony zdrowia``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20-4-3-1</text:p>
          </table:table-cell>
          <table:table-cell office:value-type="string">
            <text:p>20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0-5</text:p>
          </table:table-cell>
          <table:table-cell office:value-type="string">
            <text:p>20</text:p>
          </table:table-cell>
          <table:table-cell office:value-type="string">
            <text:p>c</text:p>
          </table:table-cell>
          <table:table-cell office:value-type="string">
            <text:p>Zadanie 20.5</text:p>
          </table:table-cell>
          <table:table-cell office:value-type="string">
            <text:p>Nadzór sanitarno-epidemiologiczny, profilaktyka i promocja zdrowia</text:p>
          </table:table-cell>
          <table:table-cell table:style-name="Default"/>
          <table:table-cell office:value-type="float" office:value="966316">
            <text:p>966316</text:p>
          </table:table-cell>
          <table:table-cell office:value-type="float" office:value="5424">
            <text:p>5424</text:p>
          </table:table-cell>
          <table:table-cell office:value-type="float" office:value="960892">
            <text:p>960892</text:p>
          </table:table-cell>
          <table:table-cell office:value-type="string">
            <text:p>0.56</text:p>
          </table:table-cell>
          <table:table-cell office:value-type="string">
            <text:p>99.44</text:p>
          </table:table-cell>
        </table:table-row>
        <table:table-row table:style-name="ro1">
          <table:table-cell table:style-name="ce1" office:value-type="string">
            <text:p>20-5-1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1</text:p>
          </table:table-cell>
          <table:table-cell office:value-type="string">
            <text:p>Profilaktyka zdrowotna</text:p>
          </table:table-cell>
          <table:table-cell table:style-name="Default"/>
          <table:table-cell office:value-type="float" office:value="49880">
            <text:p>49880</text:p>
          </table:table-cell>
          <table:table-cell office:value-type="float" office:value="5424">
            <text:p>5424</text:p>
          </table:table-cell>
          <table:table-cell office:value-type="float" office:value="44456">
            <text:p>44456</text:p>
          </table:table-cell>
          <table:table-cell table:style-name="ce1" office:value-type="string">
            <text:p>10.87</text:p>
          </table:table-cell>
          <table:table-cell office:value-type="string">
            <text:p>89.13</text:p>
          </table:table-cell>
        </table:table-row>
        <table:table-row table:style-name="ro1">
          <table:table-cell office:value-type="string">
            <text:p>20-5-1-1</text:p>
          </table:table-cell>
          <table:table-cell office:value-type="string">
            <text:p>20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2049">
            <text:p>22049</text:p>
          </table:table-cell>
          <table:table-cell office:value-type="float" office:value="5424">
            <text:p>5424</text:p>
          </table:table-cell>
          <table:table-cell office:value-type="float" office:value="16625">
            <text:p>16625</text:p>
          </table:table-cell>
          <table:table-cell table:style-name="ce1" office:value-type="string">
            <text:p>24.6</text:p>
          </table:table-cell>
          <table:table-cell office:value-type="string">
            <text:p>75.4</text:p>
          </table:table-cell>
        </table:table-row>
        <table:table-row table:style-name="ro1">
          <table:table-cell office:value-type="string">
            <text:p>20-5-1-2</text:p>
          </table:table-cell>
          <table:table-cell office:value-type="string">
            <text:p>20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7831">
            <text:p>27831</text:p>
          </table:table-cell>
          <table:table-cell office:value-type="float" office:value="0">
            <text:p>0</text:p>
          </table:table-cell>
          <table:table-cell office:value-type="float" office:value="27831">
            <text:p>2783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2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2</text:p>
          </table:table-cell>
          <table:table-cell office:value-type="string">
            <text:p>Działalność kontrolno-inspekcyjna</text:p>
          </table:table-cell>
          <table:table-cell table:style-name="Default"/>
          <table:table-cell office:value-type="float" office:value="288111">
            <text:p>288111</text:p>
          </table:table-cell>
          <table:table-cell office:value-type="float" office:value="0">
            <text:p>0</text:p>
          </table:table-cell>
          <table:table-cell office:value-type="float" office:value="288111">
            <text:p>2881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2-1</text:p>
          </table:table-cell>
          <table:table-cell office:value-type="string">
            <text:p>20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6437">
            <text:p>6437</text:p>
          </table:table-cell>
          <table:table-cell office:value-type="float" office:value="0">
            <text:p>0</text:p>
          </table:table-cell>
          <table:table-cell office:value-type="float" office:value="6437">
            <text:p>64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2-2</text:p>
          </table:table-cell>
          <table:table-cell office:value-type="string">
            <text:p>20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9586">
            <text:p>19586</text:p>
          </table:table-cell>
          <table:table-cell office:value-type="float" office:value="0">
            <text:p>0</text:p>
          </table:table-cell>
          <table:table-cell office:value-type="float" office:value="19586">
            <text:p>195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2-3</text:p>
          </table:table-cell>
          <table:table-cell office:value-type="string">
            <text:p>20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62088">
            <text:p>262088</text:p>
          </table:table-cell>
          <table:table-cell office:value-type="float" office:value="0">
            <text:p>0</text:p>
          </table:table-cell>
          <table:table-cell office:value-type="float" office:value="262088">
            <text:p>26208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3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3</text:p>
          </table:table-cell>
          <table:table-cell office:value-type="string">
            <text:p>Nadzór sanitarny</text:p>
          </table:table-cell>
          <table:table-cell table:style-name="Default"/>
          <table:table-cell office:value-type="float" office:value="283083">
            <text:p>283083</text:p>
          </table:table-cell>
          <table:table-cell office:value-type="float" office:value="0">
            <text:p>0</text:p>
          </table:table-cell>
          <table:table-cell office:value-type="float" office:value="283083">
            <text:p>2830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3-1</text:p>
          </table:table-cell>
          <table:table-cell office:value-type="string">
            <text:p>20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4374">
            <text:p>4374</text:p>
          </table:table-cell>
          <table:table-cell office:value-type="float" office:value="0">
            <text:p>0</text:p>
          </table:table-cell>
          <table:table-cell office:value-type="float" office:value="4374">
            <text:p>43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3-2</text:p>
          </table:table-cell>
          <table:table-cell office:value-type="string">
            <text:p>20-5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78709">
            <text:p>278709</text:p>
          </table:table-cell>
          <table:table-cell office:value-type="float" office:value="0">
            <text:p>0</text:p>
          </table:table-cell>
          <table:table-cell office:value-type="float" office:value="278709">
            <text:p>27870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4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4</text:p>
          </table:table-cell>
          <table:table-cell office:value-type="string">
            <text:p>Zapobieganie i zwalczanie chorób zakaźnych</text:p>
          </table:table-cell>
          <table:table-cell table:style-name="Default"/>
          <table:table-cell office:value-type="float" office:value="59118">
            <text:p>59118</text:p>
          </table:table-cell>
          <table:table-cell office:value-type="float" office:value="0">
            <text:p>0</text:p>
          </table:table-cell>
          <table:table-cell office:value-type="float" office:value="59118">
            <text:p>591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4-1</text:p>
          </table:table-cell>
          <table:table-cell office:value-type="string">
            <text:p>20-5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59118">
            <text:p>59118</text:p>
          </table:table-cell>
          <table:table-cell office:value-type="float" office:value="0">
            <text:p>0</text:p>
          </table:table-cell>
          <table:table-cell office:value-type="float" office:value="59118">
            <text:p>591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5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5</text:p>
          </table:table-cell>
          <table:table-cell office:value-type="string">
            <text:p>Zakup szczepionek zgodnie z kalendarzem obowiązkowych szczepień ochronnych</text:p>
          </table:table-cell>
          <table:table-cell table:style-name="Default"/>
          <table:table-cell office:value-type="float" office:value="76622">
            <text:p>76622</text:p>
          </table:table-cell>
          <table:table-cell office:value-type="float" office:value="0">
            <text:p>0</text:p>
          </table:table-cell>
          <table:table-cell office:value-type="float" office:value="76622">
            <text:p>766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5-1</text:p>
          </table:table-cell>
          <table:table-cell office:value-type="string">
            <text:p>20-5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76622">
            <text:p>76622</text:p>
          </table:table-cell>
          <table:table-cell office:value-type="float" office:value="0">
            <text:p>0</text:p>
          </table:table-cell>
          <table:table-cell office:value-type="float" office:value="76622">
            <text:p>766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6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6</text:p>
          </table:table-cell>
          <table:table-cell office:value-type="string">
            <text:p>Ochrona zdrowia przed szkodliwym wpływem czynników środowiskowych</text:p>
          </table:table-cell>
          <table:table-cell table:style-name="Default"/>
          <table:table-cell office:value-type="float" office:value="149759">
            <text:p>149759</text:p>
          </table:table-cell>
          <table:table-cell office:value-type="float" office:value="0">
            <text:p>0</text:p>
          </table:table-cell>
          <table:table-cell office:value-type="float" office:value="149759">
            <text:p>1497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6-1</text:p>
          </table:table-cell>
          <table:table-cell office:value-type="string">
            <text:p>20-5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7990">
            <text:p>7990</text:p>
          </table:table-cell>
          <table:table-cell office:value-type="float" office:value="0">
            <text:p>0</text:p>
          </table:table-cell>
          <table:table-cell office:value-type="float" office:value="7990">
            <text:p>79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6-2</text:p>
          </table:table-cell>
          <table:table-cell office:value-type="string">
            <text:p>20-5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41769">
            <text:p>141769</text:p>
          </table:table-cell>
          <table:table-cell office:value-type="float" office:value="0">
            <text:p>0</text:p>
          </table:table-cell>
          <table:table-cell office:value-type="float" office:value="141769">
            <text:p>14176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7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7</text:p>
          </table:table-cell>
          <table:table-cell office:value-type="string">
            <text:p>Tworzenie i utrzymywanie rezerw państwowych</text:p>
          </table:table-cell>
          <table:table-cell table:style-name="Default"/>
          <table:table-cell office:value-type="float" office:value="13714">
            <text:p>13714</text:p>
          </table:table-cell>
          <table:table-cell office:value-type="float" office:value="0">
            <text:p>0</text:p>
          </table:table-cell>
          <table:table-cell office:value-type="float" office:value="13714">
            <text:p>137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7-1</text:p>
          </table:table-cell>
          <table:table-cell office:value-type="string">
            <text:p>20-5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3714">
            <text:p>13714</text:p>
          </table:table-cell>
          <table:table-cell office:value-type="float" office:value="0">
            <text:p>0</text:p>
          </table:table-cell>
          <table:table-cell office:value-type="float" office:value="13714">
            <text:p>137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8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8</text:p>
          </table:table-cell>
          <table:table-cell office:value-type="string">
            <text:p>Ochrona zdrowia i promocja na rzecz osób niepełnosprawnych</text:p>
          </table:table-cell>
          <table:table-cell table:style-name="Default"/>
          <table:table-cell office:value-type="float" office:value="22796">
            <text:p>22796</text:p>
          </table:table-cell>
          <table:table-cell office:value-type="float" office:value="0">
            <text:p>0</text:p>
          </table:table-cell>
          <table:table-cell office:value-type="float" office:value="22796">
            <text:p>227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8-1</text:p>
          </table:table-cell>
          <table:table-cell office:value-type="string">
            <text:p>20-5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2796">
            <text:p>22796</text:p>
          </table:table-cell>
          <table:table-cell office:value-type="float" office:value="0">
            <text:p>0</text:p>
          </table:table-cell>
          <table:table-cell office:value-type="float" office:value="22796">
            <text:p>2279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5-9</text:p>
          </table:table-cell>
          <table:table-cell office:value-type="string">
            <text:p>20-5</text:p>
          </table:table-cell>
          <table:table-cell office:value-type="string">
            <text:p>d</text:p>
          </table:table-cell>
          <table:table-cell office:value-type="string">
            <text:p>Podzadanie 20.5.9</text:p>
          </table:table-cell>
          <table:table-cell office:value-type="string">
            <text:p>Realizacja zadań edukacyjno-informacyjnych z zakresu programów zdrowotnych państwa dotyczących uzależnień</text:p>
          </table:table-cell>
          <table:table-cell table:style-name="Default"/>
          <table:table-cell office:value-type="float" office:value="23233">
            <text:p>23233</text:p>
          </table:table-cell>
          <table:table-cell office:value-type="float" office:value="0">
            <text:p>0</text:p>
          </table:table-cell>
          <table:table-cell office:value-type="float" office:value="23233">
            <text:p>232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9-1</text:p>
          </table:table-cell>
          <table:table-cell office:value-type="string">
            <text:p>20-5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15644">
            <text:p>15644</text:p>
          </table:table-cell>
          <table:table-cell office:value-type="float" office:value="0">
            <text:p>0</text:p>
          </table:table-cell>
          <table:table-cell office:value-type="float" office:value="15644">
            <text:p>156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5-9-2</text:p>
          </table:table-cell>
          <table:table-cell office:value-type="string">
            <text:p>20-5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7589">
            <text:p>7589</text:p>
          </table:table-cell>
          <table:table-cell office:value-type="float" office:value="0">
            <text:p>0</text:p>
          </table:table-cell>
          <table:table-cell office:value-type="float" office:value="7589">
            <text:p>75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6</text:p>
          </table:table-cell>
          <table:table-cell office:value-type="string">
            <text:p>20</text:p>
          </table:table-cell>
          <table:table-cell office:value-type="string">
            <text:p>c</text:p>
          </table:table-cell>
          <table:table-cell office:value-type="string">
            <text:p>Zadanie 20.6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34112">
            <text:p>34112</text:p>
          </table:table-cell>
          <table:table-cell office:value-type="float" office:value="21978">
            <text:p>21978</text:p>
          </table:table-cell>
          <table:table-cell office:value-type="float" office:value="12134">
            <text:p>12134</text:p>
          </table:table-cell>
          <table:table-cell office:value-type="string">
            <text:p>64.43</text:p>
          </table:table-cell>
          <table:table-cell office:value-type="string">
            <text:p>35.57</text:p>
          </table:table-cell>
        </table:table-row>
        <table:table-row table:style-name="ro1">
          <table:table-cell table:style-name="ce1" office:value-type="string">
            <text:p>20-6-1</text:p>
          </table:table-cell>
          <table:table-cell office:value-type="string">
            <text:p>20-6</text:p>
          </table:table-cell>
          <table:table-cell office:value-type="string">
            <text:p>d</text:p>
          </table:table-cell>
          <table:table-cell office:value-type="string">
            <text:p>Podzadanie 20.6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7639">
            <text:p>7639</text:p>
          </table:table-cell>
          <table:table-cell office:value-type="float" office:value="0">
            <text:p>0</text:p>
          </table:table-cell>
          <table:table-cell office:value-type="float" office:value="7639">
            <text:p>76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0-6-1-1</text:p>
          </table:table-cell>
          <table:table-cell office:value-type="string">
            <text:p>20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7639">
            <text:p>7639</text:p>
          </table:table-cell>
          <table:table-cell office:value-type="float" office:value="0">
            <text:p>0</text:p>
          </table:table-cell>
          <table:table-cell office:value-type="float" office:value="7639">
            <text:p>76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0-6-2</text:p>
          </table:table-cell>
          <table:table-cell office:value-type="string">
            <text:p>20-6</text:p>
          </table:table-cell>
          <table:table-cell office:value-type="string">
            <text:p>d</text:p>
          </table:table-cell>
          <table:table-cell office:value-type="string">
            <text:p>Podzadanie 20.6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26473">
            <text:p>26473</text:p>
          </table:table-cell>
          <table:table-cell office:value-type="float" office:value="21978">
            <text:p>21978</text:p>
          </table:table-cell>
          <table:table-cell office:value-type="float" office:value="4495">
            <text:p>4495</text:p>
          </table:table-cell>
          <table:table-cell office:value-type="string">
            <text:p>83.02</text:p>
          </table:table-cell>
          <table:table-cell office:value-type="string">
            <text:p>16.98</text:p>
          </table:table-cell>
        </table:table-row>
        <table:table-row table:style-name="ro1">
          <table:table-cell office:value-type="string">
            <text:p>20-6-2-1</text:p>
          </table:table-cell>
          <table:table-cell office:value-type="string">
            <text:p>20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26473">
            <text:p>26473</text:p>
          </table:table-cell>
          <table:table-cell office:value-type="float" office:value="21978">
            <text:p>21978</text:p>
          </table:table-cell>
          <table:table-cell office:value-type="float" office:value="4495">
            <text:p>4495</text:p>
          </table:table-cell>
          <table:table-cell office:value-type="string">
            <text:p>83.02</text:p>
          </table:table-cell>
          <table:table-cell office:value-type="string">
            <text:p>16.98</text:p>
          </table:table-cell>
        </table:table-row>
        <table:table-row table:style-name="ro1">
          <table:table-cell table:style-name="ce1" office:value-type="string">
            <text:p>21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21</text:p>
          </table:table-cell>
          <table:table-cell office:value-type="string">
            <text:p>POLITYKA ROLNA I RYBACKA</text:p>
          </table:table-cell>
          <table:table-cell table:style-name="Default"/>
          <table:table-cell office:value-type="float" office:value="24532926">
            <text:p>24532926</text:p>
          </table:table-cell>
          <table:table-cell office:value-type="float" office:value="18939562">
            <text:p>18939562</text:p>
          </table:table-cell>
          <table:table-cell office:value-type="float" office:value="5593364">
            <text:p>5593364</text:p>
          </table:table-cell>
          <table:table-cell office:value-type="string">
            <text:p>77.2</text:p>
          </table:table-cell>
          <table:table-cell table:style-name="ce1" office:value-type="string">
            <text:p>22.8</text:p>
          </table:table-cell>
        </table:table-row>
        <table:table-row table:style-name="ro1">
          <table:table-cell table:style-name="ce1" office:value-type="string">
            <text:p>21-1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1</text:p>
          </table:table-cell>
          <table:table-cell office:value-type="string">
            <text:p>Wspieranie rozwoju produkcji roślinnej i ochrona roślin uprawnych</text:p>
          </table:table-cell>
          <table:table-cell table:style-name="Default"/>
          <table:table-cell office:value-type="float" office:value="202979">
            <text:p>202979</text:p>
          </table:table-cell>
          <table:table-cell office:value-type="float" office:value="0">
            <text:p>0</text:p>
          </table:table-cell>
          <table:table-cell office:value-type="float" office:value="202979">
            <text:p>2029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1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1</text:p>
          </table:table-cell>
          <table:table-cell office:value-type="string">
            <text:p>Wspieranie postępu biologicznego w produkcji roślinnej</text:p>
          </table:table-cell>
          <table:table-cell table:style-name="Default"/>
          <table:table-cell office:value-type="float" office:value="24981">
            <text:p>24981</text:p>
          </table:table-cell>
          <table:table-cell office:value-type="float" office:value="0">
            <text:p>0</text:p>
          </table:table-cell>
          <table:table-cell office:value-type="float" office:value="24981">
            <text:p>249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1-1</text:p>
          </table:table-cell>
          <table:table-cell office:value-type="string">
            <text:p>21-1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24981">
            <text:p>24981</text:p>
          </table:table-cell>
          <table:table-cell office:value-type="float" office:value="0">
            <text:p>0</text:p>
          </table:table-cell>
          <table:table-cell office:value-type="float" office:value="24981">
            <text:p>249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2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2</text:p>
          </table:table-cell>
          <table:table-cell office:value-type="string">
            <text:p>Badania, rejestracja, rekomendacja i ochrona prawna odmian roślin uprawnych</text:p>
          </table:table-cell>
          <table:table-cell table:style-name="Default"/>
          <table:table-cell office:value-type="float" office:value="28119">
            <text:p>28119</text:p>
          </table:table-cell>
          <table:table-cell office:value-type="float" office:value="0">
            <text:p>0</text:p>
          </table:table-cell>
          <table:table-cell office:value-type="float" office:value="28119">
            <text:p>281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2-1</text:p>
          </table:table-cell>
          <table:table-cell office:value-type="string">
            <text:p>21-1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28119">
            <text:p>28119</text:p>
          </table:table-cell>
          <table:table-cell office:value-type="float" office:value="0">
            <text:p>0</text:p>
          </table:table-cell>
          <table:table-cell office:value-type="float" office:value="28119">
            <text:p>281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3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3</text:p>
          </table:table-cell>
          <table:table-cell office:value-type="string">
            <text:p>Nadzór nad zdrowiem roślin, obrotem i stosowaniem środków ochrony roślin oraz wytwarzaniem, oceną i obrotem materiałem siewnym</text:p>
          </table:table-cell>
          <table:table-cell table:style-name="Default"/>
          <table:table-cell office:value-type="float" office:value="119239">
            <text:p>119239</text:p>
          </table:table-cell>
          <table:table-cell office:value-type="float" office:value="0">
            <text:p>0</text:p>
          </table:table-cell>
          <table:table-cell office:value-type="float" office:value="119239">
            <text:p>1192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3-1</text:p>
          </table:table-cell>
          <table:table-cell office:value-type="string">
            <text:p>21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0254">
            <text:p>10254</text:p>
          </table:table-cell>
          <table:table-cell office:value-type="float" office:value="0">
            <text:p>0</text:p>
          </table:table-cell>
          <table:table-cell office:value-type="float" office:value="10254">
            <text:p>102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3-2</text:p>
          </table:table-cell>
          <table:table-cell office:value-type="string">
            <text:p>21-1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08985">
            <text:p>108985</text:p>
          </table:table-cell>
          <table:table-cell office:value-type="float" office:value="0">
            <text:p>0</text:p>
          </table:table-cell>
          <table:table-cell office:value-type="float" office:value="108985">
            <text:p>1089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4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4</text:p>
          </table:table-cell>
          <table:table-cell office:value-type="string">
            <text:p>Ochrona roślin</text:p>
          </table:table-cell>
          <table:table-cell table:style-name="Default"/>
          <table:table-cell office:value-type="float" office:value="2554">
            <text:p>255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4-1</text:p>
          </table:table-cell>
          <table:table-cell office:value-type="string">
            <text:p>21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2521">
            <text:p>2521</text:p>
          </table:table-cell>
          <table:table-cell office:value-type="float" office:value="0">
            <text:p>0</text:p>
          </table:table-cell>
          <table:table-cell office:value-type="float" office:value="2521">
            <text:p>252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4-2</text:p>
          </table:table-cell>
          <table:table-cell office:value-type="string">
            <text:p>21-1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5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5</text:p>
          </table:table-cell>
          <table:table-cell office:value-type="string">
            <text:p>Nadzór nad uprawą roślin genetycznie zmodyfikowanych, strefami wolnymi od GMO oraz kontrolą zamierzonego uwolnienia organizmów genetycznie zmodyfikowanych</text:p>
          </table:table-cell>
          <table:table-cell table:style-name="Default"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21-1-5-1</text:p>
          </table:table-cell>
          <table:table-cell office:value-type="string">
            <text:p>21-1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1-1-6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6</text:p>
          </table:table-cell>
          <table:table-cell office:value-type="string">
            <text:p>Program wieloletni ``Ochrona roślin uprawnych z uwzględnieniem bezpieczeństwa żywności oraz ograniczenia strat w plonach i zagrożeń dla zdrowia ludzi, zwierząt domowych i środowiska``</text:p>
          </table:table-cell>
          <table:table-cell table:style-name="Default"/>
          <table:table-cell office:value-type="float" office:value="6970">
            <text:p>6970</text:p>
          </table:table-cell>
          <table:table-cell office:value-type="float" office:value="0">
            <text:p>0</text:p>
          </table:table-cell>
          <table:table-cell office:value-type="float" office:value="6970">
            <text:p>69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6-1</text:p>
          </table:table-cell>
          <table:table-cell office:value-type="string">
            <text:p>21-1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6970">
            <text:p>6970</text:p>
          </table:table-cell>
          <table:table-cell office:value-type="float" office:value="0">
            <text:p>0</text:p>
          </table:table-cell>
          <table:table-cell office:value-type="float" office:value="6970">
            <text:p>69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7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7</text:p>
          </table:table-cell>
          <table:table-cell office:value-type="string">
            <text:p>Program wieloletni ``Ulepszanie Roślin Zrównoważonych AgroEkosystemów, Wysokiej Jakości Żywności i Produkcji Roślinnej na Cele Nieżywnościowe``</text:p>
          </table:table-cell>
          <table:table-cell table:style-name="Default"/>
          <table:table-cell office:value-type="float" office:value="11067">
            <text:p>11067</text:p>
          </table:table-cell>
          <table:table-cell office:value-type="float" office:value="0">
            <text:p>0</text:p>
          </table:table-cell>
          <table:table-cell office:value-type="float" office:value="11067">
            <text:p>110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7-1</text:p>
          </table:table-cell>
          <table:table-cell office:value-type="string">
            <text:p>21-1-7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1067">
            <text:p>11067</text:p>
          </table:table-cell>
          <table:table-cell office:value-type="float" office:value="0">
            <text:p>0</text:p>
          </table:table-cell>
          <table:table-cell office:value-type="float" office:value="11067">
            <text:p>1106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1-8</text:p>
          </table:table-cell>
          <table:table-cell office:value-type="string">
            <text:p>21-1</text:p>
          </table:table-cell>
          <table:table-cell office:value-type="string">
            <text:p>d</text:p>
          </table:table-cell>
          <table:table-cell office:value-type="string">
            <text:p>Podzadanie 21.1.8</text:p>
          </table:table-cell>
          <table:table-cell office:value-type="string">
            <text:p>Program wieloletni ``Rozwój zrównoważonych metod produkcji ogrodniczej w celu zapewnienia wysokiej jakości biologicznej i odżywczej produktów ogrodniczych oraz zachowania bioróżnorodności środowiska i ochrony jego zasobów``</text:p>
          </table:table-cell>
          <table:table-cell table:style-name="Default"/>
          <table:table-cell office:value-type="float" office:value="10049">
            <text:p>10049</text:p>
          </table:table-cell>
          <table:table-cell office:value-type="float" office:value="0">
            <text:p>0</text:p>
          </table:table-cell>
          <table:table-cell office:value-type="float" office:value="10049">
            <text:p>100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1-8-1</text:p>
          </table:table-cell>
          <table:table-cell office:value-type="string">
            <text:p>21-1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0049">
            <text:p>10049</text:p>
          </table:table-cell>
          <table:table-cell office:value-type="float" office:value="0">
            <text:p>0</text:p>
          </table:table-cell>
          <table:table-cell office:value-type="float" office:value="10049">
            <text:p>100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2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2</text:p>
          </table:table-cell>
          <table:table-cell office:value-type="string">
            <text:p>Wspieranie rozwoju produkcji zwierzęcej i hodowli zwierząt</text:p>
          </table:table-cell>
          <table:table-cell table:style-name="Default"/>
          <table:table-cell office:value-type="float" office:value="119258">
            <text:p>119258</text:p>
          </table:table-cell>
          <table:table-cell office:value-type="float" office:value="0">
            <text:p>0</text:p>
          </table:table-cell>
          <table:table-cell office:value-type="float" office:value="119258">
            <text:p>1192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2-1</text:p>
          </table:table-cell>
          <table:table-cell office:value-type="string">
            <text:p>21-2</text:p>
          </table:table-cell>
          <table:table-cell office:value-type="string">
            <text:p>d</text:p>
          </table:table-cell>
          <table:table-cell office:value-type="string">
            <text:p>Podzadanie 21.2.1</text:p>
          </table:table-cell>
          <table:table-cell office:value-type="string">
            <text:p>Wspieranie postępu biologicznego w produkcji zwierzęcej</text:p>
          </table:table-cell>
          <table:table-cell table:style-name="Default"/>
          <table:table-cell office:value-type="float" office:value="108098">
            <text:p>108098</text:p>
          </table:table-cell>
          <table:table-cell office:value-type="float" office:value="0">
            <text:p>0</text:p>
          </table:table-cell>
          <table:table-cell office:value-type="float" office:value="108098">
            <text:p>1080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2-1-1</text:p>
          </table:table-cell>
          <table:table-cell office:value-type="string">
            <text:p>21-2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08098">
            <text:p>108098</text:p>
          </table:table-cell>
          <table:table-cell office:value-type="float" office:value="0">
            <text:p>0</text:p>
          </table:table-cell>
          <table:table-cell office:value-type="float" office:value="108098">
            <text:p>1080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2-2</text:p>
          </table:table-cell>
          <table:table-cell office:value-type="string">
            <text:p>21-2</text:p>
          </table:table-cell>
          <table:table-cell office:value-type="string">
            <text:p>d</text:p>
          </table:table-cell>
          <table:table-cell office:value-type="string">
            <text:p>Podzadanie 21.2.2</text:p>
          </table:table-cell>
          <table:table-cell office:value-type="string">
            <text:p>Wspieranie działalności kontrolnej</text:p>
          </table:table-cell>
          <table:table-cell table:style-name="Default"/>
          <table:table-cell office:value-type="float" office:value="10105">
            <text:p>10105</text:p>
          </table:table-cell>
          <table:table-cell office:value-type="float" office:value="0">
            <text:p>0</text:p>
          </table:table-cell>
          <table:table-cell office:value-type="float" office:value="10105">
            <text:p>101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2-2-1</text:p>
          </table:table-cell>
          <table:table-cell office:value-type="string">
            <text:p>21-2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0105">
            <text:p>10105</text:p>
          </table:table-cell>
          <table:table-cell office:value-type="float" office:value="0">
            <text:p>0</text:p>
          </table:table-cell>
          <table:table-cell office:value-type="float" office:value="10105">
            <text:p>101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2-3</text:p>
          </table:table-cell>
          <table:table-cell office:value-type="string">
            <text:p>21-2</text:p>
          </table:table-cell>
          <table:table-cell office:value-type="string">
            <text:p>d</text:p>
          </table:table-cell>
          <table:table-cell office:value-type="string">
            <text:p>Podzadanie 21.2.3</text:p>
          </table:table-cell>
          <table:table-cell office:value-type="string">
            <text:p>Program wieloletni ``Biologiczne, środowiskowe i technologiczne uwarunkowania rozwoju produkcji zwierzęcej``</text:p>
          </table:table-cell>
          <table:table-cell table:style-name="Default"/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55">
            <text:p>10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2-3-1</text:p>
          </table:table-cell>
          <table:table-cell office:value-type="string">
            <text:p>21-2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55">
            <text:p>105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3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3</text:p>
          </table:table-cell>
          <table:table-cell office:value-type="string">
            <text:p>Ochrona zdrowia i dobrostanu zwierząt oraz zdrowia publicznego w zakresie weterynarii</text:p>
          </table:table-cell>
          <table:table-cell table:style-name="Default"/>
          <table:table-cell office:value-type="float" office:value="415807">
            <text:p>415807</text:p>
          </table:table-cell>
          <table:table-cell office:value-type="float" office:value="0">
            <text:p>0</text:p>
          </table:table-cell>
          <table:table-cell office:value-type="float" office:value="415807">
            <text:p>4158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3-1</text:p>
          </table:table-cell>
          <table:table-cell office:value-type="string">
            <text:p>21-3</text:p>
          </table:table-cell>
          <table:table-cell office:value-type="string">
            <text:p>d</text:p>
          </table:table-cell>
          <table:table-cell office:value-type="string">
            <text:p>Podzadanie 21.3.1</text:p>
          </table:table-cell>
          <table:table-cell office:value-type="string">
            <text:p>Ochrona zdrowia i dobrostanu zwierząt</text:p>
          </table:table-cell>
          <table:table-cell table:style-name="Default"/>
          <table:table-cell office:value-type="float" office:value="228698">
            <text:p>228698</text:p>
          </table:table-cell>
          <table:table-cell office:value-type="float" office:value="0">
            <text:p>0</text:p>
          </table:table-cell>
          <table:table-cell office:value-type="float" office:value="228698">
            <text:p>2286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3-1-1</text:p>
          </table:table-cell>
          <table:table-cell office:value-type="string">
            <text:p>21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9997">
            <text:p>9997</text:p>
          </table:table-cell>
          <table:table-cell office:value-type="float" office:value="0">
            <text:p>0</text:p>
          </table:table-cell>
          <table:table-cell office:value-type="float" office:value="9997">
            <text:p>99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3-1-2</text:p>
          </table:table-cell>
          <table:table-cell office:value-type="string">
            <text:p>21-3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18701">
            <text:p>218701</text:p>
          </table:table-cell>
          <table:table-cell office:value-type="float" office:value="0">
            <text:p>0</text:p>
          </table:table-cell>
          <table:table-cell office:value-type="float" office:value="218701">
            <text:p>2187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3-2</text:p>
          </table:table-cell>
          <table:table-cell office:value-type="string">
            <text:p>21-3</text:p>
          </table:table-cell>
          <table:table-cell office:value-type="string">
            <text:p>d</text:p>
          </table:table-cell>
          <table:table-cell office:value-type="string">
            <text:p>Podzadanie 21.3.2</text:p>
          </table:table-cell>
          <table:table-cell office:value-type="string">
            <text:p>Nadzór nad zdrowotną jakością środków spożywczych pochodzenia zwierzęcego i pasz w miejscach ich pozyskiwania, wytwarzania, przetwarzania i składowania</text:p>
          </table:table-cell>
          <table:table-cell table:style-name="Default"/>
          <table:table-cell office:value-type="float" office:value="159487">
            <text:p>159487</text:p>
          </table:table-cell>
          <table:table-cell office:value-type="float" office:value="0">
            <text:p>0</text:p>
          </table:table-cell>
          <table:table-cell office:value-type="float" office:value="159487">
            <text:p>1594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3-2-1</text:p>
          </table:table-cell>
          <table:table-cell office:value-type="string">
            <text:p>21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9895">
            <text:p>9895</text:p>
          </table:table-cell>
          <table:table-cell office:value-type="float" office:value="0">
            <text:p>0</text:p>
          </table:table-cell>
          <table:table-cell office:value-type="float" office:value="9895">
            <text:p>989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3-2-2</text:p>
          </table:table-cell>
          <table:table-cell office:value-type="string">
            <text:p>21-3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49592">
            <text:p>149592</text:p>
          </table:table-cell>
          <table:table-cell office:value-type="float" office:value="0">
            <text:p>0</text:p>
          </table:table-cell>
          <table:table-cell office:value-type="float" office:value="149592">
            <text:p>1495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3-3</text:p>
          </table:table-cell>
          <table:table-cell office:value-type="string">
            <text:p>21-3</text:p>
          </table:table-cell>
          <table:table-cell office:value-type="string">
            <text:p>d</text:p>
          </table:table-cell>
          <table:table-cell office:value-type="string">
            <text:p>Podzadanie 21.3.3</text:p>
          </table:table-cell>
          <table:table-cell office:value-type="string">
            <text:p>Realizacja zadań laboratoriów referencyjnych i innych zadań zleconych</text:p>
          </table:table-cell>
          <table:table-cell table:style-name="Default"/>
          <table:table-cell office:value-type="float" office:value="14520">
            <text:p>14520</text:p>
          </table:table-cell>
          <table:table-cell office:value-type="float" office:value="0">
            <text:p>0</text:p>
          </table:table-cell>
          <table:table-cell office:value-type="float" office:value="14520">
            <text:p>145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3-3-1</text:p>
          </table:table-cell>
          <table:table-cell office:value-type="string">
            <text:p>21-3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4520">
            <text:p>14520</text:p>
          </table:table-cell>
          <table:table-cell office:value-type="float" office:value="0">
            <text:p>0</text:p>
          </table:table-cell>
          <table:table-cell office:value-type="float" office:value="14520">
            <text:p>145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3-4</text:p>
          </table:table-cell>
          <table:table-cell office:value-type="string">
            <text:p>21-3</text:p>
          </table:table-cell>
          <table:table-cell office:value-type="string">
            <text:p>d</text:p>
          </table:table-cell>
          <table:table-cell office:value-type="string">
            <text:p>Podzadanie 21.3.4</text:p>
          </table:table-cell>
          <table:table-cell office:value-type="string">
            <text:p>Program wieloletni ``Ochrona zdrowia zwierząt i zdrowia publicznego``</text:p>
          </table:table-cell>
          <table:table-cell table:style-name="Default"/>
          <table:table-cell office:value-type="float" office:value="13102">
            <text:p>13102</text:p>
          </table:table-cell>
          <table:table-cell office:value-type="float" office:value="0">
            <text:p>0</text:p>
          </table:table-cell>
          <table:table-cell office:value-type="float" office:value="13102">
            <text:p>131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3-4-1</text:p>
          </table:table-cell>
          <table:table-cell office:value-type="string">
            <text:p>21-3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3102">
            <text:p>13102</text:p>
          </table:table-cell>
          <table:table-cell office:value-type="float" office:value="0">
            <text:p>0</text:p>
          </table:table-cell>
          <table:table-cell office:value-type="float" office:value="13102">
            <text:p>131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4</text:p>
          </table:table-cell>
          <table:table-cell office:value-type="string">
            <text:p>Kształtowanie ustroju rolnego państwa oraz rolnictwo ekologiczne i żywność regionalna, tradycyjna i systemy jakości żywności</text:p>
          </table:table-cell>
          <table:table-cell table:style-name="Default"/>
          <table:table-cell office:value-type="float" office:value="59701">
            <text:p>59701</text:p>
          </table:table-cell>
          <table:table-cell office:value-type="float" office:value="0">
            <text:p>0</text:p>
          </table:table-cell>
          <table:table-cell office:value-type="float" office:value="59701">
            <text:p>5970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-1</text:p>
          </table:table-cell>
          <table:table-cell office:value-type="string">
            <text:p>21-4</text:p>
          </table:table-cell>
          <table:table-cell office:value-type="string">
            <text:p>d</text:p>
          </table:table-cell>
          <table:table-cell office:value-type="string">
            <text:p>Podzadanie 21.4.1</text:p>
          </table:table-cell>
          <table:table-cell office:value-type="string">
            <text:p>Kształtowanie ustroju rolnego państwa</text:p>
          </table:table-cell>
          <table:table-cell table:style-name="Default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1-1</text:p>
          </table:table-cell>
          <table:table-cell office:value-type="string">
            <text:p>21-4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-2</text:p>
          </table:table-cell>
          <table:table-cell office:value-type="string">
            <text:p>21-4</text:p>
          </table:table-cell>
          <table:table-cell office:value-type="string">
            <text:p>d</text:p>
          </table:table-cell>
          <table:table-cell office:value-type="string">
            <text:p>Podzadanie 21.4.2</text:p>
          </table:table-cell>
          <table:table-cell office:value-type="string">
            <text:p>Rolnictwo ekologiczne</text:p>
          </table:table-cell>
          <table:table-cell table:style-name="Default"/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2-1</text:p>
          </table:table-cell>
          <table:table-cell office:value-type="string">
            <text:p>21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920">
            <text:p>59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2-2</text:p>
          </table:table-cell>
          <table:table-cell office:value-type="string">
            <text:p>21-4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-3</text:p>
          </table:table-cell>
          <table:table-cell office:value-type="string">
            <text:p>21-4</text:p>
          </table:table-cell>
          <table:table-cell office:value-type="string">
            <text:p>d</text:p>
          </table:table-cell>
          <table:table-cell office:value-type="string">
            <text:p>Podzadanie 21.4.3</text:p>
          </table:table-cell>
          <table:table-cell office:value-type="string">
            <text:p>Żywność regionalna, tradycyjna i systemy jakości żywności</text:p>
          </table:table-cell>
          <table:table-cell table:style-name="Default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3-1</text:p>
          </table:table-cell>
          <table:table-cell office:value-type="string">
            <text:p>21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3-2</text:p>
          </table:table-cell>
          <table:table-cell office:value-type="string">
            <text:p>21-4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-4</text:p>
          </table:table-cell>
          <table:table-cell office:value-type="string">
            <text:p>21-4</text:p>
          </table:table-cell>
          <table:table-cell office:value-type="string">
            <text:p>d</text:p>
          </table:table-cell>
          <table:table-cell office:value-type="string">
            <text:p>Podzadanie 21.4.4</text:p>
          </table:table-cell>
          <table:table-cell office:value-type="string">
            <text:p>Agrochemiczna obsługa rolnictwa w Polsce</text:p>
          </table:table-cell>
          <table:table-cell table:style-name="Default"/>
          <table:table-cell office:value-type="float" office:value="36734">
            <text:p>36734</text:p>
          </table:table-cell>
          <table:table-cell office:value-type="float" office:value="0">
            <text:p>0</text:p>
          </table:table-cell>
          <table:table-cell office:value-type="float" office:value="36734">
            <text:p>36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4-1</text:p>
          </table:table-cell>
          <table:table-cell office:value-type="string">
            <text:p>21-4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36734">
            <text:p>36734</text:p>
          </table:table-cell>
          <table:table-cell office:value-type="float" office:value="0">
            <text:p>0</text:p>
          </table:table-cell>
          <table:table-cell office:value-type="float" office:value="36734">
            <text:p>36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-5</text:p>
          </table:table-cell>
          <table:table-cell office:value-type="string">
            <text:p>21-4</text:p>
          </table:table-cell>
          <table:table-cell office:value-type="string">
            <text:p>d</text:p>
          </table:table-cell>
          <table:table-cell office:value-type="string">
            <text:p>Podzadanie 21.4.5</text:p>
          </table:table-cell>
          <table:table-cell office:value-type="string">
            <text:p>Program wieloletni ``Kształtowanie środowiska rolniczego Polski oraz zrównoważony rozwój produkcji rolniczej``</text:p>
          </table:table-cell>
          <table:table-cell table:style-name="Default"/>
          <table:table-cell office:value-type="float" office:value="6740">
            <text:p>6740</text:p>
          </table:table-cell>
          <table:table-cell office:value-type="float" office:value="0">
            <text:p>0</text:p>
          </table:table-cell>
          <table:table-cell office:value-type="float" office:value="6740">
            <text:p>67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5-1</text:p>
          </table:table-cell>
          <table:table-cell office:value-type="string">
            <text:p>21-4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6740">
            <text:p>6740</text:p>
          </table:table-cell>
          <table:table-cell office:value-type="float" office:value="0">
            <text:p>0</text:p>
          </table:table-cell>
          <table:table-cell office:value-type="float" office:value="6740">
            <text:p>67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4-6</text:p>
          </table:table-cell>
          <table:table-cell office:value-type="string">
            <text:p>21-4</text:p>
          </table:table-cell>
          <table:table-cell office:value-type="string">
            <text:p>d</text:p>
          </table:table-cell>
          <table:table-cell office:value-type="string">
            <text:p>Podzadanie 21.4.6</text:p>
          </table:table-cell>
          <table:table-cell office:value-type="string">
            <text:p>Program wieloletni ``Ekonomiczne i społeczne uwarunkowania rozwoju gospodarki żywnościowej po wstąpieniu Polski do Unii Europejskiej``</text:p>
          </table:table-cell>
          <table:table-cell table:style-name="Default"/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4-6-1</text:p>
          </table:table-cell>
          <table:table-cell office:value-type="string">
            <text:p>21-4-6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5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5</text:p>
          </table:table-cell>
          <table:table-cell office:value-type="string">
            <text:p>Wspieranie infrastruktury wsi</text:p>
          </table:table-cell>
          <table:table-cell table:style-name="Default"/>
          <table:table-cell office:value-type="float" office:value="13879">
            <text:p>13879</text:p>
          </table:table-cell>
          <table:table-cell office:value-type="float" office:value="0">
            <text:p>0</text:p>
          </table:table-cell>
          <table:table-cell office:value-type="float" office:value="13879">
            <text:p>138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5-1</text:p>
          </table:table-cell>
          <table:table-cell office:value-type="string">
            <text:p>21-5</text:p>
          </table:table-cell>
          <table:table-cell office:value-type="string">
            <text:p>d</text:p>
          </table:table-cell>
          <table:table-cell office:value-type="string">
            <text:p>Podzadanie 21.5.1</text:p>
          </table:table-cell>
          <table:table-cell office:value-type="string">
            <text:p>Nadzór nad wykorzystaniem środków z budżetu przez jst w zakresie usuwania skutków klęsk żywiołowych</text:p>
          </table:table-cell>
          <table:table-cell table:style-name="Default"/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5-1-1</text:p>
          </table:table-cell>
          <table:table-cell office:value-type="string">
            <text:p>21-5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5-2</text:p>
          </table:table-cell>
          <table:table-cell office:value-type="string">
            <text:p>21-5</text:p>
          </table:table-cell>
          <table:table-cell office:value-type="string">
            <text:p>d</text:p>
          </table:table-cell>
          <table:table-cell office:value-type="string">
            <text:p>Podzadanie 21.5.2</text:p>
          </table:table-cell>
          <table:table-cell office:value-type="string">
            <text:p>Prace geodezyjno-urządzeniowe na potrzeby rolnictwa, w tym scalanie i wymiana gruntów oraz zagospodarowanie poscaleniowe</text:p>
          </table:table-cell>
          <table:table-cell table:style-name="Default"/>
          <table:table-cell office:value-type="float" office:value="12050">
            <text:p>12050</text:p>
          </table:table-cell>
          <table:table-cell office:value-type="float" office:value="0">
            <text:p>0</text:p>
          </table:table-cell>
          <table:table-cell office:value-type="float" office:value="12050">
            <text:p>120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5-2-1</text:p>
          </table:table-cell>
          <table:table-cell office:value-type="string">
            <text:p>21-5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2050">
            <text:p>12050</text:p>
          </table:table-cell>
          <table:table-cell office:value-type="float" office:value="0">
            <text:p>0</text:p>
          </table:table-cell>
          <table:table-cell office:value-type="float" office:value="12050">
            <text:p>120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6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6</text:p>
          </table:table-cell>
          <table:table-cell office:value-type="string">
            <text:p>Wspieranie rybactwa śródlądowego i rybołówstwa morskiego</text:p>
          </table:table-cell>
          <table:table-cell table:style-name="Default"/>
          <table:table-cell office:value-type="float" office:value="557483">
            <text:p>557483</text:p>
          </table:table-cell>
          <table:table-cell office:value-type="float" office:value="356502">
            <text:p>356502</text:p>
          </table:table-cell>
          <table:table-cell office:value-type="float" office:value="200981">
            <text:p>200981</text:p>
          </table:table-cell>
          <table:table-cell office:value-type="string">
            <text:p>63.95</text:p>
          </table:table-cell>
          <table:table-cell office:value-type="string">
            <text:p>36.05</text:p>
          </table:table-cell>
        </table:table-row>
        <table:table-row table:style-name="ro1">
          <table:table-cell table:style-name="ce1" office:value-type="string">
            <text:p>21-6-1</text:p>
          </table:table-cell>
          <table:table-cell office:value-type="string">
            <text:p>21-6</text:p>
          </table:table-cell>
          <table:table-cell office:value-type="string">
            <text:p>d</text:p>
          </table:table-cell>
          <table:table-cell office:value-type="string">
            <text:p>Podzadanie 21.6.1</text:p>
          </table:table-cell>
          <table:table-cell office:value-type="string">
            <text:p>Wspieranie rybactwa śródlądowego</text:p>
          </table:table-cell>
          <table:table-cell table:style-name="Default"/>
          <table:table-cell office:value-type="float" office:value="24508">
            <text:p>24508</text:p>
          </table:table-cell>
          <table:table-cell office:value-type="float" office:value="0">
            <text:p>0</text:p>
          </table:table-cell>
          <table:table-cell office:value-type="float" office:value="24508">
            <text:p>2450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6-1-1</text:p>
          </table:table-cell>
          <table:table-cell office:value-type="string">
            <text:p>21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4864">
            <text:p>4864</text:p>
          </table:table-cell>
          <table:table-cell office:value-type="float" office:value="0">
            <text:p>0</text:p>
          </table:table-cell>
          <table:table-cell office:value-type="float" office:value="4864">
            <text:p>48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6-1-2</text:p>
          </table:table-cell>
          <table:table-cell office:value-type="string">
            <text:p>21-6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9644">
            <text:p>19644</text:p>
          </table:table-cell>
          <table:table-cell office:value-type="float" office:value="0">
            <text:p>0</text:p>
          </table:table-cell>
          <table:table-cell office:value-type="float" office:value="19644">
            <text:p>196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6-2</text:p>
          </table:table-cell>
          <table:table-cell office:value-type="string">
            <text:p>21-6</text:p>
          </table:table-cell>
          <table:table-cell office:value-type="string">
            <text:p>d</text:p>
          </table:table-cell>
          <table:table-cell office:value-type="string">
            <text:p>Podzadanie 21.6.2</text:p>
          </table:table-cell>
          <table:table-cell office:value-type="string">
            <text:p>Wspieranie rybołówstwa morskiego</text:p>
          </table:table-cell>
          <table:table-cell table:style-name="Default"/>
          <table:table-cell office:value-type="float" office:value="12976">
            <text:p>12976</text:p>
          </table:table-cell>
          <table:table-cell office:value-type="float" office:value="0">
            <text:p>0</text:p>
          </table:table-cell>
          <table:table-cell office:value-type="float" office:value="12976">
            <text:p>129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6-2-1</text:p>
          </table:table-cell>
          <table:table-cell office:value-type="string">
            <text:p>21-6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12976">
            <text:p>12976</text:p>
          </table:table-cell>
          <table:table-cell office:value-type="float" office:value="0">
            <text:p>0</text:p>
          </table:table-cell>
          <table:table-cell office:value-type="float" office:value="12976">
            <text:p>1297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6-3</text:p>
          </table:table-cell>
          <table:table-cell office:value-type="string">
            <text:p>21-6</text:p>
          </table:table-cell>
          <table:table-cell office:value-type="string">
            <text:p>d</text:p>
          </table:table-cell>
          <table:table-cell office:value-type="string">
            <text:p>Podzadanie 21.6.3</text:p>
          </table:table-cell>
          <table:table-cell office:value-type="string">
            <text:p>PO Zrównoważony rozwój sektora rybołówstwa i nadbrzeżnych obszarów rybackich 2007-2013</text:p>
          </table:table-cell>
          <table:table-cell table:style-name="Default"/>
          <table:table-cell office:value-type="float" office:value="514849">
            <text:p>514849</text:p>
          </table:table-cell>
          <table:table-cell office:value-type="float" office:value="356502">
            <text:p>356502</text:p>
          </table:table-cell>
          <table:table-cell office:value-type="float" office:value="158347">
            <text:p>158347</text:p>
          </table:table-cell>
          <table:table-cell office:value-type="string">
            <text:p>69.24</text:p>
          </table:table-cell>
          <table:table-cell office:value-type="string">
            <text:p>30.76</text:p>
          </table:table-cell>
        </table:table-row>
        <table:table-row table:style-name="ro1">
          <table:table-cell office:value-type="string">
            <text:p>21-6-3-1</text:p>
          </table:table-cell>
          <table:table-cell office:value-type="string">
            <text:p>21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483037">
            <text:p>483037</text:p>
          </table:table-cell>
          <table:table-cell office:value-type="float" office:value="356502">
            <text:p>356502</text:p>
          </table:table-cell>
          <table:table-cell office:value-type="float" office:value="126535">
            <text:p>126535</text:p>
          </table:table-cell>
          <table:table-cell office:value-type="string">
            <text:p>73.8</text:p>
          </table:table-cell>
          <table:table-cell table:style-name="ce1" office:value-type="string">
            <text:p>26.2</text:p>
          </table:table-cell>
        </table:table-row>
        <table:table-row table:style-name="ro1">
          <table:table-cell office:value-type="string">
            <text:p>21-6-3-2</text:p>
          </table:table-cell>
          <table:table-cell office:value-type="string">
            <text:p>21-6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1812">
            <text:p>31812</text:p>
          </table:table-cell>
          <table:table-cell office:value-type="float" office:value="0">
            <text:p>0</text:p>
          </table:table-cell>
          <table:table-cell office:value-type="float" office:value="31812">
            <text:p>3181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6-4</text:p>
          </table:table-cell>
          <table:table-cell office:value-type="string">
            <text:p>21-6</text:p>
          </table:table-cell>
          <table:table-cell office:value-type="string">
            <text:p>d</text:p>
          </table:table-cell>
          <table:table-cell office:value-type="string">
            <text:p>Podzadanie 21.6.4</text:p>
          </table:table-cell>
          <table:table-cell office:value-type="string">
            <text:p>Program wieloletni ``Wieloletni Program Zbierania Danych Rybackich 2007-2013``</text:p>
          </table:table-cell>
          <table:table-cell table:style-name="Default"/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6-4-1</text:p>
          </table:table-cell>
          <table:table-cell office:value-type="string">
            <text:p>21-6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7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7</text:p>
          </table:table-cell>
          <table:table-cell office:value-type="string">
            <text:p>Realizacja Wspólnej Polityki Rolnej oraz pomocy krajowej</text:p>
          </table:table-cell>
          <table:table-cell table:style-name="Default"/>
          <table:table-cell office:value-type="float" office:value="23163454">
            <text:p>23163454</text:p>
          </table:table-cell>
          <table:table-cell office:value-type="float" office:value="18583060">
            <text:p>18583060</text:p>
          </table:table-cell>
          <table:table-cell office:value-type="float" office:value="4580394">
            <text:p>4580394</text:p>
          </table:table-cell>
          <table:table-cell office:value-type="string">
            <text:p>80.23</text:p>
          </table:table-cell>
          <table:table-cell office:value-type="string">
            <text:p>19.77</text:p>
          </table:table-cell>
        </table:table-row>
        <table:table-row table:style-name="ro1">
          <table:table-cell table:style-name="ce1" office:value-type="string">
            <text:p>21-7-1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1</text:p>
          </table:table-cell>
          <table:table-cell office:value-type="string">
            <text:p>Doradztwo rolnicze</text:p>
          </table:table-cell>
          <table:table-cell table:style-name="Default"/>
          <table:table-cell office:value-type="float" office:value="158022">
            <text:p>158022</text:p>
          </table:table-cell>
          <table:table-cell office:value-type="float" office:value="0">
            <text:p>0</text:p>
          </table:table-cell>
          <table:table-cell office:value-type="float" office:value="158022">
            <text:p>1580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1-1</text:p>
          </table:table-cell>
          <table:table-cell office:value-type="string">
            <text:p>21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3568">
            <text:p>3568</text:p>
          </table:table-cell>
          <table:table-cell office:value-type="float" office:value="0">
            <text:p>0</text:p>
          </table:table-cell>
          <table:table-cell office:value-type="float" office:value="3568">
            <text:p>35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1-2</text:p>
          </table:table-cell>
          <table:table-cell office:value-type="string">
            <text:p>21-7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54454">
            <text:p>154454</text:p>
          </table:table-cell>
          <table:table-cell office:value-type="float" office:value="0">
            <text:p>0</text:p>
          </table:table-cell>
          <table:table-cell office:value-type="float" office:value="154454">
            <text:p>1544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7-2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2</text:p>
          </table:table-cell>
          <table:table-cell office:value-type="string">
            <text:p>Pomoc krajowa</text:p>
          </table:table-cell>
          <table:table-cell table:style-name="Default"/>
          <table:table-cell office:value-type="float" office:value="1041305">
            <text:p>1041305</text:p>
          </table:table-cell>
          <table:table-cell office:value-type="float" office:value="0">
            <text:p>0</text:p>
          </table:table-cell>
          <table:table-cell office:value-type="float" office:value="1041305">
            <text:p>10413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2-1</text:p>
          </table:table-cell>
          <table:table-cell office:value-type="string">
            <text:p>21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2-2</text:p>
          </table:table-cell>
          <table:table-cell office:value-type="string">
            <text:p>21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744626">
            <text:p>744626</text:p>
          </table:table-cell>
          <table:table-cell office:value-type="float" office:value="0">
            <text:p>0</text:p>
          </table:table-cell>
          <table:table-cell office:value-type="float" office:value="744626">
            <text:p>7446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2-3</text:p>
          </table:table-cell>
          <table:table-cell office:value-type="string">
            <text:p>21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193918">
            <text:p>193918</text:p>
          </table:table-cell>
          <table:table-cell office:value-type="float" office:value="0">
            <text:p>0</text:p>
          </table:table-cell>
          <table:table-cell office:value-type="float" office:value="193918">
            <text:p>1939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2-4</text:p>
          </table:table-cell>
          <table:table-cell office:value-type="string">
            <text:p>21-7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61">
            <text:p>27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7-3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3</text:p>
          </table:table-cell>
          <table:table-cell office:value-type="string">
            <text:p>WPR finansowane z EFRG</text:p>
          </table:table-cell>
          <table:table-cell table:style-name="Default"/>
          <table:table-cell office:value-type="float" office:value="860843">
            <text:p>860843</text:p>
          </table:table-cell>
          <table:table-cell office:value-type="float" office:value="580648">
            <text:p>580648</text:p>
          </table:table-cell>
          <table:table-cell office:value-type="float" office:value="280195">
            <text:p>280195</text:p>
          </table:table-cell>
          <table:table-cell office:value-type="string">
            <text:p>67.45</text:p>
          </table:table-cell>
          <table:table-cell office:value-type="string">
            <text:p>32.55</text:p>
          </table:table-cell>
        </table:table-row>
        <table:table-row table:style-name="ro1">
          <table:table-cell office:value-type="string">
            <text:p>21-7-3-1</text:p>
          </table:table-cell>
          <table:table-cell office:value-type="string">
            <text:p>21-7-3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860843">
            <text:p>860843</text:p>
          </table:table-cell>
          <table:table-cell office:value-type="float" office:value="580648">
            <text:p>580648</text:p>
          </table:table-cell>
          <table:table-cell office:value-type="float" office:value="280195">
            <text:p>280195</text:p>
          </table:table-cell>
          <table:table-cell office:value-type="string">
            <text:p>67.45</text:p>
          </table:table-cell>
          <table:table-cell office:value-type="string">
            <text:p>32.55</text:p>
          </table:table-cell>
        </table:table-row>
        <table:table-row table:style-name="ro1">
          <table:table-cell table:style-name="ce1" office:value-type="string">
            <text:p>21-7-4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4</text:p>
          </table:table-cell>
          <table:table-cell office:value-type="string">
            <text:p>Wspieranie realizacji WPR Unii Europejskiej</text:p>
          </table:table-cell>
          <table:table-cell table:style-name="Default"/>
          <table:table-cell office:value-type="float" office:value="852894">
            <text:p>852894</text:p>
          </table:table-cell>
          <table:table-cell office:value-type="float" office:value="550000">
            <text:p>550000</text:p>
          </table:table-cell>
          <table:table-cell office:value-type="float" office:value="302894">
            <text:p>302894</text:p>
          </table:table-cell>
          <table:table-cell office:value-type="string">
            <text:p>64.49</text:p>
          </table:table-cell>
          <table:table-cell office:value-type="string">
            <text:p>35.51</text:p>
          </table:table-cell>
        </table:table-row>
        <table:table-row table:style-name="ro1">
          <table:table-cell office:value-type="string">
            <text:p>21-7-4-1</text:p>
          </table:table-cell>
          <table:table-cell office:value-type="string">
            <text:p>21-7-4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852894">
            <text:p>852894</text:p>
          </table:table-cell>
          <table:table-cell office:value-type="float" office:value="550000">
            <text:p>550000</text:p>
          </table:table-cell>
          <table:table-cell office:value-type="float" office:value="302894">
            <text:p>302894</text:p>
          </table:table-cell>
          <table:table-cell office:value-type="string">
            <text:p>64.49</text:p>
          </table:table-cell>
          <table:table-cell office:value-type="string">
            <text:p>35.51</text:p>
          </table:table-cell>
        </table:table-row>
        <table:table-row table:style-name="ro1">
          <table:table-cell table:style-name="ce1" office:value-type="string">
            <text:p>21-7-5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5</text:p>
          </table:table-cell>
          <table:table-cell office:value-type="string">
            <text:p>Program Rozwoju Obszarów Wiejskich 2007-2013</text:p>
          </table:table-cell>
          <table:table-cell table:style-name="Default"/>
          <table:table-cell office:value-type="float" office:value="11901382">
            <text:p>11901382</text:p>
          </table:table-cell>
          <table:table-cell office:value-type="float" office:value="10804275">
            <text:p>10804275</text:p>
          </table:table-cell>
          <table:table-cell office:value-type="float" office:value="1097107">
            <text:p>1097107</text:p>
          </table:table-cell>
          <table:table-cell office:value-type="string">
            <text:p>90.78</text:p>
          </table:table-cell>
          <table:table-cell table:style-name="ce1" office:value-type="string">
            <text:p>9.22</text:p>
          </table:table-cell>
        </table:table-row>
        <table:table-row table:style-name="ro1">
          <table:table-cell office:value-type="string">
            <text:p>21-7-5-1</text:p>
          </table:table-cell>
          <table:table-cell office:value-type="string">
            <text:p>21-7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5-2</text:p>
          </table:table-cell>
          <table:table-cell office:value-type="string">
            <text:p>21-7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11577610">
            <text:p>11577610</text:p>
          </table:table-cell>
          <table:table-cell office:value-type="float" office:value="10481630">
            <text:p>10481630</text:p>
          </table:table-cell>
          <table:table-cell office:value-type="float" office:value="1095980">
            <text:p>1095980</text:p>
          </table:table-cell>
          <table:table-cell office:value-type="string">
            <text:p>90.53</text:p>
          </table:table-cell>
          <table:table-cell table:style-name="ce1" office:value-type="string">
            <text:p>9.47</text:p>
          </table:table-cell>
        </table:table-row>
        <table:table-row table:style-name="ro1">
          <table:table-cell office:value-type="string">
            <text:p>21-7-5-3</text:p>
          </table:table-cell>
          <table:table-cell office:value-type="string">
            <text:p>21-7-5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323464">
            <text:p>323464</text:p>
          </table:table-cell>
          <table:table-cell office:value-type="float" office:value="322645">
            <text:p>322645</text:p>
          </table:table-cell>
          <table:table-cell office:value-type="float" office:value="819">
            <text:p>819</text:p>
          </table:table-cell>
          <table:table-cell office:value-type="string">
            <text:p>99.75</text:p>
          </table:table-cell>
          <table:table-cell office:value-type="string">
            <text:p>0.25</text:p>
          </table:table-cell>
        </table:table-row>
        <table:table-row table:style-name="ro1">
          <table:table-cell table:style-name="ce1" office:value-type="string">
            <text:p>21-7-8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8</text:p>
          </table:table-cell>
          <table:table-cell office:value-type="string">
            <text:p>Realizacja płatności bezpośrednich</text:p>
          </table:table-cell>
          <table:table-cell table:style-name="Default"/>
          <table:table-cell office:value-type="float" office:value="8318798">
            <text:p>8318798</text:p>
          </table:table-cell>
          <table:table-cell office:value-type="float" office:value="6648137">
            <text:p>6648137</text:p>
          </table:table-cell>
          <table:table-cell office:value-type="float" office:value="1670661">
            <text:p>1670661</text:p>
          </table:table-cell>
          <table:table-cell office:value-type="string">
            <text:p>79.92</text:p>
          </table:table-cell>
          <table:table-cell table:style-name="ce1" office:value-type="string">
            <text:p>20.08</text:p>
          </table:table-cell>
        </table:table-row>
        <table:table-row table:style-name="ro1">
          <table:table-cell office:value-type="string">
            <text:p>21-7-8-1</text:p>
          </table:table-cell>
          <table:table-cell office:value-type="string">
            <text:p>21-7-8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8318798">
            <text:p>8318798</text:p>
          </table:table-cell>
          <table:table-cell office:value-type="float" office:value="6648137">
            <text:p>6648137</text:p>
          </table:table-cell>
          <table:table-cell office:value-type="float" office:value="1670661">
            <text:p>1670661</text:p>
          </table:table-cell>
          <table:table-cell office:value-type="string">
            <text:p>79.92</text:p>
          </table:table-cell>
          <table:table-cell table:style-name="ce1" office:value-type="string">
            <text:p>20.08</text:p>
          </table:table-cell>
        </table:table-row>
        <table:table-row table:style-name="ro1">
          <table:table-cell table:style-name="ce1" office:value-type="string">
            <text:p>21-7-9</text:p>
          </table:table-cell>
          <table:table-cell office:value-type="string">
            <text:p>21-7</text:p>
          </table:table-cell>
          <table:table-cell office:value-type="string">
            <text:p>d</text:p>
          </table:table-cell>
          <table:table-cell office:value-type="string">
            <text:p>Podzadanie 21.7.9</text:p>
          </table:table-cell>
          <table:table-cell office:value-type="string">
            <text:p>Zbieranie i wykorzystywanie danych rachunkowych z gospodarstw rolnych na potrzeby FADN (Farm Accountancy Data Network)</text:p>
          </table:table-cell>
          <table:table-cell table:style-name="Default"/>
          <table:table-cell office:value-type="float" office:value="30210">
            <text:p>30210</text:p>
          </table:table-cell>
          <table:table-cell office:value-type="float" office:value="0">
            <text:p>0</text:p>
          </table:table-cell>
          <table:table-cell office:value-type="float" office:value="30210">
            <text:p>302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7-9-1</text:p>
          </table:table-cell>
          <table:table-cell office:value-type="string">
            <text:p>21-7-9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30210">
            <text:p>30210</text:p>
          </table:table-cell>
          <table:table-cell office:value-type="float" office:value="0">
            <text:p>0</text:p>
          </table:table-cell>
          <table:table-cell office:value-type="float" office:value="30210">
            <text:p>302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8</text:p>
          </table:table-cell>
          <table:table-cell office:value-type="string">
            <text:p>21</text:p>
          </table:table-cell>
          <table:table-cell office:value-type="string">
            <text:p>c</text:p>
          </table:table-cell>
          <table:table-cell office:value-type="string">
            <text:p>Zadanie 21.8</text:p>
          </table:table-cell>
          <table:table-cell office:value-type="string">
            <text:p>Informatyzacja działalności i budowa społeczeństwa informacyjnego</text:p>
          </table:table-cell>
          <table:table-cell table:style-name="Default"/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8-1</text:p>
          </table:table-cell>
          <table:table-cell office:value-type="string">
            <text:p>21-8</text:p>
          </table:table-cell>
          <table:table-cell office:value-type="string">
            <text:p>d</text:p>
          </table:table-cell>
          <table:table-cell office:value-type="string">
            <text:p>Podzadanie 21.8.1</text:p>
          </table:table-cell>
          <table:table-cell office:value-type="string">
            <text:p>Utrzymanie systemów informatycznych</text:p>
          </table:table-cell>
          <table:table-cell table:style-name="Default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8-1-1</text:p>
          </table:table-cell>
          <table:table-cell office:value-type="string">
            <text:p>21-8-1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1-8-2</text:p>
          </table:table-cell>
          <table:table-cell office:value-type="string">
            <text:p>21-8</text:p>
          </table:table-cell>
          <table:table-cell office:value-type="string">
            <text:p>d</text:p>
          </table:table-cell>
          <table:table-cell office:value-type="string">
            <text:p>Podzadanie 21.8.2</text:p>
          </table:table-cell>
          <table:table-cell office:value-type="string">
            <text:p>Budowa i wdrożenie rozwiązań informatycznych</text:p>
          </table:table-cell>
          <table:table-cell table:style-name="Default"/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office:value-type="string">
            <text:p>21-8-2-1</text:p>
          </table:table-cell>
          <table:table-cell office:value-type="string">
            <text:p>21-8-2</text:p>
          </table:table-cell>
          <table:table-cell office:value-type="string">
            <text:p>e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</text:p>
          </table:table-cell>
          <table:table-cell table:style-name="Default"/>
          <table:table-cell office:value-type="string">
            <text:p>b</text:p>
          </table:table-cell>
          <table:table-cell office:value-type="string">
            <text:p>FUNKCJA 22</text:p>
          </table:table-cell>
          <table:table-cell office:value-type="string">
            <text:p>PLANOWANIE STRATEGICZNE ORAZ OBSŁUGA ADMINISTRACYJNA I TECHNICZNA</text:p>
          </table:table-cell>
          <table:table-cell table:style-name="Default"/>
          <table:table-cell office:value-type="float" office:value="3865561">
            <text:p>3865561</text:p>
          </table:table-cell>
          <table:table-cell office:value-type="float" office:value="21031">
            <text:p>21031</text:p>
          </table:table-cell>
          <table:table-cell office:value-type="float" office:value="3844530">
            <text:p>3844530</text:p>
          </table:table-cell>
          <table:table-cell office:value-type="string">
            <text:p>0.54</text:p>
          </table:table-cell>
          <table:table-cell office:value-type="string">
            <text:p>99.46</text:p>
          </table:table-cell>
        </table:table-row>
        <table:table-row table:style-name="ro1">
          <table:table-cell table:style-name="ce1" office:value-type="string">
            <text:p>22-1</text:p>
          </table:table-cell>
          <table:table-cell office:value-type="string">
            <text:p>22</text:p>
          </table:table-cell>
          <table:table-cell office:value-type="string">
            <text:p>c</text:p>
          </table:table-cell>
          <table:table-cell office:value-type="string">
            <text:p>Zadanie 22.1</text:p>
          </table:table-cell>
          <table:table-cell office:value-type="string">
            <text:p>Koordynacja merytoryczna działalności, planowania strategicznego i operacyjnego</text:p>
          </table:table-cell>
          <table:table-cell table:style-name="Default"/>
          <table:table-cell office:value-type="float" office:value="700665">
            <text:p>700665</text:p>
          </table:table-cell>
          <table:table-cell office:value-type="float" office:value="45">
            <text:p>45</text:p>
          </table:table-cell>
          <table:table-cell office:value-type="float" office:value="700620">
            <text:p>700620</text:p>
          </table:table-cell>
          <table:table-cell office:value-type="string">
            <text:p>0.01</text:p>
          </table:table-cell>
          <table:table-cell office:value-type="string">
            <text:p>99.99</text:p>
          </table:table-cell>
        </table:table-row>
        <table:table-row table:style-name="ro1">
          <table:table-cell table:style-name="ce1" office:value-type="string">
            <text:p>22-1-1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6119">
            <text:p>6119</text:p>
          </table:table-cell>
          <table:table-cell office:value-type="float" office:value="0">
            <text:p>0</text:p>
          </table:table-cell>
          <table:table-cell office:value-type="float" office:value="6119">
            <text:p>61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2738">
            <text:p>27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9026">
            <text:p>19026</text:p>
          </table:table-cell>
          <table:table-cell office:value-type="float" office:value="0">
            <text:p>0</text:p>
          </table:table-cell>
          <table:table-cell office:value-type="float" office:value="19026">
            <text:p>1902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4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11192">
            <text:p>11192</text:p>
          </table:table-cell>
          <table:table-cell office:value-type="float" office:value="0">
            <text:p>0</text:p>
          </table:table-cell>
          <table:table-cell office:value-type="float" office:value="11192">
            <text:p>111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5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6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7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4734">
            <text:p>4734</text:p>
          </table:table-cell>
          <table:table-cell office:value-type="float" office:value="45">
            <text:p>45</text:p>
          </table:table-cell>
          <table:table-cell office:value-type="float" office:value="4689">
            <text:p>4689</text:p>
          </table:table-cell>
          <table:table-cell office:value-type="string">
            <text:p>0.95</text:p>
          </table:table-cell>
          <table:table-cell office:value-type="string">
            <text:p>99.05</text:p>
          </table:table-cell>
        </table:table-row>
        <table:table-row table:style-name="ro1">
          <table:table-cell table:style-name="ce1" office:value-type="string">
            <text:p>22-1-8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149345">
            <text:p>149345</text:p>
          </table:table-cell>
          <table:table-cell office:value-type="float" office:value="0">
            <text:p>0</text:p>
          </table:table-cell>
          <table:table-cell office:value-type="float" office:value="149345">
            <text:p>14934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9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3464">
            <text:p>13464</text:p>
          </table:table-cell>
          <table:table-cell office:value-type="float" office:value="0">
            <text:p>0</text:p>
          </table:table-cell>
          <table:table-cell office:value-type="float" office:value="13464">
            <text:p>134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0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4965">
            <text:p>14965</text:p>
          </table:table-cell>
          <table:table-cell office:value-type="float" office:value="0">
            <text:p>0</text:p>
          </table:table-cell>
          <table:table-cell office:value-type="float" office:value="14965">
            <text:p>149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1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46273">
            <text:p>46273</text:p>
          </table:table-cell>
          <table:table-cell office:value-type="float" office:value="0">
            <text:p>0</text:p>
          </table:table-cell>
          <table:table-cell office:value-type="float" office:value="46273">
            <text:p>462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2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rajowa Rada Radiofonii i Telewizji</text:p>
          </table:table-cell>
          <table:table-cell office:value-type="string">
            <text:p>09</text:p>
          </table:table-cell>
          <table:table-cell office:value-type="float" office:value="5219">
            <text:p>5219</text:p>
          </table:table-cell>
          <table:table-cell office:value-type="float" office:value="0">
            <text:p>0</text:p>
          </table:table-cell>
          <table:table-cell office:value-type="float" office:value="5219">
            <text:p>52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3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9553">
            <text:p>9553</text:p>
          </table:table-cell>
          <table:table-cell office:value-type="float" office:value="0">
            <text:p>0</text:p>
          </table:table-cell>
          <table:table-cell office:value-type="float" office:value="9553">
            <text:p>95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4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6386">
            <text:p>6386</text:p>
          </table:table-cell>
          <table:table-cell office:value-type="float" office:value="0">
            <text:p>0</text:p>
          </table:table-cell>
          <table:table-cell office:value-type="float" office:value="6386">
            <text:p>638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5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7334">
            <text:p>7334</text:p>
          </table:table-cell>
          <table:table-cell office:value-type="float" office:value="0">
            <text:p>0</text:p>
          </table:table-cell>
          <table:table-cell office:value-type="float" office:value="7334">
            <text:p>73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6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5525">
            <text:p>5525</text:p>
          </table:table-cell>
          <table:table-cell office:value-type="float" office:value="0">
            <text:p>0</text:p>
          </table:table-cell>
          <table:table-cell office:value-type="float" office:value="5525">
            <text:p>55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7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6493">
            <text:p>16493</text:p>
          </table:table-cell>
          <table:table-cell office:value-type="float" office:value="0">
            <text:p>0</text:p>
          </table:table-cell>
          <table:table-cell office:value-type="float" office:value="16493">
            <text:p>164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8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19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10706">
            <text:p>10706</text:p>
          </table:table-cell>
          <table:table-cell office:value-type="float" office:value="0">
            <text:p>0</text:p>
          </table:table-cell>
          <table:table-cell office:value-type="float" office:value="10706">
            <text:p>107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0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1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 office:value-type="float" office:value="2905">
            <text:p>29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2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2989">
            <text:p>22989</text:p>
          </table:table-cell>
          <table:table-cell office:value-type="float" office:value="0">
            <text:p>0</text:p>
          </table:table-cell>
          <table:table-cell office:value-type="float" office:value="22989">
            <text:p>229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3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office:value-type="float" office:value="4293">
            <text:p>4293</text:p>
          </table:table-cell>
          <table:table-cell office:value-type="float" office:value="0">
            <text:p>0</text:p>
          </table:table-cell>
          <table:table-cell office:value-type="float" office:value="4293">
            <text:p>429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4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5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7358">
            <text:p>7358</text:p>
          </table:table-cell>
          <table:table-cell office:value-type="float" office:value="0">
            <text:p>0</text:p>
          </table:table-cell>
          <table:table-cell office:value-type="float" office:value="7358">
            <text:p>735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6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51452">
            <text:p>51452</text:p>
          </table:table-cell>
          <table:table-cell office:value-type="float" office:value="0">
            <text:p>0</text:p>
          </table:table-cell>
          <table:table-cell office:value-type="float" office:value="51452">
            <text:p>514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7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32143">
            <text:p>32143</text:p>
          </table:table-cell>
          <table:table-cell office:value-type="float" office:value="0">
            <text:p>0</text:p>
          </table:table-cell>
          <table:table-cell office:value-type="float" office:value="32143">
            <text:p>321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8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29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0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6456">
            <text:p>6456</text:p>
          </table:table-cell>
          <table:table-cell office:value-type="float" office:value="0">
            <text:p>0</text:p>
          </table:table-cell>
          <table:table-cell office:value-type="float" office:value="6456">
            <text:p>645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1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805">
            <text:p>780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2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8168">
            <text:p>8168</text:p>
          </table:table-cell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3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4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31741">
            <text:p>31741</text:p>
          </table:table-cell>
          <table:table-cell office:value-type="float" office:value="0">
            <text:p>0</text:p>
          </table:table-cell>
          <table:table-cell office:value-type="float" office:value="31741">
            <text:p>3174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5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olski Komitet Normalizacyjny</text:p>
          </table:table-cell>
          <table:table-cell office:value-type="string">
            <text:p>65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6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16">
            <text:p>111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7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12720">
            <text:p>12720</text:p>
          </table:table-cell>
          <table:table-cell office:value-type="float" office:value="0">
            <text:p>0</text:p>
          </table:table-cell>
          <table:table-cell office:value-type="float" office:value="12720">
            <text:p>127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8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18165">
            <text:p>118165</text:p>
          </table:table-cell>
          <table:table-cell office:value-type="float" office:value="0">
            <text:p>0</text:p>
          </table:table-cell>
          <table:table-cell office:value-type="float" office:value="118165">
            <text:p>1181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39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40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6848">
            <text:p>6848</text:p>
          </table:table-cell>
          <table:table-cell office:value-type="float" office:value="0">
            <text:p>0</text:p>
          </table:table-cell>
          <table:table-cell office:value-type="float" office:value="6848">
            <text:p>684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41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27181">
            <text:p>27181</text:p>
          </table:table-cell>
          <table:table-cell office:value-type="float" office:value="0">
            <text:p>0</text:p>
          </table:table-cell>
          <table:table-cell office:value-type="float" office:value="27181">
            <text:p>271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42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18637">
            <text:p>18637</text:p>
          </table:table-cell>
          <table:table-cell office:value-type="float" office:value="0">
            <text:p>0</text:p>
          </table:table-cell>
          <table:table-cell office:value-type="float" office:value="18637">
            <text:p>1863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1-43</text:p>
          </table:table-cell>
          <table:table-cell office:value-type="string">
            <text:p>22-1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  <table:table-cell office:value-type="float" office:value="1843">
            <text:p>184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</text:p>
          </table:table-cell>
          <table:table-cell office:value-type="string">
            <text:p>22</text:p>
          </table:table-cell>
          <table:table-cell office:value-type="string">
            <text:p>c</text:p>
          </table:table-cell>
          <table:table-cell office:value-type="string">
            <text:p>Zadanie 22.2</text:p>
          </table:table-cell>
          <table:table-cell office:value-type="string">
            <text:p>Obsługa administracyjna</text:p>
          </table:table-cell>
          <table:table-cell table:style-name="Default"/>
          <table:table-cell office:value-type="float" office:value="2428264">
            <text:p>2428264</text:p>
          </table:table-cell>
          <table:table-cell office:value-type="float" office:value="20347">
            <text:p>20347</text:p>
          </table:table-cell>
          <table:table-cell office:value-type="float" office:value="2407917">
            <text:p>2407917</text:p>
          </table:table-cell>
          <table:table-cell office:value-type="string">
            <text:p>0.84</text:p>
          </table:table-cell>
          <table:table-cell office:value-type="string">
            <text:p>99.16</text:p>
          </table:table-cell>
        </table:table-row>
        <table:table-row table:style-name="ro1">
          <table:table-cell table:style-name="ce1" office:value-type="string">
            <text:p>22-2-1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5653">
            <text:p>5653</text:p>
          </table:table-cell>
          <table:table-cell office:value-type="float" office:value="0">
            <text:p>0</text:p>
          </table:table-cell>
          <table:table-cell office:value-type="float" office:value="5653">
            <text:p>565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2810">
            <text:p>2810</text:p>
          </table:table-cell>
          <table:table-cell office:value-type="float" office:value="0">
            <text:p>0</text:p>
          </table:table-cell>
          <table:table-cell office:value-type="float" office:value="2810">
            <text:p>281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58011">
            <text:p>58011</text:p>
          </table:table-cell>
          <table:table-cell office:value-type="float" office:value="0">
            <text:p>0</text:p>
          </table:table-cell>
          <table:table-cell office:value-type="float" office:value="58011">
            <text:p>580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7813">
            <text:p>17813</text:p>
          </table:table-cell>
          <table:table-cell office:value-type="float" office:value="0">
            <text:p>0</text:p>
          </table:table-cell>
          <table:table-cell office:value-type="float" office:value="17813">
            <text:p>1781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5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704">
            <text:p>37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6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4478">
            <text:p>4478</text:p>
          </table:table-cell>
          <table:table-cell office:value-type="float" office:value="0">
            <text:p>0</text:p>
          </table:table-cell>
          <table:table-cell office:value-type="float" office:value="4478">
            <text:p>447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7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8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48459">
            <text:p>48459</text:p>
          </table:table-cell>
          <table:table-cell office:value-type="float" office:value="1654">
            <text:p>1654</text:p>
          </table:table-cell>
          <table:table-cell office:value-type="float" office:value="46805">
            <text:p>46805</text:p>
          </table:table-cell>
          <table:table-cell table:style-name="ce1" office:value-type="string">
            <text:p>3.41</text:p>
          </table:table-cell>
          <table:table-cell office:value-type="string">
            <text:p>96.59</text:p>
          </table:table-cell>
        </table:table-row>
        <table:table-row table:style-name="ro1">
          <table:table-cell table:style-name="ce1" office:value-type="string">
            <text:p>22-2-9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36073">
            <text:p>36073</text:p>
          </table:table-cell>
          <table:table-cell office:value-type="float" office:value="0">
            <text:p>0</text:p>
          </table:table-cell>
          <table:table-cell office:value-type="float" office:value="36073">
            <text:p>360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0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5397">
            <text:p>5397</text:p>
          </table:table-cell>
          <table:table-cell office:value-type="float" office:value="0">
            <text:p>0</text:p>
          </table:table-cell>
          <table:table-cell office:value-type="float" office:value="5397">
            <text:p>539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1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8961">
            <text:p>8961</text:p>
          </table:table-cell>
          <table:table-cell office:value-type="float" office:value="0">
            <text:p>0</text:p>
          </table:table-cell>
          <table:table-cell office:value-type="float" office:value="8961">
            <text:p>89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2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rajowa Rada Radiofonii i Telewizji</text:p>
          </table:table-cell>
          <table:table-cell office:value-type="string">
            <text:p>09</text:p>
          </table:table-cell>
          <table:table-cell office:value-type="float" office:value="2746">
            <text:p>2746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3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14475">
            <text:p>14475</text:p>
          </table:table-cell>
          <table:table-cell office:value-type="float" office:value="0">
            <text:p>0</text:p>
          </table:table-cell>
          <table:table-cell office:value-type="float" office:value="14475">
            <text:p>1447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4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1345834">
            <text:p>1345834</text:p>
          </table:table-cell>
          <table:table-cell office:value-type="float" office:value="0">
            <text:p>0</text:p>
          </table:table-cell>
          <table:table-cell office:value-type="float" office:value="1345834">
            <text:p>13458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5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22636">
            <text:p>22636</text:p>
          </table:table-cell>
          <table:table-cell office:value-type="float" office:value="0">
            <text:p>0</text:p>
          </table:table-cell>
          <table:table-cell office:value-type="float" office:value="22636">
            <text:p>2263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6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2182">
            <text:p>2182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7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23123">
            <text:p>23123</text:p>
          </table:table-cell>
          <table:table-cell office:value-type="float" office:value="0">
            <text:p>0</text:p>
          </table:table-cell>
          <table:table-cell office:value-type="float" office:value="23123">
            <text:p>2312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18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102873">
            <text:p>102873</text:p>
          </table:table-cell>
          <table:table-cell office:value-type="float" office:value="17583">
            <text:p>17583</text:p>
          </table:table-cell>
          <table:table-cell office:value-type="float" office:value="85290">
            <text:p>85290</text:p>
          </table:table-cell>
          <table:table-cell table:style-name="ce1" office:value-type="string">
            <text:p>17.09</text:p>
          </table:table-cell>
          <table:table-cell office:value-type="string">
            <text:p>82.91</text:p>
          </table:table-cell>
        </table:table-row>
        <table:table-row table:style-name="ro1">
          <table:table-cell table:style-name="ce1" office:value-type="string">
            <text:p>22-2-19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15786">
            <text:p>15786</text:p>
          </table:table-cell>
          <table:table-cell office:value-type="float" office:value="1110">
            <text:p>1110</text:p>
          </table:table-cell>
          <table:table-cell office:value-type="float" office:value="14676">
            <text:p>14676</text:p>
          </table:table-cell>
          <table:table-cell table:style-name="ce1" office:value-type="string">
            <text:p>7.03</text:p>
          </table:table-cell>
          <table:table-cell office:value-type="string">
            <text:p>92.97</text:p>
          </table:table-cell>
        </table:table-row>
        <table:table-row table:style-name="ro1">
          <table:table-cell table:style-name="ce1" office:value-type="string">
            <text:p>22-2-20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13371">
            <text:p>13371</text:p>
          </table:table-cell>
          <table:table-cell office:value-type="float" office:value="0">
            <text:p>0</text:p>
          </table:table-cell>
          <table:table-cell office:value-type="float" office:value="13371">
            <text:p>1337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1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2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63985">
            <text:p>63985</text:p>
          </table:table-cell>
          <table:table-cell office:value-type="float" office:value="0">
            <text:p>0</text:p>
          </table:table-cell>
          <table:table-cell office:value-type="float" office:value="63985">
            <text:p>6398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3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office:value-type="float" office:value="35487">
            <text:p>35487</text:p>
          </table:table-cell>
          <table:table-cell office:value-type="float" office:value="0">
            <text:p>0</text:p>
          </table:table-cell>
          <table:table-cell office:value-type="float" office:value="35487">
            <text:p>354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4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24106">
            <text:p>24106</text:p>
          </table:table-cell>
          <table:table-cell office:value-type="float" office:value="0">
            <text:p>0</text:p>
          </table:table-cell>
          <table:table-cell office:value-type="float" office:value="24106">
            <text:p>2410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5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  <table:table-cell office:value-type="float" office:value="1254">
            <text:p>125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6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4870">
            <text:p>4870</text:p>
          </table:table-cell>
          <table:table-cell office:value-type="float" office:value="0">
            <text:p>0</text:p>
          </table:table-cell>
          <table:table-cell office:value-type="float" office:value="4870">
            <text:p>487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7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52635">
            <text:p>52635</text:p>
          </table:table-cell>
          <table:table-cell office:value-type="float" office:value="0">
            <text:p>0</text:p>
          </table:table-cell>
          <table:table-cell office:value-type="float" office:value="52635">
            <text:p>5263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8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7807">
            <text:p>7807</text:p>
          </table:table-cell>
          <table:table-cell office:value-type="float" office:value="0">
            <text:p>0</text:p>
          </table:table-cell>
          <table:table-cell office:value-type="float" office:value="7807">
            <text:p>78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29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2646">
            <text:p>2646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0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Regulacji Energetyki</text:p>
          </table:table-cell>
          <table:table-cell office:value-type="string">
            <text:p>50</text:p>
          </table:table-cell>
          <table:table-cell office:value-type="float" office:value="3680">
            <text:p>3680</text:p>
          </table:table-cell>
          <table:table-cell office:value-type="float" office:value="0">
            <text:p>0</text:p>
          </table:table-cell>
          <table:table-cell office:value-type="float" office:value="3680">
            <text:p>36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1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8100">
            <text:p>81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2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051">
            <text:p>305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3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27">
            <text:p>15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4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44644">
            <text:p>44644</text:p>
          </table:table-cell>
          <table:table-cell office:value-type="float" office:value="0">
            <text:p>0</text:p>
          </table:table-cell>
          <table:table-cell office:value-type="float" office:value="44644">
            <text:p>4464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5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6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olski Komitet Normalizacyjny</text:p>
          </table:table-cell>
          <table:table-cell office:value-type="string">
            <text:p>65</text:p>
          </table:table-cell>
          <table:table-cell office:value-type="float" office:value="3233">
            <text:p>3233</text:p>
          </table:table-cell>
          <table:table-cell office:value-type="float" office:value="0">
            <text:p>0</text:p>
          </table:table-cell>
          <table:table-cell office:value-type="float" office:value="3233">
            <text:p>32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7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2174">
            <text:p>2174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8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Transportu Kolejowego</text:p>
          </table:table-cell>
          <table:table-cell office:value-type="string">
            <text:p>71</text:p>
          </table:table-cell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39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asa Rolniczego Ubezpieczenia Społecznego</text:p>
          </table:table-cell>
          <table:table-cell office:value-type="string">
            <text:p>7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22-2-40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Komunikacji Elektronicznej</text:p>
          </table:table-cell>
          <table:table-cell office:value-type="string">
            <text:p>76</text:p>
          </table:table-cell>
          <table:table-cell office:value-type="float" office:value="19734">
            <text:p>19734</text:p>
          </table:table-cell>
          <table:table-cell office:value-type="float" office:value="0">
            <text:p>0</text:p>
          </table:table-cell>
          <table:table-cell office:value-type="float" office:value="19734">
            <text:p>197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1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94392">
            <text:p>194392</text:p>
          </table:table-cell>
          <table:table-cell office:value-type="float" office:value="0">
            <text:p>0</text:p>
          </table:table-cell>
          <table:table-cell office:value-type="float" office:value="194392">
            <text:p>1943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2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ancelaria Prezesa Rady Ministrów</text:p>
          </table:table-cell>
          <table:table-cell office:value-type="string">
            <text:p>16</text:p>
          </table:table-cell>
          <table:table-cell office:value-type="float" office:value="24427">
            <text:p>24427</text:p>
          </table:table-cell>
          <table:table-cell office:value-type="float" office:value="0">
            <text:p>0</text:p>
          </table:table-cell>
          <table:table-cell office:value-type="float" office:value="24427">
            <text:p>244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3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2704">
            <text:p>2704</text:p>
          </table:table-cell>
          <table:table-cell office:value-type="float" office:value="0">
            <text:p>0</text:p>
          </table:table-cell>
          <table:table-cell office:value-type="float" office:value="2704">
            <text:p>270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4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9264">
            <text:p>9264</text:p>
          </table:table-cell>
          <table:table-cell office:value-type="float" office:value="0">
            <text:p>0</text:p>
          </table:table-cell>
          <table:table-cell office:value-type="float" office:value="9264">
            <text:p>92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5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123489">
            <text:p>123489</text:p>
          </table:table-cell>
          <table:table-cell office:value-type="float" office:value="0">
            <text:p>0</text:p>
          </table:table-cell>
          <table:table-cell office:value-type="float" office:value="123489">
            <text:p>12348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2-46</text:p>
          </table:table-cell>
          <table:table-cell office:value-type="string">
            <text:p>22-2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57033">
            <text:p>57033</text:p>
          </table:table-cell>
          <table:table-cell office:value-type="float" office:value="0">
            <text:p>0</text:p>
          </table:table-cell>
          <table:table-cell office:value-type="float" office:value="57033">
            <text:p>5703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</text:p>
          </table:table-cell>
          <table:table-cell office:value-type="string">
            <text:p>22</text:p>
          </table:table-cell>
          <table:table-cell office:value-type="string">
            <text:p>c</text:p>
          </table:table-cell>
          <table:table-cell office:value-type="string">
            <text:p>Zadanie 22.3</text:p>
          </table:table-cell>
          <table:table-cell office:value-type="string">
            <text:p>Obsługa techniczna</text:p>
          </table:table-cell>
          <table:table-cell table:style-name="Default"/>
          <table:table-cell office:value-type="float" office:value="736632">
            <text:p>736632</text:p>
          </table:table-cell>
          <table:table-cell office:value-type="float" office:value="639">
            <text:p>639</text:p>
          </table:table-cell>
          <table:table-cell office:value-type="float" office:value="735993">
            <text:p>735993</text:p>
          </table:table-cell>
          <table:table-cell office:value-type="string">
            <text:p>0.09</text:p>
          </table:table-cell>
          <table:table-cell office:value-type="string">
            <text:p>99.91</text:p>
          </table:table-cell>
        </table:table-row>
        <table:table-row table:style-name="ro1">
          <table:table-cell table:style-name="ce1" office:value-type="string">
            <text:p>22-3-1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ancelaria Sejmu</text:p>
          </table:table-cell>
          <table:table-cell office:value-type="string">
            <text:p>02</text:p>
          </table:table-cell>
          <table:table-cell office:value-type="float" office:value="44892">
            <text:p>44892</text:p>
          </table:table-cell>
          <table:table-cell office:value-type="float" office:value="0">
            <text:p>0</text:p>
          </table:table-cell>
          <table:table-cell office:value-type="float" office:value="44892">
            <text:p>4489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1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22</text:p>
          </table:table-cell>
          <table:table-cell office:value-type="float" office:value="19519">
            <text:p>19519</text:p>
          </table:table-cell>
          <table:table-cell office:value-type="float" office:value="0">
            <text:p>0</text:p>
          </table:table-cell>
          <table:table-cell office:value-type="float" office:value="19519">
            <text:p>1951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4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Kultury i Dziedzictwa Narodowego</text:p>
          </table:table-cell>
          <table:table-cell office:value-type="string">
            <text:p>24</text:p>
          </table:table-cell>
          <table:table-cell office:value-type="float" office:value="12682">
            <text:p>12682</text:p>
          </table:table-cell>
          <table:table-cell office:value-type="float" office:value="0">
            <text:p>0</text:p>
          </table:table-cell>
          <table:table-cell office:value-type="float" office:value="12682">
            <text:p>1268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5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25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73">
            <text:p>657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6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26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7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27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8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28</text:p>
          </table:table-cell>
          <table:table-cell office:value-type="float" office:value="8870">
            <text:p>8870</text:p>
          </table:table-cell>
          <table:table-cell office:value-type="float" office:value="639">
            <text:p>639</text:p>
          </table:table-cell>
          <table:table-cell office:value-type="float" office:value="8231">
            <text:p>8231</text:p>
          </table:table-cell>
          <table:table-cell table:style-name="ce1" office:value-type="string">
            <text:p>7.2</text:p>
          </table:table-cell>
          <table:table-cell office:value-type="string">
            <text:p>92.8</text:p>
          </table:table-cell>
        </table:table-row>
        <table:table-row table:style-name="ro1">
          <table:table-cell table:style-name="ce1" office:value-type="string">
            <text:p>22-3-9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Obrony Narodowej</text:p>
          </table:table-cell>
          <table:table-cell office:value-type="string">
            <text:p>29</text:p>
          </table:table-cell>
          <table:table-cell office:value-type="float" office:value="20700">
            <text:p>20700</text:p>
          </table:table-cell>
          <table:table-cell office:value-type="float" office:value="0">
            <text:p>0</text:p>
          </table:table-cell>
          <table:table-cell office:value-type="float" office:value="20700">
            <text:p>2070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0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Edukacji Narodowej</text:p>
          </table:table-cell>
          <table:table-cell office:value-type="string">
            <text:p>30</text:p>
          </table:table-cell>
          <table:table-cell office:value-type="float" office:value="11538">
            <text:p>11538</text:p>
          </table:table-cell>
          <table:table-cell office:value-type="float" office:value="0">
            <text:p>0</text:p>
          </table:table-cell>
          <table:table-cell office:value-type="float" office:value="11538">
            <text:p>1153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1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31</text:p>
          </table:table-cell>
          <table:table-cell office:value-type="float" office:value="15927">
            <text:p>15927</text:p>
          </table:table-cell>
          <table:table-cell office:value-type="float" office:value="0">
            <text:p>0</text:p>
          </table:table-cell>
          <table:table-cell office:value-type="float" office:value="15927">
            <text:p>159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2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ancelaria Senatu</text:p>
          </table:table-cell>
          <table:table-cell office:value-type="string">
            <text:p>03</text:p>
          </table:table-cell>
          <table:table-cell office:value-type="float" office:value="19011">
            <text:p>19011</text:p>
          </table:table-cell>
          <table:table-cell office:value-type="float" office:value="0">
            <text:p>0</text:p>
          </table:table-cell>
          <table:table-cell office:value-type="float" office:value="19011">
            <text:p>1901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3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2</text:p>
          </table:table-cell>
          <table:table-cell office:value-type="float" office:value="63080">
            <text:p>63080</text:p>
          </table:table-cell>
          <table:table-cell office:value-type="float" office:value="0">
            <text:p>0</text:p>
          </table:table-cell>
          <table:table-cell office:value-type="float" office:value="63080">
            <text:p>6308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4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3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5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zwoju Regionalnego</text:p>
          </table:table-cell>
          <table:table-cell office:value-type="string">
            <text:p>34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office:value-type="float" office:value="5402">
            <text:p>54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6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3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7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karbu Państwa</text:p>
          </table:table-cell>
          <table:table-cell office:value-type="string">
            <text:p>36</text:p>
          </table:table-cell>
          <table:table-cell office:value-type="float" office:value="18817">
            <text:p>18817</text:p>
          </table:table-cell>
          <table:table-cell office:value-type="float" office:value="0">
            <text:p>0</text:p>
          </table:table-cell>
          <table:table-cell office:value-type="float" office:value="18817">
            <text:p>1881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8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iedliwości</text:p>
          </table:table-cell>
          <table:table-cell office:value-type="string">
            <text:p>37</text:p>
          </table:table-cell>
          <table:table-cell office:value-type="float" office:value="39302">
            <text:p>39302</text:p>
          </table:table-cell>
          <table:table-cell office:value-type="float" office:value="0">
            <text:p>0</text:p>
          </table:table-cell>
          <table:table-cell office:value-type="float" office:value="39302">
            <text:p>3930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19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Nauki i Szkolnictwa Wyższego</text:p>
          </table:table-cell>
          <table:table-cell office:value-type="string">
            <text:p>38</text:p>
          </table:table-cell>
          <table:table-cell office:value-type="float" office:value="3665">
            <text:p>3665</text:p>
          </table:table-cell>
          <table:table-cell office:value-type="float" office:value="0">
            <text:p>0</text:p>
          </table:table-cell>
          <table:table-cell office:value-type="float" office:value="3665">
            <text:p>366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0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39</text:p>
          </table:table-cell>
          <table:table-cell office:value-type="float" office:value="14318">
            <text:p>14318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1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ortu i Turystyki</text:p>
          </table:table-cell>
          <table:table-cell office:value-type="string">
            <text:p>40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387">
            <text:p>138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2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Środowiska</text:p>
          </table:table-cell>
          <table:table-cell office:value-type="string">
            <text:p>41</text:p>
          </table:table-cell>
          <table:table-cell office:value-type="float" office:value="11684">
            <text:p>11684</text:p>
          </table:table-cell>
          <table:table-cell office:value-type="float" office:value="0">
            <text:p>0</text:p>
          </table:table-cell>
          <table:table-cell office:value-type="float" office:value="11684">
            <text:p>1168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3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rajowa Rada Radiofonii i Telewizji</text:p>
          </table:table-cell>
          <table:table-cell office:value-type="string">
            <text:p>09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2632">
            <text:p>2632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4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2</text:p>
          </table:table-cell>
          <table:table-cell office:value-type="float" office:value="11727">
            <text:p>11727</text:p>
          </table:table-cell>
          <table:table-cell office:value-type="float" office:value="0">
            <text:p>0</text:p>
          </table:table-cell>
          <table:table-cell office:value-type="float" office:value="11727">
            <text:p>1172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5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43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6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44</text:p>
          </table:table-cell>
          <table:table-cell office:value-type="float" office:value="5725">
            <text:p>5725</text:p>
          </table:table-cell>
          <table:table-cell office:value-type="float" office:value="0">
            <text:p>0</text:p>
          </table:table-cell>
          <table:table-cell office:value-type="float" office:value="5725">
            <text:p>57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7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Zagranicznych</text:p>
          </table:table-cell>
          <table:table-cell office:value-type="string">
            <text:p>45</text:p>
          </table:table-cell>
          <table:table-cell office:value-type="float" office:value="71225">
            <text:p>71225</text:p>
          </table:table-cell>
          <table:table-cell office:value-type="float" office:value="0">
            <text:p>0</text:p>
          </table:table-cell>
          <table:table-cell office:value-type="float" office:value="71225">
            <text:p>71225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8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Zdrowia</text:p>
          </table:table-cell>
          <table:table-cell office:value-type="string">
            <text:p>46</text:p>
          </table:table-cell>
          <table:table-cell office:value-type="float" office:value="8939">
            <text:p>8939</text:p>
          </table:table-cell>
          <table:table-cell office:value-type="float" office:value="0">
            <text:p>0</text:p>
          </table:table-cell>
          <table:table-cell office:value-type="float" office:value="8939">
            <text:p>893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29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Zamówień Publicznych</text:p>
          </table:table-cell>
          <table:table-cell office:value-type="string">
            <text:p>49</text:p>
          </table:table-cell>
          <table:table-cell office:value-type="float" office:value="3003">
            <text:p>3003</text:p>
          </table:table-cell>
          <table:table-cell office:value-type="float" office:value="0">
            <text:p>0</text:p>
          </table:table-cell>
          <table:table-cell office:value-type="float" office:value="3003">
            <text:p>300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0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Ochrony Konkurencji i Konsumentów</text:p>
          </table:table-cell>
          <table:table-cell office:value-type="string">
            <text:p>53</text:p>
          </table:table-cell>
          <table:table-cell office:value-type="float" office:value="6450">
            <text:p>6450</text:p>
          </table:table-cell>
          <table:table-cell office:value-type="float" office:value="0">
            <text:p>0</text:p>
          </table:table-cell>
          <table:table-cell office:value-type="float" office:value="6450">
            <text:p>64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1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Wyższy Urząd Górniczy</text:p>
          </table:table-cell>
          <table:table-cell office:value-type="string">
            <text:p>60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2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Rolnictwa i Rozwoju Wsi</text:p>
          </table:table-cell>
          <table:table-cell office:value-type="string">
            <text:p>62</text:p>
          </table:table-cell>
          <table:table-cell office:value-type="float" office:value="17629">
            <text:p>17629</text:p>
          </table:table-cell>
          <table:table-cell office:value-type="float" office:value="0">
            <text:p>0</text:p>
          </table:table-cell>
          <table:table-cell office:value-type="float" office:value="17629">
            <text:p>1762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3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Pracy i Polityki Społecznej</text:p>
          </table:table-cell>
          <table:table-cell office:value-type="string">
            <text:p>63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4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Krajowe Biuro Wyborcze</text:p>
          </table:table-cell>
          <table:table-cell office:value-type="string">
            <text:p>11</text:p>
          </table:table-cell>
          <table:table-cell office:value-type="float" office:value="6849">
            <text:p>6849</text:p>
          </table:table-cell>
          <table:table-cell office:value-type="float" office:value="0">
            <text:p>0</text:p>
          </table:table-cell>
          <table:table-cell office:value-type="float" office:value="6849">
            <text:p>684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5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olski Komitet Normalizacyjny</text:p>
          </table:table-cell>
          <table:table-cell office:value-type="string">
            <text:p>65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60">
            <text:p>4260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6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aństwowa Agencja Atomistyki</text:p>
          </table:table-cell>
          <table:table-cell office:value-type="string">
            <text:p>68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7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Urząd Transportu Kolejowego</text:p>
          </table:table-cell>
          <table:table-cell office:value-type="string">
            <text:p>71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8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Wojewodowie</text:p>
          </table:table-cell>
          <table:table-cell office:value-type="string">
            <text:p>85</text:p>
          </table:table-cell>
          <table:table-cell office:value-type="float" office:value="141083">
            <text:p>141083</text:p>
          </table:table-cell>
          <table:table-cell office:value-type="float" office:value="0">
            <text:p>0</text:p>
          </table:table-cell>
          <table:table-cell office:value-type="float" office:value="141083">
            <text:p>141083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39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Państwowa Inspekcja Pracy</text:p>
          </table:table-cell>
          <table:table-cell office:value-type="string">
            <text:p>12</text:p>
          </table:table-cell>
          <table:table-cell office:value-type="float" office:value="38866">
            <text:p>38866</text:p>
          </table:table-cell>
          <table:table-cell office:value-type="float" office:value="0">
            <text:p>0</text:p>
          </table:table-cell>
          <table:table-cell office:value-type="float" office:value="38866">
            <text:p>38866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40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Spraw Wewnętrznych i Administracji</text:p>
          </table:table-cell>
          <table:table-cell office:value-type="string">
            <text:p>17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41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Infrastruktury</text:p>
          </table:table-cell>
          <table:table-cell office:value-type="string">
            <text:p>18</text:p>
          </table:table-cell>
          <table:table-cell office:value-type="float" office:value="9898">
            <text:p>9898</text:p>
          </table:table-cell>
          <table:table-cell office:value-type="float" office:value="0">
            <text:p>0</text:p>
          </table:table-cell>
          <table:table-cell office:value-type="float" office:value="9898">
            <text:p>989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42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Finansów</text:p>
          </table:table-cell>
          <table:table-cell office:value-type="string">
            <text:p>19</text:p>
          </table:table-cell>
          <table:table-cell office:value-type="float" office:value="39464">
            <text:p>39464</text:p>
          </table:table-cell>
          <table:table-cell office:value-type="float" office:value="0">
            <text:p>0</text:p>
          </table:table-cell>
          <table:table-cell office:value-type="float" office:value="39464">
            <text:p>39464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  <table:table-row table:style-name="ro1">
          <table:table-cell table:style-name="ce1" office:value-type="string">
            <text:p>22-3-43</text:p>
          </table:table-cell>
          <table:table-cell office:value-type="string">
            <text:p>22-3</text:p>
          </table:table-cell>
          <table:table-cell office:value-type="string">
            <text:p>d</text:p>
          </table:table-cell>
          <table:table-cell office:value-type="string">
            <text:p>Dysponent</text:p>
          </table:table-cell>
          <table:table-cell office:value-type="string">
            <text:p>Ministerstwo Gospodarki</text:p>
          </table:table-cell>
          <table:table-cell office:value-type="string">
            <text:p>20</text:p>
          </table:table-cell>
          <table:table-cell office:value-type="float" office:value="36318">
            <text:p>36318</text:p>
          </table:table-cell>
          <table:table-cell office:value-type="float" office:value="0">
            <text:p>0</text:p>
          </table:table-cell>
          <table:table-cell office:value-type="float" office:value="36318">
            <text:p>36318</text:p>
          </table:table-cell>
          <table:table-cell office:value-type="string">
            <text:p>0.0</text:p>
          </table:table-cell>
          <table:table-cell office:value-type="string">
            <text:p>10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.04.2011</text:date>, <text:time>06:31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9338" meta:object-count="0"/>
    <meta:generator>LibreOffice/3.3$Linux LibreOffice_project/330m19$Build-6</meta:generator>
  </office:meta>
</office:document-meta>
</file>